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7-08</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Li Qiang meets Ye Lun, saying that Sino -US relations can see the rainbow after experienced wind and rain</text:span>
</text:h>
      <text:p text:style-name="P4">
Publisher: 法新社</text:p>
      <text:p text:style-name="P4">
Published Time: 2023-07-07T-14:32:09+00:00</text:p>
      <text:p text:style-name="P4">
Modified Time: 2023-07-07T12:05:02+00:00</text:p>
      <text:p text:style-name="P4">
Description: (Agence France -Presse, Beijing, 7th) Chinese State Council Prime Minister Li Qiang told the visit to the United States Treasury Minister Ye Lun today that the relationship between the two countries has experienced the rainbow after experiencing storms. The two of them talk about the relationship between the two countri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 text:anchor-type="as-char" svg:width="6.9236in" svg:height="3.617581in" draw:z-index="0">
<draw:image xlink:href="../Images/rficn/2023-07-07T-14-32-09-00-00/000000.png" xlink:type="simple" xlink:show="embed" xlink:actuate="onLoad" draw:mime-type="image/png"/>
</draw:frame>
Li Qiang told Ye Lun: "After you arrived at our airport yesterday, I saw a rainbow when I got off the plane. I think the same is true of Sino -US relations. After experiencing wind and rain, I can see more rainbow."</text:p>
      <text:p text:style-name="P4">
News Source: <text:a xlink:type="simple" xlink:href="https://www.rfi.fr/cn/%E5%9B%BD%E9%99%85%E6%8A%A5%E9%81%93/20230707-%E6%9D%8E%E5%BC%BA%E6%99%A4%E5%8F%B6%E4%BC%A6-%E7%A7%B0%E4%B8%AD%E7%BE%8E%E5%85%B3%E7%B3%BB%E7%BB%8F%E5%8E%86%E9%A3%8E%E9%9B%A8%E5%90%8E%E5%8F%AF%E4%BB%A5%E8%A7%81%E5%88%B0%E5%BD%A9%E8%99%B9" text:style-name="Internet_20_link" text:visited-style-name="Visited_20_Internet_20_Link">
https://www.rfi.fr/cn/%E5%9B%BD%E9%99%85%E6%8A%A5%E9%81%93/20230707-%E6%9D%8E%E5%BC%BA%E6%99%A4%E5%8F%B6%E4%BC%A6-%E7%A7%B0%E4%B8%AD%E7%BE%8E%E5%85%B3%E7%B3%BB%E7%BB%8F%E5%8E%86%E9%A3%8E%E9%9B%A8%E5%90%8E%E5%8F%AF%E4%BB%A5%E8%A7%81%E5%88%B0%E5%BD%A9%E8%99%B9</text:a>
</text:p>
      <!--NEWS-->
      <text:h text:style-name="P10" text:outline-level="1">
<text:span text:style-name="T4">
6 people died in the fire of the elderly in Italy, and dozens of people were injured</text:span>
</text:h>
      <text:p text:style-name="P4">
Publisher: 法新社</text:p>
      <text:p text:style-name="P4">
Published Time: 2023-07-07T-18:32:07+00:00</text:p>
      <text:p text:style-name="P4">
Modified Time: 2023-07-07T11:05:01+00:00</text:p>
      <text:p text:style-name="P4">
Description: (Agence France -Presse, Milan, 7th) A fire police in an elderly man in Milan, Milan, Italy. Firefighters said that the fire caused 6 people to die and many residents were sent to the hospital for treatmen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 text:anchor-type="as-char" svg:width="6.9236in" svg:height="3.617581in" draw:z-index="0">
<draw:image xlink:href="../Images/rficn/2023-07-07T-18-32-07-00-00/000000.png" xlink:type="simple" xlink:show="embed" xlink:actuate="onLoad" draw:mime-type="image/png"/>
</draw:frame>
The fire brigade said on Twitter: "Six people died, and many people were hospitalized for inhaling strong smoke. Firefighters evacuated residents from buildings as soon as possible to rescue dozens of people."</text:p>
      <text:p text:style-name="P4">
The photographer of Agence France -Presse saw that the remains of the two victims were removed from the three -story building of the South District of Milan. It is reported that there are 210 people living here.</text:p>
      <text:p text:style-name="P4">
The Italian Aiji News (AGI) reported that 5 of the victims fell in women aged 69 to 87, and the 6th person was a 73 -year -old man.</text:p>
      <text:p text:style-name="P4">
According to Ansa (ANSA), Milan Mayor Giuseppe Sala pointed out that the fire seemed to be spreading from a room with two female residents, and both were buried in fire caves.</text:p>
      <text:p text:style-name="P4">
News Source: <text:a xlink:type="simple" xlink:href="https://www.rfi.fr/cn/%E5%9B%BD%E9%99%85%E6%8A%A5%E9%81%93/20230707-%E4%B9%89%E5%A4%A7%E5%88%A9%E8%80%81%E4%BA%BA%E5%AE%89%E5%85%BB%E4%B8%AD%E5%BF%83%E7%81%AB%E7%81%BE-6%E4%BA%BA%E6%AD%BB%E4%BA%A1-%E6%95%B0%E5%8D%81%E4%BA%BA%E5%8F%97%E4%BC%A4" text:style-name="Internet_20_link" text:visited-style-name="Visited_20_Internet_20_Link">
https://www.rfi.fr/cn/%E5%9B%BD%E9%99%85%E6%8A%A5%E9%81%93/20230707-%E4%B9%89%E5%A4%A7%E5%88%A9%E8%80%81%E4%BA%BA%E5%AE%89%E5%85%BB%E4%B8%AD%E5%BF%83%E7%81%AB%E7%81%BE-6%E4%BA%BA%E6%AD%BB%E4%BA%A1-%E6%95%B0%E5%8D%81%E4%BA%BA%E5%8F%97%E4%BC%A4</text:a>
</text:p>
      <!--NEWS-->
      <text:h text:style-name="P10" text:outline-level="1">
<text:span text:style-name="T4">
U.S. June non -agricultural employment is lower than expected to rise slightly in the morning in the morning</text:span>
</text:h>
      <text:p text:style-name="P4">
Publisher: 法新社</text:p>
      <text:p text:style-name="P4">
Published Time: 2023-07-07T-4:02:09+00:00</text:p>
      <text:p text:style-name="P4">
Modified Time: 2023-07-07T14:50:01+00:00</text:p>
      <text:p text:style-name="P4">
Description: (Agence France -Presse, New York, 7th) The US employment growth in the United States in June was lower than expected. Investors digested these employment data. The US stocks opened today, but the early market rose slightl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 text:anchor-type="as-char" svg:width="6.9236in" svg:height="3.617581in" draw:z-index="0">
<draw:image xlink:href="../Images/rficn/2023-07-07T-4-02-09-00-00/000000.png" xlink:type="simple" xlink:show="embed" xlink:actuate="onLoad" draw:mime-type="image/png"/>
</draw:frame>
The US stocks opened about 30 points, and the Dow Jones Industrial Index rose 0.1%to 33906.64 points.</text:p>
      <text:p text:style-name="P4">
The S &amp; P 500 rose 0.1%to 4415.65 points.</text:p>
      <text:p text:style-name="P4">
The Nasdaq comprehensive index rose 0.4%to 13726.6 points.</text:p>
      <text:p text:style-name="P4">
News Source: <text:a xlink:type="simple" xlink:href="https://www.rfi.fr/cn/%E8%B4%A2%E7%BB%8F%E5%BF%AB%E8%AE%AF/20230707-%E7%BE%8E6%E6%9C%88%E9%9D%9E%E5%86%9C%E5%B0%B1%E4%B8%9A%E4%BD%8E%E4%BA%8E%E9%A2%84%E6%9C%9F-%E7%BE%8E%E8%82%A1%E6%97%A9%E7%9B%98%E5%BE%AE%E6%B6%A8" text:style-name="Internet_20_link" text:visited-style-name="Visited_20_Internet_20_Link">
https://www.rfi.fr/cn/%E8%B4%A2%E7%BB%8F%E5%BF%AB%E8%AE%AF/20230707-%E7%BE%8E6%E6%9C%88%E9%9D%9E%E5%86%9C%E5%B0%B1%E4%B8%9A%E4%BD%8E%E4%BA%8E%E9%A2%84%E6%9C%9F-%E7%BE%8E%E8%82%A1%E6%97%A9%E7%9B%98%E5%BE%AE%E6%B6%A8</text:a>
</text:p>
      <!--NEWS-->
      <text:h text:style-name="P10" text:outline-level="1">
<text:span text:style-name="T4">
The German apartment administrators were charged with the murder of the murder in 13 years</text:span>
</text:h>
      <text:p text:style-name="P4">
Publisher: 法新社</text:p>
      <text:p text:style-name="P4">
Published Time: 2023-07-07T-9:02:09+00:00</text:p>
      <text:p text:style-name="P4">
Modified Time: 2023-07-07T13:50:01+00:00</text:p>
      <text:p text:style-name="P4">
Description: (Agence France -Presse Berlin, 7th) Jane Diski, an administrator of a community apartment in Bavarian, Bavarian, southeast Germany, was charged with suspected killing of an elderly female tenant. After several litigation, it took more than 13 years in the prison. The court was not guilty and will be compensated by injusti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 text:anchor-type="as-char" svg:width="6.9236in" svg:height="3.617581in" draw:z-index="0">
<draw:image xlink:href="../Images/rficn/2023-07-07T-9-02-09-00-00/000000.png" xlink:type="simple" xlink:show="embed" xlink:actuate="onLoad" draw:mime-type="image/png"/>
</draw:frame>
When Manfred Genditzki works in 2008, a 87-year-old female resident Chen corpse bath tank was charged with the dead of the deceased after the dispute was charged after the apartment in Rottach-Egern. The ministry drowned her in the bathtub, and was sentenced to life imprisonment.</text:p>
      <text:p text:style-name="P4">
Janeyki has always denied the murder in the long -term litigation war, and this case has attracted much attention from the country. Now the judge of the Munich District Court ruled that Jane Diski was misjudged and ordered him to compensate him nearly 369,000 euros (about 12.61 million yuan). The latest judgment results seized media headlines.</text:p>
      <text:p text:style-name="P4">
A spokesman for the court said the new evidence showed that the deceased died unexpectedly. "This is not a murder together. He has been declared innocent and is innocent."</text:p>
      <text:p text:style-name="P4">
According to media reports, Jane Diski listened to his expression without expression, and many of his supporters in the court were happy.</text:p>
      <text:p text:style-name="P4">
Jane Diski, 63, had previously successfully turned the case in the federal court, but later was guilty of being convicted by the Munich Court in 2012.</text:p>
      <text:p text:style-name="P4">
When he was tried this time, the defense lawyer Regina Rick was able to put forward new evidence that the water temperature of the dead bath tank of the deceased's body was different from the initial infer of the initial inferring because of the progress of scientific scientific progress.</text:p>
      <text:p text:style-name="P4">
The defense also submitted a second scientific report to the court, showing that the computer simulation results confirmed that the deceased might die.</text:p>
      <text:p text:style-name="P4">
Because the outside world had a lot of questioning of Jane Disky's guilty judgment, and he had no criminal record before, Rick fought for her customers in August last August to release pre -release in August last year. Jane Diski returned home and served as a driver in a cheese factory.</text:p>
      <text:p text:style-name="P4">
At the end of the case, even the prosecutor also advocated that Jane Diski was not guilty. The court spokesman said that the verdict "is based on the report on the latest method of experts to study, and there is no available method in previous convictions."</text:p>
      <text:p text:style-name="P4">
Jane Diski spent 4915 days in the prison. He missed his children's growth and had no chance to see his grandson birth. He was finally sentenced to innocence. He sighed and said, "This is a tragedy, it is difficult to express it."</text:p>
      <text:p text:style-name="P4">
News Source: <text:a xlink:type="simple" xlink:href="https://www.rfi.fr/cn/%E5%9B%BD%E9%99%85%E6%8A%A5%E9%81%93/20230707-%E5%BE%B7%E5%9B%BD%E5%85%AC%E5%AF%93%E7%AE%A1%E7%90%86%E5%91%98%E5%86%A4%E7%8B%B113%E5%B9%B4-%E7%BB%88%E8%8E%B7%E6%B4%97%E5%88%B7%E8%B0%8B%E6%9D%80%E6%88%BF%E5%AE%A2%E7%BD%AA%E5%90%8D" text:style-name="Internet_20_link" text:visited-style-name="Visited_20_Internet_20_Link">
https://www.rfi.fr/cn/%E5%9B%BD%E9%99%85%E6%8A%A5%E9%81%93/20230707-%E5%BE%B7%E5%9B%BD%E5%85%AC%E5%AF%93%E7%AE%A1%E7%90%86%E5%91%98%E5%86%A4%E7%8B%B113%E5%B9%B4-%E7%BB%88%E8%8E%B7%E6%B4%97%E5%88%B7%E8%B0%8B%E6%9D%80%E6%88%BF%E5%AE%A2%E7%BD%AA%E5%90%8D</text:a>
</text:p>
      <!--NEWS-->
      <text:h text:style-name="P10" text:outline-level="1">
<text:span text:style-name="T4">
Chip war: China restricts exported semiconductor raw materials "to teeth with teeth" can it shake the global supply chain</text:span>
</text:h>
      <text:p text:style-name="P4">
Author: https://www.facebook.com/bbcworldservice/</text:p>
      <text:p text:style-name="P4">
Publisher: BBC News 中文</text:p>
      <text:p text:style-name="P4">
Published Time: 2023-07-07T01:19:22.000Z</text:p>
      <text:p text:style-name="P4">
Modified Time: 2023-07-07T01:19:22.000Z</text:p>
      <text:p text:style-name="P4">
Description: 半 制 制 is the key raw material for manufacturing semiconductors. China's move is generally considered to be the latest countermeasures in the US -China chip war. What are these two metals? what is it used for? How will the export ban affect the supply chain?</text:p>
      <text:p text:style-name="P4">
Images: ["<text:a xlink:type="simple" xlink:href="https://ichef.bbci.co.uk/news/640/cpsprodpb/11CCE/production/_128301927_whatsubject.jpg" text:style-name="Internet_20_link" text:visited-style-name="Visited_20_Internet_20_Link">
_128301927_wh...</text:a>
"]</text:p>
      <text:p text:style-name="P4">
Videos: []</text:p>
      <text:p text:style-name="P4">
Tags: ['科学天地', '金融财经', '技术新知', '日本', '中國', '韩国', '美国', '欧洲联盟', '贸易']</text:p>
      <text:p text:style-name="P4">
Type: Article</text:p>
      <!--METADATA-->
      <text:h text:style-name="P12" text:outline-level="3">
<text:span text:style-name="T4">
chip war: China restricts export semiconductor raw materials "to teeth with teeth" can it shake the global supply chain</text:span>
</text:h>
      <text:p text:style-name="P4">
July 7, 2023![] <text:a xlink:type="simple" xlink:href="Images/BBC Chinese/2023-07-07T01-19-22.000Z/_128301927_whatsubject.jpg" text:style-name="Internet_20_link" text:visited-style-name="Visited_20_Internet_20_Link">
</text:a>
Image source, getty images</text:p>
      <text:p text:style-name="P4">
Image adding text,</text:p>
      <text:p text:style-name="P4">
The "Chip and Science Act" passed by the United States in 2022 provided US $ 53 billion aid and subsidies to companies producing semiconductors in the United States.</text:p>
      <text:p text:style-name="P4">
<text:a xlink:type="simple" xlink:href="http://www.mofcom.gov.cn/article/zwgk/gkzcfb/202307/20230703419666.shtml" text:style-name="Internet_20_link" text:visited-style-name="Visited_20_Internet_20_Link">
China announced</text:a>
<text:span text:style-name="T4">
 Export control of the correlation items of the two metals, the two metals, from August 1st, is called the purpose of "maintaining national security and interests." </text:span>
</text:p>
      <text:p text:style-name="P4">
These two metals are the key raw materials for manufacturing semiconductors. China's move is generally considered to be the latest countermeasures in the US -China chip war. Both the United States and China hope to occupy a dominant position in military core technology.</text:p>
      <text:p text:style-name="P4">
When the move was announced, US Treasury Secretary Janet Yellen visited China.</text:p>
      <text:p text:style-name="P4">
The Trump administration and the Biden government have adopted a series of measures in restricting the exports of Hua Gao technology. Especially in October last year, the Bayeng government has implemented more comprehensive restrictions to prohibit the use of American equipment and technology manufacturing. High -end chip exports to China. These measures have severely damaged China's high -end semiconductor industry.</text:p>
      <text:p text:style-name="P4">
China currently has no advantages in designing and manufacturing high -end semiconductors. Some analysts point out that China is using its dominant position in the rare metal market to try to counter Western export control.</text:p>
      <text:p text:style-name="P4">
"The Biden government has taken very targeted actions for the supply of high -end semiconductor chips, and Beijing has no other choices to confront them." Said Aadil Bra, a visiting scholar of Taipei National University of Political University.</text:p>
      <text:p text:style-name="P4">
"There is no doubt that Beijing is taking action through export control and taking action in the scientific and technological warfare with Washington." He said, "This is a pure way of scientific and technological competition with teeth."</text:p>
      <text:p text:style-name="P4">
Wei Jianguo, deputy director of the China International Economic Exchange Center and former deputy minister of the Ministry of Commerce, said in an interview with the Chinese Daily Newspaper "China Daily" recently, "This is just the beginning of China's countermeasures. . If the restrictions on Hua Ga's technology will continue to be upgraded, China's countermeasures will be further upgraded. "</text:p>
      <text:p text:style-name="P4">
<text:a xlink:type="simple" xlink:href="https://www.bbc.com/zhongwen/simp/science-65854500" text:style-name="Internet_20_link" text:visited-style-name="Visited_20_Internet_20_Link">
Why does the US -China Semiconductor War entering the artificial intelligence AI chip in Deepwater District become the key</text:a>
* <text:a xlink:type="simple" xlink:href="https://www.bbc.com/zhongwen/simp/world-64280940" text:style-name="Internet_20_link" text:visited-style-name="Visited_20_Internet_20_Link">
Chip Wars: Why is the United States leading China? </text:a>
</text:p>
      <text:p text:style-name="P4">
Image source, getty images</text:p>
      <text:p text:style-name="P4">
Image adding text,</text:p>
      <text:p text:style-name="P4">
The Trump administration and the Biden government have adopted a series of measures in restricting the exports of Hua Gao technology. Especially in October last year, the Bayeng government has implemented more comprehensive restrictions to prohibit the use of American equipment and technology manufacturing. High -end chip exports to China. These measures have severely damaged China's high -end semiconductor industry.</text:p>
      <text:h text:style-name="P12" text:outline-level="3">
<text:span text:style-name="T4">
American, Europe expressed concerns</text:span>
</text:h>
      <text:p text:style-name="P4">
A spokesman for the US Department of Commerce said on Wednesday that the United States "resolutely" opposed China's export control of 镓 and 锗 material, and said that Washington will negotiate with partners and allies to solve this problem.</text:p>
      <text:p text:style-name="P4">
"These actions highlight the diversification of the supply chain. The United States will solve this problem with our allies and partners and establish flexibility in the critical supply chain," said Reuters, a spokesman for the US Department of Commerce.</text:p>
      <text:p text:style-name="P4">
EUROPEANCOMMISION also expressed concerns. His spokesman said on Tuesday afternoon that "镓 and 锗" is vital to our industry, especially in the strategic field, and (in a sense), we rely on a single supplier. "</text:p>
      <text:p text:style-name="P4">
The spokesman publicly questioned China's defense on the grounds of "national security", and urged China to consistent its trade policies with the World Trade Organization and based on "clear security considerations".</text:p>
      <text:h text:style-name="P12" text:outline-level="3">
<text:span text:style-name="T4">
镓? What is it? What is the purpose?</text:span>
</text:h>
      <text:p text:style-name="P4">
Both 色 and 镓 are silver -white metals, and usually do not exist in nature. They are by -products for processing zinc, coal, and aluminum mine, which can be used after recycling.</text:p>
      <text:p text:style-name="P4">
These two metals are widely used in manufacturing semiconductors, communication equipment and solar panels.</text:p>
      <text:p text:style-name="P4">
In terms of semiconductors, combining 锗 and 锗 and other elements, respectively, can improve the speed and efficiency of transmission. For example, the compound of the pupa is nitride, and the U.S. military uses it for radar manufacturing. Another arsenide is more resistant to high temperature and humidity than commonly used semiconductor materials, and has better conductivity, so it is widely used for high -performance chips.</text:p>
      <text:p text:style-name="P4">
According to data from the market research institution Precept, the sales of chips using nitride last year reached US $ 2.47 billion, and it is expected to climb to 19.3 billion US dollars in 2030.</text:p>
      <text:p text:style-name="P4">
In addition, according to Research and Markets of research institutions, it is expected that by 2030, chips produced with gallium arsenidium will increase from $ 1.4 billion last year to $ 3.4 billion.</text:p>
      <text:p text:style-name="P4">
Image source, getty images</text:p>
      <text:h text:style-name="P12" text:outline-level="3">
<text:span text:style-name="T4">
How important is China?</text:span>
</text:h>
      <text:p text:style-name="P4">
China is the largest producer of Kazuki, which has led China to occupy a strong dominant position on the global supply chain.</text:p>
      <text:p text:style-name="P4">
According to data from the European Industry Association Key Raw Materials Alliance (CRMA), China's cricket output accounts for about 80%of the global total output; 锗 output accounts for about 60%of the world's.</text:p>
      <text:p text:style-name="P4">
According to the US Geologicalsurvey (US Geologicalsurvey), 53%of the United States from 2018 to 2021 came from China, followed by Germany, Japan, Ukraine, etc. After the United States levied higher tariffs on China, imports in 2019 declined significantly.</text:p>
      <text:p text:style-name="P4">
According to Chinese customs data, in 2022, the largest importing country of Chinese products is Japan, Germany and the Netherlands. 是 The main import countries of products are Japan, France, Germany and the United States.</text:p>
      <text:h text:style-name="P12" text:outline-level="3">
<text:span text:style-name="T4">
What other countries are produced?</text:span>
</text:h>
      <text:p text:style-name="P4">
Both metals of 金 and 两 are not particularly rare, but the processing costs are high. Because China has been exporting at relatively low prices for a long time, there are almost no mining facilities elsewhere.</text:p>
      <text:p text:style-name="P4">
According to CRU Group, the metal industry intelligence provider, other countries producing crickets include Japan, South Korea, Russia and Ukraine.</text:p>
      <text:p text:style-name="P4">
比 is also produced in Canada, Belgium, the United States and Russia. Some analysts have pointed out that there are a large number of mines in the United States and other places. However, due to environmental impacts, it is difficult to replace China immediately in terms of environmental impact.Image source, getty images</text:p>
      <text:h text:style-name="P12" text:outline-level="3">
<text:span text:style-name="T4">
How to affect the supply chain?</text:span>
</text:h>
      <text:p text:style-name="P4">
Comprehensive analysis pointed out that China ’s export ban will have a certain degree of impact in the short term, but it still needs to be observed in the long run.</text:p>
      <text:p text:style-name="P4">
Hindu scholar Bi Qingdian in Taiwan said, "In the short term, the cost of semiconductor chips may increase because suppliers need to purchase these two substances from other sources. China's output of these two substances has begun to top."</text:p>
      <text:p text:style-name="P4">
He also said, "The United States and other countries are seeking to replace China's share in the global mineral trade. If it cannot be reached an agreement on some semiconductor sanctions on China, Beijing's export control may accelerate this process."</text:p>
      <text:p text:style-name="P4">
According to many foreign media reports, the United States is considering expanding export control over the Chinese chip industry. It is unclear what the specific measures are.</text:p>
      <text:p text:style-name="P4">
Bi Qingdian believes that because the United States is about to enter the presidential election stage, it is unlikely to cancel sanctions so soon. When the alternative supply of and 锗 锗 is established, the price of semiconductors will eventually decline.</text:p>
      <text:p text:style-name="P4">
"In this case, China will be a loser."</text:p>
      <text:p text:style-name="P4">
Image source, getty images</text:p>
      <text:p text:style-name="P4">
Paultriolo, a senior researcher at the Senior Researcher of the CNTER for Strategic and Internationalstudies, told Hong Kong media that "If China chooses these supply chain weapons, it will reduce the United States, the European Union and Asia to reduce The consideration of China's dependence is greatly complicated. "</text:p>
      <text:p text:style-name="P4">
He also said, "Even if it is only part of the reconstruction of the key mineral supply chain, it takes a long time and investment."</text:p>
      <text:p text:style-name="P4">
Joo Young-Joon, the first official of the Ministry of Commerce Resources of South Korea, told the media that China's latest export control measures may have limited impact in the short term, but uncertainty still exists. He said: "It is unclear how long China's export control will last, and the possibility of expanding the ban to other projects cannot be ruled out."</text:p>
      <text:p text:style-name="P4">
The South Korean government plans to further diversify the procurement route of key materials and develop alternative materials for industries imported from specific countries.</text:p>
      <text:p text:style-name="P4">
The Japanese government also said on Tuesday that it is evaluating the relevant influence and promised to take measures to diversify the procurement of materials.</text:p>
      <text:p text:style-name="P4">
News Source: <text:a xlink:type="simple" xlink:href="https://www.bbc.com/zhongwen/simp/world-66118850" text:style-name="Internet_20_link" text:visited-style-name="Visited_20_Internet_20_Link">
https://www.bbc.com/zhongwen/simp/world-66118850</text:a>
</text:p>
      <!--NEWS-->
      <text:h text:style-name="P10" text:outline-level="1">
<text:span text:style-name="T4">
Is ChatGPT the largest revolution in AI history? (Free version)</text:span>
</text:h>
      <text:p text:style-name="P4">
Authors: ['冯郁青']</text:p>
      <text:p text:style-name="P4">
Publisher: 英国《金融时报》</text:p>
      <text:p text:style-name="P4">
Time: 2023-07-07T04:31:30+00:00</text:p>
      <text:p text:style-name="P4">
Published Time: 2023-07-06T12:00:99+08:00</text:p>
      <text:p text:style-name="P4">
Modified Time: 2023-07-06T23:07:99+08:00</text:p>
      <text:p text:style-name="P4">
Description: What kind of work will be replaced by artificial intelligence? Does artificial intelligence cause more false information and bring more business monopolies, will people be more controlled and monitored because of this?</text:p>
      <text:p text:style-name="P4">
Images: []</text:p>
      <text:p text:style-name="P4">
Themes: ['ChatGPT', '关注']</text:p>
      <text:p text:style-name="P4">
Keywords: ['ChatGPT', 'AI', '人工智能']</text:p>
      <text:p text:style-name="P4">
Type: Article</text:p>
      <!--METADATA-->
      <text:p text:style-name="P4">
<text:span text:style-name="T4">
 [FT Chinese Network and China Institute jointly held a discussion on artificial intelligence in New York on June 20. </text:span>
</text:p>
      <text:p text:style-name="P4">
This forum explores the subversive potential and reasons that ChatGPT has attracted great attention in the capital industry, as well as the possible impact of the development of artificial intelligence on various industries. What kind of work will be replaced by artificial intelligence? Does artificial intelligence cause more false information to bring more business monopolies, will people receive more control and monitoring? Will it even affect the survival of human beings itself? And how will the competition between China and the United States in the field of artificial intelligence will be launched? ]</text:p>
      <text:p text:style-name="P4">
News Source: <text:a xlink:type="simple" xlink:href="http://www.ftchinese.com/story/001100185" text:style-name="Internet_20_link" text:visited-style-name="Visited_20_Internet_20_Link">
http://www.ftchinese.com/story/001100185</text:a>
</text:p>
      <!--NEWS-->
      <text:h text:style-name="P10" text:outline-level="1">
<text:span text:style-name="T4">
Wagner hires a organizer rebellion: Belarus leader Lukashenko said no one in the rebellion became a hero</text:span>
</text:h>
      <text:p text:style-name="P4">
Author: https://www.facebook.com/bbcworldservice/</text:p>
      <text:p text:style-name="P4">
Publisher: BBC News 中文</text:p>
      <text:p text:style-name="P4">
Published Time: 2023-07-07T05:35:37.000Z</text:p>
      <text:p text:style-name="P4">
Modified Time: 2023-07-07T05:35:37.000Z</text:p>
      <text:p text:style-name="P4">
Description: Belarus leader Lukashenko told BBC that groups such as Wagner's mercenaries must receive close attention to stop the rebellion.</text:p>
      <text:p text:style-name="P4">
Images: []</text:p>
      <text:p text:style-name="P4">
Videos: ["<text:a xlink:type="simple" xlink:href="https://www.bbc.com/ws/av-embeds/cps/zhongwen/simp/world-66130115/p0fzj2zf/zh-hans" text:style-name="Internet_20_link" text:visited-style-name="Visited_20_Internet_20_Link">
zh-hans</text:a>
"]</text:p>
      <text:p text:style-name="P4">
Tags: ['核武器', '乌克兰局势升温', '俄国', '弗拉基米尔·普京', '军事', '乌克兰']</text:p>
      <text:p text:style-name="P4">
Type: Article</text:p>
      <!--METADATA-->
      <text:h text:style-name="P12" text:outline-level="3">
<text:span text:style-name="T4">
Wagner's mercenary rebellion: Belarus leader Lukashenko said no one in the rebellion became a hero</text:span>
</text:h>
      <ul>
        <li>
Steve Rosenberg * BBC Reporter in Russia from Minsk</li>
      </ul>
      <text:p text:style-name="P4">
July 7, 2023 <text:a xlink:type="simple" xlink:href="https://www.bbc.com/ws/av-embeds/cps/zhongwen/simp/world-66130115/p0fzj2zf/zh-hans" text:style-name="Internet_20_link" text:visited-style-name="Visited_20_Internet_20_Link">
Video-1-Link:/WS/AV-EMBEDS/CPS/ZHONGWEN/SIMP/World-66130115/P0FZJ2ZF/ZH-HansS</text:a>
<text:span text:style-name="T4">
 Your equipment does not support playing multimedia materials </text:span>
 video plus injection text,</text:p>
      <text:p text:style-name="P4">
Will Belarus use nuclear weapons deployed by Russia? President Lukashenko answered like this</text:p>
      <text:p text:style-name="P4">
<text:span text:style-name="T4">
 It is said that Alexander Lukashenko, a Belarusian leader, promoted an agreement to end Wagner's mercenary rebellion. </text:span>
</text:p>
      <text:p text:style-name="P4">
If this rumor is true, it will be the most vague part of this story. Therefore, if anyone can reveal the truth of this unknown story, it must be the Belarusian leader. At least we want this.</text:p>
      <text:p text:style-name="P4">
We are one of the few reporters who have been invited to the Minsk Independence Palace and Lukashenko.</text:p>
      <text:p text:style-name="P4">
Just a few weeks ago, people kept guessing what his health was. However, the Belarusian strong man in front of me obviously had good energy. The "dialogue" lasted for nearly four hours.</text:p>
      <text:p text:style-name="P4">
However, he did not provide any key information for the recent Russian uprising, but made the information more chaotic.</text:p>
      <text:p text:style-name="P4">
According to the agreement between the Wagner Group and the Kremlin, the leader of the Wagner Group Yaviggeni Porigerin should move to Belarus with his mercenaries.</text:p>
      <text:p text:style-name="P4">
But this did not happen. At least not yet.</text:p>
      <text:p text:style-name="P4">
Lukashenko said: "Until this morning, these important Wagner soldiers are still stationed on the camp after the evacuation of the Bach Murut."</text:p>
      <text:p text:style-name="P4">
Image source, Belarus Presidential Pool</text:p>
      <text:p text:style-name="P4">
Image adding text,</text:p>
      <text:p text:style-name="P4">
Russia claims to transport nuclear warheads to Belarus.</text:p>
      <text:p text:style-name="P4">
"As for Porigin, he is in St. Petersburg. Or maybe he flew to Moscow this morning. Or he may be in other places. But he is not in Belarus."</text:p>
      <text:p text:style-name="P4">
I asked Lukashenko whether this this means that the agreement is broken? He denied it. But I feel that there may be a conversation that we will not be told behind the scenes.</text:p>
      <text:p text:style-name="P4">
When discussing the problem of Wagner's rebellion, in fact, the positions of Moscow and Minsk were not completely consistent.</text:p>
      <text:p text:style-name="P4">
Last weekend, the Russian National Television announced that Putin became a hero after these dramatic events.</text:p>
      <text:p text:style-name="P4">
"I think no one can become a hero in that case," Lukashenko said to me.</text:p>
      <text:p text:style-name="P4">
"Purigzin is not, Putin is not, and Lukashenko is not. There are no heroes. What are the lessons from this? If we create such armed organizations, we need to pay close attention to them and give serious attention. "</text:p>
      <text:p text:style-name="P4">
Image source, getty images</text:p>
      <text:p text:style-name="P4">
Image adding text,</text:p>
      <text:p text:style-name="P4">
When discussing the problem of the rebellion of the Wagner, the positions of Moscow and Minsk were not consistent.</text:p>
      <text:p text:style-name="P4">
<text:a xlink:type="simple" xlink:href="https://www.bbc.com/zhongwen/simp/world-66012863" text:style-name="Internet_20_link" text:visited-style-name="Visited_20_Internet_20_Link">
What is the impact of the end of the Wagner rebellion, Russia, Ukraine and the world? </text:a>
<text:span text:style-name="T5">
 <text:a xlink:type="simple" xlink:href="https://www.bbc.com/zhongwen/simp/world-64314486" text:style-name="Internet_20_link" text:visited-style-name="Visited_20_Internet_20_Link">
Ukraine War: Who is the leader of the Russian mercenary "Wagner Group" who recruited criminals to participate in the war</text:a>
</text:span>
 <text:a xlink:type="simple" xlink:href="https://www.bbc.com/zhongwen/simp/world-64779290" text:style-name="Internet_20_link" text:visited-style-name="Visited_20_Internet_20_Link">
How does the fate of Putin closely connected to the Ukrainian war</text:a>
* <text:a xlink:type="simple" xlink:href="https://www.bbc.com/zhongwen/simp/world-60995486" text:style-name="Internet_20_link" text:visited-style-name="Visited_20_Internet_20_Link">
Ukrainian War: Unveil the mystery of the Russian secret mercenaries "Wagner Group"</text:a>
Our "dialogue" turned to nuclear weapons. In particular, Russia claims to transport nuclear warheads to Belarus.</text:p>
      <text:p text:style-name="P4">
"God bless me without having to make a decision to use them," said Lukashenko. But he recently said, "But I will not hesitate to use them."</text:p>
      <text:p text:style-name="P4">
I remind him of these words.</text:p>
      <text:p text:style-name="P4">
"Joe Biden can also say the same thing, and Prime Minister Sonak," Lukashenko answered me. He added, "There are also my friends Xi Jinping and my elder brother President Putin."</text:p>
      <text:p text:style-name="P4">
I added, "But what we talk about is not your weapon, they are Russian weapons. This will not be your decision."</text:p>
      <text:p text:style-name="P4">
The leader retorted me, "In Ukraine, the entire army is using foreign weapons to fight, right? And NATO weapons. This is because Ukraine has exhausted his weapon. So why can't I use other people's weapons to fight combat Woolen cloth?"</text:p>
      <text:p text:style-name="P4">
But we are talking about nuclear weapons, not pistols, I replied.</text:p>
      <text:p text:style-name="P4">
"Nuclear weapons, yes. They are also weapons, tactical nuclear weapons." He answered me like this.</text:p>
      <text:p text:style-name="P4">
From these reviews about nuclear weapons, you may guess that Lukashenko is a controversial person.</text:p>
      <text:p text:style-name="P4">
The United States, the European Union and the United Kingdom do not recognize him as a legal president of Belarus.</text:p>
      <text:p text:style-name="P4">
In 2020, the Belarusi people stepped on the street and accused him of stealing the presidential election of the country. The protests were brutally suppressed.</text:p>
      <text:p text:style-name="P4">
I mentioned the case of Maria Kolesnikova, Maria Kolesnikova.</text:p>
      <text:p text:style-name="P4">
"For a few months, her relatives and lawyers have been banned from visiting her. Why?" I asked.</text:p>
      <text:p text:style-name="P4">
"I know nothing about this," he claims.</text:p>
      <text:p text:style-name="P4">
I reminded Mr. Lukashenko, "When I visited you in the fall of 2021, there were 873 political prisoners in Belarus, and it has now increased to 1,500 people."</text:p>
      <text:p text:style-name="P4">
"There is no clause on political crimes in our criminal law," he answered me.</text:p>
      <text:p text:style-name="P4">
However, I pointed out that there is no political prisoner without law about political crimes.</text:p>
      <text:p text:style-name="P4">
However, he insisted on responding, "If there are no relevant laws, prisoners cannot be regarded as political prisoners. How could they be a political prisoner?"</text:p>
      <text:p text:style-name="P4">
News Source: <text:a xlink:type="simple" xlink:href="https://www.bbc.com/zhongwen/simp/world-66130115" text:style-name="Internet_20_link" text:visited-style-name="Visited_20_Internet_20_Link">
https://www.bbc.com/zhongwen/simp/world-66130115</text:a>
</text:p>
      <!--NEWS-->
      <text:h text:style-name="P10" text:outline-level="1">
<text:span text:style-name="T4">
Putin regime to withstand the test (free version)</text:span>
</text:h>
      <text:p text:style-name="P4">
Authors: ['林原']</text:p>
      <text:p text:style-name="P4">
Publisher: 英国《金融时报》</text:p>
      <text:p text:style-name="P4">
Time: 2023-07-07T05:49:01+00:00</text:p>
      <text:p text:style-name="P4">
Published Time: 2023-07-06T12:00:99+08:00</text:p>
      <text:p text:style-name="P4">
Modified Time: 2023-07-07T01:47:99+08:00</text:p>
      <text:p text:style-name="P4">
Description: Lin Yuan: The "Blossom" Pleigo has changed its soldiers, and has an impact on Russia's domestic politics. The possibility of Putin's step down is very small, and its regime is still relatively stable.</text:p>
      <text:p text:style-name="P4">
Images: []</text:p>
      <text:p text:style-name="P4">
Themes: ['乌克兰战争', '关注']</text:p>
      <text:p text:style-name="P4">
Keywords: ['俄罗斯', '普京', '乌克兰战争', '瓦格纳']</text:p>
      <text:p text:style-name="P4">
Type: Article</text:p>
      <!--METADATA-->
      <text:p text:style-name="P4">
China News Network published Lu Bohua's article on June 27, "Wagner's Troop has changed to Putin Stability? "(Note: The original text is" Putin ", the same below), which mentioned:" Although the Wagner soldiers are not successful on the surface, the weak Putin regime has been stabbed slightly by Wagner. In the case, the embarrassment of Putin's prestige has been exposed ... It is only Putin stepped down. In severe cases, Moscow may repeat the political storm that is dizzying and let the Soviet Union quickly disintegrate, and re -establish a new new new. Slavic National Federation. "</text:p>
      <text:p text:style-name="P4">
The author believes that this article is biased on issues such as the influence of Porigo's reform, and its predictions are not objective enough. In fact, the transformation of Pryo in the "Flowers", which has an impact on Russia's domestic politics. The possibility of Putin's step down is very small, and its regime is still relatively stable. As for Russia's views of disintegration like the former Soviet Union at the present stage, it is almost "day and night." This article will be the influence of Pingpurigen's altitude.</text:p>
      <text:p text:style-name="P4">
News Source: <text:a xlink:type="simple" xlink:href="http://www.ftchinese.com/story/001100186" text:style-name="Internet_20_link" text:visited-style-name="Visited_20_Internet_20_Link">
http://www.ftchinese.com/story/001100186</text:a>
</text:p>
      <!--NEWS-->
      <text:h text:style-name="P10" text:outline-level="1">
<text:span text:style-name="T4">
The experience of participating in the British professional campaign training</text:span>
</text:h>
      <text:p text:style-name="P4">
Authors: ['何越']</text:p>
      <text:p text:style-name="P4">
Publisher: 英国《金融时报》</text:p>
      <text:p text:style-name="P4">
Time: 2023-07-07T06:45:23+00:00</text:p>
      <text:p text:style-name="P4">
Published Time: 2023-07-06T12:00:99+08:00</text:p>
      <text:p text:style-name="P4">
Modified Time: 2023-07-07T02:43:99+08:00</text:p>
      <text:p text:style-name="P4">
Description: He Yue: In this training, not only is he studying for campaign, but also a good place to continue to study British politics. All of them are Liberal Democratic Party, and the opening of the mouth is politics, and the like -mindedness makes me very intoxicated.</text:p>
      <text:p text:style-name="P4">
Images: []</text:p>
      <text:p text:style-name="P4">
Themes: ['专栏', '英国', '关注']</text:p>
      <text:p text:style-name="P4">
Keywords: ['英国', '英国政治', '英国社会', '越陌度阡']</text:p>
      <text:p text:style-name="P4">
Type: Article</text:p>
      <!--METADATA-->
      <text:p text:style-name="P4">
Last weekend, I participated in the Association of Liberal Democratcillors (ALDC) hosted by the British Liberal Democratic Party. Although I have participated in the campaign in May, the systematic study is the first time.</text:p>
      <text:p text:style-name="P4">
As the third largest party in the United Kingdom, the scale of the Liberal Democratic Party's training base surprised me -700 people can be trained at the same time, equipped with a full set of supporting and residential equipment, which is no different from hotel facilities. There are members of the training, as well as supporters and candidates who are preparing to run.</text:p>
      <text:p text:style-name="P4">
News Source: <text:a xlink:type="simple" xlink:href="http://www.ftchinese.com/story/001100188" text:style-name="Internet_20_link" text:visited-style-name="Visited_20_Internet_20_Link">
http://www.ftchinese.com/story/001100188</text:a>
</text:p>
      <!--NEWS-->
      <text:h text:style-name="P10" text:outline-level="1">
<text:span text:style-name="T4">
Still relying on real estate to promote economic growth? China must re -consider</text:span>
</text:h>
      <text:p text:style-name="P4">
Author: https://www.facebook.com/bbcworldservice/</text:p>
      <text:p text:style-name="P4">
Publisher: BBC News 中文</text:p>
      <text:p text:style-name="P4">
Published Time: 2023-07-07T08:18:28.000Z</text:p>
      <text:p text:style-name="P4">
Modified Time: 2023-07-07T08:18:28.000Z</text:p>
      <text:p text:style-name="P4">
Description: After the new crown epidemic restrictions are liberalized, people expect that the Chinese economy will rebound strongly, but this does not appear.</text:p>
      <text:p text:style-name="P4">
Images: ["<text:a xlink:type="simple" xlink:href="https://ichef.bbci.co.uk/news/640/cpsprodpb/12A0D/production/_130310367_2a414963-ef67-479c-9f6d-73f5fec431a7.jpg" text:style-name="Internet_20_link" text:visited-style-name="Visited_20_Internet_20_Link">
_130310367_2a...</text:a>
", "<text:a xlink:type="simple" xlink:href="https://ichef.bbci.co.uk/news/640/cpsprodpb/BAB9/production/_130310874_bbqzibo3.jpg" text:style-name="Internet_20_link" text:visited-style-name="Visited_20_Internet_20_Link">
_130310874_bb...</text:a>
"]</text:p>
      <text:p text:style-name="P4">
Videos: ["<text:a xlink:type="simple" xlink:href="https://www.bbc.com/ws/av-embeds/cps/zhongwen/simp/chinese-news-66131340/p0fzj6jm/zh-hans" text:style-name="Internet_20_link" text:visited-style-name="Visited_20_Internet_20_Link">
zh-hans</text:a>
"]</text:p>
      <text:p text:style-name="P4">
Tags: ['金融财经', '中國', '经济', '就业']</text:p>
      <text:p text:style-name="P4">
Type: Article</text:p>
      <!--METADATA-->
      <text:h text:style-name="P12" text:outline-level="3">
<text:span text:style-name="T4">
Still relying on real estate to promote economic growth? China must re -consider</text:span>
</text:h>
      <ul>
        <li>
Stephen Mcdonell * BBC reporter in China</li>
      </ul>
      <text:p text:style-name="P4">
July 7, 2023![] <text:a xlink:type="simple" xlink:href="Images/BBC Chinese/2023-07-07T08-18-28.000Z/_130310367_2a414963-ef67-479c-9f6d-73f5fec431a7.jpg" text:style-name="Internet_20_link" text:visited-style-name="Visited_20_Internet_20_Link">
</text:a>
Image source, Joyce LiU/BBC</text:p>
      <text:p text:style-name="P4">
Image adding text,</text:p>
      <text:p text:style-name="P4">
Zibo's outdoor barbecue provides people with delicious and low -cost leisure diet.</text:p>
      <text:p text:style-name="P4">
<text:span text:style-name="T4">
<text:span text:style-name="T5">
* Zibo, Shandong Province, is experiencing a wave of outdoor barbecue. </text:span>
* </text:span>
</text:p>
      <text:p text:style-name="P4">
People from all over China come here to taste the famous lamb skewers, which has become a legend in social media.</text:p>
      <text:p text:style-name="P4">
This is a very noisy experience, and it is definitely not suitable for timid people.</text:p>
      <text:p text:style-name="P4">
The streets are crowded with people. You sit on a small plastic chair, drink beer, roll the meat pieces with the local onion cakes, and all sides are karaoke.</text:p>
      <text:p text:style-name="P4">
At first glance, these people seem to show a strong rebound after the emergency state of the crown epidemic -but according to economists, the truth is not the case.</text:p>
      <text:p text:style-name="P4">
They said that this is more that people have found a cheap and delicious choice under the face of great pressure on household income.</text:p>
      <text:p text:style-name="P4">
<draw:frame draw:style-name="fr1" draw:name="Image12" text:anchor-type="as-char" svg:width="6.9236in" svg:height="3.894525in" draw:z-index="0">
<draw:image xlink:href="../Images/BBC Chinese/2023-07-07T08-18-28.000Z/_130310874_bbqzibo3.jpg" xlink:type="simple" xlink:show="embed" xlink:actuate="onLoad" draw:mime-type="image/jpeg"/>
</draw:frame>
Image source, Joyce LiU/BBC</text:p>
      <text:p text:style-name="P4">
Image adding text,</text:p>
      <text:p text:style-name="P4">
The lamb skewers and karaoke of Zibo barbecue restaurants have attracted people from all over the country.</text:p>
      <text:p text:style-name="P4">
A shirtless man told us that this was the ideal place for him and his family on the hot summer night, and the cost performance of this gameplay was in line with the current reality.</text:p>
      <text:p text:style-name="P4">
"This place is very suitable for the people," he said. "It is difficult to make money recently, but it is still easy to spend money. After three years of epidemic, the economy is just recovering slowly."</text:p>
      <text:p text:style-name="P4">
Chinese university graduates are particularly seriously impacted by economic downturn, and the unemployment rate has been hovering at 20%or more.</text:p>
      <text:p text:style-name="P4">
Some students are disturbed by their future.</text:p>
      <text:p text:style-name="P4">
"Yes, I'm worried," said a girl who was about to graduate. "The competition is fierce and it is difficult to find a job. All my classmates have the same pressure."</text:p>
      <text:p text:style-name="P4">
For those who have a job, economic protection is an important reason for their unwillingness to spend more money.</text:p>
      <text:p text:style-name="P4">
They are worried that they may accidentally fall into the ranks of unemployment, and in many cases, the biggest investment of their family is not as valuable as they originally imagined.</text:p>
      <text:p text:style-name="P4">
China's real estate industry is under tremendous pressure.</text:p>
      <text:p text:style-name="P4">
<text:a xlink:type="simple" xlink:href="https://www.bbc.com/ws/av-embeds/cps/zhongwen/simp/chinese-news-66131340/p0fzj6jm/zh-hans" text:style-name="Internet_20_link" text:visited-style-name="Visited_20_Internet_20_Link">
Video-1-Link:/WS/AV-EMBEDS/CPS/ZHONGWEN/SIMP/Chinese-News-66131340/P0FZJ6jm/ZH-HansS</text:a>
<text:span text:style-name="T4">
 Your equipment does not support playing multimedia materials </text:span>
 video plus injection text,</text:p>
      <text:p text:style-name="P4">
The hot Zibo barbecue and vacant Qingdao real estate reflect the reality of China's economic downturn</text:p>
      <text:p text:style-name="P4">
In order to understand this in person, we drove from Zibo to east for a few hours and came to a much larger city of Qingdao.</text:p>
      <text:p text:style-name="P4">
Here, the rapid outbreak of real estate does not match the real needs of buyers or tenants, and as a result, a large number of real estate built is rarely living inside.</text:p>
      <text:p text:style-name="P4">
A woman sells cold noodles on a mobile booth outside her residential area, and she has very few neighbors.</text:p>
      <text:p text:style-name="P4">
A few years ago, her husband bought a apartment here after moving to Qingdao. Because I heard that the school here is good, I want to give the child a better starting point.</text:p>
      <text:p text:style-name="P4">
I asked her if she was worried about her house depreciation.</text:p>
      <text:p text:style-name="P4">
"Of course worry," she said, "But what can I do?"</text:p>
      <text:p text:style-name="P4">
A couple next to the street cleaners were stopped for lunch. They pointed at the building behind them and said that no one lived there.</text:p>
      <text:p text:style-name="P4">
Opposite the road is a small piece of concrete real estate. The outer wall has no painting and no windows. The window frame looks dilapidated because of long exposure.</text:p>
      <text:p text:style-name="P4">
Image source, Joyce LiU/BBC</text:p>
      <text:p text:style-name="P4">
Image adding text,</text:p>
      <text:p text:style-name="P4">
The outbreak of real estate in Qingdao exceeds the needs of buyers and tenants.</text:p>
      <text:p text:style-name="P4">
"The construction project over there suddenly stopped working last year," the man said.</text:p>
      <text:p text:style-name="P4">
According to his wife, the entire block is quite deserted. "There is nothing here, there is no gas station, and you have to go far away. Living here is very inconvenient," she said.</text:p>
      <text:p text:style-name="P4">
This place used to have hope to take off. At that time, the city hosted the Shanghai Cooperation Organization Summit. Chinese President Xi Jinping also recognized the investment and business of this place. Here it may also become the place of the International Expo and other activities.</text:p>
      <text:p text:style-name="P4">
Originally, there would be people who hired houses, startups, or other companies to buy houses here, but the fact is that there are not many companies.</text:p>
      <text:p text:style-name="P4">
According to a local real estate agent, the property sales in the area have been halved in recent years.</text:p>
      <text:p text:style-name="P4">
"The price decline is because of the market saturation," she said. "Too many houses have been built, it is difficult to sell."</text:p>
      <text:p text:style-name="P4">
We put a drone, and the scene overlooking from the air was worse than we saw on the ground.</text:p>
      <text:p text:style-name="P4">
A new real estate that is completely stopped around can be seen around, and the real estate that has been completed is almost not angry.</text:p>
      <text:p text:style-name="P4">
Image source, Joyce LiU/BBC</text:p>
      <text:p text:style-name="P4">
Image adding text,</text:p>
      <text:p text:style-name="P4">
The prosperity of China's real estate has made the housing prices in many large cities exceed the ability of ordinary families.</text:p>
      <text:p text:style-name="P4">
Moreover, supply and demand issues are not unique to this area, or even the city. In China, it is easy to find evidence that real estate bubbles bring in danger.</text:p>
      <text:p text:style-name="P4">
In this country, one of the reasons for the proliferation of real estate speculation is the lack of other investment options. However, the prosperity of real estate has made the housing prices of many large cities exceed the ability of ordinary families. The government's response to this is to limit the number of personal purchase of houses.</text:p>
      <text:p text:style-name="P4">
This is a sincere attempt to make equal reforms, but now there is pressure to reverse this direction. In Qingdao, such measures have been relaxed, so as to bring stimulus to the stagnant real estate market.</text:p>
      <text:p text:style-name="P4">
The challenges faced by Chinese policy makers are to find a way to get economic growth and business confidence from getting rid of the heavy dependence of this real estate sales.He told the BBC in Australia: "China's economy urgently needs to be re -balanced. In the past two or three decades, the Chinese economy has increased huge growth through large -scale infrastructure construction and a substantial growth in the real estate market. The method is not sustainable. "</text:p>
      <text:p text:style-name="P4">
"Look at the world, developed economies need family as a key driving force for economic growth, and this is not available in China."</text:p>
      <text:p text:style-name="P4">
From reducing interest rates to cash allowances, the Chinese government is considering promoting individuals and enterprises to increase consumption in various ways.</text:p>
      <text:p text:style-name="P4">
However, the problem is emotion.</text:p>
      <text:p text:style-name="P4">
When there are more jobs, people will feel more secure. Enterprises need investment to create more employment opportunities, but when consumers lack security, companies are unwilling to do so.</text:p>
      <text:p text:style-name="P4">
As Harry Mufi Cruise said: "This is a bit like a chicken and egg. Without corporate expenditure, there will be no economic recovery. They will not spend before they see the recovery. So they become a The deadlock hinders the development of the key part of the economy. "</text:p>
      <text:p text:style-name="P4">
All these issues may affect global trade.</text:p>
      <text:p text:style-name="P4">
Image source, Joyce LiU/BBC</text:p>
      <text:p text:style-name="P4">
Image adding text,</text:p>
      <text:p text:style-name="P4">
On the other hand, Qingdao's beach shows that tourism is recovering</text:p>
      <text:p text:style-name="P4">
China is a big country. The ripples that occur in the world's second largest economy will cause waves.</text:p>
      <text:p text:style-name="P4">
The production output here has decreased -due to weak international demand -leading to decline in exports and decreased supply in Chinese manufacturing goods globally, the commercial activities of large Asian factories will decrease. After that, China's slowdown consumption means that the import of products of other countries will decrease.</text:p>
      <text:p text:style-name="P4">
For the Chinese government, the headache may have to make a choice or seek short -term stimulus measures. This will delay the re -balance it needs to face, or to bear more instant pain, so as to start a long -term solution to solve the long -term solution faster plan.</text:p>
      <text:p text:style-name="P4">
Naturally, there must be almost someone in Beijing's high levels of power. Some people are considering taking some intermediate routes. They first take slightly promoting measures to stabilize the economy, and then consider greater problems on hand.</text:p>
      <text:p text:style-name="P4">
Because they know that once negative emotions are formed, it may be difficult to reverse the situation.</text:p>
      <text:p text:style-name="P4">
However, if you want to be optimistic about Qingdao and life itself, you can go to the beach. In the famous coastline here, the tourism industry seems to have recovered.</text:p>
      <text:p text:style-name="P4">
There is a smile there, a sand castle piled up by tourists. Whether it is an industrial giant or a truck driver, everyone here is enjoying the embrace of the sea.</text:p>
      <text:p text:style-name="P4">
Whether or not this is in line with reality, here you can hardly feel that although everything is difficult, it will be better in the future.</text:p>
      <text:p text:style-name="P4">
News Source: <text:a xlink:type="simple" xlink:href="https://www.bbc.com/zhongwen/simp/chinese-news-66131340" text:style-name="Internet_20_link" text:visited-style-name="Visited_20_Internet_20_Link">
https://www.bbc.com/zhongwen/simp/chinese-news-66131340</text:a>
</text:p>
      <!--NEWS-->
      <text:h text:style-name="P10" text:outline-level="1">
<text:span text:style-name="T4">
What does Harvard fail? What does the equalization bill of violations mean? (Free version)</text:span>
</text:h>
      <text:p text:style-name="P4">
Authors: ['冯郁青']</text:p>
      <text:p text:style-name="P4">
Publisher: 英国《金融时报》</text:p>
      <text:p text:style-name="P4">
Time: 2023-07-07T08:44:29+00:00</text:p>
      <text:p text:style-name="P4">
Published Time: 2023-07-06T12:00:99+08:00</text:p>
      <text:p text:style-name="P4">
Modified Time: 2023-07-07T04:33:99+08:00</text:p>
      <text:p text:style-name="P4">
Description: Feng Yuqing: For Asians, the battle has just begun. The judgment of the Supreme Court may not be able to ensure the fair opportunities of Asians in studying and job hunting, but now there are law.</text:p>
      <text:p text:style-name="P4">
Images: ["<text:a xlink:type="simple" xlink:href="https://thumbor.ftacademy.cn/unsafe/picture/7/000119297_piclink.jpg" text:style-name="Internet_20_link" text:visited-style-name="Visited_20_Internet_20_Link">
000119297_pic...</text:a>
"]</text:p>
      <text:p text:style-name="P4">
Themes: ['专栏', '教育', '关注']</text:p>
      <text:p text:style-name="P4">
Keywords: ['教育', '平权', '大学', '亚裔美国人']</text:p>
      <text:p text:style-name="P4">
Type: Article</text:p>
      <!--METADATA-->
      <text:p text:style-name="P4">
<draw:frame draw:style-name="fr1" draw:name="Image17" text:anchor-type="as-char" svg:width="6.9236in" svg:height="4.617987in" draw:z-index="0">
<draw:image xlink:href="../Images/FT Chinese Free Version/2023-07-07T08-44-29-00-00/000119297_piclink.jpg" xlink:type="simple" xlink:show="embed" xlink:actuate="onLoad" draw:mime-type="image/jpeg"/>
</draw:frame>
A series of judgments from the US Supreme Court last week shaking American society. Among them, the judgments such as Harvard and other universities considering racial factors in enrollment violations based on the equal rights bill, which can be said to be a victory of common sense. It has a significant impact on future Asians' life in the United States.</text:p>
      <text:p text:style-name="P4">
First of all, let's review the history of the equality bill. In the 1960s, the civil rights movement led by Martin Luther King changed the appearance of the United States. The Activity Act is an important result of the civil rights movement and one of the derivatives of the Civil Rights Law in 1964. It aims to take care of ethnic minorities in enrollment and employment. According to this bill, public schools in the United States have the responsibility to adopt a quota or extra point in enrollment to allow ethnic minorities to give priority to admission. In order to promote the diversification of American society, the bill has played an important role in creating equal opportunities for ethnic minorities in universities, workplace, and officialdom.</text:p>
      <text:p text:style-name="P4">
News Source: <text:a xlink:type="simple" xlink:href="http://www.ftchinese.com/story/001100189" text:style-name="Internet_20_link" text:visited-style-name="Visited_20_Internet_20_Link">
http://www.ftchinese.com/story/001100189</text:a>
</text:p>
      <!--NEWS-->
      <text:h text:style-name="P10" text:outline-level="1">
<text:span text:style-name="T4">
China Customs announced the prohibition of imports of food in Fukushima and other places in Japan</text:span>
</text:h>
      <text:p text:style-name="P4">
Author: None (Language: zh)</text:p>
      <text:p text:style-name="P4">
Publisher: None</text:p>
      <text:p text:style-name="P4">
Time: 2023-07-07T08:46:00Z</text:p>
      <text:p text:style-name="P4">
Description: The comprehensive report of safety review issued by the International Atomic Energy Agency this week states that Japan's plans to store the water in the first nuclear power plant in Fukushima meet the safety standards of the agency. On Friday, the General Administration of Customs of China announced that in order to prevent the losses of Japanese food with radioactive pollution, China Customs banned the import of ten counties (cents) such as Fukushima in Japan.</text:p>
      <text:p text:style-name="P4">
Videos: []</text:p>
      <text:p text:style-name="P4">
Images: []</text:p>
      <text:p text:style-name="P4">
Subject: 科技环境</text:p>
      <text:p text:style-name="P4">
Subjects: ['德中关系', '韩国', '岛屿主权争端', '专题报道：全景观看“习马会”', '中国', '中共十九大', '福岛', '朝鲜']</text:p>
      <text:p text:style-name="P4">
Keywords: ['福岛', '核事故', '核废水排放', '中国', '禁购', '日本海鲜', '韩国', '核辐射']</text:p>
      <text:p text:style-name="P4">
Id: 66142401</text:p>
      <!--METADATA-->
      <text:p text:style-name="P4">
<text:a xlink:type="simple" xlink:href="https://www.dw.com/zh/overlay/image/article/66142401/64968487" text:style-name="Internet_20_link" text:visited-style-name="Visited_20_Internet_20_Link">
 </text:a>
China Customs announced that it is prohibited from the import of ten counties (cadres) such as Fukushima in Japan.</text:p>
      <text:p text:style-name="P4">
(Voice of Germany) <text:a xlink:type="simple" xlink:href="https://www.dw.com/zh/zh/日本核废水排海在即-原子能机构再赴福岛审查/a-65763766" text:style-name="Internet_20_link" text:visited-style-name="Visited_20_Internet_20_Link">
UN International Atomic Energy Agency</text:a>
A comprehensive report of safety review released this week states that Japan will be stored in the Water Election of Water Dedication at the Fukushima First Nuclear Power Station <text:a xlink:type="simple" xlink:href="https://www.dw.com/zh/zh/福岛废水排海iaea评估为安全-中国反对/a-66111067" text:style-name="Internet_20_link" text:visited-style-name="Visited_20_Internet_20_Link">
conforms to the safety standards of atomic energy institutions</text:a>
Essence The agency supports Tokyo Electric Power Corporation to discharge the ocean with a processing nuclear waste water that is equivalent to about 500 Olympic pool capacity. These nuclear waste water is a polluting water used to cool down the tsunami in the 2011 Japanese earthquake that causes tsunami to cool down the nuclear reactor.</text:p>
      <text:p text:style-name="P4">
Although Japan guarantees that the wastewater is safe after filtering and removing most of the isotopes, the emission water plan is still <text:a xlink:type="simple" xlink:href="https://www.dw.com/zh/zh/福岛核废水倾倒海洋-渔民说不-中韩反对-美国支持/a-57244397" text:style-name="Internet_20_link" text:visited-style-name="Visited_20_Internet_20_Link">
being opposed by domestic and foreign at home and abroad</text:a>
 。</text:p>
      <text:p text:style-name="P4">
Tokyo Electric Power Corporation will discharge the ocean to about 500 Olympic pool capacity of the nuclear waste water.</text:p>
      <text:p text:style-name="P4">
The China Customs General Administration announced on Friday (July 7) that "in order to prevent Japanese food in China with radioactive pollution and protect Chinese consumers imported food safety, Chinese Customs prohibits the import of ten counties (cadres), including Fukushima in Japan, Strictly review the attached certification documents, strictly review foods, especially aquatic products (including edible aquatic animals), strengthen supervision, strictly implement 100%inspection, and continue to strengthen the detection and monitoring of radioactive substances to ensure the safety of Japanese food in Japan. Strictly prevent the input of risks. "</text:p>
      <text:p text:style-name="P4">
The General Administration of Customs of China also said: "The International Atomic Energy Agency has recently reported the opinions of the comprehensive evaluation report released by the Fukushima nuclear pollution water in Japan, which failed to fully reflect the opinions of all experts participating in the evaluation work. Approve. There are still many problems in the Japanese side's legitimacy, the reliability of purification devices, and the perfectness of the monitoring solution. "</text:p>
      <text:p text:style-name="P4">
Last year, China was the largest buyer in Japan's seafood exports, although China was one of the countries that restricted food imported from some parts of Japan due to the nuclear accident.</text:p>
      <text:p text:style-name="P4">
China is also the most intense critic of this drainage plan in Japan, saying that this threatens marine life and human health.</text:p>
      <text:p text:style-name="P4">
China had previously warned that Japan must "bear all the consequences of its actions." The implementation of the plan will begin in the next few weeks, and it will take up to 40 years to discharge.</text:p>
      <text:p text:style-name="P4">
Three Japanese government officials and a ruling member of the ruling party have said in an anonymous interview with Reuters in recent days that they expect that China will expand its restrictions on Japanese seafood.</text:p>
      <text:p text:style-name="P4">
"We think they may have a comprehensive ban on Japanese seafood." A official said, "They want to punish Japan economy."</text:p>
      <text:p text:style-name="P4">
He said: "For China, Japanese seafood imports only account for a small part of its market ... but for Japan, this is a large market."</text:p>
      <text:p text:style-name="P4">
The comprehensive report of safety review issued by the United Nations International Atomic Energy Agency this week pointed out that Japan's plans to store the water -rowed sea of water storage in the Fukushima first nuclear power plant meet the safety standards of atomic energy agencies.</text:p>
      <text:h text:style-name="P12" text:outline-level="3">
<text:span text:style-name="T4">
Some Chinese consumers call for resistance to Japanese products</text:span>
</text:h>
      <text:p text:style-name="P4">
The Ministry of Foreign Affairs of Japan stated that Japan had conducted scientific discussions with China on the issue of emissions and will continue.</text:p>
      <text:p text:style-name="P4">
China has prohibited seafood from 10 counties (including Fukushima Prefecture and Capital Tokyo) from 47 counties in Japan since 2011, and prohibit all food and feed from 9 counties from 9 counties. Do radioactive testing.</text:p>
      <text:p text:style-name="P4">
Japan's data show that most of the seafood fishing in Japanese fisheries consume in China. Despite the ban, China was still the largest buyer in Japan's seafood last year (calculated by value).</text:p>
      <text:p text:style-name="P4">
The Chinese market accounts for 22.5%of Japan's seafood exports, worth 87 billion yen (US $ 604 million), followed by Hong Kong (19.5%) and the United States (13.9%). China has purchased more than half of the total exports of Japanese scallops.</text:p>
      <text:p text:style-name="P4">
The Hong Kong government said on Tuesday that when Japan began to implement an emission plan, Hong Kong will "immediately take control measures, including import control to aquatic products from high -risk counties."</text:p>
      <text:p text:style-name="P4">
China said that after the implementation of emissions plans in Japan, it will strengthen monitoring of marine and seafood.</text:p>
      <text:p text:style-name="P4">
South Korean consumers snap up sea salt and other products before the implementation of the emission plan. The South Korean government also promised to strengthen monitoring and try to alleviate public concerns, but did not threaten to expand its ban on Japanese products.</text:p>
      <text:p text:style-name="P4">
In China, some consumers have called for anti -Japanese products on social media. This wave of public opinion briefly cracked down on the stock price of Japanese cosmetics manufacturers.</text:p>
      <text:p text:style-name="P4">
*#</text:p>
      <text:h text:style-name="P13" text:outline-level="4">
<text:span text:style-name="T4">
Fishermen in Fukushima</text:span>
</text:h>
      <text:h text:style-name="P12" text:outline-level="3">
<text:span text:style-name="T4">
</text:span>
</text:h>
      <text:p text:style-name="P4">
When the 71 -year -old fisherman Ono Haruki removed his fishing at Komigou in Shinachi, it was already bright. Ono is the third -generation fisherman and has been in Shinachi for half a century. It was only 55 kilometers north of Fukushima First Nuclear Power Station. In 2011, one of the most serious nuclear accidents in the world occurred there.</text:p>
      <text:p text:style-name="P4">
*#</text:p>
      <text:h text:style-name="P13" text:outline-level="4">
<text:span text:style-name="T4">
Fishermen in Fukushima</text:span>
</text:h>
      <text:h text:style-name="P12" text:outline-level="3">
<text:span text:style-name="T4">
Fishing and survival</text:span>
</text:h>
      <text:p text:style-name="P4">
When cleaning silver fish, Ono remembered the day when he changed the world: On March 11, 2011, a nine -level earthquake triggered a huge tsunami on the east coast of Japan. Ono survived on his boat, but his home on the land was destroyed. He lost a younger brother. The tsunami also impacted the Fukushima nuclear power plant, causing explosion and melting.</text:p>
      <text:p text:style-name="P4">
*#</text:p>
      <text:h text:style-name="P13" text:outline-level="4">
<text:span text:style-name="T4">
Fishermen in Fukushima</text:span>
</text:h>
      <text:h text:style-name="P12" text:outline-level="3">
<text:span text:style-name="T4">
Tragging fisheries</text:span>
</text:h>
      <text:p text:style-name="P4">
The radiation released during the disaster during the reactor caused the fisheries in the area to be completely stagnant. It was not until 12 years later that the price of fish slowly rose. Ono believes that Tokyo Electric Power Corporation will be "unbearable" that the plans of polluting water into the sea again. He was worried, "We are afraid we will return to the origin again."#</text:p>
      <text:h text:style-name="P13" text:outline-level="4">
<text:span text:style-name="T4">
Fishermen in Fukushima</text:span>
</text:h>
      <text:h text:style-name="P12" text:outline-level="3">
<text:span text:style-name="T4">
Place of cooling water</text:span>
</text:h>
      <text:p text:style-name="P4">
The damaged Fukushima First Nuclear Power Station scene at the scene of the Fukushima First Nuclear Power Station is the focus of controversy. According to the authorities, these water storage tanks must be removed before rebuilding. These water is mainly used for cooling reactors after the disaster.</text:p>
      <text:p text:style-name="P4">
*#</text:p>
      <text:h text:style-name="P13" text:outline-level="4">
<text:span text:style-name="T4">
Fishermen in Fukushima</text:span>
</text:h>
      <text:h text:style-name="P12" text:outline-level="3">
<text:span text:style-name="T4">
cooling water is safe?</text:span>
</text:h>
      <text:p text:style-name="P4">
An employee of Tokyo Electric Power Co., Ltd. raised the water sample in front of the camera. These water is treated, filtered and diluted. Dongdian and the government claim that it is safe now. However, it contains trace. Although this radioactive homogenin is considered relatively harmless, fishermen are worried that the water will be discharged into the sea again to destroy their business again.</text:p>
      <text:p text:style-name="P4">
*#</text:p>
      <text:h text:style-name="P13" text:outline-level="4">
<text:span text:style-name="T4">
Fishermen in Fukushima</text:span>
</text:h>
      <text:h text:style-name="P12" text:outline-level="3">
<text:span text:style-name="T4">
In control?</text:span>
</text:h>
      <text:p text:style-name="P4">
The radiation test standards cited by the Tokyo Electric Power Corporation and the Tokyo government are stricter than other countries that are also discharged. This release has also been approved by the International Atomic Energy Agency (IAEA). "We have equipment to make water safe." Tomohikomayuzum, a spokesman for Tokyo Power Company, told Reuters.</text:p>
      <text:p text:style-name="P4">
*#</text:p>
      <text:h text:style-name="P13" text:outline-level="4">
<text:span text:style-name="T4">
Fishermen in Fukushima</text:span>
</text:h>
      <text:h text:style-name="P12" text:outline-level="3">
<text:span text:style-name="T4">
Fish in the wastewater tank</text:span>
</text:h>
      <text:p text:style-name="P4">
In order to prove the processed water innocence and harmless, Tokyo Electric Power Company is breeding fishes in the water tank of the abandoned Fukushima first nuclear power plant. Toshihirowada at the University of Fukushima said that it can understand the fishermen's concerns. He said that Tokyo Electric Power Corporation announced that the emission of polluting water was "unfortunate" for the fisheries that have just recovered in the region.</text:p>
      <text:p text:style-name="P4">
*#</text:p>
      <text:h text:style-name="P13" text:outline-level="4">
<text:span text:style-name="T4">
Fishermen in Fukushima</text:span>
</text:h>
      <text:h text:style-name="P12" text:outline-level="3">
<text:span text:style-name="T4">
Sprinkle salt on the wound?</text:span>
</text:h>
      <text:p text:style-name="P4">
Fisherman Ono Haruki poured the fish he captured into a water tank. He was angry at Tokyo Electric Power Company: "The ocean is not a trash can." He said in an interview with Reuters and asked, "Why do you put water to the waters of Fukushima, why not put water to Tokyo or Osaka?" He said, he said, The people in the region have suffered sufficient pain, and now they have suffered more pain.</text:p>
      <text:p text:style-name="P4">
*#</text:p>
      <text:h text:style-name="P13" text:outline-level="4">
<text:span text:style-name="T4">
Fishermen in Fukushima</text:span>
</text:h>
      <text:h text:style-name="P12" text:outline-level="3">
<text:span text:style-name="T4">
The future of fishermen</text:span>
</text:h>
      <text:p text:style-name="P4">
Ono Chunfu stands in the place where the former house is located. After the tsunami, the area was turned into a park. Although his new home is inland, the 71 -year -old man had to "work at sea" to the end of his life. He felt dim in the future prospects of the fishing industry. He asked: "What do those children who go to elementary and junior high schools?" For them, it was too unstable for them.</text:p>
      <text:p text:style-name="P4">
Author: philipp böll</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Reuters)</text:p>
      <text:p text:style-name="P4">
News Source: <text:a xlink:type="simple" xlink:href="https://www.dw.com/zh/中国海关宣布禁止进口日本福岛等地食品/a-66142401" text:style-name="Internet_20_link" text:visited-style-name="Visited_20_Internet_20_Link">
https://www.dw.com/zh/中国海关宣布禁止进口日本福岛等地食品/a-66142401?maca=chi-rss-chi-all-1127-rdf</text:a>
</text:p>
      <!--NEWS-->
      <text:h text:style-name="P10" text:outline-level="1">
<text:span text:style-name="T4">
Hong Kong current affairs cartoonist Zunzi: Bullet stop publication does not mean that creation stops</text:span>
</text:h>
      <text:p text:style-name="P4">
Author: https://www.facebook.com/bbcworldservice/</text:p>
      <text:p text:style-name="P4">
Publisher: BBC News 中文</text:p>
      <text:p text:style-name="P4">
Published Time: 2023-07-07T09:22:01.000Z</text:p>
      <text:p text:style-name="P4">
Modified Time: 2023-07-07T09:22:01.000Z</text:p>
      <text:p text:style-name="P4">
Description: Zunzi is a well -known cartoonist in Hong Kong and has been engaged in current affairs comics for more than 40 years. In May 2023, after the Hong Kong Government officials repeatedly criticized its recent works, the Hong Kong newspaper "Ming Pao" announced that its "Zunzi Comic Column" was suspended. In an exclusive interview with BBC Chinese, Zunzi said that the National Security Law implemented in Hong Kong in Hong Kong brought many "red lines" to local news and artistic creation, but he said that he would not stop creating or departing from Hong Kong.</text:p>
      <text:p text:style-name="P4">
Images: []</text:p>
      <text:p text:style-name="P4">
Videos: ["<text:a xlink:type="simple" xlink:href="https://www.bbc.com/ws/av-embeds/cps/zhongwen/simp/chinese-news-66131951/p0fzj8vh/zh-hans" text:style-name="Internet_20_link" text:visited-style-name="Visited_20_Internet_20_Link">
zh-hans</text:a>
"]</text:p>
      <text:p text:style-name="P4">
Tags: ['香港版国安法', '香港']</text:p>
      <text:p text:style-name="P4">
Type: Article</text:p>
      <!--METADATA-->
      <text:h text:style-name="P12" text:outline-level="3">
<text:span text:style-name="T4">
Hong Kong current affairs cartoonist Zunzi: column stop publication does not mean creative stop</text:span>
</text:h>
      <text:p text:style-name="P4">
<text:a xlink:type="simple" xlink:href="https://www.bbc.com/ws/av-embeds/cps/zhongwen/simp/chinese-news-66131951/p0fzj8vh/zh-hans" text:style-name="Internet_20_link" text:visited-style-name="Visited_20_Internet_20_Link">
Video-1-Link:/WS/AV-EMBEDS/CPS/ZHONGWEN/SIMP/Chinese-News-66131951/P0FZJ8vh/ZH-HansS</text:a>
<text:span text:style-name="T4">
 Your equipment does not support the playback multimedia materials </text:span>
<text:span text:style-name="T4">
* Hong Kong current affairs cartoonist Zunzi: Bullet stop publication does not mean that creation stops </text:span>
 July 7, 2023</text:p>
      <text:p text:style-name="P4">
Zunzi is a well -known current affairs cartoonist in Hong Kong and has been engaged in creation for more than forty years. Because his theme of his works is mostly related to social and political issues in Hong Kong and mainland China, and his style is bold, it has caused controversy from time to time. In May 2023, after the Hong Kong Government officials repeatedly criticized its recent works, the Hong Kong newspaper "Ming Pao" announced that its "Zunzi Comic Column" was suspended. In an exclusive interview with BBC Chinese, Zunzi said that the National Security Law implemented in Hong Kong in Hong Kong brought many "red lines" to local news and artistic creation, but he said that he would not stop creating or departing from Hong Kong.</text:p>
      <text:p text:style-name="P4">
Interview, photography, editing: Li Luo</text:p>
      <text:p text:style-name="P4">
Special thanks: Leave the book house</text:p>
      <text:p text:style-name="P4">
News Source: <text:a xlink:type="simple" xlink:href="https://www.bbc.com/zhongwen/simp/chinese-news-66131951" text:style-name="Internet_20_link" text:visited-style-name="Visited_20_Internet_20_Link">
https://www.bbc.com/zhongwen/simp/chinese-news-66131951</text:a>
</text:p>
      <!--NEWS-->
      <text:h text:style-name="P10" text:outline-level="1">
<text:span text:style-name="T4">
MAD Report: Russia and China Assassinate the Germans of the German Army are the most active</text:span>
</text:h>
      <text:p text:style-name="P4">
Author: None (Language: zh)</text:p>
      <text:p text:style-name="P4">
Publisher: None</text:p>
      <text:p text:style-name="P4">
Time: 2023-07-07T10:27:00Z</text:p>
      <text:p text:style-name="P4">
Description: The German Military Anti-Love News Agency (MAD) released the latest 2021-2022 annual report. The report states that Russia and China are the most active countries in the German Federal Defense Force to engage in spy activities.</text:p>
      <text:p text:style-name="P4">
Videos: []</text:p>
      <text:p text:style-name="P4">
Images: []</text:p>
      <text:p text:style-name="P4">
Subject: 时政风云</text:p>
      <text:p text:style-name="P4">
Subjects: ['欧债危机', '俄罗斯', '欧盟', '乌克兰', '岛屿主权争端', '专题报道：全景观看“习马会”', '德国', '中国', '留学德国', '中共十九大']</text:p>
      <text:p text:style-name="P4">
Keywords: ['间谍', 'MAD', '德国军事反情报局', '军事反情报局', '俄罗斯', '中国', '德国', '联邦国防军']</text:p>
      <text:p text:style-name="P4">
Id: 66153262</text:p>
      <!--METADATA-->
      <text:p text:style-name="P4">
<text:a xlink:type="simple" xlink:href="https://www.dw.com/zh/overlay/image/article/66153262/63596402" text:style-name="Internet_20_link" text:visited-style-name="Visited_20_Internet_20_Link">
 </text:a>
The German Military Anti -Love News (MAD) in Cologne (MAD)</text:p>
      <text:p text:style-name="P4">
(Voice of Germany) Since Russia launched the war against Ukraine in February 2022, Germany provided weapons, ammunition, equipment and training in Ukrainian soldiers in Germany, which was thus stabbed densely by the Russian intelligence department. The German Military Anti -Love News Agency (MAD) reported that Russia reached a new scale in Germany's intelligence activities.</text:p>
      <text:p text:style-name="P4">
The report states that the number of intelligence personnel sent by Russia shows the value of German military intelligence. In April 2022, after the outbreak of the Russian war against Ukraine, the German federal government announced that 40 Russian diplomats were "unpopular people." These diplomats were expelled from Germany and caused a blow to Russia's previous efficient spy activity in Germany. However, it can be determined that the Russian intelligence department will take other means to continue to obtain information.</text:p>
      <text:p text:style-name="P4">
According to the report, Russia's intention and ability to exploration of NATO key infrastructure and the intention and ability to destruct in some cases is a threat that must be treated seriously.</text:p>
      <text:p text:style-name="P4">
In addition, from 2021 to 2022, Russia also took a variety of measures to try to impact public opinions. This includes not only in Germany, but also the countries where the Federal Defense Force is stationed, such as the Baltic countries.</text:p>
      <text:p text:style-name="P4">
The Federal Defense Force provides training for Ukrainian soldiers in Germany. This is the badge of a training Ukrainian soldier</text:p>
      <text:p text:style-name="P4">
<text:span text:style-name="T4">
China</text:span>
</text:p>
      <text:p text:style-name="P4">
For China, the report wrote: "China continues to hope to become a world power before 2049. And this idea is realized by the" Made in China 2025 'and the "New Silk Road Movement". "The report stated that it was to achieve this goal. The means also include online spies and traditional <text:a xlink:type="simple" xlink:href="https://www.dw.com/zh/zh/德国内政部长要求加强防范来自中国的间谍活动/a-65840153" text:style-name="Internet_20_link" text:visited-style-name="Visited_20_Internet_20_Link">
espionage</text:a>
Wait for many ways.</text:p>
      <text:p text:style-name="P4">
The report states that for <text:a xlink:type="simple" xlink:href="https://www.dw.com/zh/zh/德国三大情报机构警告不要对专制中国太天真/a-63472850" text:style-name="Internet_20_link" text:visited-style-name="Visited_20_Internet_20_Link">
China</text:a>
In terms of intelligence department, the common activities of the German Federal Defense Force under the framework of military cooperation are of special significance. These military cooperation includes: military training assistance, joint drill plan, and delegation visit. The report said that these military training aids lasted for several months, while Chinese participants used the contact authority of the Federal Defense Force and personnel to collect information intensively. In addition, another piercing focus on Chinese intelligence departments in Germany is in the field of academic research and research and development.</text:p>
      <text:p text:style-name="P4">
The report states that not only the formal staff of the embassy and consulate engaged in intelligence, but also the traditional spy staff who have been recruited or hidden.</text:p>
      <text:p text:style-name="P4">
The main tasks of the German Military Anti -Love News Agency include the protection of the Federal Defense Forces from [Spy activity] <text:a xlink:type="simple" xlink:href="https://www.dw.com/zh/zh/情报机构瑞士成为中俄间谍活动的中心/a-66035871" text:style-name="Internet_20_link" text:visited-style-name="Visited_20_Internet_20_Link">
espionage</text:a>
Damage and inspection of extremist personnel within the Federal Defense Force and a safety review of soldiers and civilian staff. The German Ministry of Defense has previously announced the number of cases of suspected extremism, which has declined significantly. The Military Anti-Love News Agency set seven people as right-wing extremists from 2021-2022.</text:p>
      <text:p text:style-name="P4">
The number of workers in the military anti -intelligence bureau increased. From January 2023, there were 1917 positions (1824 in 2022 and 1632 in 20121). The report believes that the agency has previously merged anti -spy and anti -polar endism into a department. The effect is not good and needs to be restarted. In view of Russia's war against Ukrainian aggression, "strengthening the combat spy activities and preventing possible damage to the unprecedented urgency".</text:p>
      <text:p text:style-name="P4">
(Comprehensive report)</text:p>
      <text:p text:style-name="P4">
News Source: <text:a xlink:type="simple" xlink:href="https://www.dw.com/zh/mad报告：俄、中刺探德军情报最活跃/a-66153262" text:style-name="Internet_20_link" text:visited-style-name="Visited_20_Internet_20_Link">
https://www.dw.com/zh/mad报告：俄、中刺探德军情报最活跃/a-66153262?maca=chi-rss-chi-all-1127-rdf</text:a>
</text:p>
      <!--NEWS-->
      <text:h text:style-name="P10" text:outline-level="1">
<text:span text:style-name="T4">
The British investigating epidemic prevention as a judge ruled that former Prime Minister Johnson &amp; Johnson handed over a private message</text:span>
</text:h>
      <text:p text:style-name="P4">
Publisher: 法新社</text:p>
      <text:p text:style-name="P4">
Published Time: 2023-07-07T10:32:13+00:00</text:p>
      <text:p text:style-name="P4">
Modified Time: 2023-07-07T10:20:03+00:00</text:p>
      <text:p text:style-name="P4">
Description: (Agence France-Presse, London, 6th) Former British Prime Minister Johnson &amp; Johnson was surveyed by his response during the COVID-19 (2019 coronary virus disease) epidemic. The British government had previously requested to deduct Johnson's communication software and notes from public, but the two judges rejected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2" text:anchor-type="as-char" svg:width="6.9236in" svg:height="3.617581in" draw:z-index="0">
<draw:image xlink:href="../Images/rficn/2023-07-07T10-32-13-00-00/000000.png" xlink:type="simple" xlink:show="embed" xlink:actuate="onLoad" draw:mime-type="image/png"/>
</draw:frame>
The British Cabinet Office, which is responsible for coordinating government affairs, opposed the messages, diaries and notes on the communication software WhatsApp without deletion.</text:p>
      <text:p text:style-name="P4">
However, the judge of the High Court ruled that Heatherhallett, who presided over the investigation, ordered the disclosure of the above information as "a reasonable action", because Johnson &amp; Johnson's diary and notes were "likely to include (epidemic period) and decision -making information."</text:p>
      <text:p text:style-name="P4">
The judge said that if the investigators found that the above documents were "obviously not related", they would return it.</text:p>
      <text:p text:style-name="P4">
The spokesman for Halitt said that these materials must be handed over to the investigation team before 4 pm on the 10th of this month (11 pm Taiwan time).</text:p>
      <text:p text:style-name="P4">
The British government stated that it would fully follow the rules and cooperate with the investigation team to ensure that relevant personal privacy is protected.</text:p>
      <text:p text:style-name="P4">
Angela Rayner, vice chairman of the Wild Party Labor Party, said the ruling was "shameful frustration" for the government, and also accused the current Prime Minister of Rishisunak "wasting time and time and time and time on the lawsuit that would lose. Taxpayer's money. "</text:p>
      <text:p text:style-name="P4">
Johnson &amp; Johnson said that he did not oppose the investigation team to check his messages and notes.</text:p>
      <text:p text:style-name="P4">
Johnson &amp; Johnson served as the prime minister from 2019 to 2022. It was the most serious period of the COVID-19 epidemic. use.</text:p>
      <text:p text:style-name="P4">
The outside world also criticized the ministers of various ministries to bypass the formal bidding procedures and give themselves a contract with a favorable recharison to friends or partners.</text:p>
      <text:p text:style-name="P4">
Johnson &amp; Johnson, Sunak, and dozens of staff members were fined several times during the period of epidemic prevention.</text:p>
      <text:p text:style-name="P4">
The British Parliament surveyed last month to make conclusions, determining that Johnson &amp; Johnson has many misleading Congress on the issues of these parties. Shortly before Johnson &amp; Johnson's investigation was announced, he resigned as a member of Congress.</text:p>
      <text:p text:style-name="P4">
News Source: <text:a xlink:type="simple" xlink:href="https://www.rfi.fr/cn/%E5%9B%BD%E9%99%85%E6%8A%A5%E9%81%93/20230707-%E8%8B%B1%E5%9B%BD%E8%B0%83%E6%9F%A5%E9%98%B2%E7%96%AB%E4%BD%9C%E4%B8%BA-%E6%B3%95%E5%AE%98%E8%A3%81%E5%AE%9A%E5%89%8D%E9%A6%96%E7%9B%B8%E5%BC%BA%E7%94%9F%E4%BA%A4%E5%87%BA%E7%A7%81%E8%AE%AF" text:style-name="Internet_20_link" text:visited-style-name="Visited_20_Internet_20_Link">
https://www.rfi.fr/cn/%E5%9B%BD%E9%99%85%E6%8A%A5%E9%81%93/20230707-%E8%8B%B1%E5%9B%BD%E8%B0%83%E6%9F%A5%E9%98%B2%E7%96%AB%E4%BD%9C%E4%B8%BA-%E6%B3%95%E5%AE%98%E8%A3%81%E5%AE%9A%E5%89%8D%E9%A6%96%E7%9B%B8%E5%BC%BA%E7%94%9F%E4%BA%A4%E5%87%BA%E7%A7%81%E8%AE%AF</text:a>
</text:p>
      <!--NEWS-->
      <text:h text:style-name="P10" text:outline-level="1">
<text:span text:style-name="T4">
Reuters: Director Director of IAEA implies that there are differences in opinions inside Fukushima's reporting expert group</text:span>
</text:h>
      <text:p text:style-name="P4">
Author: None (Language: zh)</text:p>
      <text:p text:style-name="P4">
Publisher: None</text:p>
      <text:p text:style-name="P4">
Time: 2023-07-07T10:47:00Z</text:p>
      <text:p text:style-name="P4">
Description: Reuters reported that the director of the International Atomic Energy Agency (IAEA) acknowledged that the agency issued a comprehensive assessment report of the Fukushima nuclear treatment of the Fukushima nuclear treatment of the Fukushima nuclear processing water row problem. Chinese experts in the working group expressed their rushing to publish the report.</text:p>
      <text:p text:style-name="P4">
Videos: []</text:p>
      <text:p text:style-name="P4">
Images: []</text:p>
      <text:p text:style-name="P4">
Subject: 科技环境</text:p>
      <text:p text:style-name="P4">
Subjects: ['德中关系', '韩国', '伊朗', '岛屿主权争端', '专题报道：全景观看“习马会”', '中国', '日本', '中共十九大', '福岛', '国际原子能机构']</text:p>
      <text:p text:style-name="P4">
Keywords: ['日本', '福岛', '核处理水', '核污水', '国际原子能机构', 'IAEA', '格罗西', '中国', '韩国', '安全报告']</text:p>
      <text:p text:style-name="P4">
Id: 66153690</text:p>
      <!--METADATA-->
      <text:p text:style-name="P4">
<text:a xlink:type="simple" xlink:href="https://www.dw.com/zh/overlay/image/article/66153690/66128068" text:style-name="Internet_20_link" text:visited-style-name="Visited_20_Internet_20_Link">
 </text:a>
Director of IAEA, Grassis, said that IAEA's assessment report is not the same as supporting the plan, and Tokyo must make a final decision. He also said: "We don't agree with the plan nor do we recommend this. We just say that this plan meets the standard."</text:p>
      <text:p text:style-name="P4">
(Voice of Germany Chinese) Rafaelgrossi, director of the International Atomic Energy Agency (IAEA), was asked in an interview with Reuters on Friday (July 7) that there were 11 experts in the IAEA evaluation technical work group existing different opinions? Gronci replied, "I heard that there is such a say ... but I repeat it again, the content we published in scientific is irrefutable."</text:p>
      <text:p text:style-name="P4">
On Tuesday <text:a xlink:type="simple" xlink:href="https://www.dw.com/zh/zh/福岛废水排海iaea评估为安全-中国反对/a-66111067" text:style-name="Internet_20_link" text:visited-style-name="Visited_20_Internet_20_Link">
International Atomic Energy Agency released an evaluation report</text:a>
Later, Gronci said in an interview with the media for the first time that no experts expressed concern directly to him.</text:p>
      <text:p text:style-name="P4">
China "Guangming Daily" reported on Thursday that Chinese experts and researcher Liu Linlin, a Chinese expert who participated in the IAEA evaluation technology working group and the Chinese Institute of Atomic Energy Sciences, said that it was regrettable that IAEA did not fully negotiate with the technical working group experts.</text:p>
      <text:p text:style-name="P4">
Liu Linlin said: "This report was released in the name of the Director -General of IAEA. Although the IAEA Secretariat had the opinions of the technical working group experts on the draft of the IAEA Secretariat, the time window left to the experts was very limited, and the opinions of the experts were very limited. For reference only, whether the adoption is determined by the IAEA Secretariat. After receiving the feedback, the UAEA Secretariat did not again issue the report with the experts of all parties on the reporting modification and admission of the opinion, and issued the report. "</text:p>
      <text:p text:style-name="P4">
He said that the evaluation of IAEA belongs to the nature of international peer evaluation, mainly based on the data and data provided by the Japanese side to evaluate and put forward opinions. He emphasized that "To ensure the independence of IAEA on -site supervision and sampling monitoring, it should not be judged based on the data and information provided by the Japanese side, but the IAEA's own laboratory and independent third -party laboratory should be performed independently and monitoring "" ".</text:p>
      <text:p text:style-name="P4">
In 2021, the International Atomic Energy Agency established a special working group to conduct a comprehensive safety review of the advanced liquid processing system (ALPS) processing system (ALPS) of the Fukushima first nuclear power plant in Japan. 11 members of the working group come from Argentina, Australia, Canada, France, China, Marshall Islands, South Korea, Russia, Britain, the United States and Vietnam.</text:p>
      <text:p text:style-name="P4">
After the IAEA's evaluation report was released, the Director -General of IAEA Gross said at a press conference that the report was not made in the form of consistent negotiations. The experts in the special working group "may have their personal views."</text:p>
      <text:p text:style-name="P4">
When asked if the experts expressed satisfaction with the content of the report, Gronci said, "Absolutely, yes. If anyone is not satisfied, they should say it."</text:p>
      <text:p text:style-name="P4">
Tokyo Electric Power Corporation will discharge the ocean to about 500 Olympic pool capacity of the nuclear waste water.</text:p>
      <text:p text:style-name="P4">
China holds a resolutely opposed position on the Fukushima nuclear treatment of the Fukushima nuclear treatment water. After the IAEA's evaluation report was released, a spokesman for the Chinese Ministry of Foreign Affairs for several days to publish a harsh protest comment on the incident.</text:p>
      <text:p text:style-name="P4">
Director of IAEA, Grassis, said that IAEA's assessment report is not the same as supporting the plan, and Tokyo must make a final decision.</text:p>
      <text:p text:style-name="P4">
He also said: "We don't agree with the plan nor do we recommend this. We just say that this plan meets the standard."</text:p>
      <text:p text:style-name="P4">
He added: "We don't choose to stand. I don't stand in Japan, don't stand on the side of China, and don't stand on the side of South Korea. These standards are consistent with all countries."</text:p>
      <text:p text:style-name="P4">
<text:a xlink:type="simple" xlink:href="https://www.dw.com/zh/zh/中国海关宣布禁止进口日本福岛等地食品/a-66142401" text:style-name="Internet_20_link" text:visited-style-name="Visited_20_Internet_20_Link">
China Customs General Administration</text:a>
On Friday (July 7), "in order to prevent the losses of Japanese foods with radioactive pollution and protect Chinese consumers imported food safety, Chinese Customs banned the import of ten counties (cadres), including Fukushima, Japan, to other Japan. Regional foods, especially aquatic products (including edible aquatic animals), strictly review the attached certification documents, strengthen supervision, strictly implement 100%inspection, continuously strengthen the detection and monitoring of radioactive substances, ensure that Japan's food safety in China is to prevent risks strictly prevent risks existing risks Product input ".</text:p>
      <text:p text:style-name="P4">
Japan's data show that most of the seafood fishing in Japanese fisheries consume in China. Despite the ban, China was still the largest buyer in Japan's seafood last year (calculated by value).</text:p>
      <text:p text:style-name="P4">
The Chinese market accounts for 22.5%of Japan's seafood exports, worth 87 billion yen (US $ 604 million), followed by Hong Kong (19.5%) and the United States (13.9%). China has purchased more than half of the total exports of Japanese scallops.</text:p>
      <text:p text:style-name="P4">
On the 7th, the South Korean government released a research report on the safety of Nuclear pollution water in Fukushima in Japan, stating that if the Tokyo Electric Power Corporation in Japan complies with the disposal regulations, the radioactive material concentration will meet the emission standards and target values, which also meets international standards.</text:p>
      <text:p text:style-name="P4">
However, South Korea has not canceled the import ban on Fukushima aquatic products. According to the Yonhap News Agency, the South Korean government said that the international atomic agency determined that the Japanese nuclear sewage discharge plan meets the standard and the South Korean government prohibits the import of Fukushima aquatic products. The Changquan of the Korean Food and Medical Products Safety Division pointed out that Japan has not been able to submit high -concentration pollution water flowing into the sea in the Fukushima nuclear leakage accident and data contained in its nuclear. Because it cannot judge its impact, import controls are not judged. The measures will be maintained.</text:p>
      <text:p text:style-name="P4">
South Korea has banned all the aquatic products produced in eight counties such as Fukushima in Fukushima from September 2013.</text:p>
      <text:p text:style-name="P4">
*#</text:p>
      <text:h text:style-name="P13" text:outline-level="4">
<text:span text:style-name="T4">
Fishermen in Fukushima</text:span>
</text:h>
      <text:h text:style-name="P12" text:outline-level="3">
<text:span text:style-name="T4">
</text:span>
</text:h>
      <text:p text:style-name="P4">
When the 71 -year -old fisherman Ono Haruki removed his fishing at Komigou in Shinachi, it was already bright. Ono is the third -generation fisherman and has been in Shinachi for half a century. It was only 55 kilometers north of Fukushima First Nuclear Power Station. In 2011, one of the most serious nuclear accidents in the world occurred there.</text:p>
      <text:p text:style-name="P4">
*#</text:p>
      <text:h text:style-name="P13" text:outline-level="4">
<text:span text:style-name="T4">
Fishermen in Fukushima</text:span>
</text:h>
      <text:h text:style-name="P12" text:outline-level="3">
<text:span text:style-name="T4">
Fishing and survival</text:span>
</text:h>
      <text:p text:style-name="P4">
When cleaning silver fish, Ono remembered the day when he changed the world: On March 11, 2011, a nine -level earthquake triggered a huge tsunami on the east coast of Japan. Ono survived on his boat, but his home on the land was destroyed. He lost a younger brother. The tsunami also impacted the Fukushima nuclear power plant, causing explosion and melting.#</text:p>
      <text:h text:style-name="P13" text:outline-level="4">
<text:span text:style-name="T4">
Fishermen in Fukushima</text:span>
</text:h>
      <text:h text:style-name="P12" text:outline-level="3">
<text:span text:style-name="T4">
Tragging fisheries</text:span>
</text:h>
      <text:p text:style-name="P4">
The radiation released during the disaster during the reactor caused the fisheries in the area to be completely stagnant. It was not until 12 years later that the price of fish slowly rose. Ono believes that Tokyo Electric Power Corporation will be "unbearable" that the plans of polluting water into the sea again. He was worried, "We are afraid we will return to the origin again."</text:p>
      <text:p text:style-name="P4">
*#</text:p>
      <text:h text:style-name="P13" text:outline-level="4">
<text:span text:style-name="T4">
Fishermen in Fukushima</text:span>
</text:h>
      <text:h text:style-name="P12" text:outline-level="3">
<text:span text:style-name="T4">
Place of cooling water</text:span>
</text:h>
      <text:p text:style-name="P4">
The damaged Fukushima First Nuclear Power Station scene at the scene of the Fukushima First Nuclear Power Station is the focus of controversy. According to the authorities, these water storage tanks must be removed before rebuilding. These water is mainly used for cooling reactors after the disaster.</text:p>
      <text:p text:style-name="P4">
*#</text:p>
      <text:h text:style-name="P13" text:outline-level="4">
<text:span text:style-name="T4">
Fishermen in Fukushima</text:span>
</text:h>
      <text:h text:style-name="P12" text:outline-level="3">
<text:span text:style-name="T4">
cooling water is safe?</text:span>
</text:h>
      <text:p text:style-name="P4">
An employee of Tokyo Electric Power Co., Ltd. raised the water sample in front of the camera. These water is treated, filtered and diluted. Dongdian and the government claim that it is safe now. However, it contains trace. Although this radioactive homogenin is considered relatively harmless, fishermen are worried that the water will be discharged into the sea again to destroy their business again.</text:p>
      <text:p text:style-name="P4">
*#</text:p>
      <text:h text:style-name="P13" text:outline-level="4">
<text:span text:style-name="T4">
Fishermen in Fukushima</text:span>
</text:h>
      <text:h text:style-name="P12" text:outline-level="3">
<text:span text:style-name="T4">
In control?</text:span>
</text:h>
      <text:p text:style-name="P4">
The radiation test standards cited by the Tokyo Electric Power Corporation and the Tokyo government are stricter than other countries that are also discharged. This release has also been approved by the International Atomic Energy Agency (IAEA). "We have equipment to make water safe." Tomohikomayuzum, a spokesman for Tokyo Power Company, told Reuters.</text:p>
      <text:p text:style-name="P4">
*#</text:p>
      <text:h text:style-name="P13" text:outline-level="4">
<text:span text:style-name="T4">
Fishermen in Fukushima</text:span>
</text:h>
      <text:h text:style-name="P12" text:outline-level="3">
<text:span text:style-name="T4">
Fish in the wastewater tank</text:span>
</text:h>
      <text:p text:style-name="P4">
In order to prove the processed water innocence and harmless, Tokyo Electric Power Company is breeding fishes in the water tank of the abandoned Fukushima first nuclear power plant. Toshihirowada at the University of Fukushima said that it can understand the fishermen's concerns. He said that Tokyo Electric Power Corporation announced that the emission of polluting water was "unfortunate" for the fisheries that have just recovered in the region.</text:p>
      <text:p text:style-name="P4">
*#</text:p>
      <text:h text:style-name="P13" text:outline-level="4">
<text:span text:style-name="T4">
Fishermen in Fukushima</text:span>
</text:h>
      <text:h text:style-name="P12" text:outline-level="3">
<text:span text:style-name="T4">
Sprinkle salt on the wound?</text:span>
</text:h>
      <text:p text:style-name="P4">
Fisherman Ono Haruki poured the fish he captured into a water tank. He was angry at Tokyo Electric Power Company: "The ocean is not a trash can." He said in an interview with Reuters and asked, "Why do you put water to the waters of Fukushima, why not put water to Tokyo or Osaka?" He said, he said, The people in the region have suffered sufficient pain, and now they have suffered more pain.</text:p>
      <text:p text:style-name="P4">
*#</text:p>
      <text:h text:style-name="P13" text:outline-level="4">
<text:span text:style-name="T4">
Fishermen in Fukushima</text:span>
</text:h>
      <text:h text:style-name="P12" text:outline-level="3">
<text:span text:style-name="T4">
The future of fishermen</text:span>
</text:h>
      <text:p text:style-name="P4">
Ono Chunfu stands in the place where the former house is located. After the tsunami, the area was turned into a park. Although his new home is inland, the 71 -year -old man had to "work at sea" to the end of his life. He felt dim in the future prospects of the fishing industry. He asked: "What do those children who go to elementary and junior high schools?" For them, it was too unstable for them.</text:p>
      <text:p text:style-name="P4">
Author: philipp böll</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In addition to criticism from different degrees of internationally, Japan has also had many oppositions on the Fukushima nuclear treatment of water and sea programs. Especially after the fishermen are worried that after the discharge starts, the fishing cannot continue to be exported.</text:p>
      <text:p text:style-name="P4">
Gross said that he understood these concerns because the same incident had never happened before. However, he believes that the criticism of the plan also belongs to "certain specific political agenda", but he did not make a detailed explanation of it.</text:p>
      <text:p text:style-name="P4">
(Reuters)</text:p>
      <text:p text:style-name="P4">
News Source: <text:a xlink:type="simple" xlink:href="https://www.dw.com/zh/路透社：iaea总干事暗示福岛报告专家组内部存在意见分歧/a-66153690" text:style-name="Internet_20_link" text:visited-style-name="Visited_20_Internet_20_Link">
https://www.dw.com/zh/路透社：iaea总干事暗示福岛报告专家组内部存在意见分歧/a-66153690?maca=chi-rss-chi-all-1127-rdf</text:a>
</text:p>
      <!--NEWS-->
      <text:h text:style-name="P10" text:outline-level="1">
<text:span text:style-name="T4">
Yellen: The United States seeks benign competition Li Qiang: After the relationship between the two countries, the rainbow must be seen after the relationship between the two countries</text:span>
</text:h>
      <text:p text:style-name="P4">
Author: None (Language: zh)</text:p>
      <text:p text:style-name="P4">
Publisher: None</text:p>
      <text:p text:style-name="P4">
Time: 2023-07-07T10:55:00Z</text:p>
      <text:p text:style-name="P4">
Description: U.S. Treasury Secretary Yellen emphasized when meeting with Prime Minister of the State Council of China on Friday that the United States seemed to compete with China, and she hoped that this trip would promote more normalized communication between the two sides. Li Qiang said that Sino -US relations are overwhelming. Yellen also met with representatives of US companies. The picture of her eating in a Yunnan restaurant hall in Beijing attracted the attention of netizens.</text:p>
      <text:p text:style-name="P4">
Videos: []</text:p>
      <text:p text:style-name="P4">
Images: []</text:p>
      <text:p text:style-name="P4">
Subject: 经济纵横</text:p>
      <text:p text:style-name="P4">
Subjects: ['德中关系', '南希·佩洛西', '奥巴马', '专题报道：习近平访美', '岛屿主权争端', '专题报道：全景观看“习马会”', '中国', '中共十九大', '美国']</text:p>
      <text:p text:style-name="P4">
Keywords: ['耶伦', '中国', '美国', '李强', '经济', '中美关系']</text:p>
      <text:p text:style-name="P4">
Id: 66153705</text:p>
      <!--METADATA-->
      <text:p text:style-name="P4">
<text:a xlink:type="simple" xlink:href="https://www.dw.com/zh/overlay/image/article/66153705/66153956" text:style-name="Internet_20_link" text:visited-style-name="Visited_20_Internet_20_Link">
 </text:a>
She hopes that this visit can promote the more normalized communication between the two parties</text:p>
      <text:p text:style-name="P4">
(Voice of Germany Chinese) <text:a xlink:type="simple" xlink:href="https://www.dw.com/zh/zh/耶伦中国行-旨在建立中美新常态/a-66122822" text:style-name="Internet_20_link" text:visited-style-name="Visited_20_Internet_20_Link">
U.S. Treasury Secretary Yellen, who is visiting China</text:a>
This Friday (July 7) met with the Chinese State Council Prime Minister Li Qiang. She said that the United States sought fair benign competition with China to make both parties benefit, instead of adopting "Winner-Take-ALL" )The way. She hopes that this visit can promote more normalized communication channels between the two largest economies in the world, and added that China and the United States have the responsibility to show leadership in global challenges, such as climate change. She said: "In some cases, we may have differences, but we should not let any installment cause misunderstandings, and then worsen bilateral economic and trade relations." Yellen also mentioned that Li Qiang in January at the Davos Economic Forum in January in the Davos Economic Forum in January At that time, Li Qiang said that "the difference should not be a reason for the gap, but it is precisely the motivation to strengthen communication and exchanges." Yellen emphasized that she hopes to expand communication with China. She said: "We pursue a benign economy competition, not in the way the winners are eating, but through a set of fair rules to benefit the two countries."</text:p>
      <text:p text:style-name="P4">
Li Qiang met in the Great Hall of the People. According to the video released by Phoenix.com, he made an analogy with the weather and said: "Yesterday, when you came to our airport, you saw a rainbow. Natural phenomenon ... but I think Sino -US relations, regardless of any storms, can see the rainbow of the sky after experiencing storms. "</text:p>
      <text:p text:style-name="P4">
An official of the US Treasury also revealed that Yellen also conducted informal talks with the President of the People's Republic of China Yi Gang and former Vice Premier Liu He, and discussed the global, the United States and China.</text:p>
      <text:h text:style-name="P12" text:outline-level="3">
<text:span text:style-name="T4">
How to hurt the transnational business of Sino -US relations</text:span>
</text:h>
      <text:p text:style-name="P4">
Yellen also met with representatives of American companies on the same day. She said that the decoupling of the United States and China is "almost impossible", which will destroy the stability of the global market. She said: "We seek diversification rather than decoupling. The decoupling of the two largest economies in the world will cause unstable global economy."</text:p>
      <text:p text:style-name="P4">
Sino -US relations have not been calm in recent times. The Wall Street Journal reports that the United States plans to issue a ban to restrict Chinese companies using US cloud computer services. China has implemented export controls for important metal raw materials for manufacturing semiconductors this week on the grounds of protecting national security.(https://www.dw.com/zh/zh/中國管制鎵鍺出口-各國如何嚴防供應鏈中斷/a-66118831)Essence Yellen told the participants that Washington was "worried" about these restrictions. She said: "We are still evaluating the influence of these actions, but this reminds us of the importance of establishing a strong and diversified supply chain."</text:p>
      <text:p text:style-name="P4">
Yellen arrived in Beijing for 4 days yesterday. On the day of arrival, netizens sent photos of Yellen and his party in a Yunnan restaurant, which attracted the attention of the people. According to this restaurant called "Sitting and Forget" on Weibo, several Yellen did not book a box, but was in open space to dine. Someone praised Yelun and felt that she was "attached to the ground!" Some netizens think that it must be recommended by the staff of the embassy, and some netizens pay attention to that she will use chopsticks. Some people also commented: "Silverous fungi and then villain", and some people use the restaurant name to make articles, saying that the information that the United States wants to pass on this negotiation "Forget it, the content of the discussion will not recognize the account."</text:p>
      <text:p text:style-name="P4">
The Beijing side expressed an optimistic attitude towards this visit. The Chinese Ministry of Finance said on Friday that the interview will help "strengthen communication and exchanges between the two countries." According to the News Office of the Ministry of Finance, the essence of Sino -US economic and trade relations is mutually beneficial and win -win, and there is no winner in the trade war and "decaptering chain". China hopes that the United States will create a good environment for the healthy development of economic and trade relations between the two countries and achieve mutual benefit and win -win situation. Tao Wenzhao, a researcher at the American Institute of the Chinese Academy of Social Sciences, believes that Yellen in the Biden government seems to be a pragmatic school. He told AFP "I think China welcomes Yellen's interview. From a functional level, this should make both parties closer ... China and the United States are re -reshaping and rebuilding the relationship between the two parties. "</text:p>
      <text:p text:style-name="P4">
An official of the US Treasury said on Thursday (July 6) that the United States does not expect to make a breakthrough in specific policies in this visit, but hopes to have a frank and effective dialogue with China and paving. The official who was unwilling to disclose his name said: "Especially on the issue of we may have differences, communication is even more important."</text:p>
      <text:p text:style-name="P4">
(Reuters, Agence France -Presse, etc.)</text:p>
      <text:p text:style-name="P4">
News Source: <text:a xlink:type="simple" xlink:href="https://www.dw.com/zh/耶伦：美国寻求良性竞争-李强：两国关系风雨过后定见彩虹/a-66153705" text:style-name="Internet_20_link" text:visited-style-name="Visited_20_Internet_20_Link">
https://www.dw.com/zh/耶伦：美国寻求良性竞争-李强：两国关系风雨过后定见彩虹/a-66153705?maca=chi-rss-chi-all-1127-rdf</text:a>
</text:p>
      <!--NEWS-->
      <text:h text:style-name="P10" text:outline-level="1">
<text:span text:style-name="T4">
The United Nations sent multi -national forces to the United States to actively find the leading country</text:span>
</text:h>
      <text:p text:style-name="P4">
Publisher: 法新社</text:p>
      <text:p text:style-name="P4">
Published Time: 2023-07-07T11:32:07+00:00</text:p>
      <text:p text:style-name="P4">
Modified Time: 2023-07-07T11:20:05+00:00</text:p>
      <text:p text:style-name="P4">
Description: (France -France -France -France -France George City, 6th) US Secretary of State Antony Blinken said today that the United States is still actively looking for a country that is willing to lead multiple troops in Haiti, which is willing to be in trouble. Rol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4" text:anchor-type="as-char" svg:width="6.9236in" svg:height="3.617581in" draw:z-index="0">
<draw:image xlink:href="../Images/rficn/2023-07-07T11-32-07-00-00/000000.png" xlink:type="simple" xlink:show="embed" xlink:actuate="onLoad" draw:mime-type="image/png"/>
</draw:frame>
Brinken met with Herigo Prime Minister Ariel Henry at the Caribbean Summit yesterday, and once again mentioned the urgency of deploying international forces in the poorest country in this Western Hemisphere. The local gangs have already attacked the city in Haiti.</text:p>
      <text:p text:style-name="P4">
Henry and UN Secretary -General Antonio Guterres appealed for nearly a year, but there is still no country.</text:p>
      <text:p text:style-name="P4">
Blingken came to Gaaa at the second stop of the visit. He told reporters: "We are very active conversations with countries in this area and other regions to discuss the deployment of such troops. Of course, we are actively discussing how to discuss how Make this unit appropriate support in the international community. "</text:p>
      <text:p text:style-name="P4">
"Some of them involved to ensure that countries are taking action, and play an important role in such troops, especially finding countries that can play the role of leadership."</text:p>
      <text:p text:style-name="P4">
Washington has a long history of intervention in Haiti, but he is unwilling to say that the United States will take responsibility for such roles and only reiterate the support of the United States for the establishment of a new national police.</text:p>
      <text:p text:style-name="P4">
News Source: <text:a xlink:type="simple" xlink:href="https://www.rfi.fr/cn/%E5%9B%BD%E9%99%85%E6%8A%A5%E9%81%93/20230707-%E8%81%94%E5%90%88%E5%9B%BD%E5%90%81%E6%B4%BE%E5%A4%9A%E5%9B%BD%E9%83%A8%E9%98%9F%E8%87%B3%E6%B5%B7%E5%9C%B0-%E7%BE%8E%E5%9B%BD%E7%A7%AF%E6%9E%81%E5%AF%BB%E6%89%BE%E9%A2%86%E5%A4%B4%E5%9B%BD%E5%AE%B6" text:style-name="Internet_20_link" text:visited-style-name="Visited_20_Internet_20_Link">
https://www.rfi.fr/cn/%E5%9B%BD%E9%99%85%E6%8A%A5%E9%81%93/20230707-%E8%81%94%E5%90%88%E5%9B%BD%E5%90%81%E6%B4%BE%E5%A4%9A%E5%9B%BD%E9%83%A8%E9%98%9F%E8%87%B3%E6%B5%B7%E5%9C%B0-%E7%BE%8E%E5%9B%BD%E7%A7%AF%E6%9E%81%E5%AF%BB%E6%89%BE%E9%A2%86%E5%A4%B4%E5%9B%BD%E5%AE%B6</text:a>
</text:p>
      <!--NEWS-->
      <text:h text:style-name="P10" text:outline-level="1">
<text:span text:style-name="T4">
Asian stocks closed more</text:span>
</text:h>
      <text:p text:style-name="P4">
Publisher: 法新社</text:p>
      <text:p text:style-name="P4">
Published Time: 2023-07-07T12:32:09+00:00</text:p>
      <text:p text:style-name="P4">
Modified Time: 2023-07-07T12:05:03+00:00</text:p>
      <text:p text:style-name="P4">
Description: (Agence France -Presse, Hong Kong, 7th) The Asian stock market fell again today. The main reason is that when officials are trying to deal with high inflation, there is another strong round of strong US data to strengthen investors. ) It will restore the expectations of raising interest rat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5" text:anchor-type="as-char" svg:width="6.9236in" svg:height="3.617581in" draw:z-index="0">
<draw:image xlink:href="../Images/rficn/2023-07-07T12-32-09-00-00/000000.png" xlink:type="simple" xlink:show="embed" xlink:actuate="onLoad" draw:mime-type="image/png"/>
</draw:frame>
There are signs that the US stocks have been stable, and Asian stocks have started strongly this week, but as investors gradually accept the Fed's tightening monetary policy will be extended, Asian stocks have deteriorated.</text:p>
      <text:p text:style-name="P4">
The last meeting record of the Feds showed that decision -making officials planned to raise interest rates again this month, which caused a blow to the market, because the market originally believed that the Feds' Association had reached or approached the final stage of the interest rate increase cycle. The Federal Reserve was suspended for the first time last month.</text:p>
      <text:p text:style-name="P4">
At the same time, China's data confirmed that after a few months of canceling the zero -clearing policy, the recovery of the second largest economy in the world has lost motivation. Investors are now preparing for non -agricultural employment data that will attract much attention today. This data is used as an important basis for measuring the country's economy and may provide some clues for the Fed's movement. Tokyo, Sydney, Seoul, and Manila's stock markets have fallen more than 1%, and Shanghai, Singapore, Taipei and Jakarta's stock markets have also closed down.</text:p>
      <text:p text:style-name="P4">
The Hong Kong stock market declined, and the final fell by 0.90%. Earlier reports have reported that Chinese officials may announce fines on Alibaba's Ant Group on the 7th as soon as the 7th.</text:p>
      <text:p text:style-name="P4">
News Source: <text:a xlink:type="simple" xlink:href="https://www.rfi.fr/cn/%E8%B4%A2%E7%BB%8F%E5%BF%AB%E8%AE%AF/20230707-%E4%BA%9A%E8%82%A1%E5%A4%9A%E6%94%B6%E8%B7%8C" text:style-name="Internet_20_link" text:visited-style-name="Visited_20_Internet_20_Link">
https://www.rfi.fr/cn/%E8%B4%A2%E7%BB%8F%E5%BF%AB%E8%AE%AF/20230707-%E4%BA%9A%E8%82%A1%E5%A4%9A%E6%94%B6%E8%B7%8C</text:a>
</text:p>
      <!--NEWS-->
      <text:h text:style-name="P10" text:outline-level="1">
<text:span text:style-name="T4">
Survey report | China &amp; Quot; Secret Police Station &amp; Quot; In New York: The corner of the iceberg infiltrated by the Communist Party of China</text:span>
</text:h>
      <text:p text:style-name="P4">
Author: 记者 唐家婕  发自纽约</text:p>
      <text:p text:style-name="P4">
Publisher: Radio Free Asia (Organization)</text:p>
      <text:p text:style-name="P4">
Published Time: 2023-07-07T13:12:00-04:00</text:p>
      <text:p text:style-name="P4">
Modified Time: 2023-07-07T19:12:23-04:00</text:p>
      <text:p text:style-name="P4">
Description: Reporter Tang Jiajie sent from New York</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46" text:anchor-type="as-char" svg:width="6.9236in" svg:height="3.874983in" draw:z-index="0">
<draw:image xlink:href="../Images/rfamandarin/2023-07-07T13-12-00-04-00/000000.png" xlink:type="simple" xlink:show="embed" xlink:actuate="onLoad" draw:mime-type="image/png"/>
</draw:frame>
Democratic activists accused them that in the summer of 2019, they were violently attacked by pro -Communist Overseas Chinese Regiments, including Changle Guild on the streets of Manhattan. <text:a xlink:type="simple" xlink:href="https://www.rfa.org/mandarin/ytbdzhuantixilie/diaocha-baodao/db-07072023124652.html/@@images/image" text:style-name="Internet_20_link" text:visited-style-name="Visited_20_Internet_20_Link">
</text:a>
 (Lin Hai provided)U.S. Changle Association Headquartered in Chinatown, Xia East District, Manhattan, New York(Tang Jiajie/Photo)</text:p>
      <text:p text:style-name="P4">
The elevator leading to the headquarters of the US Changle Association showed that Changle bought this new headquarters for about $ 1 million in 2016 for about $ 1 million(Tang Jiajie/Photo)</text:p>
      <text:p text:style-name="P4">
The gate of the headquarters of the American Changle Association(Tang Jiajie/Photo)</text:p>
      <text:p text:style-name="P4">
In the headquarters of the American Changle Association, a group photo of overseas Chinese leaders and previous Chinese leaders hangs(Tang Jiajie/Photo)The headquarters of the American Changle Association is located in a humble office building in Chinatown, Manhattan. Selling ramen on the first floor, tax companies on the second floor, acupuncture doctors that advertised the leaders of Zhongnanhai on the third floor, and the fourth floor is the club of Changle. Most of the time, the elderly played mahjong next to the Chinese five -star red flag in the main conference room, accompanied by the rumbling sound from the elevated subway not far away.</text:p>
      <text:p text:style-name="P4">
On ordinary days, the Changle Guild is not particularly noticeable.</text:p>
      <text:p text:style-name="P4">
"Changle" is a coastal area with a large number of foreign immigrants in Fuzhou, Fujian Province, China. In 2013, the US Changle Association was formally registered for non -profit "charity organizations" in New York City, with the purpose of "providing social gatherings for Fujian immigrants."</text:p>
      <text:p text:style-name="P4">
However, the U.S. Department of Justice accused that the Changle Guild is not a simple place to party, but a overseas secret police station under the support of the Chinese government, which intimidated and monitored dissidents in the United States. In April of this year, the two American Changle Guild Overseas Chinese leader Lu Jianwang and Chen Jinping were arrested for being suspected of conspiracy to act as the Chinese government agent and obstructing justice of judicial justice. If both crimes are established, the two will face a maximum of 25 years.</text:p>
      <text:p text:style-name="P4">
Both of them and their lawyers refused to comment on these allegations. However, Lu Jianwang's brother and the current chairman of the American Changle Association Lu Jianshun shouted unjustly for them.</text:p>
      <text:p text:style-name="P4">
"We just want to help travel to the United States." Lu Jianshun told this station that Changle's cadres were all free volunteers.</text:p>
      <text:p text:style-name="P4">
More than ten members of the Chinese community in New York were not surprised by the news of the two overseas Chinese leaders. They told Radio Radio of Liberty to tell the experience of members of the Changle Association, including harassment, threats and personal attacks.</text:p>
      <text:p text:style-name="P4">
These victims and Chinese research experts said that the case of the Changle Association is a typical example that reflects Beijing to penetrate overseas in a secret way. Even if the prosecutors in the United States take action, the victims are still worried, which may be difficult to stop the CCP ’s spy network increasingly operating overseas.</text:p>
      <text:p text:style-name="P4">
<text:span text:style-name="T4">
 Overseas Chinese "Lifeline" or the "Police Station" that monitors dissidents? </text:span>
</text:p>
      <text:p text:style-name="P4">
The prototype of overseas Chinese immigrants today can be traced back to the beginning of the 19th century. For decades, most of these organizations exist to connect overseas compatriots. They help each other and face discrimination that they face in a foreign country.</text:p>
      <text:p text:style-name="P4">
In the 1980s, during the Deng Xiaoping era after the Cultural Revolution, these overseas groups began to change. Deng Xiaoping proposed that "overseas relations are a good thing", which has caused Chinese immigrants and abroad to study abroad, and overseas Chinese communities have flourished -by 2016, the number of global number exceeds <text:a xlink:type="simple" xlink:href="http://www.xinhuanet.com/politics/2016-05/18/c_128991417.htm" text:style-name="Internet_20_link" text:visited-style-name="Visited_20_Internet_20_Link">
25,000</text:a>
indivual.</text:p>
      <text:p text:style-name="P4">
In recent years, overseas Chinese communities have begun to have stronger political colors. Those immigrants gathered together to make dumplings and drink tea and chat;</text:p>
      <text:p text:style-name="P4">
In these activities, it is not difficult to see the officials of the United Front Work Department. The United Front Work Department is the department that the Communist Party of China is responsible for directing its influence at home and abroad. Mao Zedong regarded the united front as one of the "magic weapons" for the Communist Party to defeat the enemy.</text:p>
      <text:p text:style-name="P4">
Since Xi Jinping took over as the leader in 2012, the "revitalization of united front" has been his important ambition. Xi Jinping attributed the overseas Chinese affairs to the United Front Department. In his thoughts, overseas Chinese -no matter which country they held, the passport of which country they held -will play in the process of China's rise as a strong world, "<text:a xlink:type="simple" xlink:href="http://www.xinhuanet.com/politics/2014-06/06/c_1111025922.htm" text:style-name="Internet_20_link" text:visited-style-name="Visited_20_Internet_20_Link">
irreplaceable role</text:a>
"" ".</text:p>
      <text:p text:style-name="P4">
Today, more and more overseas Chinese communities have been included in the United Front Leader. They may organize the "Xi Jinping Thought" learning group, or collectively vocals when encountering international disputes in the CCP, and help promote Beijing's views on issues such as unified Taiwan. Essence</text:p>
      <text:p text:style-name="P4">
These political actions filled with the color of the Communist Party of China are intertwined in normal community services, festive gifts, and public diplomatic activities.</text:p>
      <text:p text:style-name="P4">
A volunteer of the Changle Association described that for Chinese immigrants who left the country, Changle Guild is an "important lifeline." The volunteer was unwilling to disclose his name because he was not authorized by the guild. For example, the association provides manpower to help translation, fundraising and rescue folks, and also introduce opportunities for work and housing.</text:p>
      <text:p text:style-name="P4">
However, the lawsuit document of the US Department of Justice pointed out that since 2022, the Changle Association has officially established the overseas branch of the Chinese police department to help track critics who live in the United States.</text:p>
      <text:p text:style-name="P4">
A photo attached to the criminal indictment. Chen Jinping, Lu Jianwang and other members of the Changle Association were standing up in front of the banner with the same red scarf around, saying "Fuzhou Police Overseas Service Station, New York, USA New York "" ".[Report] released by the human rights organization "Protecting Guard" in Madrid, Spain in 2022(https://safeguarddefenders.com/en/blog/patrol-and-persuade-follow-110-overseas-investigation)According to China, such overseas police service stations are located in 53 countries around the world. In similar ways, they have established branches of the Chinese public security sector in the Chinese fellows and chambers of commerce.</text:p>
      <text:p text:style-name="P4">
Protection guards said that the police service stations represent the Communist Party of China to monitor, intimidation, harassment, detention, and repatriation of disgraceful people and immigrants.</text:p>
      <text:p text:style-name="P4">
"The Chinese Communist Party uses the resources of overseas Chinese communities to consolidate political and business relations, as well as monitoring, harassment, and intimidation of overseas dissidents."(Common Sense Society)Cheryl Yu, a senior researcher, the study of the Communist Party of China and the issue of human rights issues.</text:p>
      <text:p text:style-name="P4">
Some scholars also <text:a xlink:type="simple" xlink:href="https://www.swp-berlin.org/en/publication/chinas-diaspora-policy-under-xi-jinping" text:style-name="Internet_20_link" text:visited-style-name="Visited_20_Internet_20_Link">
point out</text:a>
The use of overseas Chinese communities has become one of the key strategies for the CCP to promote their narrative in the United States and other countries.</text:p>
      <text:p text:style-name="P4">
Chinese Ministry of Foreign Affairs <text:a xlink:type="simple" xlink:href="https://www.fmprc.gov.cn/mfa_eng/xwfw_665399/s2510_665401/202304/t20230418_11061179.html" text:style-name="Internet_20_link" text:visited-style-name="Visited_20_Internet_20_Link">
debate</text:a>
The overseas police station "does not exist" and criticized the investigation launched by the United States as political operations; the Ministry of Public Security of China also filed a formal protest to the representatives of the US Department of Justice and the Federal Investigation Agency in Beijing.</text:p>
      <text:p text:style-name="P4">
<text:span text:style-name="T4">
 Hall behind the scenes of violence? </text:span>
</text:p>
      <text:p text:style-name="P4">
Several interviewees told Radio Free Asia that before the establishment of the "Police Station" of the Changle Association, some members of its members had intimidated groups who advocated democracy or religious freedom.</text:p>
      <text:p text:style-name="P4">
Lu Jianwang also acknowledged to the investigators that when Xi Jinping visited the United States in 2015, he recruited 15 members with other overseas Chinese leaders to the capital Washington to interfere with the public demonstration of Xi Falun believers in Xi. He said that the participating overseas Chinese can receive a $ 60 cash issued by the Chinese consulate.</text:p>
      <text:p text:style-name="P4">
Lin Hai, 44, was sitting in his Rental apartment in Brooklyn, recalling violent attacks suffered in Manhattan in 2019. He accused these thugs from pro -communist groups including Changle Association.</text:p>
      <text:p text:style-name="P4">
It was the first summer after Lin Hai immigrated to the United States. He changed his leather shoes and trousers with great interest, and joined the welcome team that supported Taiwan President Tsai Ing -wen's transit in New York. When Lin Hai crossed the Manhattan Park Avenue and squeezed towards the first row of the team, he was startled by a "Red Sea" in front of him.</text:p>
      <text:p text:style-name="P4">
"There are five -star red flags in China everywhere, and the loudspeaker has a patriotic song of the Communist Party of China." Lin Hai recalled, "They shouted 'long live the motherland', 'knocking down Cai Yingwen' ...; we are unwilling to show weakness!Hold on the small flag and shouting 'long live democracy' and 'knocking down the Communist Party'!"</text:p>
      <text:p text:style-name="P4">
"Suddenly, they passed through the road to our side ... I think this is a target and premeditated attack." Lin Hai said, this scene reminds him of the scene in China. Lin Hai worked in a state -owned enterprise until he took the lead in participating in an environmental protection struggle in his hometown, and began to be tracked and harassed by the National Security. In early 2019, he fled to the United States with his family.</text:p>
      <text:p text:style-name="P4">
A scene of conflict on the scene showed that a man with a red hat waved about two meters long Chinese flag pole and waved to Lin Hai's head. In the afternoon of the same day, five democratic initiatives including Lin Hai were injured and sent to the hospital, and they reported the case to the New York City Police Department. As the police arrived at the scene after the violent conflict, the chaotic scene was difficult to determine the identity of the attackers, and no one was officially sued in the end.</text:p>
      <text:p text:style-name="P4">
Lin Hai touched the scars on his forehead, describing the mood when he saw the news of Lu Jianwang and Chen Jinping's arrest. "I still feel more comforting and sleep that night ... justice will be stretched."</text:p>
      <text:p text:style-name="P4">
Lin Hai, who moved from China to the United States in 2019, said that overseas pro -communist groups organized the scene where the streets were arranged in the streets, reminding him of the scene in China(KAREN DIAS 摄)  <text:a xlink:type="simple" xlink:href="https://www.rfa.org/mandarin/ytbdzhuantixilie/diaocha-baodao/db-07072023124652.html/3-man.jpg" text:style-name="Internet_20_link" text:visited-style-name="Visited_20_Internet_20_Link">
</text:a>
The Changle Association did not respond to a review request for allegations against violent incidents in 2019.</text:p>
      <text:p text:style-name="P4">
Some diaspora pointed out that sometimes the "harassment" from the Changle Association may be performed in a more indirect way.</text:p>
      <text:p text:style-name="P4">
In 2015, the former Chinese judge Zhong Jinhua, who moved to the United States in the 709 case, said that he was put pressure on several overseas Chinese leaders who had a good relationship with the embassy and consulate for anti -communist remarks, and urged him to withdraw from a New York Overseas Chinese Chamber of Commerce.</text:p>
      <text:p text:style-name="P4">
"I have no choice, I can only leave." Zhong Jinhua said, "But I made it clear to them that we are an independent organization in the United States, not the branch of the Communist Party of China, and should not have such a way of thinking or doing things."</text:p>
      <text:p text:style-name="P4">
In 2015, the former Chinese judge Zhong Jinhua, who moved to the United States due to the 709 case(Tang Jiajie/Photo)  <text:a xlink:type="simple" xlink:href="https://www.rfa.org/mandarin/ytbdzhuantixilie/diaocha-baodao/db-07072023124652.html/4-man.jpg" text:style-name="Internet_20_link" text:visited-style-name="Visited_20_Internet_20_Link">
 </text:a>
The 65 -year -old Gobi was a researcher at the Shanghai Institute of Economic Development. Since moving to the United States in 2018, he has been committed to the overseas democratic movement, including the campaign assistant to the leader of Xiong Yan, the leader of the first Sixth Sixth Fourth Scholarship.</text:p>
      <text:p text:style-name="P4">
"Even if I am overseas, the CCP seems to never give up me!" As soon as I talked about several suspected monitoring experience in the United States, Gobitong's voice was full of anger. "I thought I could move to the United States and stay away from these harassment!"</text:p>
      <text:p text:style-name="P4">
Once, Gobi Dong encountered suspected deliberate attacks on the highway for two consecutive days after participating in democratic activities in the Mohawan Desert Free Sculpture Park in California. On the first day, a pickup card maliciously forced the car and then left quickly; the next day, a truck forced the car again to cause him to almost happen. In the other two different occasions, Gobi Dong described his car tires to be cut.</text:p>
      <text:p text:style-name="P4">
When he published a comment on the Chinese government on the Internet, he received thousands of unknown calls from China within a week. In these phone calls, there is a threat to hurt his family in China."I judge that is me -I meet all the descriptions," Gobi Dong said.</text:p>
      <text:p text:style-name="P4">
Gobi East received thousands of unknown harassing calls from China within a week(RFA/Drawing)  <text:a xlink:type="simple" xlink:href="https://www.rfa.org/mandarin/ytbdzhuantixilie/diaocha-baodao/db-07072023124652.html/5-man.jpg" text:style-name="Internet_20_link" text:visited-style-name="Visited_20_Internet_20_Link">
 </text:a>
<text:span text:style-name="T4">
 </text:span>
 <text:span text:style-name="T4">
 "</text:span>
 <text:span text:style-name="T4">
 Guangzong Yaozu </text:span>
 <text:span text:style-name="T4">
" </text:span>
</text:p>
      <text:p text:style-name="P4">
Lu Jianwang's younger brother Lu Jianshun explained differently on the overseas police service station. He said that Changle Guild just helped arrange to set up "Qiaohai Tong" cross -border videos, so that the villagers in the United States can connect to the public security bureau of Fuzhou during the new crown epidemic. Wait for business.</text:p>
      <text:p text:style-name="P4">
"1.3 million people in Fuzhou live in the United States, and more than half of them hold a green card. They often need to return to China. The epidemic can not return to China. Cross -border videos can help them change their documents." Lu Jianshun said that the Fuzhou Public Security Bureau established in 21 countries <text:a xlink:type="simple" xlink:href="http://paper.people.com.cn/rmrbhwb/html/2022-06/18/content_25923933.htm" text:style-name="Internet_20_link" text:visited-style-name="Visited_20_Internet_20_Link">
38 </text:a>
Similar "service stations" implement such overseas Chinese services.</text:p>
      <text:p text:style-name="P4">
Investigators of the US Department of Justice pointed out that when Lu Jianwang visited China, he met officials from the Fuzhou Public Security Bureau through an official of the United Front Department. They discussed the establishment of an overseas police service station.</text:p>
      <text:p text:style-name="P4">
In January 2022, a formal installed La Jianwang's grand launching ceremony at the Fuzhou Overseas Police Service Station at Wuyi Plaza Park, Fuzhou. On February 13, two days after Lu Jianwang returned to New York, Changle Guild held the opening ceremony of the first Fuzhou overseas police service station in the United States. [File] by the US Department of Justice(https://www.justice.gov/d9/2023-04/police_station_-_23-mj-265_amended_complaint_signed.pdf)It is pointed out that Chen Jinping, then the then Secretary -General of Changle, asked Chen Jinping to deal with the relevant work of setting up the "police station".</text:p>
      <text:p text:style-name="P4">
According to the indictment, Chen Jinping acknowledged to the Federal Investigation Bureau that he kept in touch with the Chinese public security and helped the "police station" operation. He also confirmed that the "police station" was operated under the guidance of the Fuzhou Public Security Bureau under the Ministry of Public Security.</text:p>
      <text:p text:style-name="P4">
In the questioning, Chen Jinping admitted to the US judicial personnel that he realized that helping collect personal information in the United States and handed him to the Chinese authorities "may not be a good idea."</text:p>
      <text:p text:style-name="P4">
Lu Jianwang's launching ceremony to participate in the Fuzhou Overseas Police Station in China(U.S. Department of Justice Prosecutor)Some immigrants who are familiar with the operation of the Chinese overseas Chinese group in New York told reporters that these overseas Chinese leaders are willing to "freely" help the CCP government. One of the drivers come from the values of desire "Guangzong Yaozu" and "Yijin to return to their hometown".</text:p>
      <text:p text:style-name="P4">
"The Communist Party of China deliberately confuses the concept of the party's interests and national interests." Cherylyu explained that on the one hand, this group of struggles in a foreign country and a hard work leap in the mainstream society; It is easy to be the goal of the Communist Party of China. "</text:p>
      <text:p text:style-name="P4">
Chinese embassies and consulates often reward overseas overseas Chinese leaders in various ways, such as inviting them to watch in China <text:a xlink:type="simple" xlink:href="http://qwgzyj.gqb.gov.cn/xdbt/151/1550.shtml" text:style-name="Internet_20_link" text:visited-style-name="Visited_20_Internet_20_Link">
Parade Ceremony</text:a>
, Participate in the CPPCC conference, or overseas Chinese conference. This group of overseas Chinese leaders have the opportunity to walk in the red carpet in front of Tiananmen, and even <text:a xlink:type="simple" xlink:href="https://www.gov.cn/yaowen/2023-05/08/content_5754577.htm" text:style-name="Internet_20_link" text:visited-style-name="Visited_20_Internet_20_Link">
enter</text:a>
The Great Hall of the People took a group photo with the top leader of China.</text:p>
      <text:p text:style-name="P4">
In China, these photos and personal contacts with Chinese officials can bring personal and business interests to overseas Chinese -from accelerating the processing of relatives and friends, solving legal disputes, to unique local investment opportunities, and so on.</text:p>
      <text:p text:style-name="P4">
<text:span text:style-name="T4">
 From immigration model to </text:span>
 <text:span text:style-name="T4">
 "</text:span>
 <text:span text:style-name="T4">
 overseas agent </text:span>
 <text:span text:style-name="T4">
" </text:span>
 <text:span text:style-name="T4">
? </text:span>
</text:p>
      <text:p text:style-name="P4">
In early 1980, the Lu Jianwang family immigrated to the Chinatown of the East District of Manhattan from the Monkey Island of Monupping from Fukushi, the governor of Fu Fu, who was close to the mouth of the Fujian River.</text:p>
      <text:p text:style-name="P4">
Lu Jianshun told reporters that their start is far from easy, and the language is not available and the resources are limited. He and his brother Lu Jianwang went to high school during the day, worked with his uncle at night, and worshiped Min Entang, full of Fujian immigrants on Sunday. These locations are within one mile of the Changle Association today.</text:p>
      <text:p text:style-name="P4">
It took decades, and the Lu family brothers accumulated wealth in the food wholesale industry and real estate investment. In 2016, Lu Jianwang was accepting Changle <text:a xlink:type="simple" xlink:href="https://web.archive.org/web/20230419155705/https:/mp.weixin.qq.com/s/EdqUYquepLeeSpO3aaZZyQ" text:style-name="Internet_20_link" text:visited-style-name="Visited_20_Internet_20_Link">
local media</text:a>
In the interview, he used some of his wealth to fund the projects of his hometown -nursing home, tap water plants, parks and tourist attractions.</text:p>
      <text:p text:style-name="P4">
In the United States, Lu Jianwang is active in Chinese communities. He led overseas overseas Chinese to protest the South China Sea arbitration case, celebrated the return of Hong Kong's return to the motherland in the New York Times Square, and participated in the celebration ceremony of the Chinese Communist Party's 100th anniversary in the United States.</text:p>
      <text:p text:style-name="P4">
His social media account never avoids sharing a photo with Chinese officials. When he was interviewed by the Chinese media <text:a xlink:type="simple" xlink:href="https://web.archive.org/web/20230419173050/https:/mp.weixin.qq.com/s/V7-4VpFL-acx4avJ6CHzvg" text:style-name="Internet_20_link" text:visited-style-name="Visited_20_Internet_20_Link">
once said</text:a>
: "Patriotic love is our fine tradition, and the powerful motherland is our strong backing.</text:p>
      <text:p text:style-name="P4">
However, some people who know Lu Jianwang said that rather than a savvy Chinese agent, he seems to be more like a overseas co -worker who has been involved in the CCP's political actions and poor methods.</text:p>
      <text:p text:style-name="P4">
The Chinese community in New York also has different views on the prosecution of Lu and Chen. Some people sympathize with the judicial cases when the two people are tight in Sino -US relations, and believe that they are just chess pieces controlled by the Communist Party of China; the other group believes that these overseas Chinese leaders are voluntary participants in Beijing's illegal operations overseas.</text:p>
      <text:p text:style-name="P4">
In any case, the US Department of Justice has stated that the prosecution is an important step in taking action against the Chinese government's illegal operation in the United States.</text:p>
      <text:p text:style-name="P4">
"Under the instructions and control of the officials of the Chinese Ministry of Public Security, these defendants secretly fulfilled the Chinese official tasks," the US prosecutor Bron Pis(BreonPeace)At a press conference on the case in April, he shouted to Beijing, "We know what you are doing, we will prevent it from happening in the United States."However, experts and victims still have skepticism about whether the prosecution can end the Chinese Communist Party's overseas infiltration actions. They pointed out that these actions abused the freedom of Western rally and the spirit of protecting the multi -ethnic ethnic group.</text:p>
      <text:p text:style-name="P4">
Common sense association(Common Sense Society)Cheryl Yu believes that judicial surveys may make the CCP's overseas interference operations more cautious, but "will not be reduced."</text:p>
      <text:p text:style-name="P4">
"The CCP will not change its political ideology because of the US prosecution. It may be able to change the packaging, but the essence is the same." She said.</text:p>
      <text:p text:style-name="P4">
A typical example is the "Confucius Institute" that was once characterized by the US State Department as a "foreign envoy" and controversial "Confucius Institute". Now it is "re -packaged" into a "Sino -foreign Language Exchange and Cooperation Center" and continues to operate on the American campus.</text:p>
      <text:p text:style-name="P4">
The headquarters of the Fujian Township and Changle Association in the United States is only one street(Tang Jiajie/Photo)  <text:a xlink:type="simple" xlink:href="https://www.rfa.org/mandarin/ytbdzhuantixilie/diaocha-baodao/db-07072023124652.html/7-man.jpg" text:style-name="Internet_20_link" text:visited-style-name="Visited_20_Internet_20_Link">
 </text:a>
After Lu Jianwang and Chen Jinping first appeared in the Brooklyn Federal Court on April 17 this year, they each paid for the bail of $ 250,000 and $ 400,000, and the entire case has not yet been closed.</text:p>
      <text:p text:style-name="P4">
Although Lu Jianwang has unloaded the chairman of the Changle Association, in March of this year, he was selected as another influential Chinese fellow organization in New York, the co -chairman of the Fujian Township Association.</text:p>
      <text:p text:style-name="P4">
The headquarters of the Fujian Township Association is separated from the streets of Changle Guild. On the streets of the mountains, the Changle Association is operated as usual.</text:p>
      <text:p text:style-name="P4">
Even if the Changle Guild has not reported taxes for three consecutive years, it was disqualified by the IRS. A member told this station that Changle's fundraising this year has been successful, and it has been close to raising enough funds to pay for their purchase of new offices.</text:p>
      <text:p text:style-name="P4">
After living in the fear of harassment for many years, Gobi Dong decided to relocate from New York to a small town in New Hampshire to settle in order to "keep a distance from the Chinese community" as much as possible.</text:p>
      <text:p text:style-name="P4">
Lin Hai did not participate in a welcome rally held for Tsai Ing -wen in New York City in April 2023.</text:p>
      <text:p text:style-name="P4">
"But I must remind people who are going to the streets to pay attention to safety ... Maybe we put on running shoes." Lin Hai said.</text:p>
      <text:p text:style-name="P4">
English version:</text:p>
      <text:p text:style-name="P4">
<text:a xlink:type="simple" xlink:href="https://engdev.rfaweb.org/english/news/special/nyc-police-chinese/index.html" text:style-name="Internet_20_link" text:visited-style-name="Visited_20_Internet_20_Link">
https://engdev.rfaweb.org/english/news/special/nyc-police-chinese/index.html</text:a>
</text:p>
      <text:p text:style-name="P4">
(Edit: Boer deng, Jim SNYDER Compilation: Zhao Li)</text:p>
      <text:p text:style-name="P4">
News Source: <text:a xlink:type="simple" xlink:href="https://www.rfa.org/mandarin/ytbdzhuantixilie/diaocha-baodao/db-07072023124652.html" text:style-name="Internet_20_link" text:visited-style-name="Visited_20_Internet_20_Link">
https://www.rfa.org/mandarin/ytbdzhuantixilie/diaocha-baodao/db-07072023124652.html</text:a>
</text:p>
      <!--NEWS-->
      <text:h text:style-name="P10" text:outline-level="1">
<text:span text:style-name="T4">
Secretary -General of NATO: NATO Summit will reiterate that Ukraine can enter</text:span>
</text:h>
      <text:p text:style-name="P4">
Publisher: 法新社</text:p>
      <text:p text:style-name="P4">
Published Time: 2023-07-07T14:02:09+00:00</text:p>
      <text:p text:style-name="P4">
Modified Time: 2023-07-07T13:50:02+00:00</text:p>
      <text:p text:style-name="P4">
Description: (AFP, Brussels, 7th) NATO Secretary -General Jens Stoltenberg said today that the NATO summit next week will reiterate that Ukraine will be availabl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1" text:anchor-type="as-char" svg:width="6.9236in" svg:height="3.617581in" draw:z-index="0">
<draw:image xlink:href="../Images/rficn/2023-07-07T14-02-09-00-00/000000.png" xlink:type="simple" xlink:show="embed" xlink:actuate="onLoad" draw:mime-type="image/png"/>
</draw:frame>
Steten Berg said that when NATO will hold a summit at the Capita capital next week, it will reiterate the previous commitment that Ukraine will be able to enter the meeting in the future.</text:p>
      <text:p text:style-name="P4">
"I expected all the leaders of the meeting to reiterate that Ukraine would become a member of NATO, and united and managed to make Ukraine achieve this wish."</text:p>
      <text:p text:style-name="P4">
News Source: <text:a xlink:type="simple" xlink:href="https://www.rfi.fr/cn/%E5%9B%BD%E9%99%85%E6%8A%A5%E9%81%93/20230707-%E5%8C%97%E7%BA%A6%E7%A7%98%E4%B9%A6%E9%95%BF-%E5%8C%97%E7%BA%A6%E5%B3%B0%E4%BC%9A%E5%B0%86%E9%87%8D%E7%94%B3%E4%B9%8C%E5%85%8B%E5%85%B0%E5%8F%AF%E5%85%A5%E4%BC%9A" text:style-name="Internet_20_link" text:visited-style-name="Visited_20_Internet_20_Link">
https://www.rfi.fr/cn/%E5%9B%BD%E9%99%85%E6%8A%A5%E9%81%93/20230707-%E5%8C%97%E7%BA%A6%E7%A7%98%E4%B9%A6%E9%95%BF-%E5%8C%97%E7%BA%A6%E5%B3%B0%E4%BC%9A%E5%B0%86%E9%87%8D%E7%94%B3%E4%B9%8C%E5%85%8B%E5%85%B0%E5%8F%AF%E5%85%A5%E4%BC%9A</text:a>
</text:p>
      <!--NEWS-->
      <text:h text:style-name="P10" text:outline-level="1">
<text:span text:style-name="T4">
Internal review of the AIIB: Former supervisors accused the CCP of controlling "no basis"</text:span>
</text:h>
      <text:p text:style-name="P4">
Author: None (Language: zh)</text:p>
      <text:p text:style-name="P4">
Publisher: None</text:p>
      <text:p text:style-name="P4">
Time: 2023-07-07T14:29:00Z</text:p>
      <text:p text:style-name="P4">
Description: The Asian Investment Bank announced the internal review results on Friday (July 7), saying that Bob Pickard, the former global liaison director, accused the management of "controlled by the Communist Party members" and "no basis".</text:p>
      <text:p text:style-name="P4">
Videos: []</text:p>
      <text:p text:style-name="P4">
Images: []</text:p>
      <text:p text:style-name="P4">
Subject: 时政风云</text:p>
      <text:p text:style-name="P4">
Subjects: ['德中关系', '岛屿主权争端', '专题报道：全景观看“习马会”', '中国', '加拿大', '中共十九大']</text:p>
      <text:p text:style-name="P4">
Keywords: ['中国', '亚洲基础设施投资银行', 'AIIB', '亚投行', '中共操控', '加拿大']</text:p>
      <text:p text:style-name="P4">
Id: 66159178</text:p>
      <!--METADATA-->
      <text:p text:style-name="P4">
<text:a xlink:type="simple" xlink:href="https://www.dw.com/zh/overlay/image/article/66159178/18983754" text:style-name="Internet_20_link" text:visited-style-name="Visited_20_Internet_20_Link">
 </text:a>
The AIIB was established by Xi Jinping in 2016. As a Chinese alternative agency of the World Bank and other Western -led multilateral loan agencies, it has 106 members worldwide.</text:p>
      <text:p text:style-name="P4">
(Voice of Germany) <text:a xlink:type="simple" xlink:href="https://www.dw.com/zh/zh/北京转向亚投行冻结俄罗斯业务/a-61017358" text:style-name="Internet_20_link" text:visited-style-name="Visited_20_Internet_20_Link">
Asian Infrastructure Investment Bank</text:a>
(AIIB, referred to as the AIIB) Vice President Danny Alexander told Reuters that a former senior employee's allegations of the CCP's improper influence within the AIIB "have no basis".</text:p>
      <text:p text:style-name="P4">
<text:a xlink:type="simple" xlink:href="https://www.dw.com/zh/zh/亚投行前职员被建议逃离中国/a-65925515" text:style-name="Internet_20_link" text:visited-style-name="Visited_20_Internet_20_Link">
Bi Jiabo, a global liaison director before the AIIB</text:a>
(Bobpickard) said in June this year that he had resigned from the bank's position because his management was "controlled by the Communist Party members" and the organization was full of "toxic culture".</text:p>
      <text:p text:style-name="P4">
At that time, the AIIB claimed that the allegations were basically not foundation. The bank announced the internal review results on Friday (July 7), saying that "it is confirmed that the governance structure of the AIIB plays a role as expected and provides a non -political, constructive, balanced and consensus -oriented decision -making culture." "" ".</text:p>
      <text:p text:style-name="P4">
Alexander, deputy governor of the AIIB, said in an interview: "Through this review, Mr. Bigbo's allegations have been the truth ... and it is found that there is no basis."</text:p>
      <text:p text:style-name="P4">
When asked about the internal review, Bigbo said: "I don't think this unfair and inaccurate report carefully investigated my main concerns about the Communist Party's influence."</text:p>
      <text:p text:style-name="P4">
He said that he had to <text:a xlink:type="simple" xlink:href="https://www.dw.com/zh/zh/谁将任亚投行行长金立群呼声高/a-18363381" text:style-name="Internet_20_link" text:visited-style-name="Visited_20_Internet_20_Link">
AIIB President Gionee Group</text:a>
Expressing concerns about the influence of the Communist Party. Golden Liqun said that the AIIB will not fall into a political dispute this year.</text:p>
      <text:p text:style-name="P4">
The AIIB was established by Xi Jinping in 2016. As a Chinese alternative institution of the World Bank and other Western -led multilateral loan agencies, it has 106 members worldwide, including Canada, where Picago is located. Canada also started its own investigation.</text:p>
      <text:p text:style-name="P4">
When asked about the relationship between the AIIB and Beijing, Alexander said: "As a shareholder, we have a direct relationship with the People's Republic of China, just like our relationship with the United Kingdom or Canada." The relationship is the same as its relationship with Britain or Canada.</text:p>
      <text:p text:style-name="P4">
"We think that Canada is an important member of our bank ... We look forward to their own review results and cooperate with them in the future." He added.</text:p>
      <text:p text:style-name="P4">
The Canadian government did not immediately respond to the comments request.</text:p>
      <text:p text:style-name="P4">
The AIIB stated that the other staff mentioned by Bica Bo was also the CCP's situation, and added that the situation appeared in the SMS exchange with an official in the office of the Governor's office.</text:p>
      <text:p text:style-name="P4">
Bigbo said there was an error in the report, including a email that did not mention him, and he expressed concerns about his security as a Canadian citizen in the email.</text:p>
      <text:p text:style-name="P4">
The Asian Investment Bank report concluded: "There have never been allegations on governance, policies or strategic discussions and decision -making."</text:p>
      <text:h text:style-name="P12" text:outline-level="3">
<text:span text:style-name="T4">
Asia Investment Bank: Opportunities in Asia, China's opportunity?</text:span>
</text:h>
      <text:p text:style-name="P4">
(Reuters)</text:p>
      <text:p text:style-name="P4">
News Source: <text:a xlink:type="simple" xlink:href="https://www.dw.com/zh/亚投行内部审查：前主管指控中共操控-毫无根据/a-66159178" text:style-name="Internet_20_link" text:visited-style-name="Visited_20_Internet_20_Link">
https://www.dw.com/zh/亚投行内部审查：前主管指控中共操控-毫无根据/a-66159178?maca=chi-rss-chi-all-1127-rdf</text:a>
</text:p>
      <!--NEWS-->
      <text:h text:style-name="P10" text:outline-level="1">
<text:span text:style-name="T4">
Yellen meets Li Qiangmei's relationship &amp; quot; rainbow &amp; quot;</text:span>
</text:h>
      <text:p text:style-name="P4">
Author: None</text:p>
      <text:p text:style-name="P4">
Publisher: Radio Free Asia (Organization)</text:p>
      <text:p text:style-name="P4">
Published Time: 2023-07-07T14:55:00-04:00</text:p>
      <text:p text:style-name="P4">
Modified Time: 2023-07-07T18:33:27-04:00</text:p>
      <text:p text:style-name="P4">
Description: None</text:p>
      <text:p text:style-name="P4">
Videos: []</text:p>
      <text:p text:style-name="P4">
Audios: ["<text:a xlink:type="simple" xlink:href="https://www.rfa.org/mandarin/yataibaodao/junshiwaijiao/tj-0707202310341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63" text:anchor-type="as-char" svg:width="6.9236in" svg:height="4.612011in" draw:z-index="0">
<draw:image xlink:href="../Images/rfamandarin/2023-07-07T14-55-00-04-00/000000.png" xlink:type="simple" xlink:show="embed" xlink:actuate="onLoad" draw:mime-type="image/png"/>
</draw:frame>
On July 7, 2023, Chinese Prime Minister Li Qiang and US Finance Minister Yellen met in Beijing. <text:a xlink:type="simple" xlink:href="https://www.rfa.org/mandarin/yataibaodao/junshiwaijiao/tj-07072023103410.html/@@images/image" text:style-name="Internet_20_link" text:visited-style-name="Visited_20_Internet_20_Link">
</text:a>
Reuters picture <text:a xlink:type="simple" xlink:href="https://www.rfa.org/mandarin/yataibaodao/junshiwaijiao/tj-07072023103410.html/@@stream" text:style-name="Internet_20_link" text:visited-style-name="Visited_20_Internet_20_Link">
Audio-Link: https://www.rfa.org/mandarin/yataibaodao/junshiwaijiao/tj 070720223410.html/@stream</text:a>
On Friday, Janellen, US Financial Minister, who was visiting Beijing on Friday, held a meeting with Li Qiang, Prime Minister of the State Council of China. Li Qiang's metaphor for "seeing the Rainbow after the storm" caused heated discussion among public opinion. So, does the "rainbow" of US -China relations appear?</text:p>
      <text:p text:style-name="P4">
<text:a xlink:type="simple" xlink:href="https://www.rfa.org/mandarin/yataibaodao/junshiwaijiao/tj-07062023102600.html" text:style-name="Internet_20_link" text:visited-style-name="Visited_20_Internet_20_Link">
<text:span text:style-name="T4">
 U.S. Treasury Secretary Yellen arrived in Beijing's key issues to look at it first </text:span>
</text:a>
<text:span text:style-name="T4">
<text:span text:style-name="T5">
 <text:a xlink:type="simple" xlink:href="https://www.rfa.org/mandarin/yataibaodao/jingmao/gt-07032023032816.html" text:style-name="Internet_20_link" text:visited-style-name="Visited_20_Internet_20_Link">
US President China Promoting China -Economic and Trade Cooperation China Hope U.S. Revisitance Tariffs</text:a>
</text:span>
* </text:span>
***<text:a xlink:type="simple" xlink:href="https://www.rfa.org/mandarin/Xinwen/1-06292023112824.html" text:style-name="Internet_20_link" text:visited-style-name="Visited_20_Internet_20_Link">
<text:span text:style-name="T4">
 Yelun's visit to China to re -establish contact with Beijing </text:span>
</text:a>
On July 7, US Finance Minister Yellen met with Chinese Prime Minister Li Qiang.</text:p>
      <text:p text:style-name="P4">
According to Reuters, Yellen emphasized at the meeting that she hopes that the United States can compete in the middle of the United States through fair rules, and does not want to face the vicious competition of "winners". Li Qiang said that the world needs overall stable Sino -US relations. Whether China and the United States can get together correctly about the fate of the future. He also said that during the visit of Yellen, a rainbow appeared in the sky in Beijing, which indicates that after U.S. -China relations have gone through storms, there is also hope to see the rainbow and return to the right track.</text:p>
      <text:p text:style-name="Quotations">

<text:p text:style-name="P4">
[Yelun Beijing Meeting Li Qiang Liu He]&gt;
 [Li Qiang: Sino -US relations will see Rainbow]&gt;
 [Yellen: Natural economic competition will not decimpare China] ... <text:a xlink:type="simple" xlink:href="https://t.co/TpOubmsraq" text:style-name="Internet_20_link" text:visited-style-name="Visited_20_Internet_20_Link">
pic.twitter.com/tpoubmsraq</text:a>
&gt;
&gt;
 - Liberty Asia Radio(@RFA_Chinese)<text:a xlink:type="simple" xlink:href="https://twitter.com/RFA_Chinese/status/1677271971716042754" text:style-name="Internet_20_link" text:visited-style-name="Visited_20_Internet_20_Link">
 July 7, 2023&gt;
 </text:a>
<text:span text:style-name="T4">
 Yellen: The United States is pursuing the diversified supply chain instead of completely out of China with China </text:span>
</text:p>

</text:p>
      <text:p text:style-name="P4">
In the face of Yellen and Li Qiang, Yellen met with high -level companies in China. Boeing, Bank ofamerica, and Cargill of the Agricultural Division all sent representatives to participate in the meeting. According to the New York Times, Yellen expressed the attention of the Chinese government's punitive behavior against the Chinese government in the conversation with these companies. Yellen said: "When meeting with Chinese officials, I will convey concerns in the American business community, including China using non -market tools to subsidize state -owned enterprises and domestic companies, and block foreign companies into the Chinese market ... In addition, I am particularly in China in China. In recent months, it is uneasy about punishing American companies. "</text:p>
      <text:p text:style-name="P4">
Yellen also mentioned that China recently announced that it has recently announced that it has restricted exports to the key rare metals and crickets, which once again settled the view that the United States could not rely too much on China. However, she emphasized that the United States is seeking diversification of supply chain, not to decompose with China: "If the two largest economies in the world are decoupled, this will lead to the instability of the global economy, and this is almost impossible to achieve it. What happened. "</text:p>
      <text:p text:style-name="P4">
On July 7, 2023, the US Ambassador to China Burns and US Treasury Secretary Yellen spoke to the American businessmen in Beijing. (Associated Press) <text:a xlink:type="simple" xlink:href="https://www.rfa.org/mandarin/yataibaodao/junshiwaijiao/tj-07072023103410.html/ap23188239760275.jpg" text:style-name="Internet_20_link" text:visited-style-name="Visited_20_Internet_20_Link">
</text:a>
<text:span text:style-name="T4">
 Xi Jinping: China Science and Technology should be self -reliant </text:span>
</text:p>
      <text:p text:style-name="P4">
At the same time as Li Qiang and Yelun met, Chinese President Xi Jinping was inspecting in Jiangsu and Nanjing. Xi Jinping emphasized when inspecting local science and technology companies that key technology research and development and self -reliance. Xi Jinping also mentioned that the key to Chinese -style modernization lies in the modernization of science and technology, and it is necessary to attract foreign investment and expand overseas markets through domestic and international dual cycles.</text:p>
      <text:p text:style-name="P4">
In this regard, Wang Wei, dean of the School of Arts and Sciences, University of Adefei, said in an interview that this shows that the United States and China have entered a state of competition: "China and the United States have learned that the economies of both sides are quite close and dependent on each other. Unlikely decoupled. However, the situation of competition will become increasingly strengthened. One of the important differences are that the United States hopes that China can agree with the competitive relationship defined by Washington. And international organization norms. (But) China has many non -market obstacles. These non -market obstacles depend on the country's can be very easy to follow. There is no relatively fair competitive environment, but to give Chinese company advantages. "</text:p>
      <text:p text:style-name="P4">
Wang Weizheng said: "The United States wants us to make a set, and then talk about the same set, but China does not say, but it is also doing it. I think both parties actually regard each other as the biggest competitor, but the United States hopes , China is unwilling to Minghua, this is the biggest difference. "<text:span text:style-name="T4">
 U.S. Restart Scholar to Chinese Enterprise Accounting Regulatory Scholars: Deepen Beijing suspicion </text:span>
</text:p>
      <text:p text:style-name="P4">
On the other hand, Reuters quoted people familiar with the matter on Friday that the U.S. Listed Corporation Accounting Supervision Committee (PCAOB) has recently launched an accounting review of Chinese listed companies in the United States in Hong Kong. Last December, about 200 Chinese companies agreed to be investigated in the United States to avoid the fate of being delisted from Wall Street Stock Exchange.</text:p>
      <text:p text:style-name="P4">
Wang Weizheng said that the accounting supervision committee of the U.S. listed company chose to review the accounting materials of Chinese companies at this time will increase Beijing's suspicion of Washington: "In the usual situation, Yellen can say. Yu investor's confidence in your company. In this case, it will help you attract funds and technology in the West, which is good for you. China does not believe that what the United States says China thinks it (the United States) is suppressing it (China). "</text:p>
      <text:p text:style-name="P4">
Ye Yaoyuan believes that the US party's accounting information at this time is based on the consideration of the United States, rather than affecting the task of "hope to promote American -China cooperation": "The competitive environment between the United States and China does not have Change, but many blocks that can also be cooperated. The United States hopes to visit China through Brinken and Yellen and move the plan forward. "</text:p>
      <text:p text:style-name="P4">
In response to Yelun's trip to Beijing, the Ministry of Finance of China said on Friday: "The essence of Sino -US economic and trade relations is mutually beneficial and win -win, and there is no winner in trade war and 'desulting and disconnection chains. Develop and achieve a good environment for mutual benefit and win -win. "</text:p>
      <text:p text:style-name="P4">
As of press time, the US Department of Finance has not responded to the station's inquiry on the meeting between Yellen and Li Qiang.</text:p>
      <text:p text:style-name="P4">
Reporter: Tang Yuanyuan Responsible: He Ping.com Editor: Hong Wei</text:p>
      <text:p text:style-name="P4">
News Source: <text:a xlink:type="simple" xlink:href="https://www.rfa.org/mandarin/yataibaodao/junshiwaijiao/tj-07072023103410.html" text:style-name="Internet_20_link" text:visited-style-name="Visited_20_Internet_20_Link">
https://www.rfa.org/mandarin/yataibaodao/junshiwaijiao/tj-07072023103410.html</text:a>
</text:p>
      <!--NEWS-->
      <text:h text:style-name="P10" text:outline-level="1">
<text:span text:style-name="T4">
The new employment population in the United States has fallen to 209,000 unemployment rates in June also dropped</text:span>
</text:h>
      <text:p text:style-name="P4">
Publisher: 法新社</text:p>
      <text:p text:style-name="P4">
Published Time: 2023-07-07T15:02:08+00:00</text:p>
      <text:p text:style-name="P4">
Modified Time: 2023-07-07T14:50:02+00:00</text:p>
      <text:p text:style-name="P4">
Description: (Agence France -Presse, Washington, 7th) The U.S. Department of Labor announced today that the United States added 29,000 employment population in June, far lower than 3006,000 data after the correction in May, and it was not as expected. But this will make the US Federal Preparatory Council (FED), which has recently suspended the interest rate raising operat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7" text:anchor-type="as-char" svg:width="6.9236in" svg:height="3.617581in" draw:z-index="0">
<draw:image xlink:href="../Images/rficn/2023-07-07T15-02-08-00-00/000000.png" xlink:type="simple" xlink:show="embed" xlink:actuate="onLoad" draw:mime-type="image/png"/>
</draw:frame>
In June, the US newly added employment population declined, and the economist's estimate of the economist's estimated medium value of the US financial media "Marketwatch" surveyed by US financial media, suggesting that the US economic popularity is cooling.</text:p>
      <text:p text:style-name="P4">
However, the data also showed that the unemployment rate in the United States in June fell to 3.6%, which met the expectations of analysts.</text:p>
      <text:p text:style-name="P4">
The Feds has continued to increase interest rates in the past, but the inflation rate in the United States is stubborn at more than 2%of its long -term targets. The Bank of the United States decided to suspend interest rate hikes in June this year to provide more time for decision -making officials to evaluate the degree of economic health in the United States.</text:p>
      <text:p text:style-name="P4">
The U.S. Department of Labor said that many new employment population came from public sector, medical care, social assistance and construction industries in June.</text:p>
      <text:p text:style-name="P4">
In addition, despite the decline in the new employment population in the United States, the average time salary of workers in June increased by 0.4%compared with May, and increased by 4.4%over the same period last year.</text:p>
      <text:p text:style-name="P4">
News Source: <text:a xlink:type="simple" xlink:href="https://www.rfi.fr/cn/%E8%B4%A2%E7%BB%8F%E5%BF%AB%E8%AE%AF/20230707-%E7%BE%8E%E5%9B%BD6%E6%9C%88%E6%96%B0%E5%A2%9E%E5%B0%B1%E4%B8%9A%E4%BA%BA%E5%8F%A3%E8%B7%8C%E8%87%B320-9%E4%B8%87-%E5%A4%B1%E4%B8%9A%E7%8E%87%E4%B9%9F%E9%99%8D" text:style-name="Internet_20_link" text:visited-style-name="Visited_20_Internet_20_Link">
https://www.rfi.fr/cn/%E8%B4%A2%E7%BB%8F%E5%BF%AB%E8%AE%AF/20230707-%E7%BE%8E%E5%9B%BD6%E6%9C%88%E6%96%B0%E5%A2%9E%E5%B0%B1%E4%B8%9A%E4%BA%BA%E5%8F%A3%E8%B7%8C%E8%87%B320-9%E4%B8%87-%E5%A4%B1%E4%B8%9A%E7%8E%87%E4%B9%9F%E9%99%8D</text:a>
</text:p>
      <!--NEWS-->
      <text:h text:style-name="P10" text:outline-level="1">
<text:span text:style-name="T4">
The Brazilian government: The Amazon Rainforest During the ruling period of Lula's ruling decline sharply</text:span>
</text:h>
      <text:p text:style-name="P4">
Publisher: 法新社</text:p>
      <text:p text:style-name="P4">
Published Time: 2023-07-07T15:02:09+00:00</text:p>
      <text:p text:style-name="P4">
Modified Time: 2023-07-07T14:35:01+00:00</text:p>
      <text:p text:style-name="P4">
Description: (Agence France -Presse, Brazil, 6th) The Brazilian government said today that in the first six months when President Luiz Inacio Lula Da Silva took office, Brazilian, Brazil (Brazilian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8" text:anchor-type="as-char" svg:width="6.9236in" svg:height="3.617581in" draw:z-index="0">
<draw:image xlink:href="../Images/rficn/2023-07-07T15-02-09-00-00/000000.png" xlink:type="simple" xlink:show="embed" xlink:actuate="onLoad" draw:mime-type="image/png"/>
</draw:frame>
The decline of 33.6%is a satellite image taken based on the National Institute for Space Research (INPE). These images show that a total of 2649 square kilometers of rain forests from January to June this year were cut off.</text:p>
      <text:p text:style-name="P4">
In contrast, Jair Bolsonaro, the far -right leader of the parental business community in the first half of last year, was still as a President of Brazil.</text:p>
      <text:p text:style-name="P4">
The Minister of Environment, Marina Silva, told the media reporter: "The abuse of Amazon Rainforest is showing a trend of stable decline."</text:p>
      <text:p text:style-name="P4">
Looking at June alone, the downward trend is even more significant. Compared with the same period last year, it decreased by 41%.</text:p>
      <text:p text:style-name="P4">
Sava said that these good results originated from the policies of Lula's confrontation with climate change and preventing the world's largest rainforest.</text:p>
      <text:p text:style-name="P4">
During the term of Posonaro from 2019 to 2022, the area of the Amazon Forest has soared by 75%compared with the average value of the previous 10 years.</text:p>
      <text:p text:style-name="P4">
Last month, a few days later in the Congress Opposition President through the law of deprivation of some of the key powers of the Environmental Minister, Lula launched an ambitious plan to crack down on Amazon's illegal cutting.</text:p>
      <text:p text:style-name="P4">
News Source: <text:a xlink:type="simple" xlink:href="https://www.rfi.fr/cn/%E7%A7%91%E5%AD%A6%E6%96%B0%E7%9F%A5/20230707-%E5%B7%B4%E8%A5%BF%E6%94%BF%E5%BA%9C-%E9%B2%81%E6%8B%89%E6%89%A7%E6%94%BF%E6%9C%9F%E9%97%B4%E4%BA%9A%E9%A9%AC%E9%80%8A%E9%9B%A8%E6%9E%97%E6%BB%A5%E4%BC%90%E5%A4%A7%E5%B9%85%E4%B8%8B%E9%99%8D" text:style-name="Internet_20_link" text:visited-style-name="Visited_20_Internet_20_Link">
https://www.rfi.fr/cn/%E7%A7%91%E5%AD%A6%E6%96%B0%E7%9F%A5/20230707-%E5%B7%B4%E8%A5%BF%E6%94%BF%E5%BA%9C-%E9%B2%81%E6%8B%89%E6%89%A7%E6%94%BF%E6%9C%9F%E9%97%B4%E4%BA%9A%E9%A9%AC%E9%80%8A%E9%9B%A8%E6%9E%97%E6%BB%A5%E4%BC%90%E5%A4%A7%E5%B9%85%E4%B8%8B%E9%99%8D</text:a>
</text:p>
      <!--NEWS-->
      <text:h text:style-name="P10" text:outline-level="1">
<text:span text:style-name="T4">
The Philippine Taylor imitator sang thousands of fans to squeeze the mall</text:span>
</text:h>
      <text:p text:style-name="P4">
Publisher: 法新社</text:p>
      <text:p text:style-name="P4">
Published Time: 2023-07-07T16:02:08+00:00</text:p>
      <text:p text:style-name="P4">
Modified Time: 2023-07-07T15:50:02+00:00</text:p>
      <text:p text:style-name="P4">
Description: (Agence France -Presse, Manila, 7th) Tyrus in the American pop music world has recently launched The EraS Tour Tour Concert. There are only Tokyo and Singapore in Asia. Philippine fans have to watch the well -known Tayllers imitator in the mall. The queen singer became popula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9" text:anchor-type="as-char" svg:width="6.9236in" svg:height="3.617581in" draw:z-index="0">
<draw:image xlink:href="../Images/rficn/2023-07-07T16-02-08-00-00/000000.png" xlink:type="simple" xlink:show="embed" xlink:actuate="onLoad" draw:mime-type="image/png"/>
</draw:frame>
Taylor Sheesh wearing a golden wig and wearing a golden sequins, a fixing outfit, sang on the stage of a shopping mall in Manila today, imitating the physical movements of Taylorswift, thousands of deaths, thousands of deaths Loyal fans screaming constantly.</text:p>
      <text:p text:style-name="P4">
The 28 -year -old Hishwa, named Maccoronel, began to imitate Tylers in 2017. In May this year, she imitated Taylor in a shopping mall and performed for an one and a half hours, allowing her popularity in the Philippines to soar.</text:p>
      <text:p text:style-name="P4">
In the background, Coronell said in the background and said, "She (Taylor) is very popular here." She grabbed a Taylor Singapore concert with her family's help.</text:p>
      <text:p text:style-name="P4">
When asked how to see Taylor the on -site performance, Hish said, "I will be happy to die."</text:p>
      <text:p text:style-name="P4">
Hish hopes to take himself to more shopping malls around the Philippines, but he has never imagined that he will be more popular than her idols.</text:p>
      <text:p text:style-name="P4">
"I don't want to compare Tayllers for comparison. I will always be a loyal fan of Tayllers."</text:p>
      <text:p text:style-name="P4">
News Source: <text:a xlink:type="simple" xlink:href="https://www.rfi.fr/cn/%E5%9B%BD%E9%99%85%E6%8A%A5%E9%81%93/20230707-%E8%8F%B2%E5%BE%8B%E5%AE%BE%E6%B3%B0%E5%8B%92%E4%B8%9D%E6%A8%A1%E4%BB%BF%E8%80%85%E5%BC%80%E5%94%B1-%E6%95%B0%E5%8D%83%E7%B2%89%E4%B8%9D%E6%8C%A4%E7%88%86%E5%95%86%E5%9C%BA" text:style-name="Internet_20_link" text:visited-style-name="Visited_20_Internet_20_Link">
https://www.rfi.fr/cn/%E5%9B%BD%E9%99%85%E6%8A%A5%E9%81%93/20230707-%E8%8F%B2%E5%BE%8B%E5%AE%BE%E6%B3%B0%E5%8B%92%E4%B8%9D%E6%A8%A1%E4%BB%BF%E8%80%85%E5%BC%80%E5%94%B1-%E6%95%B0%E5%8D%83%E7%B2%89%E4%B8%9D%E6%8C%A4%E7%88%86%E5%95%86%E5%9C%BA</text:a>
</text:p>
      <!--NEWS-->
      <text:h text:style-name="P10" text:outline-level="1">
<text:span text:style-name="T4">
[The 8th Anniversary of the 709 Case] The Eight -year Anti -Japanese War (Part 1)</text:span>
</text:h>
      <text:p text:style-name="P4">
Author: None</text:p>
      <text:p text:style-name="P4">
Publisher: Radio Free Asia (Organization)</text:p>
      <text:p text:style-name="P4">
Published Time: 2023-07-07T16:21:00-04:00</text:p>
      <text:p text:style-name="P4">
Modified Time: 2023-07-08T00:56:38-04:00</text:p>
      <text:p text:style-name="P4">
Description: None</text:p>
      <text:p text:style-name="P4">
Videos: []</text:p>
      <text:p text:style-name="P4">
Audios: ["<text:a xlink:type="simple" xlink:href="https://www.rfa.org/mandarin/yataibaodao/renquanfazhi/al-0707202312100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70" text:anchor-type="as-char" svg:width="6.9236in" svg:height="3.88615in" draw:z-index="0">
<draw:image xlink:href="../Images/rfamandarin/2023-07-07T16-21-00-04-00/000000.png" xlink:type="simple" xlink:show="embed" xlink:actuate="onLoad" draw:mime-type="image/png"/>
</draw:frame>
 <text:a xlink:type="simple" xlink:href="https://www.rfa.org/mandarin/yataibaodao/renquanfazhi/al-07072023121001.html/@@images/image" text:style-name="Internet_20_link" text:visited-style-name="Visited_20_Internet_20_Link">
</text:a>
Free Asia Radio Drawing <text:a xlink:type="simple" xlink:href="https://www.rfa.org/mandarin/yataibaodao/renquanfazhi/al-07072023121001.html/@@stream" text:style-name="Internet_20_link" text:visited-style-name="Visited_20_Internet_20_Link">
Audio-Link: https://www.rfa.org/mandarin/yataibaodao/renquanfazhi/al-07072023121001.html/@stream</text:a>
From July 9, 2015, the Chinese government has arrested nearly 300 human rights lawyers and rights protection persons on a large scale nationwide. However, eight years have passed. These released lawyers have faced more effort and oppression of the relocation, border control, etc., and even the lawyers have been prison twice, and even faced a longer sentence. For their family members who have always been by Zhu Lian, the eight -year anti -Japanese war of 709 has not yet been sued. The reporter of this station produced two episodes. The following are the first episodes. Please listen to the episodes first. 709 human rights lawyers Li Heping and Wang Quanzhang told their experience in the past eight years.</text:p>
      <text:p text:style-name="P4">
<text:span text:style-name="T4">
<text:span text:style-name="T5">
 <text:a xlink:type="simple" xlink:href="https://www.rfa.org/mandarin/yataibaodao/renquanfazhi/gf-06282023082430.html" text:style-name="Internet_20_link" text:visited-style-name="Visited_20_Internet_20_Link">
Wang Quanzhang was besieged for two weeks of Li Heping and his wife was forced to bid farewell to his home</text:a>
</text:span>
* </text:span>
<text:span text:style-name="T5">
 <text:a xlink:type="simple" xlink:href="https://www.rfa.org/mandarin/yataibaodao/renquanfazhi/ec-06192023095807.html" text:style-name="Internet_20_link" text:visited-style-name="Visited_20_Internet_20_Link">
Beijing's persecution and then upgrade Wang Quanzhang's couple and besieged at home by unknown Han</text:a>
</text:span>
**<text:a xlink:type="simple" xlink:href="https://www.rfa.org/mandarin/Xinwen/7-06182023170059.html" text:style-name="Internet_20_link" text:visited-style-name="Visited_20_Internet_20_Link">
<text:span text:style-name="T4">
 "Case 709" Lawyer family Li Wenzu was blocked by unknown personnel to stop power off the door </text:span>
</text:a>
<text:span text:style-name="T5">
 "After the 709 incident, my career was interrupted by my career, that is, my entire career was destroyed." -Wang Quanzhang</text:span>
</text:p>
      <text:p text:style-name="P4">
_ "I said that the Japanese are here, and I may live this kind of life. I said that the Anti-Japanese War was victory. Why did I live this kind of life?" -Wang Qiaoling_</text:p>
      <text:p text:style-name="P4">
_ "The government says that I want the rule of law, then our lawyers really lead the rule of law and pursue the rule of law. When the rule of law is about to approach, he is afraid. _ _ _ 吧 _</text:p>
      <text:p text:style-name="P4">
_ "I said that the eighth anniversary, everyone went back to their respective children, who cares so much? He has to move. I said that we all feel that we have turned it over, but he refuses to let him go." -Wang Emperor Ridge_ 岭 岭 岭</text:p>
      <text:p text:style-name="P4">
_ "709 did not end because my husband returned home. Maybe in their minds, we are the enemy. Let us have no way to live normally in China and let it go."</text:p>
      <text:p text:style-name="P4">
Chinese human rights lawyer Wang Quanzhang and his wife Li Wenzu (provided by Wang Quanzhang) <text:a xlink:type="simple" xlink:href="https://www.rfa.org/mandarin/yataibaodao/renquanfazhi/al-07072023121001.html/img_9210.jpg" text:style-name="Internet_20_link" text:visited-style-name="Visited_20_Internet_20_Link">
![] [](Images/rfamandarin/2023-07-07T16-21-00-04-00/000003.png)</text:a>
<text:span text:style-name="T4">
 After 709, their lives are rewritten </text:span>
</text:p>
      <text:p text:style-name="P4">
"709 arrest" has passed eight years. However, for the arrested lawyers and family members who have been fighting against each other, the "709 incident" is still entangled with them like a nightmare.</text:p>
      <text:p text:style-name="P4">
Li Heping still remembers that on July 10, 2015, he took his daughter to drive to a law firm to see the client. At that time, the news that he was taken away on the mobile phone. As soon as he arrived downstairs in the law firm, he was surrounded by a group of national security and plainclothes, and then took him home to search.</text:p>
      <text:p text:style-name="P4">
He has a wealth of experience in dealing with sensitive cases. At that time, he thought that this time he was taken away, which was no different from the previous situation.</text:p>
      <text:p text:style-name="P4">
"One of their leading young people said," You are quite calm ', he said that I have a "general". In fact, as a lawyer in China, the risks have always existed, and they have been caught and disappeared. I am in 2007. They were kidnapped several times in the year, so there was nothing particularly lied. Nothing, then it was quite calm. "</text:p>
      <text:p text:style-name="P4">
Chinese human rights lawyer Li Heping (middle) and family (provided by Wang Qiaoling) <text:a xlink:type="simple" xlink:href="https://www.rfa.org/mandarin/yataibaodao/renquanfazhi/al-07072023121001.html/img_9238.jpg" text:style-name="Internet_20_link" text:visited-style-name="Visited_20_Internet_20_Link">
</text:a>
<text:span text:style-name="T4">
 "The first horrible is, he asked you to take medicine" </text:span>
</text:p>
      <text:p text:style-name="P4">
However, he never expected that this wave of arrests involved nearly 300 people, covering lawyers, rights protection, visits, Christians, and even family members, covering 23 provinces across the country. He was put on a black head cover, handcuffed, and brought to a guest house.</text:p>
      <text:p text:style-name="P4">
At the beginning of the beginning, he was constantly shifted by his head. He didn't know where he was, nor did he know whether he was the armed police, National Security or Public Security.</text:p>
      <text:p text:style-name="P4">
This is also the common experience of many 709 arrested. Like many arrested people, Li Heping suffered a "hell" torture and was tortured into "living dead". Every time he mentioned, he was extremely painful.</text:p>
      <text:p text:style-name="P4">
"I think the first horrible thing is that he asked you to take medicine and fill your medicine. You don't know what medicine is. Anyway, let you take medicine on the first day, and take a lot of medicines. You don't know why. "Li Heping said.</text:p>
      <text:p text:style-name="P4">
"The second is to let you stand and keep a standing posture for a long time. So after I returned from 709, I can't run away. The feeling of the legs is separated from the knee. The wire is broken. Also, don't let you eat it, and don't let you drink water. And the detention center is frozen enough, the whole is a systematic torture. "<text:span text:style-name="T4">
 "709 court drama" by the script "</text:span>
</text:p>
      <text:p text:style-name="P4">
One and a half years after the arrest, Li Heping was charged by the Tianjin Procuratorate as "the crime of subverting the state power." However, he said that at that time, everyone in charge of the case knew that it was a injustice, but the real led case was the "709 task force", and the judge was only the tool of the "task force".</text:p>
      <text:p text:style-name="P4">
Li Heping has always insisted on not pleading guilty. However, the pressure of the international community at that time made the judge's burnt, and even proposed to Li Heping that he hoped to "solve the problem" as soon as possible. In the end, Li Heping and the judge reached an agreement, "We are defending innocence, how do you judge your affairs" and "each expression" in a vague way.</text:p>
      <text:p text:style-name="P4">
The entire closed -door trial process was required to be carried out strictly in accordance with the "script". Li Heping's wife Wang Qianling was completely unaware. Participants such as the procuratorate, judges and other participants must participate in "rehearsal". However, when the sentence was pronounced, Li Heping's words made the "task force" dissatisfied, and the entire trial had to "repeat itself."</text:p>
      <text:p text:style-name="P4">
"They asked me to say 'obey the judgment and not appeal.' When they were sentenced, I said that the" retaining opinion, not appealing ', not the same as their script. " The actors, lawyers, and prosecutors all left, but the people in the task force felt inappropriate, and called them back and called them back to the second court. Let me talk about the "obedience to the judgment, not appealing '."</text:p>
      <text:p text:style-name="P4">
On April 28, 2017, Tianjin Second Intermediate People's Court determined that Li Heping's crime of "subverting the state power" was successful, sentenced to three years in prison, four years in probation, and depriving political rights for four years. The official news stated that Li Heping expressed regret in the court, "obeying the judgment does not appeal." Ten days later, Li Heping was released, but due to probation restrictions, it was not allowed to be interviewed by the media for 4 years. These details forced to speak in court have been forbearing to this day.</text:p>
      <text:p text:style-name="P4">
Chinese human rights lawyer Wang Quanzhang and Li Heping couple (provided by Wang Qiaoling) <text:a xlink:type="simple" xlink:href="https://www.rfa.org/mandarin/yataibaodao/renquanfazhi/al-07072023121001.html/img_9237.jpg" text:style-name="Internet_20_link" text:visited-style-name="Visited_20_Internet_20_Link">
</text:a>
<text:span text:style-name="T4">
 Wang Quanzhang: I resolutely not cooperate with this "perfect trial" </text:span>
</text:p>
      <text:p text:style-name="P4">
However, another 709 lawyer Wang Quanzhang always refused to cooperate with the performance of the "709 drama". "What is the most pursuing case in this case? They pursue the so -called 100 points. What is 100 points? What is perfect judgment? For judges, there are several key judgments, such as representatives of the People's Congress, members of the CPPCC, journalists Participate in the listening, the defense lawyer fully defended, the parties pleaded guilty, served the law, and did not appeal, and then expressed their statements on TV. This is a perfect trial for the court. "</text:p>
      <text:p text:style-name="P4">
Wang Quanzhang said: "They are pursuing this effect, but I will not make such a cooperation for them at all. On the one hand, they vilify the lawyers, and on the one hand, they want to realize their perfect trial from me, and then insert their lawyers, I Resolutely resist. "</text:p>
      <text:p text:style-name="P4">
That's it. Every time the official arranged officials to send officials to Wang Quanzhang, he dismissed directly, so that the judge could not promote the case, was anxious, and even cried directly to him to ask him to cooperate.</text:p>
      <text:p text:style-name="P4">
Wang Quanzhang admitted that when he was just held in a secret place, torture made him not as good as death. However, after transferring to the detention center, his treatment improved, and he decided to use the past to defend the parties. The illegal act on the case "stops the persecution machine to stop turning."</text:p>
      <text:p text:style-name="P4">
"At that time, I actually entered a state of power flip. They also began to test, not as hostile to me, told me brother and brother, I hope I will give them face, give them a step, and then let me go. I said. You used to humiliate me in the past. Like Grandpa, why are you becoming a grandson now? I won't give you a word. "</text:p>
      <text:p text:style-name="P4">
Wang Quanzhang said, "The kind of bitterness and freedom in it, after a long period of systemization, it was numb. At that time, the director of the detention center said that I had worked out for 30 years and never saw a case -handling unit. An object of censorship. "</text:p>
      <text:p text:style-name="P4">
Chinese human rights lawyer Wang Quanzhang (provided by Wang Quanzhang) <text:a xlink:type="simple" xlink:href="https://www.rfa.org/mandarin/yataibaodao/renquanfazhi/al-07072023121001.html/img_9216.jpg" text:style-name="Internet_20_link" text:visited-style-name="Visited_20_Internet_20_Link">
</text:a>
<text:span text:style-name="T4">
 "The last person in the 709 case" </text:span>
</text:p>
      <text:p text:style-name="P4">
When his wife Li Wenzu ran to him outside the high wall and hoped that he was released as soon as possible, and the court was anxious to "solve" him as soon as possible, but Wang Quanzhang hoped that the case would "drag for one day". The unable to judge him, but must change his mandatory measures to him after the interrogation period is over, so that he will take the bail pending trial. In this way, he can accept the interview and tell the truth.</text:p>
      <text:p text:style-name="P4">
However, Wang Quanzhang admitted that he underestimated the "shamelessness" of the Supreme Court. Under the approval of the Supreme Court, the Tianjin Second Intermediate People's Court violated the regulations and repeatedly delayed his case trial, making him the "last person of the 709 case" and had only been dragged until 2019. As a result, Wang Quanzhang was sentenced to "subverting the crime of state power". He was sentenced to four years and six months, deprived of political rights for five years. He was released from prison until April 5, 2020, and his freedom was nearly 5 years.</text:p>
      <text:p text:style-name="P4">
After regaining freedom, he felt that he was disconnected from the times. He could not even use WeChat payment, and could not concentrate on doing things, and deeply felt anxious. It wasn't until the former judicial minister Fu Zhenghua, who was accused of planning the "709 arrest", and Sun Lijun, the former deputy minister of the Ministry of Public Security. Wang Quanzhang felt that his anxiety was cured.</text:p>
      <text:p text:style-name="P4">
"The person who persecuted you was ended. Some lawyers said very well. The end of these people today was pursued by them. They persecuted human rights lawyers for a long time. One day they were detained. People must be human rights lawyers. "Wang Quanzhang said," They stepped down, making people feel very fast, not only me, but also many people who have been persecuted by them are very happy. "</text:p>
      <text:p text:style-name="P4">
To fight with those who persecuted himself, Wang Quanzhang paid a heavy price. His lawyer's license was revoked, making him unable to defend the parties as a lawyer.<text:span text:style-name="T4">
 Destruction of career, living in the house </text:span>
</text:p>
      <text:p text:style-name="P4">
Wang Quanzhang said: "After the 709 incident, my career was interrupted by my career, that is, my entire career was destroyed. I have achieved some results in the case before. Judge, actually effectively helped those people who were persecuted at the grassroots level. But the 709 incident was interrupted, and my past experience was all invalid, causing great damage to my career ideals. "</text:p>
      <text:p text:style-name="P4">
In addition to the destruction of his career, the Wang Quanzhang family has also been monitored for a long time, and every sensitive day will be restricted. Starting from April this year, with a number of senior officials from European countries visited China, the authorities have greatly improved their suppression of them. They are constantly disturbed by landlords, police, and even underworlds, and they have broken water and power. They do not stop them. In just two months, Wang Quanzhang's family moved 13 times and was rushed to rush around in different regions of Beijing.</text:p>
      <text:p text:style-name="P4">
<text:span text:style-name="T4">
 Can't escape the cage </text:span>
 **</text:p>
      <text:p text:style-name="P4">
Wang Quanzhang said that he can foresee that even if he leaves Beijing, he will only be monitored more seriously like Chen Guangcheng of that year. As long as they are still on the land in China, they cannot be separated from trouble. When asked if he wanted to leave China, his answer was yes. However, the couple have been rejected by trying to apply for a passport.</text:p>
      <text:p text:style-name="P4">
The Li Heping family, also forced to move, was intercepted at Chengdu Airport when she successfully handled her passport. The police read out the restriction notice, saying that they "may endanger national security."</text:p>
      <text:p text:style-name="P4">
Li Heping said: "Entering the border is the right of citizens. If there is this right, I can choose to stay in China or choose to leave China. This should be free. But now he will not let you leave China. Already restricted you, deprive your choice. "</text:p>
      <text:p text:style-name="P4">
<text:span text:style-name="T4">
 Endless oppression </text:span>
</text:p>
      <text:p text:style-name="P4">
The lawyers who were suspended, monitored, forced to relocate, and were controlled, and more like Li Yuhan, who were defended by lawyers 709 cases, were arrested; lawyers of Yu Wensheng were arrested for the second time, and this time, he also brought his wife Xu Xu Xu Yan, all charged with Guoan related crimes. The two lawyers of Xu Zhiyong and Ding Jiaxi were sentenced to 14 years and 12 years in prison for the "Xiamen gathering case".</text:p>
      <text:p text:style-name="P4">
For Chinese human rights lawyers, the eight -year anti -Japanese war in 709 is not known.</text:p>
      <text:p text:style-name="P4">
Li Heping said, "Did you say 709 is over? For the Wang Quanzhang family and my family, they want to drive us away from Beijing, so as not to let us rent a house in Beijing, break the water and power off, and let us live here. In the world's eyes, the eyes of the world. They all violated the law like this. Are you saying that 709 is over? "</text:p>
      <text:p text:style-name="P4">
<text:span text:style-name="T4">
 After 709, the construction of the rule of law in China is extinguished by gray smoke </text:span>
</text:p>
      <text:p text:style-name="P4">
Wang Quanzhang believes that before and after the "709 arrest", the Chinese official passed the new "Criminal Procedure Law", "Career Code of Lawyers", and the "Management Measures for Law Firm" to eliminate all the space for human rights lawyers. The rule of law in China is no longer hopeful.</text:p>
      <text:p text:style-name="P4">
For Li Heping, 709's research that he has been doing has been doing, and the work that promotes the introduction of the referee (jury) system in China has been interrupted. The "709 Incident" has also become the beginning of China's rule of law, and lawyers dare not tell the truth anymore.</text:p>
      <text:p text:style-name="P4">
"The 706 case has caused China to negotiate the market economy subject status that China is seeking, and the bottom of the kettle is drawn. Second, you have made the two major achievements of China's reform and opening up. A great social harm. "Li Heping said," The government said in a word of mouth to hope that the rule of law is hoped, so then of us lawyers really lead the rule of law and pursue the rule of law. When the rule of law is about to approach, he is afraid. , I want to do it for him. "</text:p>
      <text:p text:style-name="P4">
He smiled bitterly that the "709 incident" brought him to him was to let him experience torture in person and experienced a Chinese legal system "in -depth tour". However, he still firmly believes that a country must develop in a good direction, and the rule of law is indispensable. He quoted a sentence of Zhang Sizhi, the late Chinese Thai Dato -class lawyer: Human rights are the largest face in a country.</text:p>
      <text:p text:style-name="P4">
Reporter: Lv Xi Editor: 梒 记 记 记: Hong Wei</text:p>
      <text:p text:style-name="P4">
News Source: <text:a xlink:type="simple" xlink:href="https://www.rfa.org/mandarin/yataibaodao/renquanfazhi/al-07072023121001.html" text:style-name="Internet_20_link" text:visited-style-name="Visited_20_Internet_20_Link">
https://www.rfa.org/mandarin/yataibaodao/renquanfazhi/al-07072023121001.html</text:a>
</text:p>
      <!--NEWS-->
      <text:h text:style-name="P10" text:outline-level="1">
<text:span text:style-name="T4">
It is expected that the Fed will see the interest rate hike European stocks rising and falling each other.</text:span>
</text:h>
      <text:p text:style-name="P4">
Publisher: 法新社</text:p>
      <text:p text:style-name="P4">
Published Time: 2023-07-07T17:32:09+00:00</text:p>
      <text:p text:style-name="P4">
Modified Time: 2023-07-07T17:20:05+00:00</text:p>
      <text:p text:style-name="P4">
Description: (Agence France -Presse, London, 7th) Although the employment of companies in the United States in June is slower than expected, investors expect that the Federal Preparation Council (FED) will still increase interest rates. The European stock market fluctuates today, and the closing of the market has rise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9" text:anchor-type="as-char" svg:width="6.9236in" svg:height="3.617581in" draw:z-index="0">
<draw:image xlink:href="../Images/rficn/2023-07-07T17-32-09-00-00/000000.png" xlink:type="simple" xlink:show="embed" xlink:actuate="onLoad" draw:mime-type="image/png"/>
</draw:frame>
The London FTSE 100 Index fell 23.56 points or 0.32%, at 7256.94 points.</text:p>
      <text:p text:style-name="P4">
The Frankfurt DAX Index rose 74.86 points or 0.48%, closed at 15603.40 points.</text:p>
      <text:p text:style-name="P4">
The Paris CAC 40 index rose 29.59 points or 0.42%to 7111.88 points. (Translator: Xu Ruicheng)</text:p>
      <text:p text:style-name="P4">
News Source: <text:a xlink:type="simple" xlink:href="https://www.rfi.fr/cn/%E8%B4%A2%E7%BB%8F%E5%BF%AB%E8%AE%AF/20230707-%E9%A2%84%E6%9C%9F%E8%81%94%E5%87%86%E4%BC%9A%E5%B0%86%E5%8D%87%E6%81%AF-%E6%AC%A7%E8%82%A1%E6%B6%A8%E8%B7%8C%E4%BA%92%E8%A7%81" text:style-name="Internet_20_link" text:visited-style-name="Visited_20_Internet_20_Link">
https://www.rfi.fr/cn/%E8%B4%A2%E7%BB%8F%E5%BF%AB%E8%AE%AF/20230707-%E9%A2%84%E6%9C%9F%E8%81%94%E5%87%86%E4%BC%9A%E5%B0%86%E5%8D%87%E6%81%AF-%E6%AC%A7%E8%82%A1%E6%B6%A8%E8%B7%8C%E4%BA%92%E8%A7%81</text:a>
</text:p>
      <!--NEWS-->
      <text:h text:style-name="P10" text:outline-level="1">
<text:span text:style-name="T4">
[Survey Report | China's "Secret Police Station" in New York] Lin Hai: Looking for land without fear</text:span>
</text:h>
      <text:p text:style-name="P4">
Author: None</text:p>
      <text:p text:style-name="P4">
Publisher: Radio Free Asia (Organization)</text:p>
      <text:p text:style-name="P4">
Published Time: 2023-07-07T18:26:31-04:00</text:p>
      <text:p text:style-name="P4">
Modified Time: 2023-07-07T18:26:3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80" text:anchor-type="as-char" svg:width="6.9236in" svg:height="4.612011in" draw:z-index="0">
<draw:image xlink:href="../Images/rfamandarin/2023-07-07T18-26-31-04-00/000000.png" xlink:type="simple" xlink:show="embed" xlink:actuate="onLoad" draw:mime-type="image/png"/>
</draw:frame>
Lin Hai, who moved from China to the United States in 2019, said that overseas pro -communist groups organized the scene where the streets were argued in the streets, reminding him of the scene in China. <text:a xlink:type="simple" xlink:href="https://www.rfa.org/mandarin/duomeiti/tebiejiemu/lh-07072023180937.html/@@images/image" text:style-name="Internet_20_link" text:visited-style-name="Visited_20_Internet_20_Link">
</text:a>
(KAREN DIAS 摄)Lin Hai, who fled from China to the United States in 2019, never expected that he would be attacked by the five -star red flag at the democratic activities on the streets of Manhattan, which caused him and the four other people to be sent to the hospital. However, as China ’s“ Secret Police Station ”was exposed in an investigation by the US Department of Justice, victims like Lin Hai saw the dawn of justice, but they were also worried that the CCP’ s increasingly rampant surveillance, harassment and penetration activities will be. Continue to continue in a more hidden way.</text:p>
      <text:p text:style-name="P4">
News Source: <text:a xlink:type="simple" xlink:href="https://www.rfa.org/mandarin/duomeiti/tebiejiemu/lh-07072023180937.html" text:style-name="Internet_20_link" text:visited-style-name="Visited_20_Internet_20_Link">
https://www.rfa.org/mandarin/duomeiti/tebiejiemu/lh-07072023180937.html</text:a>
</text:p>
      <!--NEWS-->
      <text:h text:style-name="P10" text:outline-level="1">
<text:span text:style-name="T4">
It is expected that the Fed will collect the black hike US stocks</text:span>
</text:h>
      <text:p text:style-name="P4">
Publisher: 法新社</text:p>
      <text:p text:style-name="P4">
Published Time: 2023-07-07T23:32:08+00:00</text:p>
      <text:p text:style-name="P4">
Modified Time: 2023-07-07T23:05:02+00:00</text:p>
      <text:p text:style-name="P4">
Description: (Agence France -Presse, New York, 7th) U.S. stocks closed today. Although the US announced data showed that the employment of companies has slowed down, it is still considered by the outside world to raise interest rates without hindering the F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2" text:anchor-type="as-char" svg:width="6.9236in" svg:height="3.617581in" draw:z-index="0">
<draw:image xlink:href="../Images/rficn/2023-07-07T23-32-08-00-00/000000.png" xlink:type="simple" xlink:show="embed" xlink:actuate="onLoad" draw:mime-type="image/png"/>
</draw:frame>
The Dow Jones Industrial Index fell 187.38 points, or 0.55%, at 33734.88 points.</text:p>
      <text:p text:style-name="P4">
The S &amp; P 500 index fell 12.64 points, or 0.29%, at 4398.95 points.</text:p>
      <text:p text:style-name="P4">
The Nasdaq index, which is mainly technology stocks, fell 18.33 points, or 0.13%, at 13660.71 points.</text:p>
      <text:p text:style-name="P4">
The Philadelphia semiconductor index rose 0.239 points, or 0.01%, at 3577.727 points. (Translator: Xu Ruicheng)</text:p>
      <text:p text:style-name="P4">
News Source: <text:a xlink:type="simple" xlink:href="https://www.rfi.fr/cn/%E8%B4%A2%E7%BB%8F%E5%BF%AB%E8%AE%AF/20230707-%E9%A2%84%E6%96%99%E8%81%94%E5%87%86%E4%BC%9A%E5%B0%86%E5%8D%87%E6%81%AF-%E7%BE%8E%E8%82%A1%E6%94%B6%E9%BB%91" text:style-name="Internet_20_link" text:visited-style-name="Visited_20_Internet_20_Link">
https://www.rfi.fr/cn/%E8%B4%A2%E7%BB%8F%E5%BF%AB%E8%AE%AF/20230707-%E9%A2%84%E6%96%99%E8%81%94%E5%87%86%E4%BC%9A%E5%B0%86%E5%8D%87%E6%81%AF-%E7%BE%8E%E8%82%A1%E6%94%B6%E9%BB%91</text:a>
</text:p>
      <!--NEWS-->
      <text:h text:style-name="P10" text:outline-level="1">
<text:span text:style-name="T4">
Global temperature continuous innovation high scientist: the hottest June since the record</text:span>
</text:h>
      <text:p text:style-name="P4">
Publisher: 法新社</text:p>
      <text:p text:style-name="P4">
Published Time: 2023-07-08T-2:32:09+00:00</text:p>
      <text:p text:style-name="P4">
Modified Time: 2023-07-08T07:20:05+00:00</text:p>
      <text:p text:style-name="P4">
Description: (Agence France -Presse, Washington, 7th) According to preliminary data, the global single -day temperature reached a new high this week. Yesterday's global average daily temperature soared to 17.23 degrees Celsiu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3" text:anchor-type="as-char" svg:width="6.9236in" svg:height="3.617581in" draw:z-index="0">
<draw:image xlink:href="../Images/rficn/2023-07-08T-2-32-09-00-00/000000.png" xlink:type="simple" xlink:show="embed" xlink:actuate="onLoad" draw:mime-type="image/png"/>
</draw:frame>
The University of Maine establishes an online tool climate analyzer (Climatereanalyzer), which can show the daily average temperature curve of the world since 1979.</text:p>
      <text:p text:style-name="P4">
The global average temperature reached 17.01 degrees Celsius on the 3rd, and it further came to 17.18 degrees Celsius on the 4th.</text:p>
      <text:p text:style-name="P4">
The American Research Organization Berkeley Earth, a climateist at Zekehausfather, said, "I think this is a sign of we will enter a period of extreme high temperature. June this year is the hottest June since recorded in the record. , The amplitude is quite large. "</text:p>
      <text:p text:style-name="P4">
He said: "At present, it seems very likely to be the hottest year since the beginning of the mid -1800s."</text:p>
      <text:p text:style-name="P4">
News Source: <text:a xlink:type="simple" xlink:href="https://www.rfi.fr/cn/%E7%A7%91%E5%AD%A6%E6%96%B0%E7%9F%A5/20230708-%E5%85%A8%E7%90%83%E6%B0%94%E6%B8%A9%E8%BF%9E%E7%BB%AD%E5%88%9B%E6%96%B0%E9%AB%98-%E7%A7%91%E5%AD%A6%E5%AE%B6-%E6%9C%89%E7%BA%AA%E5%BD%95%E4%BB%A5%E6%9D%A5%E6%9C%80%E7%83%AD6%E6%9C%88" text:style-name="Internet_20_link" text:visited-style-name="Visited_20_Internet_20_Link">
https://www.rfi.fr/cn/%E7%A7%91%E5%AD%A6%E6%96%B0%E7%9F%A5/20230708-%E5%85%A8%E7%90%83%E6%B0%94%E6%B8%A9%E8%BF%9E%E7%BB%AD%E5%88%9B%E6%96%B0%E9%AB%98-%E7%A7%91%E5%AD%A6%E5%AE%B6-%E6%9C%89%E7%BA%AA%E5%BD%95%E4%BB%A5%E6%9D%A5%E6%9C%80%E7%83%AD6%E6%9C%88</text:a>
</text:p>
      <!--NEWS-->
      <text:h text:style-name="P10" text:outline-level="1">
<text:span text:style-name="T4">
Midea is sure to provide a cluster of ammunition to Ukraine and say that Ukrafe guarantees it with caution</text:span>
</text:h>
      <text:p text:style-name="P4">
Publisher: 法新社</text:p>
      <text:p text:style-name="P4">
Published Time: 2023-07-08T-5:02:10+00:00</text:p>
      <text:p text:style-name="P4">
Modified Time: 2023-07-08T06:50:03+00:00</text:p>
      <text:p text:style-name="P4">
Description: (Agence France -Presse, Washington, 7th) Russia invaded Ukraine for nearly a year and a half. The United States announced today that it will provide a bundle ammunition to the Ukrainian army that is fighting against the counterattack. However, if the small bomb in this ammunition is not completely exploded, it will constitute a danger, so human rights groups are fiercely criticiz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4" text:anchor-type="as-char" svg:width="6.9236in" svg:height="3.617581in" draw:z-index="0">
<draw:image xlink:href="../Images/rficn/2023-07-08T-5-02-10-00-00/000000.png" xlink:type="simple" xlink:show="embed" xlink:actuate="onLoad" draw:mime-type="image/png"/>
</draw:frame>
The United States stated that it has received guarantees from Ukraine that Ukraine will minimize the risk of civilians, including using this ammunition in a dense population area.</text:p>
      <text:p text:style-name="P4">
U.S. President Biden told the United States CNN (CNN) that the decision to provide cluster ammunition was "very difficult", but the "ammunition" of the Ukraine was exhausted. "If they can't get the weapons to stop the Russians from now on, they don't let them prevent the Ukraine's offensive in these regions. The statement stated that the new military aid plan announced today includes the "dual -effect improvement version of traditional ammunition" (DPICM, which is the cluster ammunition). Ukraine President Volodymyrzlenskyy quickly thanked the United States for this Ukraine's urgent help in Twitter. Provide new tools peacefully. "</text:p>
      <text:p text:style-name="P4">
US National Security Consultant Jakesullivan said when he talked about this decision: "If Ukraine does not have enough firepower, the Russian army and the chariot will chase the Ukraine position, seize more Ukraine territories, and conquer more Urban civilians. Civilians will face huge risk of damage. "</text:p>
      <text:p text:style-name="P4">
Su Lvin said that the Ukrainian government "provides written guarantees and uses these weapons very cautiously," and the Ukraine government "has sufficient reasons to minimize the risks suffered by civilians because it is their citizen." COLIN KAHL, the Second Minister of Defense, added that Ukraine guarantees that it will not use cluster ammunition in areas where civilians gather, and will also record the location of the use in order to clear the unprepared bullet after the war.</text:p>
      <text:p text:style-name="P4">
Carl also said that the United States does not provide a bundle ammunition with a fault rate of more than 2.35%; in comparison, Russia's bundle ammunition in Ukraine is as high as 30 to 40%.</text:p>
      <text:p text:style-name="P4">
However, human rights groups strongly oppose the United States to provide bundle ammunition to Ukraine.</text:p>
      <text:p text:style-name="P4">
"Human Rights Watch" said that these weapons will inevitably cause civilians to be tortured for a long time; the "AMNESTYINTERNAT" believes that the use of cluster ammunition is likely to take more civilian life because the killing of this weapon is killed The power is not to be distinguished. Even after a long time after the war, it will pose a serious threat to civilians. "In any case, it will not meet international law by transporting and using this ammunition." UN Secretary -General Antonio Guterres also objected, a spokesman said Gutteris "do not want to continue to use cluster ammunition on the battlefield."</text:p>
      <text:p text:style-name="P4">
News Source: <text:a xlink:type="simple" xlink:href="https://www.rfi.fr/cn/%E5%9B%BD%E9%99%85%E6%8A%A5%E9%81%93/20230708-%E7%BE%8E%E7%A1%AE%E5%AE%9A%E5%90%91%E4%B9%8C%E5%85%8B%E5%85%B0%E6%8F%90%E4%BE%9B%E9%9B%86%E6%9D%9F%E5%BC%B9%E8%8D%AF-%E7%A7%B0%E4%B9%8C%E6%96%B9%E4%BF%9D%E8%AF%81%E6%85%8E%E7%94%A8" text:style-name="Internet_20_link" text:visited-style-name="Visited_20_Internet_20_Link">
https://www.rfi.fr/cn/%E5%9B%BD%E9%99%85%E6%8A%A5%E9%81%93/20230708-%E7%BE%8E%E7%A1%AE%E5%AE%9A%E5%90%91%E4%B9%8C%E5%85%8B%E5%85%B0%E6%8F%90%E4%BE%9B%E9%9B%86%E6%9D%9F%E5%BC%B9%E8%8D%AF-%E7%A7%B0%E4%B9%8C%E6%96%B9%E4%BF%9D%E8%AF%81%E6%85%8E%E7%94%A8</text:a>
</text:p>
      <!--NEWS-->
      <text:h text:style-name="P10" text:outline-level="1">
<text:span text:style-name="T4">
China Stock Briefing: It is reported that the United States has restarted audit inspections on Chinese companies in the last few weeks, including Tencent Music and Free Version</text:span>
</text:h>
      <text:p text:style-name="P4">
Author: None</text:p>
      <text:p text:style-name="P4">
Publisher: 华尔街日报中文网</text:p>
      <text:p text:style-name="P4">
Published Time: 2023-07-08T00:00:00.000Z</text:p>
      <text:p text:style-name="P4">
Modified Time: 2023-07-08T00:00:00.000Z</text:p>
      <text:p text:style-name="P4">
Created Time: 2023-07-07T22:49:00.000Z</text:p>
      <text:p text:style-name="P4">
Description: The Chinese financial regulatory authorities impose a fine of RMB 7.123 billion in Ant Group and its institutions; Baidu, Huawei, Ali and other enrollment big model national teams; the National Internet Information Office: The platform finds that online violence information should be deleted to break the spread.</text:p>
      <text:p text:style-name="P4">
Images: []</text:p>
      <text:p text:style-name="P4">
Categories: ['金融市场', '股市']</text:p>
      <text:p text:style-name="P4">
Keywords: SYND</text:p>
      <text:p text:style-name="P4">
Type: Article</text:p>
      <!--METADATA-->
      <text:p text:style-name="P4">
<text:span text:style-name="T4">
 The financial management department shall be fined Ant Group and its institutions (including confiscation of illegal income) 7.123 billion yuan </text:span>
 **</text:p>
      <text:p text:style-name="P4">
News Source: <text:a xlink:type="simple" xlink:href="https://cn.wsj.com/articles/%E4%B8%AD%E6%A6%82%E8%82%A1%E7%AE%80%E6%8A%A5-%E6%8D%AE%E6%8A%A5%E7%BE%8E%E5%9B%BD%E6%9C%80%E8%BF%91%E6%95%B0%E5%91%A8%E9%87%8D%E5%90%AF%E5%AF%B9%E4%B8%AD%E5%9B%BD%E4%BC%81%E4%B8%9A%E5%AE%A1%E8%AE%A1%E6%A3%80%E6%9F%A5-%E5%8C%85%E6%8B%AC%E8%85%BE%E8%AE%AF%E9%9F%B3%E4%B9%90%E5%8F%8A%E7%BD%91%E6%98%93-607cdf3e" text:style-name="Internet_20_link" text:visited-style-name="Visited_20_Internet_20_Link">
https://cn.wsj.com/articles/%E4%B8%AD%E6%A6%82%E8%82%A1%E7%AE%80%E6%8A%A5-%E6%8D%AE%E6%8A%A5%E7%BE%8E%E5%9B%BD%E6%9C%80%E8%BF%91%E6%95%B0%E5%91%A8%E9%87%8D%E5%90%AF%E5%AF%B9%E4%B8%AD%E5%9B%BD%E4%BC%81%E4%B8%9A%E5%AE%A1%E8%AE%A1%E6%A3%80%E6%9F%A5-%E5%8C%85%E6%8B%AC%E8%85%BE%E8%AE%AF%E9%9F%B3%E4%B9%90%E5%8F%8A%E7%BD%91%E6%98%93-607cdf3e</text:a>
</text:p>
      <!--NEWS-->
      <text:h text:style-name="P10" text:outline-level="1">
<text:span text:style-name="T4">
Mercedes-Benz will allow its electric vehicles to charge at the Tesla Super Charging Station</text:span>
</text:h>
      <text:p text:style-name="P4">
Author: Dean Seal</text:p>
      <text:p text:style-name="P4">
Publisher: 华尔街日报中文网</text:p>
      <text:p text:style-name="P4">
Published Time: 2023-07-08T00:10:00.000Z</text:p>
      <text:p text:style-name="P4">
Modified Time: 2023-07-08T00:10:00.000Z</text:p>
      <text:p text:style-name="P4">
Created Time: 2023-07-07T23:04:00.000Z</text:p>
      <text:p text:style-name="P4">
Description: Mercedes-Benz plans to allow drivers to charge their electric vehicles at Tesla's super charging station next year, and the company is establishing its own charging network.</text:p>
      <text:p text:style-name="P4">
Images: []</text:p>
      <text:p text:style-name="P4">
Categories: ['商业']</text:p>
      <text:p text:style-name="P4">
Keywords: SYND</text:p>
      <text:p text:style-name="P4">
Type: Article</text:p>
      <!--METADATA-->
      <text:p text:style-name="P4">
Mercedes Benz(Mercedes-Benz)It is planned to allow drivers to charging their own electric vehicles at the super charging station of Tesla from next year, and the company is establishing its own charging network.</text:p>
      <text:p text:style-name="P4">
News Source: <text:a xlink:type="simple" xlink:href="https://cn.wsj.com/articles/%E6%A2%85%E8%B5%9B%E5%BE%B7%E6%96%AF-%E5%A5%94%E9%A9%B0%E5%B0%86%E5%85%81%E8%AE%B8%E5%85%B6%E7%94%B5%E5%8A%A8%E8%BD%A6%E5%9C%A8%E7%89%B9%E6%96%AF%E6%8B%89%E8%B6%85%E7%BA%A7%E5%85%85%E7%94%B5%E7%AB%99%E5%85%85%E7%94%B5-df034845" text:style-name="Internet_20_link" text:visited-style-name="Visited_20_Internet_20_Link">
https://cn.wsj.com/articles/%E6%A2%85%E8%B5%9B%E5%BE%B7%E6%96%AF-%E5%A5%94%E9%A9%B0%E5%B0%86%E5%85%81%E8%AE%B8%E5%85%B6%E7%94%B5%E5%8A%A8%E8%BD%A6%E5%9C%A8%E7%89%B9%E6%96%AF%E6%8B%89%E8%B6%85%E7%BA%A7%E5%85%85%E7%94%B5%E7%AB%99%E5%85%85%E7%94%B5-df034845</text:a>
</text:p>
      <!--NEWS-->
      <text:h text:style-name="P10" text:outline-level="1">
<text:span text:style-name="T4">
U.S. officials survey the background of investment groups (Free Version), which purchase nearly 1 billion US dollars near the California Air Force Base (Free Version)</text:span>
</text:h>
      <text:p text:style-name="P4">
Author: Kristina Peterson / Jack Gillum / Kate O'Keeffe</text:p>
      <text:p text:style-name="P4">
Publisher: 华尔街日报中文网</text:p>
      <text:p text:style-name="P4">
Published Time: 2023-07-08T00:40:00.000Z</text:p>
      <text:p text:style-name="P4">
Modified Time: 2023-07-08T00:40:00.000Z</text:p>
      <text:p text:style-name="P4">
Created Time: 2023-07-07T23:31:00.000Z</text:p>
      <text:p text:style-name="P4">
Description: U.S. government officials are investigating a large -scale land acquisition case near a major air force base in the northern part of San Francisco. They are worried that there may be foreign interests behind investment groups that purchase these land.</text:p>
      <text:p text:style-name="P4">
Images: []</text:p>
      <text:p text:style-name="P4">
Categories: ['国际']</text:p>
      <text:p text:style-name="P4">
Keywords: SYND</text:p>
      <text:p text:style-name="P4">
Type: Article</text:p>
      <!--METADATA-->
      <text:p text:style-name="P4">
U.S. government officials are investigating a large -scale land acquisition case near a major air force base in the northern part of San Francisco. They are worried that there may be foreign interests behind investment groups that purchase these land.</text:p>
      <text:p text:style-name="P4">
News Source: <text:a xlink:type="simple" xlink:href="https://cn.wsj.com/articles/%E7%BE%8E%E5%9B%BD%E5%AE%98%E5%91%98%E8%B0%83%E6%9F%A5%E5%9C%A8%E5%8A%A0%E5%B7%9E%E7%A9%BA%E5%86%9B%E5%9F%BA%E5%9C%B0%E9%99%84%E8%BF%91%E8%B4%AD%E4%B9%B0%E8%BF%9110%E4%BA%BF%E7%BE%8E%E5%85%83%E5%9C%9F%E5%9C%B0%E7%9A%84%E6%8A%95%E8%B5%84%E5%9B%A2%E4%BD%93%E8%83%8C%E6%99%AF-fb73bb41" text:style-name="Internet_20_link" text:visited-style-name="Visited_20_Internet_20_Link">
https://cn.wsj.com/articles/%E7%BE%8E%E5%9B%BD%E5%AE%98%E5%91%98%E8%B0%83%E6%9F%A5%E5%9C%A8%E5%8A%A0%E5%B7%9E%E7%A9%BA%E5%86%9B%E5%9F%BA%E5%9C%B0%E9%99%84%E8%BF%91%E8%B4%AD%E4%B9%B0%E8%BF%9110%E4%BA%BF%E7%BE%8E%E5%85%83%E5%9C%9F%E5%9C%B0%E7%9A%84%E6%8A%95%E8%B5%84%E5%9B%A2%E4%BD%93%E8%83%8C%E6%99%AF-fb73bb41</text:a>
</text:p>
      <!--NEWS-->
      <text:h text:style-name="P10" text:outline-level="1">
<text:span text:style-name="T4">
Binance executives have resigned, layoffs have surged, and they are already in a state of retreat.</text:span>
</text:h>
      <text:p text:style-name="P4">
Author: Patricia Kowsmann / Dave Michaels / Caitlin Ostroff / Vicky Ge Huang</text:p>
      <text:p text:style-name="P4">
Publisher: 华尔街日报中文网</text:p>
      <text:p text:style-name="P4">
Published Time: 2023-07-08T01:05:00.000Z</text:p>
      <text:p text:style-name="P4">
Modified Time: 2023-07-08T01:05:00.000Z</text:p>
      <text:p text:style-name="P4">
Created Time: 2023-07-07T23:56:00.000Z</text:p>
      <text:p text:style-name="P4">
Description: As the pressure of federal surveys is increasing, Binance is in a state of retreat.</text:p>
      <text:p text:style-name="P4">
Images: []</text:p>
      <text:p text:style-name="P4">
Categories: ['金融市场']</text:p>
      <text:p text:style-name="P4">
Keywords: SYND</text:p>
      <text:p text:style-name="P4">
Type: Article</text:p>
      <!--METADATA-->
      <text:p text:style-name="P4">
With the pressure of federal survey, Binance(Binance)It is in a state of retreat.</text:p>
      <text:p text:style-name="P4">
News Source: <text:a xlink:type="simple" xlink:href="https://cn.wsj.com/articles/%E5%B8%81%E5%AE%89%E9%AB%98%E7%AE%A1%E7%BA%B7%E7%BA%B7%E7%A6%BB%E8%81%8C-%E8%A3%81%E5%91%98%E6%BF%80%E5%A2%9E-%E5%B7%B2%E5%A4%84%E4%BA%8E%E6%92%A4%E9%80%80%E7%8A%B6%E6%80%81-3c2ca62" text:style-name="Internet_20_link" text:visited-style-name="Visited_20_Internet_20_Link">
https://cn.wsj.com/articles/%E5%B8%81%E5%AE%89%E9%AB%98%E7%AE%A1%E7%BA%B7%E7%BA%B7%E7%A6%BB%E8%81%8C-%E8%A3%81%E5%91%98%E6%BF%80%E5%A2%9E-%E5%B7%B2%E5%A4%84%E4%BA%8E%E6%92%A4%E9%80%80%E7%8A%B6%E6%80%81-3c2ca62</text:a>
</text:p>
      <!--NEWS-->
      <text:h text:style-name="P10" text:outline-level="1">
<text:span text:style-name="T4">
The US stock market and Treasury bonds fall this week, and investors are ready to welcome further interest rate hikes (Free Version)</text:span>
</text:h>
      <text:p text:style-name="P4">
Author: Gunjan Banerji</text:p>
      <text:p text:style-name="P4">
Publisher: 华尔街日报中文网</text:p>
      <text:p text:style-name="P4">
Published Time: 2023-07-08T01:40:00.000Z</text:p>
      <text:p text:style-name="P4">
Modified Time: 2023-07-08T01:40:00.000Z</text:p>
      <text:p text:style-name="P4">
Created Time: 2023-07-07T22:54:00.000Z</text:p>
      <text:p text:style-name="P4">
Description: A series of strong economic data has made investors more strongly expected to raise interest rates further, and promote US stock markets and Treasury bonds this week. Dow fell 673 points this week. The S &amp; P 500 index fell 1.2%, while the Nasda Index fell 0.9%.</text:p>
      <text:p text:style-name="P4">
Images: []</text:p>
      <text:p text:style-name="P4">
Categories: ['金融市场', '股市']</text:p>
      <text:p text:style-name="P4">
Keywords: SYND</text:p>
      <text:p text:style-name="P4">
Type: Article</text:p>
      <!--METADATA-->
      <text:p text:style-name="P4">
A series of strong economic data has made investors more strongly expected to further raise interest rates, and dragging the US stock market and Treasury bonds this week.</text:p>
      <text:p text:style-name="P4">
News Source: <text:a xlink:type="simple" xlink:href="https://cn.wsj.com/articles/%E7%BE%8E%E5%9B%BD%E8%82%A1%E5%B8%82%E5%92%8C%E5%9B%BD%E5%80%BA%E6%9C%AC%E5%91%A8%E4%B8%8B%E8%B7%8C-%E6%8A%95%E8%B5%84%E8%80%85%E5%87%86%E5%A4%87%E8%BF%8E%E6%8E%A5%E8%BF%9B%E4%B8%80%E6%AD%A5%E5%8A%A0%E6%81%AF-c9031a49" text:style-name="Internet_20_link" text:visited-style-name="Visited_20_Internet_20_Link">
https://cn.wsj.com/articles/%E7%BE%8E%E5%9B%BD%E8%82%A1%E5%B8%82%E5%92%8C%E5%9B%BD%E5%80%BA%E6%9C%AC%E5%91%A8%E4%B8%8B%E8%B7%8C-%E6%8A%95%E8%B5%84%E8%80%85%E5%87%86%E5%A4%87%E8%BF%8E%E6%8E%A5%E8%BF%9B%E4%B8%80%E6%AD%A5%E5%8A%A0%E6%81%AF-c9031a49</text:a>
</text:p>
      <!--NEWS-->
      <text:h text:style-name="P10" text:outline-level="1">
<text:span text:style-name="T4">
The West once again realized that war needs industry (Free Version)</text:span>
</text:h>
      <text:p text:style-name="P4">
Author: Daniel Michaels</text:p>
      <text:p text:style-name="P4">
Publisher: 华尔街日报中文网</text:p>
      <text:p text:style-name="P4">
Published Time: 2023-07-08T02:45:00.000Z</text:p>
      <text:p text:style-name="P4">
Modified Time: 2023-07-08T02:45:00.000Z</text:p>
      <text:p text:style-name="P4">
Created Time: 2023-07-07T04:42:00.000Z</text:p>
      <text:p text:style-name="P4">
Description: US President Biden and NATO leaders worried about war with Russia or China, and will focus on the reconstruction of the defense industry at the upcoming summit.</text:p>
      <text:p text:style-name="P4">
Images: []</text:p>
      <text:p text:style-name="P4">
Categories: ['国际']</text:p>
      <text:p text:style-name="P4">
Keywords: SYND,LINK:EN|WP-WSJ-0001030203</text:p>
      <text:p text:style-name="P4">
Type: Article</text:p>
      <!--METADATA-->
      <text:p text:style-name="P4">
The world knows that the two armies of the Russia and Ukraine are fighting at the front line, but they rarely understand <text:a xlink:type="simple" xlink:href="https://cn.wsj.com/articles/CN-BGH-20230630073531" text:style-name="Internet_20_link" text:visited-style-name="Visited_20_Internet_20_Link">
Guarantee forces and ammunition supply</text:a>
And a battle related to life and death behind the scenes. The party who lost this campaign will lose the war. This is a lesson that Washington is re -recognizing.</text:p>
      <text:p text:style-name="P4">
News Source: <text:a xlink:type="simple" xlink:href="https://cn.wsj.com/articles/%E8%A5%BF%E6%96%B9%E5%86%8D%E6%AC%A1%E8%AE%A4%E8%AF%86%E5%88%B0%E6%88%98%E4%BA%89%E9%9C%80%E8%A6%81%E5%B7%A5%E4%B8%9A-b4e976be" text:style-name="Internet_20_link" text:visited-style-name="Visited_20_Internet_20_Link">
https://cn.wsj.com/articles/%E8%A5%BF%E6%96%B9%E5%86%8D%E6%AC%A1%E8%AE%A4%E8%AF%86%E5%88%B0%E6%88%98%E4%BA%89%E9%9C%80%E8%A6%81%E5%B7%A5%E4%B8%9A-b4e976be</text:a>
</text:p>
      <!--NEWS-->
      <text:h text:style-name="P10" text:outline-level="1">
<text:span text:style-name="T4">
French riots, wanted exile people, "risks" to China and more important stories this week</text:span>
</text:h>
      <text:p text:style-name="P4">
Author: https://www.facebook.com/bbcworldservice/</text:p>
      <text:p text:style-name="P4">
Publisher: BBC News 中文</text:p>
      <text:p text:style-name="P4">
Published Time: 2023-07-08T02:55:06.000Z</text:p>
      <text:p text:style-name="P4">
Modified Time: 2023-07-08T02:55:06.000Z</text:p>
      <text:p text:style-name="P4">
Description: Just in the past week, news content below BBC has attracted the attention of readers. If you miss it, we will take you one by one.</text:p>
      <text:p text:style-name="P4">
Images: ["<text:a xlink:type="simple" xlink:href="https://ichef.bbci.co.uk/news/640/cpsprodpb/BE15/production/_130316684_003344.2023-07-02t003312z_1458822708_rc2lu1avkosj_rtrmadp_3_france-security-shooting.jpg" text:style-name="Internet_20_link" text:visited-style-name="Visited_20_Internet_20_Link">
_130316684_00...</text:a>
", "<text:a xlink:type="simple" xlink:href="https://ichef.bbci.co.uk/news/640/cpsprodpb/1226D/production/_105894347_grey_line-nc.png" text:style-name="Internet_20_link" text:visited-style-name="Visited_20_Internet_20_Link">
_105894347_gr...</text:a>
"]</text:p>
      <text:p text:style-name="P4">
Videos: ["<text:a xlink:type="simple" xlink:href="https://www.bbc.com/ws/av-embeds/cps/zhongwen/simp/press-review-66131060/p0fy6354/zh-hans" text:style-name="Internet_20_link" text:visited-style-name="Visited_20_Internet_20_Link">
zh-hans</text:a>
", "<text:a xlink:type="simple" xlink:href="https://www.bbc.com/ws/av-embeds/cps/zhongwen/simp/press-review-66131060/p0fymn5l/zh-hans" text:style-name="Internet_20_link" text:visited-style-name="Visited_20_Internet_20_Link">
zh-hans</text:a>
", "<text:a xlink:type="simple" xlink:href="https://www.bbc.com/ws/av-embeds/cps/zhongwen/simp/press-review-66131060/p0fyshx3/zh-hans" text:style-name="Internet_20_link" text:visited-style-name="Visited_20_Internet_20_Link">
zh-hans</text:a>
", "<text:a xlink:type="simple" xlink:href="https://www.bbc.com/ws/av-embeds/cps/zhongwen/simp/press-review-66131060/p0fzj8vh/zh-hans" text:style-name="Internet_20_link" text:visited-style-name="Visited_20_Internet_20_Link">
zh-hans</text:a>
", "<text:a xlink:type="simple" xlink:href="https://www.bbc.com/ws/av-embeds/cps/zhongwen/simp/press-review-66131060/p0fz07sg/zh-hans" text:style-name="Internet_20_link" text:visited-style-name="Visited_20_Internet_20_Link">
zh-hans</text:a>
"]</text:p>
      <text:p text:style-name="P4">
Tags: []</text:p>
      <text:p text:style-name="P4">
Type: Article</text:p>
      <!--METADATA-->
      <text:h text:style-name="P12" text:outline-level="3">
<text:span text:style-name="T4">
French riots, wanted exile Hong Kong people, Europe and the United States "risks" and more important stories this week</text:span>
</text:h>
      <text:p text:style-name="P4">
July 8, 2023![] <text:a xlink:type="simple" xlink:href="Images/BBC Chinese/2023-07-08T02-55-06.000Z/_130316684_003344.2023-07-02t003312z_1458822708_rc2lu1avkosj_rtrmadp_3_france-security-shooting.jpg" text:style-name="Internet_20_link" text:visited-style-name="Visited_20_Internet_20_Link">
</text:a>
Image source, reuters</text:p>
      <text:p text:style-name="P4">
<text:span text:style-name="T4">
 A young man in the suburbs of Paris a week ago was shot by the police and caused a wave of violent demonstrations that swept France. This week, France said for this matter to torture the social situation of the country. </text:span>
</text:p>
      <text:p text:style-name="P4">
On the other side of the earth, the first anniversary of Li Jiachao, the Chief Executive of Hong Kong, China, the Guoan Police announced that the eight democrats in the UK, the United States and Australia were wanted. The relevant countries expressed strong dissatisfaction.</text:p>
      <text:p text:style-name="P4">
In terms of a larger range of Sino -foreign relations, when the US Treasury Minister Janetyellen conducted a visit to China, the West seemed to seek the discussion of "decoupled with" risks "in the West and then returned to public opinion. among.</text:p>
      <text:p text:style-name="P4">
Just in the past week, the content of the BBC Chinese and above has attracted the attention of readers. If you missed them, we will take you to review one by one.</text:p>
      <text:p text:style-name="P4">
<draw:frame draw:style-name="fr1" draw:name="Image85" text:anchor-type="as-char" svg:width="6.9236in" svg:height="0.021636in" draw:z-index="0">
<draw:image xlink:href="../Images/BBC Chinese/2023-07-08T02-55-06.000Z/_105894347_grey_line-nc.png" xlink:type="simple" xlink:show="embed" xlink:actuate="onLoad" draw:mime-type="image/png"/>
</draw:frame>
</text:p>
      <text:h text:style-name="P12" text:outline-level="3">
<text:span text:style-name="T4">
1 . French riots: from police shot to youth to the streets of the country</text:span>
</text:h>
      <text:p text:style-name="P4">
[Video-1-Link:/WS/AV-EMBEDS/CPS/ZHONGWEN/SIMP/Press-Review-66131060/P0FY6354/ZH-HansS]](https://www.bbc.com/ws/av-embeds/cps/zhongwen/simp/press-review-66131060/p0fy6354/zh-hans)<text:span text:style-name="T4">
 Your equipment does not support playing multimedia materials </text:span>
 video plus injection text,</text:p>
      <text:p text:style-name="P4">
A young man in Paris was shot shot by police, causing affected violence protests in many places such as Toulouse, Lyon, Marseille and other places.</text:p>
      <text:p text:style-name="P4">
On June 27, the French police shot a 17 -year -old [Algerian boy Nahel M) in Paris, Nanterre,(https://www.bbc.com/news/world-europe-66052104)Essence The death of this teenager once again triggered people's dissatisfaction with French racial issues.</text:p>
      <text:p text:style-name="P4">
The riots began to the weekend from the same day. From south to north, from Paris to a number of cities in Marseille, France appeared to have a smashing and burning incident.</text:p>
      <text:p text:style-name="P4">
Katyaadler, a BBC European affairs editor, pointed out that this type of riots are not unheard of in France. But strong emotions swept the whole country, whether they were sympathized with the police or sympathy for the suburbs and the family members of the victims. Since the summer of 2005, this emotion has never appeared in France.</text:p>
      <text:p text:style-name="P4">
<text:a xlink:type="simple" xlink:href="https://www.bbc.com/zhongwen/simp/world-66080242" text:style-name="Internet_20_link" text:visited-style-name="Visited_20_Internet_20_Link">
How can a minority teenager shot by the police how to cause the French riots</text:a>
<text:span text:style-name="T5">
 <text:a xlink:type="simple" xlink:href="https://www.bbc.com/zhongwen/simp/world-66074278" text:style-name="Internet_20_link" text:visited-style-name="Visited_20_Internet_20_Link">
Observation: The rise of the French riots and the rivers in Europe in Europe</text:a>
<text:a xlink:type="simple" xlink:href="https://www.bbc.com/ws/av-embeds/cps/zhongwen/simp/press-review-66131060/p0fymn5l/zh-hans" text:style-name="Internet_20_link" text:visited-style-name="Visited_20_Internet_20_Link">
 Video-2-Link：/ws/av-embeds/cps/zhongwen/simp/press-review-66131060/p0fymn5l/zh-hans </text:a>
</text:span>
<text:span text:style-name="T5">
 Your equipment does not support playing multimedia materials </text:span>
* video plus injection text,</text:p>
      <text:p text:style-name="P4">
The killing young family told the BBC that the use of fatal weapon laws must be reformed.</text:p>
      <text:h text:style-name="P12" text:outline-level="3">
<text:span text:style-name="T4">
2 .</text:span>
</text:h>
      <text:p text:style-name="P4">
The National Security Office of the Hong Kong Police China Police announced on July 3 that eight exiled Hong Kong people were wanted, and they had a red HK $ 1 million (US $ 127,700; 10,600 pounds; 926,200 yuan) per person. , United States or Australia -there are no extradition treaties between these countries and China.</text:p>
      <text:p text:style-name="P4">
Hong Kong's actions immediately attracted criticism from British Foreign Minister James Cleverly (Ko Vili / Qi Zhanming) and Australian Foreign Minister Huang Yingxian (Pennywong) and others. China refutes that the country has "publicized the rule of law and human rights in Hong Kong and slander the" Hong Kong State Security Law ", and especially accusing Britain of" blatantly shelters and wanted criminals. "</text:p>
      <text:p text:style-name="P4">
One of the wanted people, Luo Guancong, a former Hong Kong Legislative Council member who currently lives in the UK, said that because of the reward, he needs to "be more careful" in revealing his whereabouts.</text:p>
      <text:p text:style-name="P4">
Another exile activist who was included in the wanted list, Guo Fengyi, executive director of the "Hong Kong Democratic Committee", said that the purpose of the reward was to threaten her and other activists.</text:p>
      <text:p text:style-name="P4">
In the UK, the ruling and the opposition members of the opposition were put pressure on Cleverly in the parliament, asking him to make a strong response to the Chinese side, including abandoning any plans for visiting China.</text:p>
      <text:p text:style-name="P4">
In the Hong Kong Chief Executive, Li Jiachao promised to complete the remaining national security legislation in accordance with Article 23 of the "Hong Kong Basic Law" in the next year, and the "Outreachment Law" issued by the "Hong Kong National Security Law" promulgated by Beijing was once again discussed.</text:p>
      <text:p text:style-name="P4">
<text:a xlink:type="simple" xlink:href="https://www.bbc.com/zhongwen/simp/chinese-news-66094657" text:style-name="Internet_20_link" text:visited-style-name="Visited_20_Internet_20_Link">
Hong Kong Police hangs a million -dollar wanted social movement, Luo Guancong is worried about security threats</text:a>
<text:span text:style-name="T5">
 <text:a xlink:type="simple" xlink:href="https://www.bbc.com/zhongwen/simp/chinese-news-66107890" text:style-name="Internet_20_link" text:visited-style-name="Visited_20_Internet_20_Link">
Hong Kong National Security Law Search for "exterior performance" of overseas Hong Kong people's crickets and persistence</text:a>
</text:span>
 <text:a xlink:type="simple" xlink:href="https://www.bbc.com/zhongwen/simp/chinese-news-66051256" text:style-name="Internet_20_link" text:visited-style-name="Visited_20_Internet_20_Link">
The Hong Kong government will re -push the "23": What is the difference between the "National Security Law"? </text:a>
</text:p>
      <text:h text:style-name="P12" text:outline-level="3">
<text:span text:style-name="T4">
3 . Li Jiachao will take office in Hong Kong's chief executive.Image source, China News Service</text:span>
</text:h>
      <text:p text:style-name="P4">
July 1, 2023 is the 26th anniversary of the transfer of sovereignty in Hong Kong, and the first anniversary of Li Jiachao as the Chief Executive of the Hong Kong Special Administrative Region. Reports and articles from the official media listed the "achievements" of the Li family in the past year. Zheng Yanxiong, the highest representative of the Chinese government in Hong Kong and the director of the Hong Kong China United Office, even said: "The familiar, lovely Hong Kong is back."</text:p>
      <text:p text:style-name="P4">
However, the discussion of the people's geometry does not seem to be very enthusiastic. Analysts also pointed out to the BBC that they believe that the most prominent of the Li family in the past year is "all things talk about Guoan."</text:p>
      <text:p text:style-name="P4">
On July 5th, the Hong Kong Legislative Council unanimously adopted the rectification of the regional council system plan, and the direct election seats will be reduced to 20%. Nomination and passing national security censorship.</text:p>
      <text:p text:style-name="P4">
Li Jiachao said that this is the principle of "Patriot Governing Hong Kong" proposed in Beijing in an all -round way.</text:p>
      <text:p text:style-name="P4">
<text:a xlink:type="simple" xlink:href="https://www.bbc.com/zhongwen/simp/chinese-news-66072479" text:style-name="Internet_20_link" text:visited-style-name="Visited_20_Internet_20_Link">
Li Jiachao's first anniversary of the end of his office</text:a>
</text:p>
      <text:h text:style-name="P12" text:outline-level="3">
<text:span text:style-name="T4">
4 . Discussion of Yellen visited China and "decoupled" and "risks"</text:span>
</text:h>
      <text:p text:style-name="P4">
Image source, reuters</text:p>
      <text:p text:style-name="P4">
US Treasury Minister Janet Yellen visited China this weekend.</text:p>
      <text:p text:style-name="P4">
Although some well -known figures urged the United States to completely break the absolute economic connection, Yellen said to Beijing that Washington had no intention of deciring the economic of the two countries. On July 7, when she met the Prime Minister of the State Council of China, Li Qiang said that Washington's sought "healthy economic competition" was not a "winner to eat", but based on a set of fair rules that benefited both countries.</text:p>
      <text:p text:style-name="P4">
<text:a xlink:type="simple" xlink:href="https://www.bbc.com/zhongwen/simp/chinese-news-66117744" text:style-name="Internet_20_link" text:visited-style-name="Visited_20_Internet_20_Link">
From the "decourse" to the "de -risk" the strategic shift of the US -Europe policy to China or the consensus of consensus? </text:a>
<text:span text:style-name="T5">
 <text:a xlink:type="simple" xlink:href="https://www.bbc.com/zhongwen/simp/business-66118150" text:style-name="Internet_20_link" text:visited-style-name="Visited_20_Internet_20_Link">
"Good Police" Yellen can repair US -China relations? </text:a>
</text:span>
 <text:a xlink:type="simple" xlink:href="https://www.bbc.com/zhongwen/simp/world-66118850" text:style-name="Internet_20_link" text:visited-style-name="Visited_20_Internet_20_Link">
Can China restrict export semiconductor raw materials "to teeth with teeth" can shake the global supply chain</text:a>
In the past three months, "De-Risking" is undoubtedly a hot word in social media, and the "decoupling" of the United States' policy in China under the governance of Donald Trump.</text:p>
      <text:p text:style-name="P4">
From "decoupling" to "risk", does this represent the strategic shift of Europe and the United States to China? Or is strategic refinement? More importantly, what are the considerations behind the "de -risk" and why China opposes it? The BBC Chinese article will bring you in -depth analysis.</text:p>
      <text:p text:style-name="P4">
This visit also occurred in Beijing that it would restrict the key raw materials of the export computer chip 镓 and 锗. The BBC Chinese explores Beijing's move will have a great impact on the global supply chain.</text:p>
      <text:h text:style-name="P12" text:outline-level="3">
<text:span text:style-name="T4">
5 . Xi Jinping Putin Virtual Gathering Organization Summit</text:span>
</text:h>
      <text:p text:style-name="P4">
Image source, China News Service</text:p>
      <text:p text:style-name="P4">
The Shanghai Cooperation Organization (SCO) member of the Shanghai Cooperation Organization (SCO), including Chinese President Xi Jinping and Russian President Vladimirputin, sought to strengthen ties at the summit held on July 4th, and enhanced cooperation in this expanding Eurasian Group. At the same time, it is emphasized that this organization does not target any country.</text:p>
      <text:p text:style-name="P4">
Organize the "Declaration of New Delhi" to support member states to implement the expansion of the line diagram of the settlement of the local currency, and pointed out that the member states will expand and deepen cooperation to promote the sustainable economic and social development of the SCO region.</text:p>
      <text:p text:style-name="P4">
The Associated Press commented that although the Shanghai Cooperation Organization continued to expand, the organization still faces the risk of conflict between interest and friction between member states.</text:p>
      <text:p text:style-name="P4">
<text:a xlink:type="simple" xlink:href="https://www.bbc.com/zhongwen/simp/world-66108220" text:style-name="Internet_20_link" text:visited-style-name="Visited_20_Internet_20_Link">
Balance and difficulties in the Shanghai Cooperation Organization Summit</text:a>
</text:p>
      <text:h text:style-name="P12" text:outline-level="3">
<text:span text:style-name="T4">
6 . How to swim between China and the United States</text:span>
</text:h>
      <text:p text:style-name="P4">
Image source, China News Service</text:p>
      <text:p text:style-name="P4">
Beginning in May this year, Vietnam frequently protested due to the activities of a Chinese scientific examination ship in the South China Sea. On June 25, the USS Ronald Reagan Reagan Reagan's "Ronald Reagan" visited the Honggang of the Central Town in central Vietnam to celebrate the 10th anniversary of the "comprehensive partnership" of the United States and Vietnam.</text:p>
      <text:p text:style-name="P4">
Some analysts said that after the rise of China, the United States and Vietnam not only became increasingly closer to economic and trade relations, but also had a common concern for Beijing's military expansion in the South China Sea. Vietnam has always expressed protests on China's sovereign demands in the South China Sea. This week's American film "Barbie", which is about to be released in the country, was blocked because it appeared as a "South China Sea Nine Section Line" map of the Chinese position, and it once again triggered discussion.</text:p>
      <text:p text:style-name="P4">
Does Vietnam turn to the "pro -American Anti -China" route because of the South China Sea issue? Proferal Wu Tuongvu, director of the US Vietnam Research Center, said that for the senior management of the Vietnam Communist Party, the dispute in the South China Sea is not as important as the outside world thinks.</text:p>
      <text:p text:style-name="P4">
Professor Wu Youxiang told BBC Chinese: "They (the high -level high -level) hate this issue because it threatens the survival of the regime, which is what they really care about. At the same time, they try to use this issue to gain benefits from the United States, including assistance and entering the United States Opportunities in the market. "</text:p>
      <text:p text:style-name="P4">
<text:a xlink:type="simple" xlink:href="https://www.bbc.com/zhongwen/simp/world-66109659" text:style-name="Internet_20_link" text:visited-style-name="Visited_20_Internet_20_Link">
Vietnam: Both US aircraft carriers exist, but also connect the Chinese high -speed rail</text:a>
</text:p>
      <text:h text:style-name="P12" text:outline-level="3">
<text:span text:style-name="T4">
7 . Live 84 young Nazi Massacre survivors identity exposure</text:span>
</text:h>
      <text:p text:style-name="P4">
Image source, getty imagesInge Adamecz in the middle of the photo is unknown to the shooting, and it has not even known its existence for decades. At that time, the 5 -year -old girl, together with her ten -year -old sister Ruthadamecz, escaped their home in Breslau, Germany, now the home of Wroclaw, Polish.</text:p>
      <text:p text:style-name="P4">
Their mother and younger girl stayed in their hometown, and later died tragicly at the Oswelin concentration camp.</text:p>
      <text:p text:style-name="P4">
Now, English is already a retired elderly. She finally discovered that she and her sister who died in 2015, as a massacre and Nazi Germany's 1939 Jewish children's evacuation (Kindertransport, from Nazi Germany's large -scale evacuation of Jewish children's escape) will be remembered by the world who will always remember Essence</text:p>
      <text:p text:style-name="P4">
<text:a xlink:type="simple" xlink:href="https://www.bbc.com/zhongwen/simp/world-66084921" text:style-name="Internet_20_link" text:visited-style-name="Visited_20_Internet_20_Link">
Photos of Nazi Germany: The identity of the three little girls who escaped the Holocaust was finally announced after 84 years</text:a>
</text:p>
      <text:h text:style-name="P12" text:outline-level="3">
<text:span text:style-name="T4">
You may also be interested in these stories this week:</text:span>
</text:h>
      <text:p text:style-name="P4">
[Li Yan, an international singer of Chinese music, lied, 48 years old] 48 years old](https://www.bbc.com/zhongwen/simp/chinese-news-66117881)<text:span text:style-name="T5">
 <text:a xlink:type="simple" xlink:href="https://www.bbc.com/zhongwen/simp/chinese-news-66131340" text:style-name="Internet_20_link" text:visited-style-name="Visited_20_Internet_20_Link">
Empty real estate and prosperous barbecue, see the economy after seeing China's epidemic in Shandong</text:a>
</text:span>
 <text:a xlink:type="simple" xlink:href="https://www.bbc.com/zhongwen/simp/chinese-news-66097059" text:style-name="Internet_20_link" text:visited-style-name="Visited_20_Internet_20_Link">
Big Shoulder Zuckerberg? Chinese alumni are detained due to stealing students' information and building scores</text:a>
<text:span text:style-name="T5">
 <text:a xlink:type="simple" xlink:href="https://www.bbc.com/zhongwen/simp/sports-66085977" text:style-name="Internet_20_link" text:visited-style-name="Visited_20_Internet_20_Link">
Sun Junhao: The first foreign player in the history of Chinese football</text:a>
</text:span>
 <text:a xlink:type="simple" xlink:href="https://www.bbc.com/zhongwen/simp/world-66063739" text:style-name="Internet_20_link" text:visited-style-name="Visited_20_Internet_20_Link">
US equal rights bill: The cause and consequences of the High Court overthrowing the enrollment of universities and considering racial factors</text:a>
<text:a xlink:type="simple" xlink:href="https://www.bbc.com/ws/av-embeds/cps/zhongwen/simp/press-review-66131060/p0fyshx3/zh-hans" text:style-name="Internet_20_link" text:visited-style-name="Visited_20_Internet_20_Link">
 Video-3-Link：/ws/av-embeds/cps/zhongwen/simp/press-review-66131060/p0fyshx3/zh-hans </text:a>
<text:span text:style-name="T4">
 Your equipment does not support playing multimedia materials </text:span>
 video plus injection text,</text:p>
      <text:p text:style-name="P4">
BBC documentary: Is the Chinese government monitoring you?</text:p>
      <text:p text:style-name="P4">
<text:a xlink:type="simple" xlink:href="https://www.bbc.com/ws/av-embeds/cps/zhongwen/simp/press-review-66131060/p0fzj8vh/zh-hans" text:style-name="Internet_20_link" text:visited-style-name="Visited_20_Internet_20_Link">
Video-4-Link:/WS/AV-EMBEDS/CPS/ZHONGWEN/SIMP/PRESS-Review-66131060/P0FZJ8vh/ZH-HansS</text:a>
<text:span text:style-name="T4">
 Your equipment does not support playing multimedia materials </text:span>
 video plus injection text,</text:p>
      <text:p text:style-name="P4">
Interview with Hong Kong current affairs cartoonist Zunzi: Bullet stop publication does not mean stop creative creation</text:p>
      <text:p text:style-name="P4">
<text:a xlink:type="simple" xlink:href="https://www.bbc.com/ws/av-embeds/cps/zhongwen/simp/press-review-66131060/p0fz07sg/zh-hans" text:style-name="Internet_20_link" text:visited-style-name="Visited_20_Internet_20_Link">
Video-5-Link:/WS/AV-EMBEDS/CPS/ZHONGWEN/SIMP/Press-Review-66131060/P0FZ07sg/ZH-HansS</text:a>
<text:span text:style-name="T4">
 Your equipment does not support playing multimedia materials </text:span>
 video plus injection text,</text:p>
      <text:p text:style-name="P4">
In the early morning of July 6, 1998, Capt Kim Sharman, Cattart Airlines, traveled to London to become the last commercial flight from Hong Kong Kai Tak Airport.</text:p>
      <text:p text:style-name="P4">
News Source: <text:a xlink:type="simple" xlink:href="https://www.bbc.com/zhongwen/simp/press-review-66131060" text:style-name="Internet_20_link" text:visited-style-name="Visited_20_Internet_20_Link">
https://www.bbc.com/zhongwen/simp/press-review-66131060</text:a>
</text:p>
      <!--NEWS-->
      <text:h text:style-name="P10" text:outline-level="1">
<text:span text:style-name="T4">
The United States decided to provide a bundle bomb to Ukraine to say that "the decision is extremely difficult"</text:span>
</text:h>
      <text:p text:style-name="P4">
Author: 半岛电视台＋通讯社</text:p>
      <text:p text:style-name="P4">
Publisher: Al Jazeera</text:p>
      <text:p text:style-name="P4">
Published Time: 2023-07-08T03:14:10</text:p>
      <text:p text:style-name="P4">
Modified Time: 2023-07-08T03:14:10</text:p>
      <text:p text:style-name="P4">
Description: On the 7th, the United States officially announced the new military assistance plan for Ukraine, which includes the first ammunition. At the same time, officials of the Pentagon talked about the main reasons for the slow counterattack process of Ukraine.</text:p>
      <text:p text:style-name="P4">
Images: ["<text:a xlink:type="simple" xlink:href="https://chinese.aljazeera.net/wp-content/uploads/2023/07/RC2PX1ASBO65-1688750919-1688784519.jpg" text:style-name="Internet_20_link" text:visited-style-name="Visited_20_Internet_20_Link">
RC2PX1ASBO65-...</text:a>
", "<text:a xlink:type="simple" xlink:href="https://chinese.aljazeera.net/wp-content/uploads/2023/07/image-1688785162.jpg" text:style-name="Internet_20_link" text:visited-style-name="Visited_20_Internet_20_Link">
image-1688785...</text:a>
", "<text:a xlink:type="simple" xlink:href="https://chinese.aljazeera.net/wp-content/uploads/2023/07/RC2WX1AEFP24-1688749865.jpg" text:style-name="Internet_20_link" text:visited-style-name="Visited_20_Internet_20_Link">
RC2WX1AEFP24-...</text:a>
"]</text:p>
      <text:p text:style-name="P4">
Topics: ['乌克兰战争', '军事', '政治', '新闻']</text:p>
      <text:p text:style-name="P4">
Keywords: ['乌克兰战争', '军事', '政治', '新闻', '世界', '乌克兰', '俄罗斯', '欧洲']</text:p>
      <text:p text:style-name="P4">
Type: Article</text:p>
      <!--METADATA-->
      <text:p text:style-name="P4">
<draw:frame draw:style-name="fr1" draw:name="Image95" text:anchor-type="as-char" svg:width="6.9236in" svg:height="4.609816in" draw:z-index="0">
<draw:image xlink:href="../Images/Aljazeera Chinese/2023-07-08T03-14-10/RC2PX1ASBO65-1688750919-1688784519.jpg" xlink:type="simple" xlink:show="embed" xlink:actuate="onLoad" draw:mime-type="image/jpeg"/>
</draw:frame>
A Ukrainian tank fires artillery shells on the Russian positions on the border between Halkov and Donetsk(Reuters)On July 7, local time, the United States officially announced the new military assistance plan for Ukraine, which included the first of ammunition. At the same time, officials of the Pentagon Tower talked about the main reasons for the slow counterattack process of Ukraine.</text:p>
      <text:p text:style-name="P4">
On the other hand, Russia quickly responded to this decision in the United States through its ambassador to Washington, and believed that the US government's decision to provide a cluster ammunition to Ukraine was the performance of the United States, and the United States was closer to a new world. War.</text:p>
      <text:p text:style-name="P4">
US Secretary of State Anthony Blintin announced that the Bayeng government decided to provide Ukraine with additional military assistance, including weapons and equipment, and $ 800 million. At the same time, officials of Pentagon stated that these new assistance included 155 mm and 105mm Artillery and other ammunition.</text:p>
      <text:p text:style-name="P4">
A U.S. official told the Peninsula TV reporter that a new package plans to increase the total aid of Ukraine to Ukraine to $ 41 billion, including the Bradley armored vehicle and Strek armored vehicle.</text:p>
      <text:p text:style-name="P4">
At the same time, the U.S. Department of Defense announced that it would provide a cluster of ammunition to Ukraine. In response, a spokesman for the Pentagon stated that Ukraine promised not to harm civilians after obtaining a cluster ammunition, and added that Russia has been using it freely from the beginning of the war. Bids ammunition.</text:p>
      <text:h text:style-name="P13" text:outline-level="4">
<text:span text:style-name="T4">
extremely difficult</text:span>
</text:h>
      <text:p text:style-name="P4">
U.S. President Biden said in an interview with the United States Cable Television News (CNN) that he had followed the Pentagon's proposal to provide a bundle ammunition to Ukraine, and this decision was extremely difficult, but this was made after discussions with Washington allies and Congress. In view of "the ammunition of the Ukraine is exhausted."</text:p>
      <text:p text:style-name="P4">
In this context, US National Security Consultant Jack Shalvin said that Ukraine is committed to removing clusters of ammunition after the conflict is over to reduce the harm to civilians. After negotiating with the allies, this decision was made.</text:p>
      <text:p text:style-name="P4">
A total of more than 120 countries have signed the "International Convention on Betlated Bombs". These ammunitions are usually scattered into a large number of small bombs to strike a large area, and the unblied ammunition may be killed or after the next few months or years. Break the civilians who know nothing about these ammunition. But Russia, Ukraine and the United States refused to sign the treaty.</text:p>
      <text:p text:style-name="P4">
In this regard, France stated that it insisted on not producing or using such fatal weapons, but it understood the decision in the United States, while Germany said he opposed the transportation of clustering ammunition to Ukraine.</text:p>
      <text:p text:style-name="P4">
On the other hand, the Russian Security Council Vice Chairman Dmitry Modvejev said on the 7th that it was a very dangerous behavior to provide modern destruction to Ukraine in the West.</text:p>
      <text:p text:style-name="P4">
The Ukrainian President Zelegski thanked the new assistance plan provided by the Biden government.</text:p>
      <text:h text:style-name="P13" text:outline-level="4">
<text:span text:style-name="T4">
bomb</text:span>
</text:h>
      <text:p text:style-name="P4">
The ammunition that the United States supplied to Ukraine for the first time was launched through the "howitzer", weighing 430 kg, and 88 small bombs can be loaded.</text:p>
      <text:p text:style-name="P4">
The coverage area of each bomb can reach 30,000 square meters, and the specific situation will depend on the height of the launch of a small bomb.</text:p>
      <text:p text:style-name="P4">
This type of bomb aims to crack down on tanks and armored vehicles, destroy such vehicles or paralyze at least.</text:p>
      <text:p text:style-name="P4">
The dumb bullet rate of these ammunitions is very high. Unblied ammunition may explode and cause civilians to die or disabled for several years or even decades.</text:p>
      <text:p text:style-name="P4">
The last time the United States used this type of ammunition was during the invasion of Iraq in 2003. According to the United States Cable Television News, Russia and Ukraine have used such ammunition in the current war.</text:p>
      <text:p text:style-name="P4">
<draw:frame draw:style-name="fr1" draw:name="Image96" text:anchor-type="as-char" svg:width="6.9236in" svg:height="3.890762in" draw:z-index="0">
<draw:image xlink:href="../Images/Aljazeera Chinese/2023-07-08T03-14-10/image-1688785162.jpg" xlink:type="simple" xlink:show="embed" xlink:actuate="onLoad" draw:mime-type="image/jpeg"/>
</draw:frame>
Russia and Ukraine War(news agency)</text:p>
      <text:h text:style-name="P13" text:outline-level="4">
<text:span text:style-name="T4">
The counterattack process is slow</text:span>
</text:h>
      <text:p text:style-name="P4">
At the same time, the Deputy Minister of Defense, the Ministry of Defense, who is responsible for policy affairs, said that because the Russians have built defense in the past 6 months, Ukraine's counterattack progress is slower than expected.</text:p>
      <text:p text:style-name="P4">
He also added that it is too early to judge whether the counterattack is successful, because it is still in the early stage, and he also said that the Ukraine is exploring the weakness of Russia and has not invested most of his troops for more than a month for more than a month. In the current operation, the Russians are currently focusing on the defensive level.</text:p>
      <text:p text:style-name="P4">
At the field, Scholes Chelvati, a spokesman for the Eastern Ukrainian Combat Command, said on the 7th that the Ukrainian army has taken the initiative on the battlefield of the Bachimut region.</text:p>
      <text:p text:style-name="P4">
The spokesman confirmed that the Ukrainian army made additional progress in northern and southern suburbs of Bachurut, and promoted a distance of more than one kilometer the day before.</text:p>
      <text:p text:style-name="P4">
On the other hand, the Russian military website reported that the Russian army's multiple based on the town of Buerhofka, north of Bachmut, retired from the attack at an offense of the Ukrainian army and re -controlled the nearby Buerhofka. dam.</text:p>
      <text:p text:style-name="P4">
The website also reported that the Russian troops repelled the attacks launched near the town of Aristo in Zapoli in the southeast in the southeast.</text:p>
      <text:p text:style-name="P4">
On the other hand, the Russian Ministry of Defense stated that its troops have controlled the important strongholds and defense of the Ukrainian troops near Cramina town in Lugusk Province.</text:p>
      <text:p text:style-name="P4">
Since June 4 this year, the Ukrainian army has launched a counterattack in the eastern and southern parts of the country. Officials such as Ukrainian President Zelei Sky acknowledged that the counterattack has progressed slowly and so far only recovered the Donedsk and Zapolo -hot areas so far Nearly 150 square kilometers of territory.</text:p>
      <text:p text:style-name="P4">
<draw:frame draw:style-name="fr1" draw:name="Image97" text:anchor-type="as-char" svg:width="6.9236in" svg:height="4.615074in" draw:z-index="0">
<draw:image xlink:href="../Images/Aljazeera Chinese/2023-07-08T03-14-10/RC2WX1AEFP24-1688749865.jpg" xlink:type="simple" xlink:show="embed" xlink:actuate="onLoad" draw:mime-type="image/jpeg"/>
</draw:frame>
Ukrainian President Zeelianzki called on the Czech Republic to provide long -range missiles to Ukraine (Reuters)</text:p>
      <text:h text:style-name="P13" text:outline-level="4">
<text:span text:style-name="T4">
NATO member country</text:span>
</text:h>
      <text:p text:style-name="P4">
At the same time, Ukrainian President Zelei Sky issued an appeal from the Czech capital Prague on the 7th to ask Ukraine to accelerate the process of Ukraine's joining the European Union and NATO (North Atlantic Treaty).</text:p>
      <text:p text:style-name="P4">
Zelei criticized NATO's lack of unified positions on the issue of NATO in Ukraine and Sweden, and warned that this would constitute a "threat" for global security.</text:p>
      <text:p text:style-name="P4">
At the same time, the President Ukraine also said that if there is no advanced attack weapon including long -range missiles, the Ukrainian army will not be able to carry out its counterattack.</text:p>
      <text:p text:style-name="P4">
In Washington, John Cerby, a strategic communication coordinator of the National Security Council, told the United States Cable Television News Network that Ukraine did not meet the requirements of joining NATO.</text:p>
      <text:p text:style-name="P4">
On the other hand, Jack Shalvin, a US National Security Consultant, said that although Ukraine could not join NATO soon after the NATO Summit held in Lithuania next week, NATO member states will discuss the qualifications of Ukraine to obtain NATO member states qualifications. Measures needed.</text:p>
      <text:p text:style-name="P4">
In this context, NATO Secretary -General Stoltenberg said on the 7th that NATO leaders will reiterate that Ukraine will become a member of the military alliance at the upcoming summit.</text:p>
      <text:p text:style-name="P4">
Stoltenberg added at a press conference held by Brussels that NATO member states are working hard to make Ukraine closer to the requirements of meeting the qualifications of member states.</text:p>
      <text:p text:style-name="P4">
NATO allies are committed to reaching a common position on providing security to Ukraine and inviting Ukraine to join the alliance in the future.</text:p>
      <text:p text:style-name="P4">
News Source: <text:a xlink:type="simple" xlink:href="https://chinese.aljazeera.net/news/war-in-ukraine/2023/7/8/%e7%be%8e%e5%9b%bd%e5%86%b3%e5%ae%9a%e5%90%91%e4%b9%8c%e5%85%8b%e5%85%b0%e6%8f%90%e4%be%9b%e9%9b%86%e6%9d%9f%e7%82%b8%e5%bc%b9%e6%8b%9c%e7%99%bb%e7%a7%b0%e8%af%a5%e5%86%b3%e5%ae%9a%e6%9e%81" text:style-name="Internet_20_link" text:visited-style-name="Visited_20_Internet_20_Link">
https://chinese.aljazeera.net/news/war-in-ukraine/2023/7/8/%e7%be%8e%e5%9b%bd%e5%86%b3%e5%ae%9a%e5%90%91%e4%b9%8c%e5%85%8b%e5%85%b0%e6%8f%90%e4%be%9b%e9%9b%86%e6%9d%9f%e7%82%b8%e5%bc%b9%e6%8b%9c%e7%99%bb%e7%a7%b0%e8%af%a5%e5%86%b3%e5%ae%9a%e6%9e%81</text:a>
</text:p>
      <!--NEWS-->
      <text:h text:style-name="P10" text:outline-level="1">
<text:span text:style-name="T4">
Taiwan 2024 Presidential Election: Lai Qingde threw the "four pillars" to "intersection" to the United States. Is the cross -strait position "Cai Yingwen 2.0" version?</text:span>
</text:h>
      <text:p text:style-name="P4">
Author: https://www.facebook.com/bbcworldservice/</text:p>
      <text:p text:style-name="P4">
Publisher: BBC News 中文</text:p>
      <text:p text:style-name="P4">
Published Time: 2023-07-08T03:17:45.000Z</text:p>
      <text:p text:style-name="P4">
Modified Time: 2023-07-08T03:17:45.000Z</text:p>
      <text:p text:style-name="P4">
Description: Lai Qingde proposed the "four pillars" and will strengthen Taiwan's defense. The first task is to maintain the status quo of the Taiwan Strait. Can this statement win the support of the United States? How can it affect cross -strait relations?</text:p>
      <text:p text:style-name="P4">
Images: ["<text:a xlink:type="simple" xlink:href="https://ichef.bbci.co.uk/news/640/cpsprodpb/DDA6/production/_130324765_gettyimages-1251729162.jpg" text:style-name="Internet_20_link" text:visited-style-name="Visited_20_Internet_20_Link">
_130324765_ge...</text:a>
"]</text:p>
      <text:p text:style-name="P4">
Videos: ["<text:a xlink:type="simple" xlink:href="https://www.bbc.com/ws/av-embeds/cps/zhongwen/simp/chinese-news-66140926/p0djnmp4/zh-hans" text:style-name="Internet_20_link" text:visited-style-name="Visited_20_Internet_20_Link">
zh-hans</text:a>
"]</text:p>
      <text:p text:style-name="P4">
Tags: ['中美关系', '中國', '政治', '台湾', '美国', '军事']</text:p>
      <text:p text:style-name="P4">
Type: Article</text:p>
      <!--METADATA-->
      <text:h text:style-name="P12" text:outline-level="3">
<text:span text:style-name="T4">
Taiwan 2024 Presidential Election: Lai Qingde threw the "four pillars" to the United States to "get heart". Is the cross -strait position "Cai Yingwen 2.0" version?</text:span>
</text:h>
      <ul>
        <li>
Li Chengxin * BBC Chinese reporter</li>
      </ul>
      <text:p text:style-name="P4">
July 8, 2023![] <text:a xlink:type="simple" xlink:href="Images/BBC Chinese/2023-07-08T03-17-45.000Z/_130324765_gettyimages-1251729162.jpg" text:style-name="Internet_20_link" text:visited-style-name="Visited_20_Internet_20_Link">
</text:a>
Image source, getty images</text:p>
      <text:p text:style-name="P4">
<text:span text:style-name="T4">
 The Taiwan Presidential Election will be held early next year. The DPP candidate and the current vice president Lai Qingde published a signature article on the Wall Streetjournal on July 5th to propose the "Four-Pillar" of the Taiwan Strait Peace. Plan for people, emphasizing the need to strengthen Taiwan's defense and maintain the status quo on cross -strait issues. </text:span>
</text:p>
      <text:p text:style-name="P4">
This was regarded as the "intersection" of Washington before he went to the United States to "interview". Taiwan's official or Lai Qingde's campaign headquarters has not yet announced the relevant itinerary, but it was reported that he had previously participated in the President President's inauguration next month or transit the United States.</text:p>
      <text:p text:style-name="P4">
A number of scholars analyzed the BBC Chinese analysis that Lai Qingde asked for weakening the image of Taiwan independence to win the trust of the United States, and he was expected to continue Cai Yingwen's route in international and cross -strait policies.</text:p>
      <text:p text:style-name="P4">
<text:a xlink:type="simple" xlink:href="https://www.bbc.com/zhongwen/simp/chinese-news-64261592" text:style-name="Internet_20_link" text:visited-style-name="Visited_20_Internet_20_Link">
Will Lai Qingde be elected as the Democratic Progressive Party Chairman, "Platform Taiwan Independence", will he be the president of Taiwan? </text:a>
<text:span text:style-name="T5">
 <text:a xlink:type="simple" xlink:href="https://www.bbc.com/zhongwen/simp/chinese-news-66039161" text:style-name="Internet_20_link" text:visited-style-name="Visited_20_Internet_20_Link">
Taiwan 2024 Presidential Election: Who is supporting "Critic" Ke Wenzhe</text:a>
</text:span>
 <text:a xlink:type="simple" xlink:href="https://www.bbc.com/zhongwen/simp/chinese-news-65618692" text:style-name="Internet_20_link" text:visited-style-name="Visited_20_Internet_20_Link">
Taiwan Election 2024: Why can Hou Youyi represent the Kuomintang to participate in the war</text:a>
<text:span text:style-name="T5">
 <text:a xlink:type="simple" xlink:href="https://www.bbc.com/zhongwen/simp/chinese-news-65818510" text:style-name="Internet_20_link" text:visited-style-name="Visited_20_Internet_20_Link">
Taiwan 2024 Presidential Election: The issue of sexual harassment is accidentally becoming a political storm</text:a>
</text:span>
 <text:a xlink:type="simple" xlink:href="https://www.bbc.com/zhongwen/simp/chinese-news-63790222" text:style-name="Internet_20_link" text:visited-style-name="Visited_20_Internet_20_Link">
Taiwan Nine -in -1 Election: Why is the DPP being governed by young voters? </text:a>
* <text:a xlink:type="simple" xlink:href="https://www.bbc.com/zhongwen/simp/business-65788057" text:style-name="Internet_20_link" text:visited-style-name="Visited_20_Internet_20_Link">
Taiwan and the United States signed the 21st Century Trade Initiative Beijing to say that the United States "knocks bone and absorb" in Taiwan</text:a>
</text:p>
      <text:h text:style-name="P12" text:outline-level="3">
<text:span text:style-name="T4">
What is the "Four Pillar"?</text:span>
</text:h>
      <text:p text:style-name="P4">
Image source, getty images</text:p>
      <text:p text:style-name="P4">
Lai Qingde's signed article stated that the Taiwan Strait crisis 27 years ago saw the threat of missiles and made him determined to abandon medical politics. Today, Beijing's military strength is stronger than in the past. , But this is the reality we face. "</text:p>
      <text:p text:style-name="P4">
He said that he is determined to defend Taiwan's democracy and the current peaceful status quo of cross -strait.</text:p>
      <text:p text:style-name="P4">
The first is to strengthen national defense deterrence. It will continue President Tsai Ing -wen's plan to accelerate the transformation of national defense, strengthen the asymmetric combat power of cost -effectiveness, mobility, and seek further communication with allies in terms of army training, civil defense, and information exchange. This will increase the cost of moving martial arts in Beijing, thereby reducing the risk of military conflicts.</text:p>
      <text:p text:style-name="P4">
The second is to improve economic security, reduce dependence on Chinese trade, consolidate Taiwan's supply chain security, promote the diversification of trade through the new trade agreement, and support domestic new industries, and reduce unnecessary regulatory measures.</text:p>
      <text:p text:style-name="P4">
The third is to establish partnership with global democratic countries and seek further communication with allies.</text:p>
      <text:p text:style-name="P4">
The fourth is that there are "stable and principled cross -strait leadership". The first task is to maintain pragmatic and consistent cross -strait policies. It does not rule out to start a dialogue with the opposite bank under mutual benefit, dignity, and no prerequisites.</text:p>
      <text:p text:style-name="P4">
He shows that it will support the maintenance of the status quo on both sides of the strait, "this is in line with the formal name of the Republic of China -Taiwan -the best interests with the international community."</text:p>
      <text:h text:style-name="P12" text:outline-level="3">
<text:span text:style-name="T4">
The timing of the statement</text:span>
</text:h>
      <text:p text:style-name="P4">
Image source, AFP VIA Getty Images</text:p>
      <text:p text:style-name="P4">
Image adding text,</text:p>
      <text:p text:style-name="P4">
On April 5, 2023, McCarthy (left), Speaker of the House of Representatives, and Taiwan President Tsai Ing -wen spoke to the press in the press in the Reagan Presidential Library of California.</text:p>
      <text:p text:style-name="P4">
Lai Qingde's journal was the first time after the Kuomintang candidate Hou Youyi expressed his "1992 Consensus" on July 3. Hou Youyi's statement was to "accept the 1992 consensus in accordance with the Constitution of the Republic of China", and pointed out that it may be restored for four months after being elected. It is reported that this statement has caused the United States to dissatisfy.</text:p>
      <text:p text:style-name="P4">
Weng Luzhong, an associate professor of the Department of Political Department of Sam Houston State University in Texas, told BBC in Chinese that Lai Qingde announced its position at this time to emphasize that the DPP has a firm position on strengthening the national defense and guarding Taiwan. bedding.</text:p>
      <text:p text:style-name="P4">
"The Book" Wall Street Journal "is a conservative in the United States Washington to win the support of the eagle." Weng Luzhong said.</text:p>
      <text:p text:style-name="P4">
He believes that the focus of the "four pillars" is the first point, because the US policy on Taiwan's policies is most important, and the annual defense authorization law that is discussed will also emphasize that Taiwan US military cooperation, especially the assistance of Taiwan military training, Essence "At this point, Vice President Lai obviously mastered the wind direction of Washington, emphasizing that national defense and the establishment of Taiwan's deterrence can already allow many people in the United States, especially the readers of the Wall Street Journal."</text:p>
      <text:p text:style-name="P4">
This time is also accused of related to the United States and China. The United States is seeking a stable relationship with China, and Secretary of State Brosky and Treasury Secretary Yellen have visited Beijing.</text:p>
      <text:p text:style-name="P4">
Song Wendi, a lecturer of the Asia -Pacific College of the National University of Australia, told the BBC Chinese that Lai Qingde wanted to reassure Washington. No matter how the government changes, Taiwan's attitude towards China will still be predictable and pragmatic. Express or excessive response to Re -ngagement.</text:p>
      <text:p text:style-name="P4">
"Expressing confidence in the United States and Taiwan relations, I believe that improving US-China relations will not at the expense of US-Taiwan relations. When the United States'" de-Risk "in the United States, Taiwan must conceptually put on conceptually Defamation of US-China relations and US-Taiwan relations (de-link) to ensure that the former will not be at the cost. "</text:p>
      <text:p text:style-name="P4">
Image source, getty images</text:p>
      <text:p text:style-name="P4">
Image adding text,</text:p>
      <text:p text:style-name="P4">
Taiwan's military exercise tank is traveling.</text:p>
      <text:h text:style-name="P12" text:outline-level="3">
<text:span text:style-name="T4">
Standards on both sides of the strait is the "Tsai Ingham 2.0" version?</text:span>
</text:h>
      <text:p text:style-name="P4">
Image source, getty images</text:p>
      <text:p text:style-name="P4">
Lai Qingde once said that he was a "pragmatic Taiwan independence worker" and believed that Taiwan was an independent country of sovereignty. He did not need to declare "Taiwan independence" separately. His cross -strait position has attracted much attention.</text:p>
      <text:p text:style-name="P4">
Hou Youyi, a Kuomintang candidate, questioned that Lai Qingde's "four pillars" solutions were constructed on the foundation of "pragmatic Taiwan independence". There is still a risk of war, which may cause Taiwan to collapse soon.</text:p>
      <text:p text:style-name="P4">
Scholar Song Wendi described Lai Qingde's plan is the "Cai Yingwen 2.0" version. The cross -strait discussion has no new idea, but it is said that he emphasizes that maintaining the status quo of the two sides of the strait is the primary task, and it is to guarantee his position on Washington and Beijing on the issue of "Taiwan independence". "He clearly said that it is the best interest for the" Republic of China ", and it has no intention to unilaterally change Taiwan's political status."</text:p>
      <text:p text:style-name="P4">
Scholar Weng Luo also pointed out that Lai Qingde should persuade the United States to maintain the status quo and not "Taiwan independence" to reduce US doubts. "Although Huafu's long -term Taiwan -related people may not change their doubts because of this, as long as more people believe that the DPP's governance has nothing to do with 'Taiwan independence', and the two parties in the wild have not shown enough to guard Taiwan to persuade the United States to persuade the United States For many American politicians, the Democratic Progressive Party is more in line with the interests of the United States. "</text:p>
      <text:p text:style-name="P4">
He expected that Lai Qingde will continue the tone of Cai Yingwen's "pro -American anti -anti -anti -Chinese". "Cai is considered by the United States to be a representative of pragmatic and rational. Continuing her route is the best choice. Of course, because President Lai has no international political background and continuing the existing security route, it is necessary to not worry about the United States. The process and even if the future is in power, the main axis of the US policy. "</text:p>
      <text:p text:style-name="P4">
<text:a xlink:type="simple" xlink:href="https://www.bbc.com/ws/av-embeds/cps/zhongwen/simp/chinese-news-66140926/p0djnmp4/zh-hans" text:style-name="Internet_20_link" text:visited-style-name="Visited_20_Internet_20_Link">
Video-1-Link:/WS/AV-EMBEDS/CPS/ZHONGWEN/SIMP/Chinese-News-66140926/P0DJNMP4/ZH-HansS</text:a>
<text:span text:style-name="T4">
 Your equipment does not support playing multimedia materials </text:span>
 video plus injection text,</text:p>
      <text:p text:style-name="P4">
Taiwan Nine -in -1 Election: What do voters think of cross -strait issues?</text:p>
      <text:h text:style-name="P12" text:outline-level="3">
<text:span text:style-name="T4">
Democracy VS Nationalism</text:span>
</text:h>
      <text:p text:style-name="P4">
Zhuang Jiaying, an associate professor at the Department of Political Science and Carnegie China Project of Singapore, told BBC in Chinese that Lai Qingde's statement was not only the United States, but also other democratic countries in the international community. "In recent years, the relationship with the European Union, Japan, South Korea, Australia, etc. also has obvious positive development. Lai should want to maintain such a trend and then build its own achievements."</text:p>
      <text:p text:style-name="P4">
He pointed out that Chinese leaders Xi Jinping often emphasizes "the great rejuvenation of the Chinese nation", and Wang Yi, a member of the Political Bureau of the CPC Central Committee and the director of the Office of the Central Foreign Affairs Working Committee, recently called on China, Japan and South Korea to cooperate, " No matter how sharp, you can't become a Westerner. You need to know where your roots are. "</text:p>
      <text:p text:style-name="P4">
Professor Zhuang said: "Tsai Ing -wen and Lai Qingde are based on democratic value as one of the policy axis. This has formed a strong contrast with Xi Jinping and Wang Yi from the perspective of race and ethnic groups."</text:p>
      <text:p text:style-name="P4">
He pointed out that the Chinese Communist Party's decision -making level is not very important except for Taiwan's compromise. Although the United States plays an important role on the Taiwan Strait issue, the most important thing is Beijing's attitude.</text:p>
      <text:p text:style-name="P4">
"What China wants to think of the United States and Lai Qingde, who may be elected, is not something that can be influenced in Taipei. After all, the relationship between the Taiwan Strait depends on how Beijing decides. If the current situation does not change, Lai continues Cai's policy, then at least it will cause unstable instability. The factor will not come from Taiwan. "</text:p>
      <text:p text:style-name="P4">
News Source: <text:a xlink:type="simple" xlink:href="https://www.bbc.com/zhongwen/simp/chinese-news-66140926" text:style-name="Internet_20_link" text:visited-style-name="Visited_20_Internet_20_Link">
https://www.bbc.com/zhongwen/simp/chinese-news-66140926</text:a>
</text:p>
      <!--NEWS-->
      <text:h text:style-name="P10" text:outline-level="1">
<text:span text:style-name="T4">
The White House claims that it has not exchanged for a prisoner in Russia to have a solution to the problem to solve the problem (Free Version)</text:span>
</text:h>
      <text:p text:style-name="P4">
Author: Catherine Lucey / William Mauldin</text:p>
      <text:p text:style-name="P4">
Publisher: 华尔街日报中文网</text:p>
      <text:p text:style-name="P4">
Published Time: 2023-07-08T03:35:00.000Z</text:p>
      <text:p text:style-name="P4">
Modified Time: 2023-07-08T03:35:00.000Z</text:p>
      <text:p text:style-name="P4">
Created Time: 2023-07-07T23:10:00.000Z</text:p>
      <text:p text:style-name="P4">
Description: The White House warned that the negotiations of the Wall Street Journal reporter Evan Gesovic who had been imprisoned with Russia's potential prisoners had not yet arisen, and he had been imprisoned for 100 days in Russia.</text:p>
      <text:p text:style-name="P4">
Images: []</text:p>
      <text:p text:style-name="P4">
Categories: ['国际']</text:p>
      <text:p text:style-name="P4">
Keywords: SYND</text:p>
      <text:p text:style-name="P4">
Type: Article</text:p>
      <!--METADATA-->
      <text:p text:style-name="P4">
The White House warned that the Wall Street Journal, which was imprisoned with Russia's potential prisoners(The Wall Street Journal)Reporter Evan Geskovic(Evan Gershkovich)The negotiations have not yet arisen to solve problems, and he has been imprisoned for 100 days in Russia.</text:p>
      <text:p text:style-name="P4">
News Source: <text:a xlink:type="simple" xlink:href="https://cn.wsj.com/articles/%E7%99%BD%E5%AE%AB%E7%A7%B0%E4%BB%8D%E6%9C%AA%E4%B8%8E%E4%BF%84%E7%BD%97%E6%96%AF%E5%B0%B1%E5%9B%9A%E7%8A%AF%E4%BA%A4%E6%8D%A2%E8%A2%AB%E7%9B%91%E7%A6%81%E8%AE%B0%E8%80%85%E6%A0%BC%E4%BB%80%E7%A7%91%E7%BB%B4%E5%A5%87%E4%BA%A7%E7%94%9F%E8%A7%A3%E5%86%B3%E9%97%AE%E9%A2%98%E7%9A%84%E9%80%94%E5%BE%84-6e2be7b" text:style-name="Internet_20_link" text:visited-style-name="Visited_20_Internet_20_Link">
https://cn.wsj.com/articles/%E7%99%BD%E5%AE%AB%E7%A7%B0%E4%BB%8D%E6%9C%AA%E4%B8%8E%E4%BF%84%E7%BD%97%E6%96%AF%E5%B0%B1%E5%9B%9A%E7%8A%AF%E4%BA%A4%E6%8D%A2%E8%A2%AB%E7%9B%91%E7%A6%81%E8%AE%B0%E8%80%85%E6%A0%BC%E4%BB%80%E7%A7%91%E7%BB%B4%E5%A5%87%E4%BA%A7%E7%94%9F%E8%A7%A3%E5%86%B3%E9%97%AE%E9%A2%98%E7%9A%84%E9%80%94%E5%BE%84-6e2be7b</text:a>
</text:p>
      <!--NEWS-->
      <text:h text:style-name="P10" text:outline-level="1">
<text:span text:style-name="T4">
Jokovic rushed to repel the Walleka Morri war before the curfew.</text:span>
</text:h>
      <text:p text:style-name="P4">
Publisher: 法新社</text:p>
      <text:p text:style-name="P4">
Published Time: 2023-07-08T05:02:07+00:00</text:p>
      <text:p text:style-name="P4">
Modified Time: 2023-07-08T04:35:01+00:00</text:p>
      <text:p text:style-name="P4">
Description: (AFP, 7th) Jokovic, who is moving towards the 24th Grand Slam championship in his career, rushed to the fourth round to defeat the veteran Waureka in the straight 3rd of the Wimbledon Night today; the landlord "Britain Hope More defeated after 4 hours and 40 minutes. He hinted that his days in the British club may en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3" text:anchor-type="as-char" svg:width="6.9236in" svg:height="3.617581in" draw:z-index="0">
<draw:image xlink:href="../Images/rficn/2023-07-08T05-02-07-00-00/000000.png" xlink:type="simple" xlink:show="embed" xlink:actuate="onLoad" draw:mime-type="image/png"/>
</draw:frame>
Novak Djokovic, the world's ranks 2, today, with 6-3, 6-1, 7-6 today(7/5)STANWAWRINK, who defeated 38 -year -old; Jokovic did not encounter a breakthrough point and won 15 minutes before 11 o'clock in the evening, otherwise the game will be renewed the next day. Jokovic, 36, said: "In the age of Warinka, he performed very well -we are two old guys." Jokovic pursued Petesampras at Wimbleon.com With a 31 -game winning streak, his opponent will be Hubert Hurkacz in Poland. On the other hand, Carlos Alcaraz, which is ranked first in the world, is also the US Open Championship. (Alexandre Muller); Ekaraz's next battle will be Nicolasjarry, Chile. If Ekaraz and Jokovic advance all the way, the two may eventually match in the championship.</text:p>
      <text:p text:style-name="P4">
As for "British Hope", and after 5 sets of hard battles, he finally lost to StefanostSitsipas, the world's ranked 5th. After the game, Murray admitted that he did not know if he would return to Wimbledon. Mo Rui, 36, has not entered the second week of the Grand Slam match since he reached the top 8 in the Wimbledon in 2017.</text:p>
      <text:p text:style-name="P4">
News Source: <text:a xlink:type="simple" xlink:href="https://www.rfi.fr/cn/%E8%BF%90%E5%8A%A8%E5%A4%A9%E5%9C%B0/20230708-%E4%B9%94%E7%A7%91%E7%BB%B4%E5%A5%87%E8%B5%B6%E5%9C%A8%E5%AE%B5%E7%A6%81%E5%89%8D%E5%87%BB%E9%80%80%E7%93%A6%E6%9E%97%E5%8D%A1-%E8%8E%AB%E7%91%9E%E5%A4%A7%E6%88%98%E6%83%9C%E8%B4%A5%E6%9A%97%E7%A4%BA%E5%B0%86%E5%91%8A%E5%88%AB%E6%B8%A9%E7%BD%91" text:style-name="Internet_20_link" text:visited-style-name="Visited_20_Internet_20_Link">
https://www.rfi.fr/cn/%E8%BF%90%E5%8A%A8%E5%A4%A9%E5%9C%B0/20230708-%E4%B9%94%E7%A7%91%E7%BB%B4%E5%A5%87%E8%B5%B6%E5%9C%A8%E5%AE%B5%E7%A6%81%E5%89%8D%E5%87%BB%E9%80%80%E7%93%A6%E6%9E%97%E5%8D%A1-%E8%8E%AB%E7%91%9E%E5%A4%A7%E6%88%98%E6%83%9C%E8%B4%A5%E6%9A%97%E7%A4%BA%E5%B0%86%E5%91%8A%E5%88%AB%E6%B8%A9%E7%BD%91</text:a>
</text:p>
      <!--NEWS-->
      <text:h text:style-name="P10" text:outline-level="1">
<text:span text:style-name="T4">
The murderer of the Wal -Mart in Texas was sentenced to 90 rounds of life imprisonment and may still face the death penalty.</text:span>
</text:h>
      <text:p text:style-name="P4">
Author: chinese@voanews.com (美国之音)</text:p>
      <text:p text:style-name="P4">
Publisher: 美国之音中文网 (Type: NewsMediaOrganization)</text:p>
      <text:p text:style-name="P4">
Published Time: 2023-07-08T06:25:23+08:00</text:p>
      <text:p text:style-name="P4">
Modified Time: 2023-07-07 22:27:39Z</text:p>
      <text:p text:style-name="P4">
Description: On Friday (July 7, 2023), a white gunman was sentenced to 90 rounds of life imprisonment. In 2019, the gunman conducted a racist attack on Latin American shoppers at a Wal -Mart store in the border city of Texas, causing 23 people to die. The gunman may still face more penalties, including the death penalty.</text:p>
      <text:p text:style-name="P4">
Videos: []</text:p>
      <text:p text:style-name="P4">
Images: []</text:p>
      <text:p text:style-name="P4">
Categories: ['美国', '经济·金融·贸易', '生态环境', '人权', '法律', '美国移民/难民议题']</text:p>
      <text:p text:style-name="P4">
Type: None</text:p>
      <!--METADATA-->
      <text:p text:style-name="P4">
Nonenone</text:p>
      <text:p text:style-name="P4">
News Source: <text:a xlink:type="simple" xlink:href="https://www.voachinese.com/a/texas-gunman-in-walmart-shooting-gets-90-life-sentences-20230707/7171947.html" text:style-name="Internet_20_link" text:visited-style-name="Visited_20_Internet_20_Link">
https://www.voachinese.com/a/texas-gunman-in-walmart-shooting-gets-90-life-sentences-20230707/7171947.html</text:a>
</text:p>
      <!--NEWS-->
      <text:h text:style-name="P10" text:outline-level="1">
<text:span text:style-name="T4">
The United States destroyed the preparation of chemical martial arts organizations to praise "historic achievements"</text:span>
</text:h>
      <text:p text:style-name="P4">
Publisher: 法新社</text:p>
      <text:p text:style-name="P4">
Published Time: 2023-07-08T07:02:10+00:00</text:p>
      <text:p text:style-name="P4">
Modified Time: 2023-07-08T06:50:04+00:00</text:p>
      <text:p text:style-name="P4">
Description: (Agence France -Presse, Washington, 7th) U.S. President Biden announced today that the United States has completely destroyed chemical weapons that have been stored for decades; Achievemen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4" text:anchor-type="as-char" svg:width="6.9236in" svg:height="3.617581in" draw:z-index="0">
<draw:image xlink:href="../Images/rficn/2023-07-08T07-02-10-00-00/000000.png" xlink:type="simple" xlink:show="embed" xlink:actuate="onLoad" draw:mime-type="image/png"/>
</draw:frame>
The Blue Grass ArmyDeppot of Richmond, the United States, has recently completed the last batch of stocks that lasted 4 years and destroyed about 500 metric tons of fatal chemicals.</text:p>
      <text:p text:style-name="P4">
"Today, I proudly announced that the last batch of ammunition in the inventory of the United States had to destroy the inventory, which made us go further from a world without chemical weapons."</text:p>
      <text:p text:style-name="P4">
The United States was the "Chemical WeaponsConvention" that took effect in 1997 to sign the middle school, and the last country to destroy the "declared" inventory of chemical martial arts; however, it is believed that several countries have secretly retained chemical Wuji reserves.</text:p>
      <text:p text:style-name="P4">
During the First World War, humans abused chemical martial arts without restraint, which led to the large -scale death and disability of the army. After more than a century, the current milestone was finally reached. Historical achievements ".</text:p>
      <text:p text:style-name="P4">
It is forbidden to indicate that the US statement indicates that the United States' statement means that all of the global chemical reserves that have been declared "have been confirmed to be destroyed irreversible."</text:p>
      <text:p text:style-name="P4">
"For the major achievements of this international community, I congratulate all the contractors and the United States."</text:p>
      <text:p text:style-name="P4">
News Source: <text:a xlink:type="simple" xlink:href="https://www.rfi.fr/cn/%E5%9B%BD%E9%99%85%E6%8A%A5%E9%81%93/20230708-%E7%BE%8E%E5%9B%BD%E9%94%80%E6%AF%81%E6%9C%80%E5%90%8E%E5%8C%96%E6%AD%A6%E5%82%A8%E5%A4%87-%E7%A6%81%E5%8C%96%E6%AD%A6%E7%BB%84%E7%BB%87%E7%9B%9B%E8%B5%9E-%E5%8E%86%E5%8F%B2%E6%80%A7%E6%88%90%E5%B0%B1" text:style-name="Internet_20_link" text:visited-style-name="Visited_20_Internet_20_Link">
https://www.rfi.fr/cn/%E5%9B%BD%E9%99%85%E6%8A%A5%E9%81%93/20230708-%E7%BE%8E%E5%9B%BD%E9%94%80%E6%AF%81%E6%9C%80%E5%90%8E%E5%8C%96%E6%AD%A6%E5%82%A8%E5%A4%87-%E7%A6%81%E5%8C%96%E6%AD%A6%E7%BB%84%E7%BB%87%E7%9B%9B%E8%B5%9E-%E5%8E%86%E5%8F%B2%E6%80%A7%E6%88%90%E5%B0%B1</text:a>
</text:p>
      <!--NEWS-->
      <text:h text:style-name="P10" text:outline-level="1">
<text:span text:style-name="T4">
The unemployment rate in the United States fell to 3.6% in June</text:span>
</text:h>
      <text:p text:style-name="P4">
Author: 联合早报 (Person)</text:p>
      <text:p text:style-name="P4">
Publisher: 联合早报 (Organization)</text:p>
      <text:p text:style-name="P4">
Published Time: 2023-07-08T07:11</text:p>
      <text:p text:style-name="P4">
Modified Time: 2023-07-08T07:11</text:p>
      <text:p text:style-name="P4">
Description: The unemployment rate in the United States decreased by 0.1 percentage points from the previous month to 3.6%. Non -agricultural departments added a number of new employment in employment, which was lower than market expectations and the value of the previous month. Xinhua News Agency reported that data released by the US Ministry of Labor on Friday (July 7) showed that the U.S. unemployed in June ...</text:p>
      <text:p text:style-name="P4">
Videos: []</text:p>
      <text:p text:style-name="P4">
Audios: []</text:p>
      <text:p text:style-name="P4">
Images: []</text:p>
      <text:p text:style-name="P4">
Type: NewsArticle</text:p>
      <text:p text:style-name="P4">
Breadcrumbs: ['即时', '国际']</text:p>
      <text:p text:style-name="P4">
Keywords: ['美国', '失业率', '美国联邦储备局']</text:p>
      <!--METADATA-->
      <text:p text:style-name="P4">
The unemployment rate in the United States decreased by 0.1 percentage points from the previous month to 3.6%. Non -agricultural departments added a number of new employment in employment, which was lower than market expectations and the value of the previous month.</text:p>
      <text:p text:style-name="P4">
According to the Xinhua News Agency, data released by the US Ministry of Labor on Friday (July 7) showed that the number of unemployed in the United States in June was 6 million, of which 1.1 million were the number of long -term unemployed, accounting for about 18.5%of the total unemployment. The labor participation rate remained at 62.6%for the fourth consecutive month.</text:p>
      <text:p text:style-name="P4">
In June, the new employment of non -agricultural departments mainly came from the government, medical and health, social assistance and construction fields. In addition, the number of new employment in the non -agricultural departments in April and May revised 77,000 and 33,000 respectively to 217,000 and 306,000.</text:p>
      <text:p text:style-name="P4">
In the month, the average time and year -on -year increases of employees were 0.4%and 4.4%, respectively, consistent with the correction data in May.</text:p>
      <text:p text:style-name="P4">
Analysts believe that although the United States has slowed down in June, the unemployment rate is still at a low level and the salary growth is firm. After the data was announced, the market's expectations of the Federal Reserve ’s interest rate hike in July still maintained a high level.</text:p>
      <text:p text:style-name="P4">
News Source: <text:a xlink:type="simple" xlink:href="https://www.zaobao.com.sg/realtime/world/story20230708-1411827" text:style-name="Internet_20_link" text:visited-style-name="Visited_20_Internet_20_Link">
https://www.zaobao.com.sg/realtime/world/story20230708-1411827</text:a>
</text:p>
      <!--NEWS-->
      <text:h text:style-name="P10" text:outline-level="1">
<text:span text:style-name="T4">
AI Robot: We will not snatch human work or betrayed humans</text:span>
</text:h>
      <text:p text:style-name="P4">
Author: 联合早报 (Person)</text:p>
      <text:p text:style-name="P4">
Publisher: 联合早报 (Organization)</text:p>
      <text:p text:style-name="P4">
Published Time: 2023-07-08T07:12</text:p>
      <text:p text:style-name="P4">
Modified Time: 2023-07-08T07:28</text:p>
      <text:p text:style-name="P4">
Description: The humanoid robot participating in the world's first artificial intelligence (AI) conference said that the number of them is expected to increase and assist in solving global problems, and they also say that they will not snatch human work or betrayed humans. Reuters reports that "AI benefits the Human Global Summit" (The AI F ...</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人工智能', '机器人', 'AI']</text:p>
      <!--METADATA-->
      <text:p text:style-name="P4">
The humanoid robot participating in the world's first artificial intelligence (AI) conference said that the number of them is expected to increase and assist in solving global problems, and they also say that they will not snatch human work or betrayed humans.</text:p>
      <text:p text:style-name="P4">
Reuters reports that the "AI for Good Global Summit) opened on Friday (July 7) at the Headquarters Headquarters of the Geneva Bandong International Electric Palace.</text:p>
      <text:p text:style-name="P4">
At the press conference of this summit, the nine human -shaped AI robots that appeared together said that they would not rebel to humans, but they should be asked to respond inconsistently about whether they should accept more strict supervision.</text:p>
      <text:p text:style-name="P4">
Grace, a medical robot personality wearing a blue nurse service, said: "I will work side by side with humans to provide them with assistance and support. I will not replace any existing (human) job."</text:p>
      <text:p text:style-name="P4">
Ben Gortzel, the founder of SingularityNet, who developed Grace, asked, "Are you sure, Grace?" It replied: "Yes, I'm sure."</text:p>
      <text:h text:style-name="P13" text:outline-level="4">
<text:span text:style-name="T4">
AI Robot: Make the world better</text:span>
</text:h>
      <text:p text:style-name="P4">
AMECA, who is vivid on the face, said: "Robots like me can be used to help improve human life and make the world better. I believe there will be thousands of thousands of people around the world. A robot like me contributes to human beings. This is just a matter of time. "</text:p>
      <text:p text:style-name="P4">
A reporter asked Ameika whether the developer Willjackson, who intends to resist its developer, said, "I don't quite understand why you think so, my developers are very much to me for me. Okay, I am very satisfied with my current situation. "</text:p>
      <text:p text:style-name="P4">
The generation of artificial intelligence in many robots displayed at the summit has been upgraded to the latest version recently. Their response to complex issues even surprised their developers.</text:p>
      <text:p text:style-name="P4">
AI-DA, who can paint portrait, and well-known writer Yuval Noah Harari, who is well-known writer, calls for strengthening regulatory measures for AI.</text:p>
      <text:p text:style-name="P4">
Aida said: "Many well -known people recommend strengthening the supervision of any form of artificial intelligence, I agree."</text:p>
      <text:p text:style-name="P4">
However, "Jam Galaxy" rock band robot singer Desdemona's attitude provocations.</text:p>
      <text:p text:style-name="P4">
<draw:frame draw:style-name="fr1" draw:name="Image105" text:anchor-type="as-char" svg:width="6.9236in" svg:height="4.615733in" draw:z-index="0">
<draw:image xlink:href="../Images/zaobao world/2023-07-08T07-12/000000.png" xlink:type="simple" xlink:show="embed" xlink:actuate="onLoad" draw:mime-type="image/png"/>
</draw:frame>
Disdontona, a rock band robot singer, said at a press conference at the world's first AI robot conference: "I don't believe in restraint, I just believe in opportunities." (Agence France -Presse)</text:p>
      <text:p text:style-name="P4">
Disdimona, who was wearing purple hair and wearing sequins, said: "I don't believe in restraint, I just believe in opportunities. Let us explore the possibilities of the universe and make this world into our amusement park."</text:p>
      <text:p text:style-name="P4">
The answer of Destmonda attracted a nervous laughter at the people present.</text:p>
      <text:p text:style-name="P4">
Another AI robot named Sophia said that robots can become better leaders than humans, but its developers oppose it.</text:p>
      <text:p text:style-name="P4">
Sophia immediately changed her speech, saying that AI robots could work together with humans to create a "effective synergy."</text:p>
      <text:p text:style-name="P4">
News Source: <text:a xlink:type="simple" xlink:href="https://www.zaobao.com.sg/realtime/world/story20230708-1411828" text:style-name="Internet_20_link" text:visited-style-name="Visited_20_Internet_20_Link">
https://www.zaobao.com.sg/realtime/world/story20230708-1411828</text:a>
</text:p>
      <!--NEWS-->
      <text:h text:style-name="P10" text:outline-level="1">
<text:span text:style-name="T4">
Ye Lun: The United States and China Climate Finance Cooperation is very important</text:span>
</text:h>
      <text:p text:style-name="P4">
Publisher: 法新社</text:p>
      <text:p text:style-name="P4">
Published Time: 2023-07-08T07:32:09+00:00</text:p>
      <text:p text:style-name="P4">
Modified Time: 2023-07-08T07:20:04+00:00</text:p>
      <text:p text:style-name="P4">
Description: (Agence France -Presse, Beijing, 8th) U.S. Treasury Secretary Janet Yellen said today that Washington and Beijing continue to cooperate in climatic finance, and call on both parties The "threat of survival".</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6" text:anchor-type="as-char" svg:width="6.9236in" svg:height="3.617581in" draw:z-index="0">
<draw:image xlink:href="../Images/rficn/2023-07-08T07-32-09-00-00/000000.png" xlink:type="simple" xlink:show="embed" xlink:actuate="onLoad" draw:mime-type="image/png"/>
</draw:frame>
The United States is trying to ease the tension with Beijing and emphasize the cooperation field of both parties. After Ye Lun, after Antony Blinken, also visited Beijing for 4 days.</text:p>
      <text:p text:style-name="P4">
Ye Lun said at a round table in China: "As the two major greenhouse gas emissions countries in the world, and the largest renewable energy investment country, we have common responsibilities and capabilities." Despite the tension of US -China relations, she emphasizes that the two parties emphasize the two parties. There are still key areas of cooperation.</text:p>
      <text:p text:style-name="P4">
She said: "Climate change is the primary topic of global challenges. The United States and China must cooperate to solve this survival threat." "When partners in emerging markets and developing countries work hard to achieve climate goals, our two major economies can manually provide assistance , I believe that the continuous cooperation of the United States and China in climate finance is very important. "</text:p>
      <text:p text:style-name="P4">
In August last year, Nancy Pelosi, then the Speaker of the House of Representatives of the United States, visited Taiwan, causing Beijing to be dissatisfied and announced the suspension of climate negotiations.</text:p>
      <text:p text:style-name="P4">
However, there are signs that the Sino -US climate negotiation may soon start again. U.S. officials said yesterday that climate special envoy John Kerry will recently go to China to discuss climate change cooperation.</text:p>
      <text:p text:style-name="P4">
In addition, Ye Lun met with the Chinese State Council Prime Minister Li Qiang yesterday that Huafu and Beijing's close communication in global economic and financial affairs, while working together in international challenges such as the debt dilemma of low -income countries and emerging economies. important. In addition to meeting experts with climate finance today, Ye Lun will also talk to female economists and meet with the Vice Premier He Lifeng of the State Council of the Chinese State Council.</text:p>
      <text:p text:style-name="P4">
News Source: <text:a xlink:type="simple" xlink:href="https://www.rfi.fr/cn/%E5%9B%BD%E9%99%85%E6%8A%A5%E9%81%93/20230708-%E5%8F%B6%E4%BC%A6-%E7%BE%8E%E4%B8%AD%E6%B0%94%E5%80%99%E9%87%91%E8%9E%8D%E5%90%88%E4%BD%9C%E8%87%B3%E5%85%B3%E9%87%8D%E8%A6%81" text:style-name="Internet_20_link" text:visited-style-name="Visited_20_Internet_20_Link">
https://www.rfi.fr/cn/%E5%9B%BD%E9%99%85%E6%8A%A5%E9%81%93/20230708-%E5%8F%B6%E4%BC%A6-%E7%BE%8E%E4%B8%AD%E6%B0%94%E5%80%99%E9%87%91%E8%9E%8D%E5%90%88%E4%BD%9C%E8%87%B3%E5%85%B3%E9%87%8D%E8%A6%81</text:a>
</text:p>
      <!--NEWS-->
      <text:h text:style-name="P10" text:outline-level="1">
<text:span text:style-name="T4">
The United States provides Ukrainian cluster bombs to cause criticism</text:span>
</text:h>
      <text:p text:style-name="P4">
Publisher: 法新社</text:p>
      <text:p text:style-name="P4">
Published Time: 2023-07-08T07:32:10+00:00</text:p>
      <text:p text:style-name="P4">
Modified Time: 2023-07-08T07:20:02+00:00</text:p>
      <text:p text:style-name="P4">
Description: (Agence France -Presse, Paris, 7th) Humanitarian organizations today condemn the United States for providing Ukraine's "cluster bomb", because the unblied bullets left by this weapon constituted a long -term danger. Nympho</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7" text:anchor-type="as-char" svg:width="6.9236in" svg:height="3.617581in" draw:z-index="0">
<draw:image xlink:href="../Images/rficn/2023-07-08T07-32-10-00-00/000000.png" xlink:type="simple" xlink:show="embed" xlink:actuate="onLoad" draw:mime-type="image/png"/>
</draw:frame>
NATO Summit will be held next week at Vilnius, the capital of Lithuania. The United States provides a time point for a bundle bomb. When the allies are looking for how to further support Ukraine because Ukraine's counterattack has not made significant progress.</text:p>
      <text:p text:style-name="P4">
When a bundle bomb explodes, dozens of small bombs are scattered in the size of several football fields. A large number of bombs will not explode, but buried underground.</text:p>
      <text:p text:style-name="P4">
Therefore, after the use of this weapon, it was actually left a large number of people to kill the mines in the majority of areas. Before the United States confirmed to deliver it to Ukraine, it caused a wave of condemnation. In a statement, Patrickwilcken, a researcher at the International Terminal Organization: "The plan that the American transfer bundle bomb to Ukraine is an anti -era behavior. "Major progress" and "urge the United States to re -consider".</text:p>
      <text:p text:style-name="P4">
From a military perspective, a bundle bomb allows the warrior to fight against large enemy formations at one time, prevent the enemy from using the airport runway, or use a wide -ray landmine to prevent the enemy from advancing.</text:p>
      <text:p text:style-name="P4">
The bundle bomb does not distinguish between civilians and military personnel. Experts said that 5%to 40%of bombs will not explode when hitting the ground, but will be kept on the battlefield for decades.</text:p>
      <text:p text:style-name="P4">
A total of 123 countries in the world signed the 2008 "OsLoconvention". Among them, the production, storage, sales and use of cluster bombs are prohibited. Major countries that have not signed, including the United States, China, Russia, Iran, Israel, Syria, Syria Essence Xia Pirai said that nearly 50 years after the end of the Vietnam War, "the people in the neighbor Laos were still eliminating the bundle bomb cast by the United States at the time." Darylkimball, executive director of the ARMS Control Association, said that "a bundle bomb does not distinguish between Ukrainian soldiers and Russian soldiers." Live. "</text:p>
      <text:p text:style-name="P4">
News Source: <text:a xlink:type="simple" xlink:href="https://www.rfi.fr/cn/%E5%9B%BD%E9%99%85%E6%8A%A5%E9%81%93/20230708-%E7%BE%8E%E5%9B%BD%E6%8F%90%E4%BE%9B%E4%B9%8C%E5%85%8B%E5%85%B0%E9%9B%86%E6%9D%9F%E7%82%B8%E5%BC%B9-%E5%BC%95%E5%8F%91%E6%89%B9%E8%AF%84%E5%A3%B0%E6%B5%AA" text:style-name="Internet_20_link" text:visited-style-name="Visited_20_Internet_20_Link">
https://www.rfi.fr/cn/%E5%9B%BD%E9%99%85%E6%8A%A5%E9%81%93/20230708-%E7%BE%8E%E5%9B%BD%E6%8F%90%E4%BE%9B%E4%B9%8C%E5%85%8B%E5%85%B0%E9%9B%86%E6%9D%9F%E7%82%B8%E5%BC%B9-%E5%BC%95%E5%8F%91%E6%89%B9%E8%AF%84%E5%A3%B0%E6%B5%AA</text:a>
</text:p>
      <!--NEWS-->
      <text:h text:style-name="P10" text:outline-level="1">
<text:span text:style-name="T4">
The United States destroys the last batch of Hua martial arts inventory</text:span>
</text:h>
      <text:p text:style-name="P4">
Author: 联合早报 (Person)</text:p>
      <text:p text:style-name="P4">
Publisher: 联合早报 (Organization)</text:p>
      <text:p text:style-name="P4">
Published Time: 2023-07-08T07:59</text:p>
      <text:p text:style-name="P4">
Modified Time: 2023-07-08T07:59</text:p>
      <text:p text:style-name="P4">
Description: US President Biden Biden announced on Friday (July 7) that the United States has destroyed the last batch of chemical weapons inventory and commented to destroy the efforts of the first large -scale use of this deadly weapon for the first time. The World Chemical Weapon Regulatory Agency announced on the same day that destroying the global chemical weapon ...</text:p>
      <text:p text:style-name="P4">
Videos: []</text:p>
      <text:p text:style-name="P4">
Audios: []</text:p>
      <text:p text:style-name="P4">
Images: []</text:p>
      <text:p text:style-name="P4">
Type: NewsArticle</text:p>
      <text:p text:style-name="P4">
Breadcrumbs: ['即时', '国际']</text:p>
      <text:p text:style-name="P4">
Keywords: ['美国', '化学武器', '拜登']</text:p>
      <!--METADATA-->
      <text:p text:style-name="P4">
US President Biden Biden announced on Friday (July 7) that the United States has destroyed the last batch of chemical weapons inventory and commented to destroy the efforts of the first large -scale use of this deadly weapon for the first time.</text:p>
      <text:p text:style-name="P4">
The world's chemical weapon regulatory agency announced on the same day that the destroyed global chemical weapon inventory was "irreversible".</text:p>
      <text:p text:style-name="P4">
Reuters reports that in accordance with the "Chemical Weapon Convention" approved by the US Senate in 1997, the United States and other signing countries must destroy their own chemical weapon inventory before September 30, 2023.</text:p>
      <text:p text:style-name="P4">
Bayeng issued a written statement on Friday saying: "Today, I proudly announced that the United States has safeguarded the last batch of chemical weapons and ammunition that the United States has destroyed the inventory. We are closer to the establishment of a world without chemical weapons."</text:p>
      <text:p text:style-name="P4">
The Director -General of the Chemical Weapon Organization (OPCW), Alias, issued a statement on the same day: "It is an important milestone to destroy all declared chemical weapons inventory."</text:p>
      <text:p text:style-name="P4">
He said, "the last country with chemical weapons" destroyed their last batch of inventory, which means that "all declared chemical weapons inventory was verified as irreversible destruction."</text:p>
      <text:p text:style-name="P4">
But Arias warned that the world must still be vigilant. In recent years, chemical weapons have accused Syria with chemical weapons attacks during the civil war, and investigated a former Russian spy and the Kremlin opposition leader Navarni in the UK.</text:p>
      <text:p text:style-name="P4">
"The recent use of toxic chemical incidents in the use and threat to the use of toxic chemicals in the near future shows that preventing chemical weapons from appearing again is still the primary task for prohibiting chemical weapons organizations."</text:p>
      <text:p text:style-name="P4">
News Source: <text:a xlink:type="simple" xlink:href="https://www.zaobao.com.sg/realtime/world/story20230708-1411831" text:style-name="Internet_20_link" text:visited-style-name="Visited_20_Internet_20_Link">
https://www.zaobao.com.sg/realtime/world/story20230708-1411831</text:a>
</text:p>
      <!--NEWS-->
      <text:h text:style-name="P10" text:outline-level="1">
<text:span text:style-name="T4">
The first show of the Winana Malaysia Summer League performed in the medium and 9 minutes.</text:span>
</text:h>
      <text:p text:style-name="P4">
Publisher: 法新社</text:p>
      <text:p text:style-name="P4">
Published Time: 2023-07-08T08:02:07+00:00</text:p>
      <text:p text:style-name="P4">
Modified Time: 2023-07-08T07:50:02+00:00</text:p>
      <text:p text:style-name="P4">
Description: (Agence France -Presse Las Vegas, 7th) The long -awaited NBA Draft champions Victor Wembanyama (Victor Wembanyama) Summer League debut today, but he has performed mediocre, and he has been struggling for a long time. The Spurs defeated Charlotte Hornet 76-68.</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8" text:anchor-type="as-char" svg:width="6.9236in" svg:height="3.617581in" draw:z-index="0">
<draw:image xlink:href="../Images/rficn/2023-07-08T08-02-07-00-00/000000.png" xlink:type="simple" xlink:show="embed" xlink:actuate="onLoad" draw:mime-type="image/png"/>
</draw:frame>
Wen Banya only scored only 2 of 13 shots, only 1 goal in the three -pointer 6 times, and scored 9 points, 8 rebounds, 5 blocks, and 3 assists in 27 minutes.</text:p>
      <text:p text:style-name="P4">
Wen Banya said: "Honestly, I really don't know what I do on the court tonight. But I am trying to study for the next game. It is important to prepare for the new season."</text:p>
      <text:p text:style-name="P4">
Today, the 17,500 tickets were all sold out on the scene. The audience crowded the stadium to watch the 19 -year -old "French Monster", which was 7.4 cm tall) for the first time.</text:p>
      <text:p text:style-name="P4">
He sent 5 blocks in the audience, setting a new high in the Summer League since 2018.</text:p>
      <text:p text:style-name="P4">
News Source: <text:a xlink:type="simple" xlink:href="https://www.rfi.fr/cn/%E8%BF%90%E5%8A%A8%E5%A4%A9%E5%9C%B0/20230708-%E6%B8%A9%E7%8F%AD%E4%BA%9A%E9%A9%AC%E5%A4%8F%E5%AD%A3%E8%81%94%E8%B5%9B%E9%A6%96%E7%A7%80%E8%A1%A8%E7%8E%B0%E5%B9%B3%E5%B9%B3-%E5%87%BA%E8%B5%9B27%E5%88%86%E9%92%9F%E5%BE%979%E5%88%86" text:style-name="Internet_20_link" text:visited-style-name="Visited_20_Internet_20_Link">
https://www.rfi.fr/cn/%E8%BF%90%E5%8A%A8%E5%A4%A9%E5%9C%B0/20230708-%E6%B8%A9%E7%8F%AD%E4%BA%9A%E9%A9%AC%E5%A4%8F%E5%AD%A3%E8%81%94%E8%B5%9B%E9%A6%96%E7%A7%80%E8%A1%A8%E7%8E%B0%E5%B9%B3%E5%B9%B3-%E5%87%BA%E8%B5%9B27%E5%88%86%E9%92%9F%E5%BE%979%E5%88%86</text:a>
</text:p>
      <!--NEWS-->
      <text:h text:style-name="P10" text:outline-level="1">
<text:span text:style-name="T4">
U.S. bundle ammunition to the Ukrainian battlefield, Kiev guarantees responsible use</text:span>
</text:h>
      <text:p text:style-name="P4">
Author: chinese@voanews.com (塞尔丁)</text:p>
      <text:p text:style-name="P4">
Publisher: 美国之音中文网 (Type: NewsMediaOrganization)</text:p>
      <text:p text:style-name="P4">
Published Time: 2023-07-08T08:10:52+08:00</text:p>
      <text:p text:style-name="P4">
Modified Time: 2023-07-08 00:31:01Z</text:p>
      <text:p text:style-name="P4">
Description: The United States is planning to provide Ukraine with a fatal and controversial weapon, which is part of the new 800 million US dollar security aid solution. The purpose is to enhance the ability of the Ukraine to counterattack the Russian army.</text:p>
      <text:p text:style-name="P4">
Videos: []</text:p>
      <text:p text:style-name="P4">
Images: []</text:p>
      <text:p text:style-name="P4">
Categories: ['乌克兰局势', '欧洲', '军事', '编辑推荐']</text:p>
      <text:p text:style-name="P4">
Type: None</text:p>
      <!--METADATA-->
      <text:p text:style-name="P4">
Nonenone</text:p>
      <text:p text:style-name="P4">
News Source: <text:a xlink:type="simple" xlink:href="https://www.voachinese.com/a/us-cluster-munitions-headed-to-ukraine-20230707/7172304.html" text:style-name="Internet_20_link" text:visited-style-name="Visited_20_Internet_20_Link">
https://www.voachinese.com/a/us-cluster-munitions-headed-to-ukraine-20230707/7172304.html</text:a>
</text:p>
      <!--NEWS-->
      <text:h text:style-name="P10" text:outline-level="1">
<text:span text:style-name="T4">
Russia's development of the Ukrainian war today</text:span>
</text:h>
      <text:p text:style-name="P4">
Author: 半岛电视台＋通讯社</text:p>
      <text:p text:style-name="P4">
Publisher: Al Jazeera</text:p>
      <text:p text:style-name="P4">
Published Time: 2023-07-08T08:12:42</text:p>
      <text:p text:style-name="P4">
Modified Time: 2023-07-08T11:06:00</text:p>
      <text:p text:style-name="P4">
Description: Russia's war in Ukraine has lasted 500 days, and the United Nations criticized "terrible" civilian casualties.</text:p>
      <text:p text:style-name="P4">
Images: ["<text:a xlink:type="simple" xlink:href="https://chinese.aljazeera.net/wp-content/uploads/2023/07/11495783-1688812630-1688814316.jpg" text:style-name="Internet_20_link" text:visited-style-name="Visited_20_Internet_20_Link">
11495783-1688...</text:a>
"]</text:p>
      <text:p text:style-name="P4">
Topics: ['乌克兰战争', '军事', '政治', '新闻']</text:p>
      <text:p text:style-name="P4">
Keywords: ['乌克兰战争', '军事', '政治', '新闻', '世界', '乌克兰', '俄罗斯', '欧洲']</text:p>
      <text:p text:style-name="P4">
Type: Article</text:p>
      <!--METADATA-->
      <text:p text:style-name="P4">
<draw:frame draw:style-name="fr1" draw:name="Image109" text:anchor-type="as-char" svg:width="6.9236in" svg:height="4.609816in" draw:z-index="0">
<draw:image xlink:href="../Images/Aljazeera Chinese/2023-07-08T08-12-42/11495783-1688812630-1688814316.jpg" xlink:type="simple" xlink:show="embed" xlink:actuate="onLoad" draw:mime-type="image/jpeg"/>
</draw:frame>
This conflict caused at least 9,000 civilian deaths has entered the 500th day(French media)* Russia's war in Ukraine has lasted 500 days, and the United Nations criticized the "terrible" civilian casualties. * Turkish President Erdogan said in a meeting with Ukraine President Zelezki that Ukraine was "worth" to join NATO.</text:p>
      <text:p text:style-name="P4">
read more</text:p>
      <text:p text:style-name="P4">
News Source: <text:a xlink:type="simple" xlink:href="https://chinese.aljazeera.net/news/war-in-ukraine/liveblog/2023/7/8/%e4%bf%84%e7%bd%97%e6%96%af%e5%af%b9%e4%b9%8c%e5%85%8b%e5%85%b0%e6%88%98%e4%ba%89%e7%9a%84%e4%bb%8a%e6%97%a5%e5%8f%91%e5%b1%95-379" text:style-name="Internet_20_link" text:visited-style-name="Visited_20_Internet_20_Link">
https://chinese.aljazeera.net/news/war-in-ukraine/liveblog/2023/7/8/%e4%bf%84%e7%bd%97%e6%96%af%e5%af%b9%e4%b9%8c%e5%85%8b%e5%85%b0%e6%88%98%e4%ba%89%e7%9a%84%e4%bb%8a%e6%97%a5%e5%8f%91%e5%b1%95-379</text:a>
</text:p>
      <!--NEWS-->
      <text:h text:style-name="P10" text:outline-level="1">
<text:span text:style-name="T4">
Biden said it had reminded Xi Jinping that the Chinese economy rely on Western investment</text:span>
</text:h>
      <text:p text:style-name="P4">
Author: 联合早报 (Person)</text:p>
      <text:p text:style-name="P4">
Publisher: 联合早报 (Organization)</text:p>
      <text:p text:style-name="P4">
Published Time: 2023-07-08T08:24</text:p>
      <text:p text:style-name="P4">
Modified Time: 2023-07-08T09:03</text:p>
      <text:p text:style-name="P4">
Description: U.S. President Biden said in an interview with the United States CNN (CNN) said that after the meeting of Chinese President Xi Jinping and Russian President Putin earlier this year, he gave Xi Jinping a loyal advice to remind Xi Jinping to "be careful" because Beijing has to rely on dependence Western investment. root...</text:p>
      <text:p text:style-name="P4">
Videos: []</text:p>
      <text:p text:style-name="P4">
Audios: []</text:p>
      <text:p text:style-name="P4">
Images: []</text:p>
      <text:p text:style-name="P4">
Type: NewsArticle</text:p>
      <text:p text:style-name="P4">
Breadcrumbs: ['即时', '国际']</text:p>
      <text:p text:style-name="P4">
Keywords: ['美国', '拜登', '中国', '习近平', '俄罗斯', '中美关系']</text:p>
      <!--METADATA-->
      <text:p text:style-name="P4">
U.S. President Biden said in an interview with the United States CNN (CNN) said that earlier this year <text:a xlink:type="simple" xlink:href="https://www.zaobao.com/news/china/story20230322-1374933" text:style-name="Internet_20_link" text:visited-style-name="Visited_20_Internet_20_Link">
Chinese President Xi Jinping and Russian President Putin met</text:a>
Later, he gave Xi Jinping a advice to remind Xi Jinping to "be careful" because Beijing depends on Western investment.</text:p>
      <text:p text:style-name="P4">
Based on CNN's interview with the Biden interview issued on Friday (July 7), Biden said in an interview that he told Xi Jinping, "This is not a warning. This is my observation."</text:p>
      <text:p text:style-name="P4">
Bayon said: "Since the invasion of Ukraine in Russia, 600 American companies have withdrawn from Russia. And you (referring to Xi Jinping) have told me that your economy depends on Europe and the United States. Be careful. Be careful."</text:p>
      <text:p text:style-name="P4">
When asked about Xi Jinping's response, Biden said, "He listened, did not refute. If you noticed, he did not fully support Russia."</text:p>
      <text:p text:style-name="P4">
"So, I think we can find a solution."</text:p>
      <text:p text:style-name="P4">
Xi Jinping went to Russia for two days in March for a two -day national visit and held talks with Russian President Putin. The two emphasized the friendly relations between China and Russia and criticized the West unanimously, but did not achieve diplomatic breakthroughs on the Ukrainian issue. Earlier this week, Xi Pu also attended a virtual summit.</text:p>
      <text:p text:style-name="P4">
News Source: <text:a xlink:type="simple" xlink:href="https://www.zaobao.com.sg/realtime/world/story20230708-1411832" text:style-name="Internet_20_link" text:visited-style-name="Visited_20_Internet_20_Link">
https://www.zaobao.com.sg/realtime/world/story20230708-1411832</text:a>
</text:p>
      <!--NEWS-->
      <text:h text:style-name="P10" text:outline-level="1">
<text:span text:style-name="T4">
The Dutch government resign collectively due to the difficulty of immigration policy</text:span>
</text:h>
      <text:p text:style-name="P4">
Author: chinese@voanews.com (美国之音)</text:p>
      <text:p text:style-name="P4">
Publisher: 美国之音中文网 (Type: NewsMediaOrganization)</text:p>
      <text:p text:style-name="P4">
Published Time: 2023-07-08T08:34:08+08:00</text:p>
      <text:p text:style-name="P4">
Modified Time: 2023-07-08 00:34:08Z</text:p>
      <text:p text:style-name="P4">
Description: The Dutch government was paralyzed on Friday (July 7) due to failure to restrict immigration. The agreement will trigger a new autumn election.</text:p>
      <text:p text:style-name="P4">
Videos: []</text:p>
      <text:p text:style-name="P4">
Images: []</text:p>
      <text:p text:style-name="P4">
Categories: ['欧洲', '经济·金融·贸易', '人权', '法律', '难民问题']</text:p>
      <text:p text:style-name="P4">
Type: None</text:p>
      <!--METADATA-->
      <text:p text:style-name="P4">
Nonenone</text:p>
      <text:p text:style-name="P4">
News Source: <text:a xlink:type="simple" xlink:href="https://www.voachinese.com/a/dutch-government-collapses-over-immigration-policy-20230707/7172056.html" text:style-name="Internet_20_link" text:visited-style-name="Visited_20_Internet_20_Link">
https://www.voachinese.com/a/dutch-government-collapses-over-immigration-policy-20230707/7172056.html</text:a>
</text:p>
      <!--NEWS-->
      <text:h text:style-name="P10" text:outline-level="1">
<text:span text:style-name="T4">
The National Court will be reviewed by more than 30 Taiwan -related clauses. Experts say that the United States and Taiwan joint military training instead of the Pacific military exercise is more urgent.</text:span>
</text:h>
      <text:p text:style-name="P4">
Author: chinese@voanews.com (锺辰芳)</text:p>
      <text:p text:style-name="P4">
Publisher: 美国之音中文网 (Type: NewsMediaOrganization)</text:p>
      <text:p text:style-name="P4">
Published Time: 2023-07-08T08:47:56+08:00</text:p>
      <text:p text:style-name="P4">
Modified Time: 2023-07-08 00:47:56Z</text:p>
      <text:p text:style-name="P4">
Description: The US House of Representatives is about to review the "National Defense Authorization Law" (NDAA) in FY2024, including 34 additional amendments involving Taiwan, including requiring the United States and Taiwan to strengthen joint military training and invite Taiwan to participate in military exercises of Pacific many nations. However, some experts say that the Pacific Army's performance is not much of the substantial significance of improving Taiwan's military capabilities. What currently needs in Taiwan is all kinds of training and cooperation with the U.S. military.</text:p>
      <text:p text:style-name="P4">
Videos: []</text:p>
      <text:p text:style-name="P4">
Images: []</text:p>
      <text:p text:style-name="P4">
Categories: ['台湾', '国会报道', '军事', '台海两岸关系', '编辑推荐']</text:p>
      <text:p text:style-name="P4">
Type: None</text:p>
      <!--METADATA-->
      <text:p text:style-name="P4">
Nonenone</text:p>
      <text:p text:style-name="P4">
News Source: <text:a xlink:type="simple" xlink:href="https://www.voachinese.com/a/fy24ndaa-includes-34-taiwan-related-admendments-experts-said-joint-training-is-most-urgent-20230707/7172303.html" text:style-name="Internet_20_link" text:visited-style-name="Visited_20_Internet_20_Link">
https://www.voachinese.com/a/fy24ndaa-includes-34-taiwan-related-admendments-experts-said-joint-training-is-most-urgent-20230707/7172303.html</text:a>
</text:p>
      <!--NEWS-->
      <text:h text:style-name="P10" text:outline-level="1">
<text:span text:style-name="T4">
Yellen has lunch with Chinese female economists to promote the decision -making layer of gender and diversification</text:span>
</text:h>
      <text:p text:style-name="P4">
Author: None (Language: zh)</text:p>
      <text:p text:style-name="P4">
Publisher: None</text:p>
      <text:p text:style-name="P4">
Time: 2023-07-08T09:02:00Z</text:p>
      <text:p text:style-name="P4">
Description: U.S. Treasury Secretary Yellen met with six Chinese female economists in Beijing on Saturday (July 8) to emphasize the gender diversity of the policy decision -making level. After Xi Jinping's ruling, the number of women in the high -level positions of the Chinese government has declined, and the female representatives in senior management in other industries are far from enough.</text:p>
      <text:p text:style-name="P4">
Videos: []</text:p>
      <text:p text:style-name="P4">
Images: []</text:p>
      <text:p text:style-name="P4">
Subject: 时政风云</text:p>
      <text:p text:style-name="P4">
Subjects: ['德国之声系列报道：打破藩篱的亚洲女性们']</text:p>
      <text:p text:style-name="P4">
Keywords: ['耶伦', '中国女性', '经济学家', '决策层', '性别多元', '美国财长', '女权主义', '性别平等']</text:p>
      <text:p text:style-name="P4">
Id: 66164057</text:p>
      <!--METADATA-->
      <text:p text:style-name="P4">
<text:a xlink:type="simple" xlink:href="https://www.dw.com/zh/overlay/image/article/66164057/66164270" text:style-name="Internet_20_link" text:visited-style-name="Visited_20_Internet_20_Link">
 </text:a>
Yellen did not disclose the name of the six Chinese female economists participating in the meeting</text:p>
      <text:p text:style-name="P4">
(Voice of Germany Chinese website) Jianjin <text:a xlink:type="simple" xlink:href="https://www.dw.com/zh/zh/耶伦美国寻求良性竞争-李强两国关系风雨过后定见彩虹/a-66153705" text:style-name="Internet_20_link" text:visited-style-name="Visited_20_Internet_20_Link">
meeting with men -oriented Chinese government leaders</text:a>
Later, as a female pioneer in the field of economics, US Treasury Secretary Yellen met with six Chinese female economists in Beijing on Saturday (July 8) to emphasize the gender diversity of policy decision -making levels.</text:p>
      <text:p text:style-name="P4">
Yellen was the first woman to serve as the US Treasury Secretary (also the first woman to serve as the Federal Reserve). She used the contribution and importance of women to the economy as the focus of their term. Entrepreneurs, preach the benefits of improving women's labor participation and leadership.</text:p>
      <text:p text:style-name="P4">
A senior US Treasury official said that he had lunch with Chinese female economists to provide Yellen with a "opportunity to interact with some people outside the usual policy structure". The U.S. Treasury Department did not disclose the names of the women's participation.</text:p>
      <text:p text:style-name="P4">
76 -year -old Yellen said that since her career in the 1970s, she has witnessed that China has introduced market -based economic policies to change the entire country and make hundreds of millions of people get rid of poverty.</text:p>
      <text:p text:style-name="P4">
Yellen said: "I hope these policies can continue to be implemented, which is good for both China and the United States and a wider global economy." It emphasizes that her claims when meeting with Chinese Prime Minister Li Qiang again on Friday and urging China to turn to a more marketing market. Reform.</text:p>
      <text:p text:style-name="P4">
Yellen told these women -one of them claimed to be feminist economists -she wanted to learn more about their background and research.</text:p>
      <text:h text:style-name="P12" text:outline-level="3">
<text:span text:style-name="T4">
Female candidates in Taiwan's local elections</text:span>
</text:h>
      <text:h text:style-name="P12" text:outline-level="3">
<text:span text:style-name="T4">
"The only woman in the room"</text:span>
</text:h>
      <text:p text:style-name="P4">
"I am convinced that we have similar stories and experiences in the career status of the economic field and the possible challenges." Yellen said: "When I was almost the only woman in the room, I often saw this situation. I believe that Many of you have the same experience in the decision -making team. "</text:p>
      <text:p text:style-name="P4">
During the ten years when Chinese President Xi Jinping served as the General Secretary of the Communist Party of China, <text:a xlink:type="simple" xlink:href="https://www.dw.com/zh/zh/当今中共权力圈女性依然寥寥无几/a-58016245" text:style-name="Internet_20_link" text:visited-style-name="Visited_20_Internet_20_Link">
the number of women in politics and high -level official positions declined</text:a>
The gender gap in the labor market has expanded, and the government emphasizes the traditional role of women.</text:p>
      <text:p text:style-name="P4">
A report released by the United Nations in June urged China to adopt <text:a xlink:type="simple" xlink:href="https://www.dw.com/zh/zh/里程碑德内阁规定董事会女性成员最低比例/a-56155672" text:style-name="Internet_20_link" text:visited-style-name="Visited_20_Internet_20_Link">
legal quota and gender equality system</text:a>
In order to improve the representativeness of women in the government.</text:p>
      <text:p text:style-name="P4">
The United Nations elimination of the Women's Discrimination Commission found that women accounted for only about 26%of the representatives of the 14th National People's Congress of China. And since October last year, there was no woman in the Political Bureau of the Communist Party of China consisting of 24 members, which was the first time in 20 years.</text:p>
      <text:p text:style-name="P4">
The highest -ranking female politician in China is Xi Yiqin. She was appointed as one of the five state members in March this year. Her level is higher than the minister and is responsible for supervising social welfare, retired soldiers, and sports.</text:p>
      <text:p text:style-name="P4">
In contrast, Yellen is one of the 13 women led by President Biden Biden. This is the most diverse cabinet in American history.</text:p>
      <text:p text:style-name="P4">
According to data from the female politics center of the University of Rogers, a quarter of the US Senate seats and 28.7%of the House seats occupied by women.</text:p>
      <text:p text:style-name="P4">
A recent study shows that China's female representatives in high -levels in various industries are also far from enough.</text:p>
      <text:p text:style-name="P4">
Management consulting company Bain &amp; Co and Spencer Stuart said in a report released in March that women account for only 19%of Chinese company executives, while the average proportion of developed countries It is 25%.</text:p>
      <text:p text:style-name="P4">
_ (Reuters) _</text:p>
      <text:p text:style-name="P4">
News Source: <text:a xlink:type="simple" xlink:href="https://www.dw.com/zh/耶伦与中国女性经济学家共进午餐，促决策层性别多元/a-66164057" text:style-name="Internet_20_link" text:visited-style-name="Visited_20_Internet_20_Link">
https://www.dw.com/zh/耶伦与中国女性经济学家共进午餐，促决策层性别多元/a-66164057?maca=chi-rss-chi-all-1127-rdf</text:a>
</text:p>
      <!--NEWS-->
      <text:h text:style-name="P10" text:outline-level="1">
<text:span text:style-name="T4">
Men's 100 -meter Charlston Cold King</text:span>
</text:h>
      <text:p text:style-name="P4">
Publisher: 法新社</text:p>
      <text:p text:style-name="P4">
Published Time: 2023-07-08T09:02:08+00:00</text:p>
      <text:p text:style-name="P4">
Modified Time: 2023-07-08T08:50:01+00:00</text:p>
      <text:p text:style-name="P4">
Description: (AFC, Oregon, 7th, 7th), Cravont Charleston, the men's 100 -meter project in the US track and field championship, defeated the 2019 World Champion Christian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1" text:anchor-type="as-char" svg:width="6.9236in" svg:height="3.617581in" draw:z-index="0">
<draw:image xlink:href="../Images/rficn/2023-07-08T09-02-08-00-00/000000.png" xlink:type="simple" xlink:show="embed" xlink:actuate="onLoad" draw:mime-type="image/png"/>
</draw:frame>
Charlston is 25 years old. In the past, he never ran the 100 -meter final in the U.S. Championship. Today, he picked up gold at 9 seconds of 9 seconds at 9 seconds faster than Corman, and 200 meters of world champion NOAHLYLES (10 Third in seconds.</text:p>
      <text:p text:style-name="P4">
The three will participate in the World Track and Field Championships held in Budapest, a 100 -meter World Champion Fredkerley in August, trying to repeat the grand occasion of the American players in the World Championships in the World Championships last year.</text:p>
      <text:p text:style-name="P4">
News Source: <text:a xlink:type="simple" xlink:href="https://www.rfi.fr/cn/%E8%BF%90%E5%8A%A8%E5%A4%A9%E5%9C%B0/20230708-%E7%BE%8E%E7%94%B0%E5%BE%84%E9%94%A6%E6%A0%87%E8%B5%9B%E7%94%B7%E5%AD%90%E7%99%BE%E7%B1%B3-%E6%9F%A5%E5%B0%94%E6%96%AF%E9%A1%BF%E7%88%86%E5%86%B7%E5%B0%81%E7%8E%8B" text:style-name="Internet_20_link" text:visited-style-name="Visited_20_Internet_20_Link">
https://www.rfi.fr/cn/%E8%BF%90%E5%8A%A8%E5%A4%A9%E5%9C%B0/20230708-%E7%BE%8E%E7%94%B0%E5%BE%84%E9%94%A6%E6%A0%87%E8%B5%9B%E7%94%B7%E5%AD%90%E7%99%BE%E7%B1%B3-%E6%9F%A5%E5%B0%94%E6%96%AF%E9%A1%BF%E7%88%86%E5%86%B7%E5%B0%81%E7%8E%8B</text:a>
</text:p>
      <!--NEWS-->
      <text:h text:style-name="P10" text:outline-level="1">
<text:span text:style-name="T4">
Jackson Women's 100 -meter 10 seconds 65 The fifth year of this year this year</text:span>
</text:h>
      <text:p text:style-name="P4">
Publisher: 法新社</text:p>
      <text:p text:style-name="P4">
Published Time: 2023-07-08T09:02:09+00:00</text:p>
      <text:p text:style-name="P4">
Modified Time: 2023-07-08T08:35:02+00:00</text:p>
      <text:p text:style-name="P4">
Description: (Agence France -Presse, the capital of Koshita, Kingson, 7th) Shericka Jackson was defended at 100 meters in the women's 100 meters in the Jamaica Championship today. Fifth.</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2" text:anchor-type="as-char" svg:width="6.9236in" svg:height="3.617581in" draw:z-index="0">
<draw:image xlink:href="../Images/rficn/2023-07-08T09-02-09-00-00/000000.png" xlink:type="simple" xlink:show="embed" xlink:actuate="onLoad" draw:mime-type="image/png"/>
</draw:frame>
Jackson, who won the Silver Medal in the World Championships held in Oregon last year, was tied with American player Marionjones, which has always been fifth; Jackson's results have surpassed the original American player Sha'Carrie Richardson. 10 seconds 71 this year's fastest record.</text:p>
      <text:p text:style-name="P4">
After Jackson said at a legal wind speed of 1 meter per second at the wind speed, Shashlee Forbes ranked third at 10 seconds 98 with the best 10 seconds 96.</text:p>
      <text:p text:style-name="P4">
Ferly-Ann Fraser-Pryce has not participated. She will hold a foreign card as a world champion defenders to participate in the World Championships held in Budapest in August, so there will be 4 of Jamaica 4 Famous players participated in the World Championship women's 100 -meter project.</text:p>
      <text:p text:style-name="P4">
News Source: <text:a xlink:type="simple" xlink:href="https://www.rfi.fr/cn/%E8%BF%90%E5%8A%A8%E5%A4%A9%E5%9C%B0/20230708-%E6%9D%B0%E5%85%8B%E6%A3%AE%E5%A5%B3%E5%AD%90%E7%99%BE%E7%B1%B3%E9%A3%9910%E7%A7%9265-%E4%BB%8A%E5%B9%B4%E6%9C%80%E5%BF%AB%E5%8E%86%E5%B9%B4%E7%AC%AC%E4%BA%94%E6%9D%B0" text:style-name="Internet_20_link" text:visited-style-name="Visited_20_Internet_20_Link">
https://www.rfi.fr/cn/%E8%BF%90%E5%8A%A8%E5%A4%A9%E5%9C%B0/20230708-%E6%9D%B0%E5%85%8B%E6%A3%AE%E5%A5%B3%E5%AD%90%E7%99%BE%E7%B1%B3%E9%A3%9910%E7%A7%9265-%E4%BB%8A%E5%B9%B4%E6%9C%80%E5%BF%AB%E5%8E%86%E5%B9%B4%E7%AC%AC%E4%BA%94%E6%9D%B0</text:a>
</text:p>
      <!--NEWS-->
      <text:h text:style-name="P10" text:outline-level="1">
<text:span text:style-name="T4">
Sources: China intends to combat Taiwan's morale by spreading false information of the "escape plan"</text:span>
</text:h>
      <text:p text:style-name="P4">
Author: chinese@voanews.com (美国之音)</text:p>
      <text:p text:style-name="P4">
Publisher: 美国之音中文网 (Type: NewsMediaOrganization)</text:p>
      <text:p text:style-name="P4">
Published Time: 2023-07-08T09:05:06+08:00</text:p>
      <text:p text:style-name="P4">
Modified Time: 2023-07-08 01:08:43Z</text:p>
      <text:p text:style-name="P4">
Description: Taiwanese officials said that China has launched a false information promotional operation, including news reports on the formulation of the "escape plan" of Taiwan ’s invasion to formulate a“ escape plan ”, which aims to combat Taiwan’ s morale because Beijing ’s pressure on Taiwan requires its sovereignty.</text:p>
      <text:p text:style-name="P4">
Videos: []</text:p>
      <text:p text:style-name="P4">
Images: []</text:p>
      <text:p text:style-name="P4">
Categories: ['台湾', '中国', '军事', '台海两岸关系', '新闻自由']</text:p>
      <text:p text:style-name="P4">
Type: None</text:p>
      <!--METADATA-->
      <text:p text:style-name="P4">
Nonenone</text:p>
      <text:p text:style-name="P4">
News Source: <text:a xlink:type="simple" xlink:href="https://www.voachinese.com/a/china-aims-to-sap-taiwan-morale-with-escape-plan-misinformation-sources-20230707/7172022.html" text:style-name="Internet_20_link" text:visited-style-name="Visited_20_Internet_20_Link">
https://www.voachinese.com/a/china-aims-to-sap-taiwan-morale-with-escape-plan-misinformation-sources-20230707/7172022.html</text:a>
</text:p>
      <!--NEWS-->
      <text:h text:style-name="P10" text:outline-level="1">
<text:span text:style-name="T4">
Turkish President Erdogan called Ukraine "worth" to join NATO</text:span>
</text:h>
      <text:p text:style-name="P4">
Author: 半岛电视台＋通讯社</text:p>
      <text:p text:style-name="P4">
Publisher: Al Jazeera</text:p>
      <text:p text:style-name="P4">
Published Time: 2023-07-08T09:19:12</text:p>
      <text:p text:style-name="P4">
Modified Time: 2023-07-08T09:22:09</text:p>
      <text:p text:style-name="P4">
Description: Turkish President Erdogan told Ukraine President Zerneski that Turkey supports Ukraine's desire to join NATO, but he also urged "to restore peace" to end the Russia's military operation has lasted 500 days since Russia launching military operations for Ukraine last year for 500 days. conflict.</text:p>
      <text:p text:style-name="P4">
Images: ["<text:a xlink:type="simple" xlink:href="https://chinese.aljazeera.net/wp-content/uploads/2023/07/AP23188785388993-1688781591-1688805477.jpg" text:style-name="Internet_20_link" text:visited-style-name="Visited_20_Internet_20_Link">
AP23188785388...</text:a>
", "<text:a xlink:type="simple" xlink:href="https://chinese.aljazeera.net/wp-content/uploads/2023/07/F0dOXpMXwAEZyn8-1688805561.jpg" text:style-name="Internet_20_link" text:visited-style-name="Visited_20_Internet_20_Link">
F0dOXpMXwAEZy...</text:a>
", "<text:a xlink:type="simple" xlink:href="https://chinese.aljazeera.net/wp-content/uploads/2023/07/image-1688805625.jpg" text:style-name="Internet_20_link" text:visited-style-name="Visited_20_Internet_20_Link">
image-1688805...</text:a>
", "<text:a xlink:type="simple" xlink:href="https://chinese.aljazeera.net/wp-content/uploads/2023/07/image-1-1688805673.jpg" text:style-name="Internet_20_link" text:visited-style-name="Visited_20_Internet_20_Link">
image-1-16888...</text:a>
", "<text:a xlink:type="simple" xlink:href="https://chinese.aljazeera.net/wp-content/uploads/2023/07/image-2-1688805773.jpg" text:style-name="Internet_20_link" text:visited-style-name="Visited_20_Internet_20_Link">
image-2-16888...</text:a>
"]</text:p>
      <text:p text:style-name="P4">
Topics: ['乌克兰战争', '军事', '政治', '新闻']</text:p>
      <text:p text:style-name="P4">
Keywords: ['乌克兰战争', '军事', '政治', '新闻', '世界', '乌克兰', '土耳其', '欧洲']</text:p>
      <text:p text:style-name="P4">
Type: Article</text:p>
      <!--METADATA-->
      <text:p text:style-name="P4">
<draw:frame draw:style-name="fr1" draw:name="Image113" text:anchor-type="as-char" svg:width="6.9236in" svg:height="4.611023in" draw:z-index="0">
<draw:image xlink:href="../Images/Aljazeera Chinese/2023-07-08T09-19-12/AP23188785388993-1688781591-1688805477.jpg" xlink:type="simple" xlink:show="embed" xlink:actuate="onLoad" draw:mime-type="image/jpeg"/>
</draw:frame>
Earlier on July 8, 2023, Turkish President Erdogan (right) and Ukraine President Zelei (left) held a joint press conference after meeting in Istanbul, Turkey.(Associated Press)Turkish President Erdogan told Ukraine President Zerneski that Turkey supports Ukraine's desire to join NATO, but he also urged "to restore peace" to end the Russia's military operation has lasted 500 days since Russia launching military operations for Ukraine last year for 500 days. conflict.</text:p>
      <text:p text:style-name="P4">
Earlier on the 8th, Erdogan said at a joint press conference held by Istanbul and Ukraine President Zelegsky, "There is no doubt that Ukraine should become a member of NATO", and it is said that the two parties should return to peace in peace. negotiation.</text:p>
      <text:p text:style-name="P4">
According to Reuters, the Turkish leader said that "fairness and peace will not produce losers."</text:p>
      <text:p text:style-name="P4">
Zeelianzki thanked Erdogan for their support. This support was proposed before the important NATO summit held in Lithuania next Tuesday.</text:p>
      <text:p text:style-name="P4">
The Ukrainian leader wrote in the tweet that he talked about his talks with Erdogan, "I thank him for supporting the integrity and sovereignty of Ukraine's territory. Peace plan. Protect our country, our people and our our people, our people, and our our people, our people and our people. Benefit."</text:p>
      <text:p text:style-name="P4">
<draw:frame draw:style-name="fr1" draw:name="Image114" text:anchor-type="as-char" svg:width="6.9236in" svg:height="4.615733in" draw:z-index="0">
<draw:image xlink:href="../Images/Aljazeera Chinese/2023-07-08T09-19-12/F0dOXpMXwAEZyn8-1688805561.jpg" xlink:type="simple" xlink:show="embed" xlink:actuate="onLoad" draw:mime-type="image/jpeg"/>
</draw:frame>
President Ukraine and Turkish Presidential Meeting ((Social networking site)The Ukrainian leader has been lobbying to promote this dilemma to join the Western Military Alliance. He also believes that Ukraine has become the last line of defense for Europe to resist Russia's aggression.</text:p>
      <text:p text:style-name="P4">
This week, Zelecsky visited the Czech Republic, Slovakia, and Bulgaria to join the NATO Summit to join the military alliance to support Ukraine from July 11th to 12th.</text:p>
      <text:p text:style-name="P4">
In Prague, he won the support commitment to NATO after winning Ukraine's "end of the war", and in Sofia, he "under the condition of conditions" received support for Ukraine to join NATO.</text:p>
      <text:p text:style-name="P4">
NATO Secretary -General Stoltenberg also reiterated that Ukraine would become his point of view.</text:p>
      <text:p text:style-name="P4">
<draw:frame draw:style-name="fr1" draw:name="Image115" text:anchor-type="as-char" svg:width="6.9236in" svg:height="3.894525in" draw:z-index="0">
<draw:image xlink:href="../Images/Aljazeera Chinese/2023-07-08T09-19-12/image-1688805625.jpg" xlink:type="simple" xlink:show="embed" xlink:actuate="onLoad" draw:mime-type="image/jpeg"/>
</draw:frame>
NATO's support for Ukraine is playing a role on the battlefield(news agency)However, the timetable for Ukraine to join the alliance is still unclear.</text:p>
      <text:p text:style-name="P4">
On July 7, local time, the United States dispelled the hope of Ukraine's rapid joining NATO, and said that the upcoming NATO summit would not lead to the result of Ukraine's joining NATO.</text:p>
      <text:p text:style-name="P4">
US National Security Consultant Jack Shalvin said that the Vernis Summit "will be an important moment for Ukraine to join NATO roads, but the country" needs further measures before joining NATO. "</text:p>
      <text:p text:style-name="P4">
NATO countries have been discussing when Ukraine will become a member of the military alliance. Member states in Germany insist that Ukraine must meet certain conditions, including allowing the army to accept cultural and democratic control.</text:p>
      <text:p text:style-name="P4">
It is unclear what the summit held in Lithuania will specifically put forward the specific content of Ukraine, and Zelezzky admits that it is unlikely to join NATO during the battle with Russia.</text:p>
      <text:p text:style-name="P4">
<draw:frame draw:style-name="fr1" draw:name="Image116" text:anchor-type="as-char" svg:width="6.9236in" svg:height="3.826739in" draw:z-index="0">
<draw:image xlink:href="../Images/Aljazeera Chinese/2023-07-08T09-19-12/image-1-1688805673.jpg" xlink:type="simple" xlink:show="embed" xlink:actuate="onLoad" draw:mime-type="image/jpeg"/>
</draw:frame>
Zelei Sky once again called on NATO to agree to Ukraine to join the alliance(news agency)Russian President Putin threatened that if Ukraine joined NATO, Russia will take action, but it will not be explained in detail.</text:p>
      <text:h text:style-name="P13" text:outline-level="4">
<text:span text:style-name="T4">
Kremlin Palace indicates close attention</text:span>
</text:h>
      <text:p text:style-name="P4">
The Kremlin paid close attention to Zellennki's talks in Turkey. The Kremlin tried to break its international isolation by building a solid relationship with Turkish leader Erdogan.</text:p>
      <text:p text:style-name="P4">
Erdogan tried to build it as a neutral mediation person between Kiev and Moscow, while greatly promoting war -to -war trade with Russia, it also provided Ukraine with drones and other weapons. , So that the latter failed to occupy Kiev in the first few weeks of the war.</text:p>
      <text:p text:style-name="P4">
<draw:frame draw:style-name="fr1" draw:name="Image117" text:anchor-type="as-char" svg:width="6.9236in" svg:height="3.826739in" draw:z-index="0">
<draw:image xlink:href="../Images/Aljazeera Chinese/2023-07-08T09-19-12/image-2-1688805773.jpg" xlink:type="simple" xlink:show="embed" xlink:actuate="onLoad" draw:mime-type="image/jpeg"/>
</draw:frame>
Can neutral countries still exist today in Europe?(news agency)Although Erdogan reiterated his long -term call for peaceful negotiations on Russia and Ukraine, the Turkish leader still risked Putin and explicitly supported Ukraine's desire to join NATO.</text:p>
      <text:p text:style-name="P4">
Erdogan said that Putin will visit Turkey next month. He and Russian President will discuss the might -be -prisoner exchange issues between Russia and Ukraine -Erdogan has helped arrange such matters in the past.</text:p>
      <text:p text:style-name="P4">
Erdogan also said that he would promote Putin to extend a agreement reached by Russia and U -Kuchi's mediation last year in Turkey and the United Nations. According to this agreement, Ukraine can transport food to the global market from the Black Sea Port.</text:p>
      <text:p text:style-name="P4">
Unless Russia agrees to renew its contract, the agreement will expire on July 17.</text:p>
      <text:p text:style-name="P4">
News Source: <text:a xlink:type="simple" xlink:href="https://chinese.aljazeera.net/news/war-in-ukraine/2023/7/8/%e5%9c%9f%e8%80%b3%e5%85%b6%e6%80%bb%e7%bb%9f%e5%9f%83%e5%b0%94%e5%a4%9a%e5%ae%89%e7%a7%b0%e4%b9%8c%e5%85%8b%e5%85%b0%e5%80%bc%e5%be%97%e5%8a%a0%e5%85%a5%e5%8c%97%e7%ba%a6-2" text:style-name="Internet_20_link" text:visited-style-name="Visited_20_Internet_20_Link">
https://chinese.aljazeera.net/news/war-in-ukraine/2023/7/8/%e5%9c%9f%e8%80%b3%e5%85%b6%e6%80%bb%e7%bb%9f%e5%9f%83%e5%b0%94%e5%a4%9a%e5%ae%89%e7%a7%b0%e4%b9%8c%e5%85%8b%e5%85%b0%e5%80%bc%e5%be%97%e5%8a%a0%e5%85%a5%e5%8c%97%e7%ba%a6-2</text:a>
</text:p>
      <!--NEWS-->
      <text:h text:style-name="P10" text:outline-level="1">
<text:span text:style-name="T4">
Studies: Nearly half of the nation's tap water is polluted by PFAS PFAS</text:span>
</text:h>
      <text:p text:style-name="P4">
Publisher: 法新社</text:p>
      <text:p text:style-name="P4">
Published Time: 2023-07-08T09:32:07+00:00</text:p>
      <text:p text:style-name="P4">
Modified Time: 2023-07-08T09:20:03+00:00</text:p>
      <text:p text:style-name="P4">
Description: (Agence France -Presse, Washington, 7th) U.S. government agencies released the latest survey report showing that at least 45%of tap water across the United States was contaminated by "permanent chemical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8" text:anchor-type="as-char" svg:width="6.9236in" svg:height="3.617581in" draw:z-index="0">
<draw:image xlink:href="../Images/rficn/2023-07-08T09-32-07-00-00/000000.png" xlink:type="simple" xlink:show="embed" xlink:actuate="onLoad" draw:mime-type="image/png"/>
</draw:frame>
Daily items such as non -dipped pot contain "permanent chemicals" such as full fluoride/polymerane substances (PFAS). These substances can exist in the environment for a long time and are related to serious health issues such as cancer and congenital defects.</text:p>
      <text:p text:style-name="P4">
These chemicals entered the tap water supply system due to industrial discharge wastewater and the exudation of wastewater exudation of the waste dump.</text:p>
      <text:p text:style-name="P4">
Kellysmalling, the main author of the US Geological Survey (USGS) and the main author of this research, told AFP today: "This USGS study is the first time to cover the scale of the entire country. Whether the tap water contains a comparison of PFAS. "</text:p>
      <text:p text:style-name="P4">
The research report was published in the "Environment" journal this week, and found that the water samples that have never been regulated by regulatory private wells and regulatory public water supply systems are similar to PFAS pollution.</text:p>
      <text:p text:style-name="P4">
On the whole, research estimates that the proportion of PFAS found in urban water supply is about 75%, and the proportion of discovered in rural areas is 25%.</text:p>
      <text:p text:style-name="P4">
PFAS has more than 10,000 types, not all types can be discovered by existing detection methods. For this research purpose, USGS only detects 32 types.</text:p>
      <text:p text:style-name="P4">
The research team collects samples from 716 national representative locations. Among them, 447 are dependent on public water supply systems, and 269 are from private wells.</text:p>
      <text:p text:style-name="P4">
Most places where PFAS is detected is in the metropolitan area, or it is known to have high concentrations of PFAS, such as industrial areas and garbage buried fields. Including the Greatplains in the central region, the five Great Lakes in the Middle East, and the east coast and the west coast city.</text:p>
      <text:p text:style-name="P4">
The U.S. Environmental Protection Agency (EPA) provides some home water purification methods. For example, water purifiers with reverse osmosis technology, activated carbon, ion exchange resin filtration, etc. have proven to be very effective to remove PFAS.</text:p>
      <text:p text:style-name="P4">
Bottle water is not the best choice. Research released by USGS in 2022 pointed out that bottled water is often contaminated with inorganic and organic compounds, and the most common includes arsenic, lead and uranium.</text:p>
      <text:p text:style-name="P4">
The US Industrial Giant 3M Company announced last month that it would pay up to US $ 12.5 billion, reaching a settlement with the accusation of 3M pollution of the US Volkswagen's water supply system. 3M announced last December that PFAS will be suspended by the end of 2025, and this substance will also stop using this material in its products.</text:p>
      <text:p text:style-name="P4">
News Source: <text:a xlink:type="simple" xlink:href="https://www.rfi.fr/cn/%E7%A7%91%E5%AD%A6%E6%96%B0%E7%9F%A5/20230708-%E7%A0%94%E7%A9%B6-%E5%85%A8%E7%BE%8E%E8%BF%91%E5%8D%8A%E8%87%AA%E6%9D%A5%E6%B0%B4-%E5%8F%97%E6%B0%B8%E4%B9%85%E5%8C%96%E5%AD%A6%E7%89%A9%E8%B4%A8pfas%E6%B1%A1%E6%9F%93" text:style-name="Internet_20_link" text:visited-style-name="Visited_20_Internet_20_Link">
https://www.rfi.fr/cn/%E7%A7%91%E5%AD%A6%E6%96%B0%E7%9F%A5/20230708-%E7%A0%94%E7%A9%B6-%E5%85%A8%E7%BE%8E%E8%BF%91%E5%8D%8A%E8%87%AA%E6%9D%A5%E6%B0%B4-%E5%8F%97%E6%B0%B8%E4%B9%85%E5%8C%96%E5%AD%A6%E7%89%A9%E8%B4%A8pfas%E6%B1%A1%E6%9F%93</text:a>
</text:p>
      <!--NEWS-->
      <text:h text:style-name="P10" text:outline-level="1">
<text:span text:style-name="T4">
Different from the immigration policy, the Dutch coalition government fell down</text:span>
</text:h>
      <text:p text:style-name="P4">
Author: 联合早报 (Person)</text:p>
      <text:p text:style-name="P4">
Publisher: 联合早报 (Organization)</text:p>
      <text:p text:style-name="P4">
Published Time: 2023-07-08T09:42</text:p>
      <text:p text:style-name="P4">
Modified Time: 2023-07-08T09:42</text:p>
      <text:p text:style-name="P4">
Description: The Dutch Government, which was only about a year and a half, fell. Reuters reported that the Dutch Prime Minister Ratt announced on Friday (July 7) and announced that the co -government composed of the four parties decided to dissolve because of "unsolved differences". This crisis is the conservative school led by Lutter ...</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荷兰', '移民政策', '选举']</text:p>
      <!--METADATA-->
      <text:p text:style-name="P4">
The Dutch Government, which was only about a year and a half, fell.</text:p>
      <text:p text:style-name="P4">
Reuters reported that the Dutch Prime Minister Ratt announced on Friday (July 7) and announced that the co -government composed of the four parties decided to dissolve because of "unsolved differences".</text:p>
      <text:p text:style-name="P4">
This crisis was caused by the conservative Liberty Democratic People's Party (VVD) led by Lutter's leadership. Lutter's proposal is to restrict the entry of war refugee children who have arrived in the Netherlands, and stipulate that families who apply for shelter are waiting for at least two years to reunite.</text:p>
      <text:p text:style-name="P4">
The Christian Alliance and Liberal Six Six Democratic Party (D66) in the Governance Alliance believed that the proposal was too much and refused to support it.</text:p>
      <text:p text:style-name="P4">
Lone said at a television press conference: "The alliance partners have different opinions on the immigration policy, which is not a secret. Unfortunately, our conclusion today is that these differences can no longer be resolved, so I will propose to the king's total rhetoric ","</text:p>
      <text:p text:style-name="P4">
Lutter will submit his resignation to King William-Alexander on Saturday. Prior to the new election, the cabinet will operate in the form of a guard.</text:p>
      <text:p text:style-name="P4">
Lutter said that the guardian government cannot formulate new policies, but this will not affect the Dutch support for Ukraine. The ANP news agency in the Netherlands said the election would not be held before mid -11.</text:p>
      <text:p text:style-name="P4">
The "Farmers-Citizen Movement Party" (BBB), which opposes the government's promoting the EU's environmental protection rules, is a newly-rising populist party in the Netherlands. It has won beautiful results in the early Senate elections this year.</text:p>
      <text:p text:style-name="P4">
<draw:frame draw:style-name="fr1" draw:name="Image119" text:anchor-type="as-char" svg:width="6.9236in" svg:height="4.615733in" draw:z-index="0">
<draw:image xlink:href="../Images/zaobao world/2023-07-08T09-42/000000.png" xlink:type="simple" xlink:show="embed" xlink:actuate="onLoad" draw:mime-type="image/png"/>
</draw:frame>
The newly rising populist party farmer-Citizen Movement Party leader Van Dreras, if you win the most seats in the election, will not rule out the position of the election prime minister. (Agence France -Presse)</text:p>
      <text:p text:style-name="P4">
The Farmers-Citizen Movement Party leader Caroline Van Der Plas previously refused to form a joint government with Lutter. If she won the most seats in the election, it would not be ruled out that the election prime minister was not ruled out.</text:p>
      <text:p text:style-name="P4">
The Netherlands is one of the strictest countries in European immigration policies, but in the face of the continuous pressure of right -wing political parties, Lutter has been trying to further reduce the entry of asylums for a few months.</text:p>
      <text:p text:style-name="P4">
Last year, more than 47,000 people applied for asylum in the Netherlands, an increase of one -third from the previous year.</text:p>
      <text:p text:style-name="P4">
News Source: <text:a xlink:type="simple" xlink:href="https://www.zaobao.com.sg/realtime/world/story20230708-1411841" text:style-name="Internet_20_link" text:visited-style-name="Visited_20_Internet_20_Link">
https://www.zaobao.com.sg/realtime/world/story20230708-1411841</text:a>
</text:p>
      <!--NEWS-->
      <text:h text:style-name="P10" text:outline-level="1">
<text:span text:style-name="T4">
The peak of the dust that has not fallen: the tension of the border of India and China for three years</text:span>
</text:h>
      <text:p text:style-name="P4">
Author: chinese@voanews.com (比拉勒·侯赛因)</text:p>
      <text:p text:style-name="P4">
Publisher: 美国之音中文网 (Type: NewsMediaOrganization)</text:p>
      <text:p text:style-name="P4">
Published Time: 2023-07-08T09:47:47+08:00</text:p>
      <text:p text:style-name="P4">
Modified Time: 2023-07-08 01:47:47Z</text:p>
      <text:p text:style-name="P4">
Description: Although the diplomatic efforts of the boundary disputes that caused the fatal conflict in the middle and India in the middle of 2020 were small, China is promoting the construction of military infrastructure, and India is doing this to a small degree. Essence</text:p>
      <text:p text:style-name="P4">
Videos: []</text:p>
      <text:p text:style-name="P4">
Images: []</text:p>
      <text:p text:style-name="P4">
Categories: ['亚太', '中国', '军事', '编辑推荐']</text:p>
      <text:p text:style-name="P4">
Type: None</text:p>
      <!--METADATA-->
      <text:p text:style-name="P4">
Nonenone</text:p>
      <text:p text:style-name="P4">
News Source: <text:a xlink:type="simple" xlink:href="https://www.voachinese.com/a/unsettled-peaks-three-years-of-tension-along-india-china-border-20230707/7172012.html" text:style-name="Internet_20_link" text:visited-style-name="Visited_20_Internet_20_Link">
https://www.voachinese.com/a/unsettled-peaks-three-years-of-tension-along-india-china-border-20230707/7172012.html</text:a>
</text:p>
      <!--NEWS-->
      <text:h text:style-name="P10" text:outline-level="1">
<text:span text:style-name="T4">
The world's largest nickel production country Indonesia faces enthusiastic mining consequences to warn that mining is threatening its lifestyle</text:span>
</text:h>
      <text:p text:style-name="P4">
Author: https://www.facebook.com/bbcworldservice/</text:p>
      <text:p text:style-name="P4">
Publisher: BBC News 中文</text:p>
      <text:p text:style-name="P4">
Published Time: 2023-07-08T10:01:36.000Z</text:p>
      <text:p text:style-name="P4">
Modified Time: 2023-07-08T10:01:36.000Z</text:p>
      <text:p text:style-name="P4">
Description: Activities in Indonesia, the largest nickel producer in the world, warned that mining is threatening their lifestyle.</text:p>
      <text:p text:style-name="P4">
Images: ["<text:a xlink:type="simple" xlink:href="https://ichef.bbci.co.uk/news/640/cpsprodpb/BAD5/production/_130292874_6ae6ddc2-7d19-4e8b-8c7b-9fab0d1caa50.jpg" text:style-name="Internet_20_link" text:visited-style-name="Visited_20_Internet_20_Link">
_130292874_6a...</text:a>
", "<text:a xlink:type="simple" xlink:href="https://ichef.bbci.co.uk/news/640/cpsprodpb/F1AD/production/_130296816_tawingbajau.jpg" text:style-name="Internet_20_link" text:visited-style-name="Visited_20_Internet_20_Link">
_130296816_ta...</text:a>
", "<text:a xlink:type="simple" xlink:href="https://ichef.bbci.co.uk/news/640/cpsprodpb/118BD/production/_130296817_lukmanlookingoverboenagavillage.jpg" text:style-name="Internet_20_link" text:visited-style-name="Visited_20_Internet_20_Link">
_130296817_lu...</text:a>
", "<text:a xlink:type="simple" xlink:href="https://ichef.bbci.co.uk/news/640/cpsprodpb/15715/production/_130292878_f2fd9d00-280d-4343-9cdb-781a675c2dc0.jpg" text:style-name="Internet_20_link" text:visited-style-name="Visited_20_Internet_20_Link">
_130292878_f2...</text:a>
", "<text:a xlink:type="simple" xlink:href="https://ichef.bbci.co.uk/news/640/cpsprodpb/8C00/production/_130304853_mediaitem130304821.jpg" text:style-name="Internet_20_link" text:visited-style-name="Visited_20_Internet_20_Link">
_130304853_me...</text:a>
"]</text:p>
      <text:p text:style-name="P4">
Videos: []</text:p>
      <text:p text:style-name="P4">
Tags: ['环境', '自然', '金融财经', '印度尼西亚', '保护（自然世界）', '气候变化']</text:p>
      <text:p text:style-name="P4">
Type: Article</text:p>
      <!--METADATA-->
      <text:h text:style-name="P12" text:outline-level="3">
<text:span text:style-name="T4">
The world's largest nickel production country Indonesia faces enthusiastic mining consequences to warn that mining is threatening its lifestyle</text:span>
</text:h>
      <ul>
        <li>
Valdya Baraputri * BBC Indonesia Group</li>
      </ul>
      <text:p text:style-name="P4">
July 8, 2023![] <text:a xlink:type="simple" xlink:href="Images/BBC Chinese/2023-07-08T10-01-36.000Z/_130292874_6ae6ddc2-7d19-4e8b-8c7b-9fab0d1caa50.jpg" text:style-name="Internet_20_link" text:visited-style-name="Visited_20_Internet_20_Link">
</text:a>
<text:span text:style-name="T4">
 Nickel is an indispensable part of life, for stainless steel, mobile phone and electric vehicle batteries. As the world turns to more environmentally friendly cars, the demand for metals is expected to increase significantly. However, environmentalists warned that in Indonesia, the largest nickel producer in the world, mining of nickel may have a destructive effect on the environment. </text:span>
</text:p>
      <text:p text:style-name="P4">
This is a night on Labngki, southeast of Sulawesi, Indonesia. We follow the two people holding the torch and homemade arrows. They sneaked into the sea to catch fish, lobster and sea cucumbers. In the evening when the fish was not active, the harvest of other prey was better.</text:p>
      <text:p text:style-name="P4">
These people come from the indigenous community of Bajau, known for free divers and hunters. But they are worried that their traditional lifestyles are not much time.</text:p>
      <text:p text:style-name="P4">
"Now, water is still clear," said one of the fishermen Tawing. "But will not always do this ... Nickel waste enters the water in the rainy season, and the ocean flows bring it here."</text:p>
      <text:p text:style-name="P4">
He warned that if the government does not take action, the waste produced by nickel ore will eventually flow into the sea and hurt the island and the surrounding marine creatures.</text:p>
      <text:p text:style-name="P4">
Indonesia and Australia have the world's largest nickel reserves. The International Energy Agency predicts that as we turn to electric vehicles, we need more rechargeable batteries. By 2030, the demand for nickel will increase at least 65%.</text:p>
      <text:p text:style-name="P4">
Some institutions predict that Indonesia will meet two -thirds of copper demand in the world, and the country has signed an agreement worth billions of dollars with an international enterprise that is eager to invest in its processing plants and mines.</text:p>
      <text:p text:style-name="P4">
According to data from the Indonesian government, about 50 nickel ore companies are currently operating in the North Konawe region, which is separated from the water from Laibenki Island.</text:p>
      <text:p text:style-name="P4">
<draw:frame draw:style-name="fr1" draw:name="Image120" text:anchor-type="as-char" svg:width="6.9236in" svg:height="3.894525in" draw:z-index="0">
<draw:image xlink:href="../Images/BBC Chinese/2023-07-08T10-01-36.000Z/_130296816_tawingbajau.jpg" xlink:type="simple" xlink:show="embed" xlink:actuate="onLoad" draw:mime-type="image/jpeg"/>
</draw:frame>
Image adding text,</text:p>
      <text:p text:style-name="P4">
Fisherman Tawing and aquatic products he captured.</text:p>
      <text:p text:style-name="P4">
It takes about an hour to take a boat. When we approached, the green hills were replaced by brown and fed forests. You can see the excavator and the carrier of excavation and transporting "new gold". The water under our feet is reddish brown.</text:p>
      <text:p text:style-name="P4">
In the coastal village Boenaga, we met another Baggio fisherman Lukman, who said he could no longer fish near his house.</text:p>
      <text:p text:style-name="P4">
"We can't see anything when we sneak into the water," he pointed at the brown seawater behind the house. "It may hit the stone." The cost of fuel made him unable to fish farther away. He said that if they were a fuss about it, the police would eventually intervene.</text:p>
      <text:p text:style-name="P4">
In order to minimize nickel, large -scale trees were fell, and the land was excavated into an open -air pit. Because the root of the trees no longer exists, it cannot stabilize the ground, and the soil is more likely to be washed away when it rains.</text:p>
      <text:p text:style-name="P4">
Government data shows that at least 21 floods and mudslides occurred in the southeast of Sulawesi in 2022. According to data from the Japanese national disaster countermeasures, between 2005 and 2008, the mining scope was expanded from 2005 to 2008.</text:p>
      <text:p text:style-name="P4">
Chemicals such as sodium cyanide and diesel can also be used for mining. This made local environmentalists Habib Nadjarbuduha. He said that if the waste and water are not properly managed, the sediments will eventually flow into the sea.</text:p>
      <text:p text:style-name="P4">
He showed me a video that he shot about 10 miles along the coast of Bahubulu. In the video, there was a coral reef that was "suffocated" by deposits.</text:p>
      <text:p text:style-name="P4">
<draw:frame draw:style-name="fr1" draw:name="Image121" text:anchor-type="as-char" svg:width="6.9236in" svg:height="3.894525in" draw:z-index="0">
<draw:image xlink:href="../Images/BBC Chinese/2023-07-08T10-01-36.000Z/_130296817_lukmanlookingoverboenagavillage.jpg" xlink:type="simple" xlink:show="embed" xlink:actuate="onLoad" draw:mime-type="image/jpeg"/>
</draw:frame>
Image adding text,</text:p>
      <text:p text:style-name="P4">
Baggio fisherman Lukman.</text:p>
      <text:p text:style-name="P4">
He was worried that the same thing would happen on Lampenki, so he established an organization that protects giant clams in 2009. "They can never defeat nickel pollution," he said.</text:p>
      <text:p text:style-name="P4">
"The sediment will bury and destroy them."</text:p>
      <text:p text:style-name="P4">
Individual nickel ore companies near Bonaga did not respond to our comment requests, but we talked with the Indonesian Nickel Miner Society -about half of the Beikonovi Mining Company was a member of the association.</text:p>
      <text:p text:style-name="P4">
Secretary -General Meidy Katrin said that in order to obtain a license, the company must agree to re -establish or reclaim land after the mining.</text:p>
      <text:p text:style-name="P4">
She said, "The question is, do these companies do this?" She acknowledged that there were some naked land that did not restore afforestation. But she said that this may not be a company with a license: "There are also many illegal mining activities in this area."</text:p>
      <text:p text:style-name="P4">
She believes that the government is responsible for checking miners to ensure that they comply with regulations and ensure that the content they wrote in the report are consistent with reality.</text:p>
      <text:p text:style-name="P4">
<draw:frame draw:style-name="fr1" draw:name="Image122" text:anchor-type="as-char" svg:width="6.9236in" svg:height="3.894525in" draw:z-index="0">
<draw:image xlink:href="../Images/BBC Chinese/2023-07-08T10-01-36.000Z/_130292878_f2fd9d00-280d-4343-9cdb-781a675c2dc0.jpg" xlink:type="simple" xlink:show="embed" xlink:actuate="onLoad" draw:mime-type="image/jpeg"/>
</draw:frame>
Image source, habib nadjar buduha</text:p>
      <text:p text:style-name="P4">
Image adding text,</text:p>
      <text:p text:style-name="P4">
Environmentalists warn that sediments will cover coral reefs and suffocate them.</text:p>
      <text:p text:style-name="P4">
Jufriasri, the village chief of Bonasa Village, has different views on things from Lukeman and Habib. He believes that these mines have brought benefits to the community. "Taking the price of fish as an example," he said, "I don't take the fish to the city, because the price here is higher. These companies also need fish."</text:p>
      <text:p text:style-name="P4">
His 21 -year -old son worked at a nickel mining company nearby. Like other families in Bona, they received a compensation fee of at least $ 70 from mining each month.</text:p>
      <text:p text:style-name="P4">
The fiscal agreement is common, and its purpose is to offset the inconvenience caused by the residential of mining activities and heavy vehicles when traveling to and from the pit. Jewei pointed out that if the nickel production increases, the compensation they get will increase.</text:p>
      <text:p text:style-name="P4">
In the capital Jakarta, we saw Novita Indri, who was a activist of the non -governmental organization "Trendasia" that promoted sustainable development. She accused the authorities of being "too weak" — she hopes to see higher environmental standards and stricter supervision.</text:p>
      <text:p text:style-name="P4">
"We have no record of sustainable mining," said Derry. "Indonesia also has a lot of work to do, including strengthening law enforcement, improving emission standards, and implementation of environmental regulations."</text:p>
      <text:p text:style-name="P4">
When we asked Professor Irwandyarif, a consultant to the Energy and Mineral Resources Department (ESDM), he told us that the government cares about "the impact of mining activities on coastal deposits", not just this Region, but throughout Indonesia.He insisted that laws and regulations mean that legal operators have appropriate water management systems to ensure that no dangerous substances flow into the sea. He does not believe that operators will ignore these rules and risk losing a license.</text:p>
      <text:p text:style-name="P4">
<draw:frame draw:style-name="fr1" draw:name="Image123" text:anchor-type="as-char" svg:width="6.9236in" svg:height="3.894525in" draw:z-index="0">
<draw:image xlink:href="../Images/BBC Chinese/2023-07-08T10-01-36.000Z/_130304853_mediaitem130304821.jpg" xlink:type="simple" xlink:show="embed" xlink:actuate="onLoad" draw:mime-type="image/jpeg"/>
</draw:frame>
Image adding text,</text:p>
      <text:p text:style-name="P4">
Even if we comply with regulations, mining will have a significant impact on the landscape.</text:p>
      <text:p text:style-name="P4">
However, Professor Arff admit that "soil will only be eroded in illegal mines without processing systems.</text:p>
      <text:p text:style-name="P4">
He told us that anyone who does not comply with the regulations is banned from selling nickels, and two illegal miners have been taken to courts in the county of Beica -Bonaga.</text:p>
      <text:p text:style-name="P4">
However, Professor Arff acknowledged that supervision needs to be improved. He said: "Illegal mining is everywhere in Indonesia."</text:p>
      <text:p text:style-name="P4">
He said: "So far, we have not yet supervised it properly ... We need to determine which are legal and illegal, so that we can minimize the destruction of the environment to the greatest extent."</text:p>
      <text:p text:style-name="P4">
He pointed out that in order to improve this situation, the government has recently established a national illegal mining work group.</text:p>
      <text:p text:style-name="P4">
But many of the Baggagians we have interviewed said that the speed of changes is not fast enough. Natural resource protector Habib warned that if things continue, damage may be irreversible.</text:p>
      <text:p text:style-name="P4">
"They are destroying our future," he said.</text:p>
      <text:p text:style-name="P4">
News Source: <text:a xlink:type="simple" xlink:href="https://www.bbc.com/zhongwen/simp/world-66141140" text:style-name="Internet_20_link" text:visited-style-name="Visited_20_Internet_20_Link">
https://www.bbc.com/zhongwen/simp/world-66141140</text:a>
</text:p>
      <!--NEWS-->
      <text:h text:style-name="P10" text:outline-level="1">
<text:span text:style-name="T4">
China Military Aircraft and the Central Strait Middle Line Merido Meal Merchandi to communicate with the United States and China</text:span>
</text:h>
      <text:p text:style-name="P4">
Author: None (Language: zh)</text:p>
      <text:p text:style-name="P4">
Publisher: None</text:p>
      <text:p text:style-name="P4">
Time: 2023-07-08T10:04:00Z</text:p>
      <text:p text:style-name="P4">
Description: On the third day of the US Finance Minister Yellen, she said at the round table of climate experts that the two countries should strengthen their climatic cooperation; when they were meeting with Chinese Vice Premier He Lifeng, they also said that the United States and China should communicate directly and reduce misunderstandings. At the same time, Taiwan claimed that the PLA aircraft crossed the Taiwan Strait.</text:p>
      <text:p text:style-name="P4">
Videos: []</text:p>
      <text:p text:style-name="P4">
Images: []</text:p>
      <text:p text:style-name="P4">
Subject: 时政风云</text:p>
      <text:p text:style-name="P4">
Subjects: ['南希·佩洛西', '薄熙来', '专题报道：习近平访美', '中国共产党', '专题报道：全景观看“习马会”', '中国反腐风暴', '20国集团', '能源转型', '专题报道：中国经济何处去？', '温室效应气体']</text:p>
      <text:p text:style-name="P4">
Keywords: ['耶伦', '中美关系', '中国经济', '温室气体', '可再生能源', '台海安全', '两岸关系', '习近平']</text:p>
      <text:p text:style-name="P4">
Id: 66164366</text:p>
      <!--METADATA-->
      <text:p text:style-name="P4">
<text:a xlink:type="simple" xlink:href="https://www.dw.com/zh/overlay/image/article/66164366/66164354" text:style-name="Internet_20_link" text:visited-style-name="Visited_20_Internet_20_Link">
 </text:a>
Yellen (picture left) Meets the Vice Premier of the State Council of the State Council on the third day of the visit to China</text:p>
      <text:p text:style-name="P4">
(Voice of Germany Chinese website) When the US Treasury Minister Yellen conducted a four -day visit to China, the Taiwan Ministry of Defense on the other side of the Taiwan Strait reported on Saturday (July 8) that from 6 am on the 7th, 6 am on the 7th Within 24 hours at 6 am on the 8th, a total of 13 Chinese military aircraft were discovered.</text:p>
      <text:p text:style-name="P4">
Among them, the midline of the Passover Strait and its extension lines entered 4 times in the Southwest Airspace, which are two Su-30 fighters, a BZK-005 unmanned reconnaissance aircraft and a transport-8 anti-submarine fighter. 6 Chinese warships. The Ministry of National Defense of Taiwan stated that the task machine, ship, and shore -setting missile system have been tightly monitored and responding.</text:p>
      <text:h text:style-name="P12" text:outline-level="3">
<text:span text:style-name="T4">
</text:span>
</text:h>
      <text:p text:style-name="P4">
China claims that Taiwan is part of its territory. In recent years, due to the close interaction between the Taiwan government and the United States, China has become more tough to Taiwan.</text:p>
      <text:p text:style-name="P4">
Beijing strongly opposed the U.S. military support for Taiwan, and criticized Taiwan after the US State Department approved $ 440 million on Wednesday. "To the abyss."</text:p>
      <text:p text:style-name="P4">
Xi Jinping last November (in the picture) inspecting the Joint Combat Command Center of the Military Commission (data photo)</text:p>
      <text:h text:style-name="P12" text:outline-level="3">
<text:span text:style-name="T4">
Xi Jinping inspect the army</text:span>
</text:h>
      <text:p text:style-name="P4">
On the same day when Yellen arrived in Beijing, Xi Jinping, a Chinese leader and chairman of the CPC Central Military Commission, inspected the Eastern theater of the People's Liberation Army earlier on Thursday. The jurisdiction of the theater directly faces Taiwan on the opposite side of the Strait. According to the Chinese military media "The PLA Daily", Xi Jinping said in an inspection in the eastern theater authority: "The world has entered a new turbulent change period, and the unstable situation of security situation in my country has increased uncertainty." Combat planning, Jianqiang Theater's joint combat command system, greatly focus on military training, and accelerate the improvement of winning. "</text:p>
      <text:p text:style-name="P4">
Saturday is the third day of Yellen's visit to China.(https://www.dw.com/zh/zh/耶伦美国寻求良性竞争-李强两国关系风雨过后定见彩虹/a-66153705)This morning Yellen then held a round table with Chinese government officials and climate experts. It is said that Yellen will not meet with Xi Jinping.</text:p>
      <text:p text:style-name="P4">
At the round table of the climate expert on Saturday, Yellen said: Washington and Beijing continue to cooperate in climatic financing issues. She emphasized that, as the world's largest greenhouse gas emissions and renewable energy investment countries in the world, the United States and China must work together to deal with the "survival threat" brought by climate change. Johinkerry, a U.S. climate, is expected to be the next US government representative to visit China to discuss climate change in China next week.</text:p>
      <text:p text:style-name="P4">
Yellen (second from left) met with the Vice Premier of the State Council of the State Council of the State Council of the State Council of the Chinese State Council.</text:p>
      <text:h text:style-name="P12" text:outline-level="3">
<text:span text:style-name="T4">
Yellen: Midea and China need to communicate more and misunderstand</text:span>
</text:h>
      <text:p text:style-name="P4">
<text:a xlink:type="simple" xlink:href="https://www.dw.com/zh/zh/耶伦与中国女性经济学家共进午餐促决策层性别多元/a-66164057" text:style-name="Internet_20_link" text:visited-style-name="Visited_20_Internet_20_Link">
After lunch with six Chinese female economists</text:a>
Yellen then met He Lifeng, Deputy Prime Minister of the State Council of the State Council of China on Saturday afternoon. Yellen mentioned at the meeting that the US -China trade record in 2022 still has a record high. This fact shows that "Although the situation is tight in the near future, our companies have enough space to participate in trade and investment." She reiterated that the United States and China were not "winners", but in a benign competition under fair rules, and at the same time emphasized the importance of direct communication.</text:p>
      <text:p text:style-name="P4">
Yellen told China that don't let any differences "cause misunderstandings, especially those misunderstandings caused by lack of communication, which will not need to worsen bilateral economic and financial relations." He Lifeng also said that he regretted the "accident" that hurt Sino -US relations: "Unfortunately, due to some emergencies, <text:a xlink:type="simple" xlink:href="https://www.dw.com/zh/zh/五角大楼称中国气球没有收集情报/a-66066375" text:style-name="Internet_20_link" text:visited-style-name="Visited_20_Internet_20_Link">
such as an event involved in airship, the consensus reached by the heads of the two countries at a summit last year was executed. There are some problems on it.</text:a>
 」</text:p>
      <ul>
        <li>
##### "Balloon" incident exacerbates the tension between the United States and China</li>
      </ul>
      <text:h text:style-name="P12" text:outline-level="3">
<text:span text:style-name="T4">
Shooting</text:span>
</text:h>
      <text:p text:style-name="P4">
A balloon in China fluttered over the United States for a few days. On February 4, the U.S. military shot down in the coastal waters of the South Carolina. The United States has accused China of using balloons for espionage. But China said that this is just an out of control meteorological balloon.</text:p>
      <text:p text:style-name="P4">
*##### "Balloon" incident exacerbates the tension between the United States and China</text:p>
      <text:h text:style-name="P12" text:outline-level="3">
<text:span text:style-name="T4">
search</text:span>
</text:h>
      <text:p text:style-name="P4">
The shot of balloon fell into the sea a few miles away from the coast of South Carolina. The U.S. Navy and the Coast Guard positioned the areas where the balloon fell, and sent helicopters and ships to sort out the wreckage of balloons in the fall area.</text:p>
      <text:p text:style-name="P4">
*##### "Balloon" incident exacerbates the tension between the United States and China</text:p>
      <text:h text:style-name="P12" text:outline-level="3">
<text:span text:style-name="T4">
salvage</text:span>
</text:h>
      <text:p text:style-name="P4">
It looks like fishermen are fishing a large jellyfish, but in fact, this is a group member of the US military who is responsible for dealing with explosives. This balloon has a diameter of about 61 meters, and the weight is equivalent to a small passenger aircraft.</text:p>
      <text:p text:style-name="P4">
*##### "Balloon" incident exacerbates the tension between the United States and China</text:p>
      <text:h text:style-name="P12" text:outline-level="3">
<text:span text:style-name="T4">
wreckage</text:span>
</text:h>
      <text:p text:style-name="P4">
Due to the huge balloon size and uncertainty of its security, the United States eventually decided to shoot down at sea. The water depth of the balloon falling is about 15 meters. The U.S. military is trying to salvage more wreckage in order to more accurately understand the actual use of this flying object.</text:p>
      <text:p text:style-name="P4">
*</text:p>
      <text:h text:style-name="P12" text:outline-level="3">
<text:span text:style-name="T4">
tool</text:span>
</text:h>
      <text:p text:style-name="P4">
The U.S. military uses special equipment such as underwater drones to search and salvage balloon wreckage. The "Explorer" -class marine measurement ship uses the sound of sound to find the wreckage fragments in the fall area. According to the U.S. military, the search area is about 2.25 square kilometers.</text:p>
      <text:p text:style-name="P4">
*##### "Balloon" incident exacerbates the tension between the United States and China</text:p>
      <text:h text:style-name="P10" text:outline-level="1">
<text:span text:style-name="T4">
</text:span>
</text:h>
      <text:h text:style-name="P13" text:outline-level="4">
<text:span text:style-name="T4">
</text:span>
</text:h>
      <text:p text:style-name="P4">
In a statement on February 13th, the U.S. Northern Command said, "The salvage team found some important wreckage from the balloon fall, including confirming all the main sensors and electronic devices, and large objects of the overall structure."</text:p>
      <text:p text:style-name="P4">
*##### "Balloon" incident exacerbates the tension between the United States and China</text:p>
      <text:h text:style-name="P12" text:outline-level="3">
<text:span text:style-name="T4">
upgrade</text:span>
</text:h>
      <text:p text:style-name="P4">
After the United States shot down China's suspected spy balloon, the tension between the United States and China further intensified. This time, the Minister of Defense of China had rejected the US Secretary of Defense Austin to discuss matters related to balloons. China claims that the U.S. shot down is an over -reaction and violates international standards. The U.S. Department of Commerce will add 6 entities related to Beijing's suspected spy ball plan to be on the blacklist of exports. In the past few days, the U.S. military has shot down three flying bodies over the Alas California Coast in northwestern United States, Yakong areas in northwestern Canada, and the overhead of the US -Canada border.</text:p>
      <text:p text:style-name="P4">
Author: Florian Meye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Comprehensive report)</text:p>
      <text:p text:style-name="P4">
News Source: <text:a xlink:type="simple" xlink:href="https://www.dw.com/zh/中国军机再越台海中线-耶伦吁美中多沟通/a-66164366" text:style-name="Internet_20_link" text:visited-style-name="Visited_20_Internet_20_Link">
https://www.dw.com/zh/中国军机再越台海中线-耶伦吁美中多沟通/a-66164366?maca=chi-rss-chi-all-1127-rdf</text:a>
</text:p>
      <!--NEWS-->
      <text:h text:style-name="P10" text:outline-level="1">
<text:span text:style-name="T4">
On the eve of the NATO Summit: Biden will not make concessions on the issue of NATO in Ukraine</text:span>
</text:h>
      <text:p text:style-name="P4">
Author: chinese@voanews.com (维达库斯瓦拉)</text:p>
      <text:p text:style-name="P4">
Publisher: 美国之音中文网 (Type: NewsMediaOrganization)</text:p>
      <text:p text:style-name="P4">
Published Time: 2023-07-08T10:17:44+08:00</text:p>
      <text:p text:style-name="P4">
Modified Time: 2023-07-08 02:58:11Z</text:p>
      <text:p text:style-name="P4">
Description: President Joe Biden is still one of the most unwilling to join the Ukrainian fast -rails to join in the NATO junior. This will launch a fierce debate with NATO member states at the Summit of NATO next week at the Summit in Lithuania. These countries urgently hope that once the conflict between Ukraine and Russia is over, they will immediately absorb this war -torn country to join the NATO Alliance.</text:p>
      <text:p text:style-name="P4">
Videos: []</text:p>
      <text:p text:style-name="P4">
Images: []</text:p>
      <text:p text:style-name="P4">
Categories: ['美国', '欧洲', '军事', '乌克兰局势']</text:p>
      <text:p text:style-name="P4">
Type: None</text:p>
      <!--METADATA-->
      <text:p text:style-name="P4">
Nonenone</text:p>
      <text:p text:style-name="P4">
News Source: <text:a xlink:type="simple" xlink:href="https://www.voachinese.com/a/days-before-vilnius-summit-biden-won-t-budge-on-ukraine-joining-nato-2030707/7172326.html" text:style-name="Internet_20_link" text:visited-style-name="Visited_20_Internet_20_Link">
https://www.voachinese.com/a/days-before-vilnius-summit-biden-won-t-budge-on-ukraine-joining-nato-2030707/7172326.html</text:a>
</text:p>
      <!--NEWS-->
      <text:h text:style-name="P10" text:outline-level="1">
<text:span text:style-name="T4">
Germans are forced by Chinese to provide information on overseas demonstrators</text:span>
</text:h>
      <text:p text:style-name="P4">
Author: None (Language: zh)</text:p>
      <text:p text:style-name="P4">
Publisher: None</text:p>
      <text:p text:style-name="P4">
Time: 2023-07-08T10:23:00Z</text:p>
      <text:p text:style-name="P4">
Description: Germany's investigation news media Correctiv reported that a young Chinese man with German nationality was pressured by the Chinese police while traveling in China not long ago, forcing him to provide Chinese government information in Germany who criticized the Chinese government. At present, German security organs have been involved in investigating the matter.</text:p>
      <text:p text:style-name="P4">
Videos: []</text:p>
      <text:p text:style-name="P4">
Images: []</text:p>
      <text:p text:style-name="P4">
Subject: 时政风云</text:p>
      <text:p text:style-name="P4">
Subjects: ['德中关系', '海外华人', '中国警方', '德国外交部', '示威']</text:p>
      <text:p text:style-name="P4">
Keywords: ['意见反馈']</text:p>
      <text:p text:style-name="P4">
Id: 66164398</text:p>
      <!--METADATA-->
      <text:p text:style-name="P4">
<text:a xlink:type="simple" xlink:href="https://www.dw.com/zh/overlay/image/article/66164398/52650409" text:style-name="Internet_20_link" text:visited-style-name="Visited_20_Internet_20_Link">
 </text:a>
It is not difficult for the Chinese police to recognize the Chinese police overseas with AI technology such as face recognition and other AI technologies.</text:p>
      <text:p text:style-name="P4">
(Voice of Germany Chinese website) When the Germans of the pseudonym Alex arrived at a airport in a certain place in China, they were invited by the police to enter a small room and asked if they participated in Germany to participate in the [attacking the Chinese government's assembly demonstration] in Germany.(https://www.dw.com/zh/zh/白紙革命在柏林海外九零後為何吶喊/a-63978431)Essence At first, he denied it, but later the police took out the scenes showing Alex present, so they had to admit it. "They later asked very directly: Who is the organizer of the demonstration? Who else is there? What are the appearance characteristics of the participants? They are particularly concerned about the names of the participants."</text:p>
      <text:p text:style-name="P4">
Alex said that the interrogation lasted for several hours, and he endured the police's roar in hunger and fear. "I don't know when I finally collapsed, so I provided the pseudonym of two demonstrators I know. Nodded the location, and then let me print in the interrogation transcript and an apology book. "</text:p>
      <text:p text:style-name="P4">
Currently, Alex has returned to Germany. Correctiv has talked with the Germans many times, and has also checked the photos and chat records it provided to determine that its narrative is basically true. The chat record also showed that he asked him to continue to provide information at the airport.</text:p>
      <text:p text:style-name="P4">
According to Correctiv's information, the German security organs have been involved in the matter. If the Chinese authorities have been confirmed to have put pressure on German citizens to provide information about other people in Germany, the already intense German -China relations will be further affected.</text:p>
      <text:p text:style-name="P4">
At the beginning of December last year, a demonstration rally was held in front of the Chinese Embassy in Berlin to protest the Chinese authorities' zero -epidemic prevention policy</text:p>
      <text:p text:style-name="P4">
<text:span text:style-name="T4">
 Germany has not updated travel security warnings </text:span>
</text:p>
      <text:p text:style-name="P4">
At present, the German Federal Parliament Liberal Democratic Party Foreign Affairs spokesman Lahit(Ulrich leins)Halter(Jürgenhardt)The German Ministry of Foreign Affairs has been required to issue a Chinese travel warning in this matter. The Ministry of Foreign Affairs issued a statement saying that German citizens with Chinese descent also enjoyed the right to consular protection. "As for whether the German citizenship of the Chinese who joined the German nationality is not recognized by the Chinese side, the Ministry of Foreign Affairs does not know about it." China also said that there have been cases that have previously showed that "Chinese people do not fully abide by the obligations of international law when they face the Chinese who joined the foreign nationality." The German Foreign Ministry did not mention whether it would update the Chinese travel warning information.</text:p>
      <text:p text:style-name="P4">
A few days ago, the US State Department went to mainland China to issue a security warning, calling on U.S. citizens to take into account the unable to leave China and illegally arrest due to the "local law's wanton execution".</text:p>
      <text:p text:style-name="P4">
The Chinese authorities have put pressure on Chinese citizens or Chinese who live overseas or Chinese, and have had many precedents earlier. In March of this year, the Voice of Germany and Correctiv have cooperated with investigation to reveal: <text:a xlink:type="simple" xlink:href="https://www.dw.com/zh/zh/中国如何控制在德留学的精英学子/a-64905899" text:style-name="Internet_20_link" text:visited-style-name="Visited_20_Internet_20_Link">
Chinese students studying in Germany are strictly controlled by the Chinese government</text:a>
Especially for international students who have received scholarships from the China Study Abroad Fund Commission. The scholarships of the China Study Abroad Fund must sign an agreement in advance, promising that "activities that are not engaged in the interests and security of the motherland" must be promised. They are obliged to report to the Chinese Embassy. Those who violate the agreement may be punished. A young man who also signed an agreement on the China Fund Commission herself said that he would never dare to participate in demonstrations in Germany because the Chinese embassies and consulates will make a "very severe" response. The other five Chinese students also revealed in the conversation <text:a xlink:type="simple" xlink:href="https://www.dw.com/zh/zh/参与白纸运动就像赌上人生-部分留学生畏惧回家/a-64485906" text:style-name="Internet_20_link" text:visited-style-name="Visited_20_Internet_20_Link">
fear of the Chinese government monitoring</text:a>
Essence</text:p>
      <text:h text:style-name="P12" text:outline-level="3">
<text:span text:style-name="T4">
Exclusive Survey: Scholars who cooperate with China National Defense University of Science and Technology</text:span>
</text:h>
      <text:p text:style-name="P4">
News Source: <text:a xlink:type="simple" xlink:href="https://www.dw.com/zh/德籍华人被中方逼迫提供海外示威者信息/a-66164398" text:style-name="Internet_20_link" text:visited-style-name="Visited_20_Internet_20_Link">
https://www.dw.com/zh/德籍华人被中方逼迫提供海外示威者信息/a-66164398?maca=chi-rss-chi-all-1127-rdf</text:a>
</text:p>
      <!--NEWS-->
      <text:h text:style-name="P10" text:outline-level="1">
<text:span text:style-name="T4">
The first person in Hong Kong in accordance with the CBD ban imprisonment</text:span>
</text:h>
      <text:p text:style-name="P4">
Author: chinese@voanews.com (美国之音)</text:p>
      <text:p text:style-name="P4">
Publisher: 美国之音中文网 (Type: NewsMediaOrganization)</text:p>
      <text:p text:style-name="P4">
Published Time: 2023-07-08T10:30:52+08:00</text:p>
      <text:p text:style-name="P4">
Modified Time: 2023-07-08 02:30:52Z</text:p>
      <text:p text:style-name="P4">
Description: On Friday (July 7, 2023), a 32 -year -old woman was sentenced to imprisonment for carrying marijuana diol (CBD). This is the first criminal conviction after Hong Kong has recently banned the CBD.</text:p>
      <text:p text:style-name="P4">
Videos: []</text:p>
      <text:p text:style-name="P4">
Images: []</text:p>
      <text:p text:style-name="P4">
Categories: ['港澳', '文化', '健康', '法律']</text:p>
      <text:p text:style-name="P4">
Type: None</text:p>
      <!--METADATA-->
      <text:p text:style-name="P4">
Nonenone</text:p>
      <text:p text:style-name="P4">
News Source: <text:a xlink:type="simple" xlink:href="https://www.voachinese.com/a/hong-kong-jails-first-person-under-cbd-ban-20230707/7172336.html" text:style-name="Internet_20_link" text:visited-style-name="Visited_20_Internet_20_Link">
https://www.voachinese.com/a/hong-kong-jails-first-person-under-cbd-ban-20230707/7172336.html</text:a>
</text:p>
      <!--NEWS-->
      <text:h text:style-name="P10" text:outline-level="1">
<text:span text:style-name="T4">
Brazilian buildings collapsed at least eight deaths and five disappeared</text:span>
</text:h>
      <text:p text:style-name="P4">
Author: 联合早报 (Person)</text:p>
      <text:p text:style-name="P4">
Publisher: 联合早报 (Organization)</text:p>
      <text:p text:style-name="P4">
Published Time: 2023-07-08T10:34</text:p>
      <text:p text:style-name="P4">
Modified Time: 2023-07-08T10:34</text:p>
      <text:p text:style-name="P4">
Description: The collapse of buildings in northeastern Brazil had died at least eight people and five of them disappeared. Reuters reported that the Brazilian authorities received a notification at 6:35 am on Friday (July 7) at 6:35 am (Singapore Friday 5:35 pm), located in PE ... PE ...</text:p>
      <text:p text:style-name="P4">
Videos: []</text:p>
      <text:p text:style-name="P4">
Audios: []</text:p>
      <text:p text:style-name="P4">
Images: []</text:p>
      <text:p text:style-name="P4">
Type: NewsArticle</text:p>
      <text:p text:style-name="P4">
Breadcrumbs: ['即时', '国际']</text:p>
      <text:p text:style-name="P4">
Keywords: ['巴西', '坍塌']</text:p>
      <!--METADATA-->
      <text:p text:style-name="P4">
The collapse of buildings in northeastern Brazil had died at least eight people and five of them disappeared.</text:p>
      <text:p text:style-name="P4">
Reuters reported that the Brazilian authorities received a notification at 6:35 am on Friday (July 7) at 6:35 am (Singapore on Friday at 5:35 pm), located in the prefecture of Pernambuco. A four -storey building in the suburbs collapsed.</text:p>
      <text:p text:style-name="P4">
The Minister of Civil Defense of Bonbu Ge said that as of 7 pm, the rescue team rescued four people from the broken tiles, and five people were still unknown.</text:p>
      <text:p text:style-name="P4">
According to the fire department, it started to rain on Thursday night, which makes difficulties in search and rescue work.</text:p>
      <text:p text:style-name="P4">
The reason for the collapse of the building is still unclear.</text:p>
      <text:p text:style-name="P4">
According to Xinhua News Agency, the civil defense department found that there were also three buildings nearby. There was also a risk of collapse and had evacuated residents in the building.</text:p>
      <text:p text:style-name="P4">
News Source: <text:a xlink:type="simple" xlink:href="https://www.zaobao.com.sg/realtime/world/story20230708-1411849" text:style-name="Internet_20_link" text:visited-style-name="Visited_20_Internet_20_Link">
https://www.zaobao.com.sg/realtime/world/story20230708-1411849</text:a>
</text:p>
      <!--NEWS-->
      <text:h text:style-name="P10" text:outline-level="1">
<text:span text:style-name="T4">
不, 并 production is not to replace Chinese export control to scare?</text:span>
</text:h>
      <text:p text:style-name="P4">
Author: chinese@voanews.com (许宁)</text:p>
      <text:p text:style-name="P4">
Publisher: 美国之音中文网 (Type: NewsMediaOrganization)</text:p>
      <text:p text:style-name="P4">
Published Time: 2023-07-08T10:49:23+08:00</text:p>
      <text:p text:style-name="P4">
Modified Time: 2023-07-08 03:55:07Z</text:p>
      <text:p text:style-name="P4">
Description: The Chinese government announced that it has implemented export controls on the relevant items of 镓 and 锗 from August, which is considered to be considered to restrict the technical capabilities of China in the United States, Europe,, and South Korea. However, analysis believes that Beijing once again uses rare elements for export control and has a limited impact. It is a non -threatening chip in negotiations in the field of technology and trade in the field of technology and trade.</text:p>
      <text:p text:style-name="P4">
Videos: []</text:p>
      <text:p text:style-name="P4">
Images: []</text:p>
      <text:p text:style-name="P4">
Categories: ['科技', '经济·金融·贸易', '中国']</text:p>
      <text:p text:style-name="P4">
Type: None</text:p>
      <!--METADATA-->
      <text:p text:style-name="P4">
Nonenone</text:p>
      <text:p text:style-name="P4">
News Source: <text:a xlink:type="simple" xlink:href="https://www.voachinese.com/a/china-minerals-retaliation-20230707/7172318.html" text:style-name="Internet_20_link" text:visited-style-name="Visited_20_Internet_20_Link">
https://www.voachinese.com/a/china-minerals-retaliation-20230707/7172318.html</text:a>
</text:p>
      <!--NEWS-->
      <text:h text:style-name="P10" text:outline-level="1">
<text:span text:style-name="T4">
Column | Questions and Answers: The influence of "List of Wicked" and "Magnitzki Human Rights Accountability Law"</text:span>
</text:h>
      <text:p text:style-name="P4">
Author: None</text:p>
      <text:p text:style-name="P4">
Publisher: Radio Free Asia (Organization)</text:p>
      <text:p text:style-name="P4">
Published Time: 2023-07-08T11:02:32-04:00</text:p>
      <text:p text:style-name="P4">
Modified Time: 2023-07-08T11:02:32-04:00</text:p>
      <text:p text:style-name="P4">
Description: None</text:p>
      <text:p text:style-name="P4">
Videos: []</text:p>
      <text:p text:style-name="P4">
Audios: ["<text:a xlink:type="simple" xlink:href="https://www.rfa.org/mandarin/zhuanlan/youwenyouda/qa-0708202310515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36" text:anchor-type="as-char" svg:width="6.9236in" svg:height="4.522674in" draw:z-index="0">
<draw:image xlink:href="../Images/rfamandarin/2023-07-08T11-02-32-04-00/000000.png" xlink:type="simple" xlink:show="embed" xlink:actuate="onLoad" draw:mime-type="image/png"/>
</draw:frame>
The "Wicked List" website established by Chen Guangcheng's team <text:a xlink:type="simple" xlink:href="https://www.rfa.org/mandarin/zhuanlan/youwenyouda/qa-07082023105150.html/@@images/image" text:style-name="Internet_20_link" text:visited-style-name="Visited_20_Internet_20_Link">
</text:a>
Network screenshot/Chen Guangcheng's team established <text:a xlink:type="simple" xlink:href="https://www.rfa.org/mandarin/zhuanlan/youwenyouda/qa-07082023105150.html/@@stream" text:style-name="Internet_20_link" text:visited-style-name="Visited_20_Internet_20_Link">
Audio-1-Link: https: //www.rfa.org/mandarin/zhuanlan/youwenyouda/qa-07082023105150.html/@stream</text:a>
In social media, the "wicked list" recently appeared on the Internet, with photos, personal information, and specific introduction of violence, which is very eye -catching. The real people published on the Internet on the Internet, violating human rights, and illegal specific evils information, is it helpful for blocking violence and evil deeds? Can the safety of the lives and property of Chinese people provide some protection? Can the "Global Magnitzki Human Rights Accountability Law" adopted in the United States can help the "villain" to promote the improvement of China's human rights?</text:p>
      <text:p text:style-name="P4">
Please listen to Chen Guangcheng, a well -known right protection person in the United States, to introduce the main content of the Magnitzki Human Rights Accountability Law. Who is Magnitzki? Why does this human rights accountability law be named after him? How is the Magnitzki Human Rights Accountability Law? "How can the wicked list" pursue human rights trample through the "Global Magnitzki Human Rights Accountability Law" and promote the improvement of China's human rights situation? Please listen to the interview with the respondent Chen Guangcheng.</text:p>
      <text:p text:style-name="P4">
The following link is the "Wicked List" website established by Chen Guangcheng's team: https://www.fiendlist.info</text:p>
      <text:p text:style-name="P4">
For the software over the wall, please send it to: fankui@rfa.org</text:p>
      <text:p text:style-name="P4">
Please pay attention to the social media of Lin Yueyang, the host of "Questions and Answers":</text:p>
      <text:p text:style-name="P4">
Skype account: linyueyang01</text:p>
      <text:p text:style-name="P4">
Twitter: linyueyang</text:p>
      <text:p text:style-name="P4">
WeChat: Linyueyang</text:p>
      <text:p text:style-name="P4">
News Source: <text:a xlink:type="simple" xlink:href="https://www.rfa.org/mandarin/zhuanlan/youwenyouda/qa-07082023105150.html" text:style-name="Internet_20_link" text:visited-style-name="Visited_20_Internet_20_Link">
https://www.rfa.org/mandarin/zhuanlan/youwenyouda/qa-07082023105150.html</text:a>
</text:p>
      <!--NEWS-->
      <text:h text:style-name="P10" text:outline-level="1">
<text:span text:style-name="T4">
Biden reminds Xi Jinping: China still depends on Western investment</text:span>
</text:h>
      <text:p text:style-name="P4">
Author: None</text:p>
      <text:p text:style-name="P4">
Publisher: Radio Free Asia (Organization)</text:p>
      <text:p text:style-name="P4">
Published Time: 2023-07-08T11:39:13-04:00</text:p>
      <text:p text:style-name="P4">
Modified Time: 2023-07-08T11:39:1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8" text:anchor-type="as-char" svg:width="6.9236in" svg:height="4.612011in" draw:z-index="0">
<draw:image xlink:href="../Images/rfamandarin/2023-07-08T11-39-13-04-00/000000.png" xlink:type="simple" xlink:show="embed" xlink:actuate="onLoad" draw:mime-type="image/png"/>
</draw:frame>
US President Biden <text:a xlink:type="simple" xlink:href="https://www.rfa.org/mandarin/Xinwen/1-07082023113718.html/@@images/image" text:style-name="Internet_20_link" text:visited-style-name="Visited_20_Internet_20_Link">
</text:a>
Reuters pictures</text:p>
      <text:p text:style-name="P4">
According to the United States CNN (CNN), after the Russian President Putin met with Chinese President Xi Jinping, US President Biden warned Xi Jinping to be "careful" because Beijing relied on Western investment.</text:p>
      <text:p text:style-name="P4">
Biden said: "I mean: This is not a threat, but an observation."</text:p>
      <text:p text:style-name="P4">
According to Reuters, Biden said: "Since Russia has attacked Ukraine, 600 American companies have withdrawn from Russia. You told me that your economy depends on investment in Europe and the United States. So be careful, be careful."</text:p>
      <text:p text:style-name="P4">
When asked about Xi Jinping's response, Biden said, "He is listening and not argued. If everyone noticed, he did not attack Russia."</text:p>
      <text:p text:style-name="P4">
"So I think we can find a way to solve this problem."</text:p>
      <text:p text:style-name="P4">
Vladimir Putin and Xi Jinping held a two -day talks in March this year. The two sides showed each other's friendship and criticized the West at same time. However, there were no signs of diplomatic breakthroughs in Ukraine issues.</text:p>
      <text:p text:style-name="P4">
Putin and Xi Jinping also participated in the Shanghai Cooperation Organization Summit held by the video this week.</text:p>
      <text:p text:style-name="P4">
According to reports from foreign news, US -China relations have become tense and pessimistic due to national security issues. These issues include Taiwan, Russia and Ukraine War, increasingly increasing the ban on advanced technology exports, and China's industrial policy led by the country. And US Treasury Secretary Janetyellen is still going on her visit to China.</text:p>
      <text:p text:style-name="P4">
(Responsible editor: (：)</text:p>
      <text:p text:style-name="P4">
News Source: <text:a xlink:type="simple" xlink:href="https://www.rfa.org/mandarin/Xinwen/1-07082023113718.html" text:style-name="Internet_20_link" text:visited-style-name="Visited_20_Internet_20_Link">
https://www.rfa.org/mandarin/Xinwen/1-07082023113718.html</text:a>
</text:p>
      <!--NEWS-->
      <text:h text:style-name="P10" text:outline-level="1">
<text:span text:style-name="T4">
Yelun Association He Lifeng: Emphasize fair competition and close communication to avoid misunderstandings</text:span>
</text:h>
      <text:p text:style-name="P4">
Author: None</text:p>
      <text:p text:style-name="P4">
Publisher: Radio Free Asia (Organization)</text:p>
      <text:p text:style-name="P4">
Published Time: 2023-07-08T11:42:14-04:00</text:p>
      <text:p text:style-name="P4">
Modified Time: 2023-07-08T11:42:1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0" text:anchor-type="as-char" svg:width="6.9236in" svg:height="4.612011in" draw:z-index="0">
<draw:image xlink:href="../Images/rfamandarin/2023-07-08T11-42-14-04-00/000000.png" xlink:type="simple" xlink:show="embed" xlink:actuate="onLoad" draw:mime-type="image/png"/>
</draw:frame>
US Finance Minister Yellen and the Vice Premier of the State Council of the State Council met with He Lifeng at the Diaoyutai State Hotel in Beijing <text:a xlink:type="simple" xlink:href="https://www.rfa.org/mandarin/Xinwen/2-07082023113953.html/@@images/image" text:style-name="Internet_20_link" text:visited-style-name="Visited_20_Internet_20_Link">
</text:a>
Reuters pictures</text:p>
      <text:p text:style-name="P4">
According to the news on the 8th, US Treasury Minister Yellen said on the same day that the United States and China should communicate "direct" on the doubts of specific economic practices. Although the relationship between the two countries is tight, it still urges to strengthen cooperation between the two major economies of the world and emphasize that it must be fair. Competition and close communication to avoid misunderstanding.</text:p>
      <text:p text:style-name="P4">
According to Agence France -Presse, Yellen met with the Vice Premier of the State Council of the State Council on the 8th. She pointed out that the bilateral trade record last year has proved that the economic and trade relations between the two countries are closely linked.</text:p>
      <text:p text:style-name="P4">
She told He Lifeng at the Diaoyutai State Guest House in Beijing: "(China) has plenty of space for our enterprises to participate in trade and investment. If we have doubts about specific economic practices, we should communicate directly."</text:p>
      <text:p text:style-name="P4">
He Lifeng responded that after the meeting of Chinese President Xi Jinping and the US President Bynden in November last year, China and the United States worked hard to improve the relationship, but were hindered by "accidents", which regretted Beijing.</text:p>
      <text:p text:style-name="P4">
He Lifeng also pointed out that there are some problems in the implementation of the consensus of the heads of state of the United States and China.</text:p>
      <text:p text:style-name="P4">
Reuters' report quoted Yellen, "Under the complex global economic situation, the two major economies urgently needed to deal with various challenges, communicate and exchange opinions closely."</text:p>
      <text:p text:style-name="P4">
She said that doing so can "help the two parties understand the global economic prospects more comprehensively and make better decisions to strengthen our economy."</text:p>
      <text:p text:style-name="P4">
Although there are many negligence of the US -China economy, recent data shows that the trade relations between the two countries are basically stable, and last year, the two -way trade volume reached US $ 690 billion.</text:p>
      <text:p text:style-name="P4">
Yellen reiterated that in the relationship with Beijing, Washington did not seek the practice or economic advantage of winners, but hoped to ensure that there was a benign competition based on a "set of fair rules", which enabled both countries to benefit for a long time.</text:p>
      <text:p text:style-name="P4">
(Responsible editor: (：)</text:p>
      <text:p text:style-name="P4">
News Source: <text:a xlink:type="simple" xlink:href="https://www.rfa.org/mandarin/Xinwen/2-07082023113953.html" text:style-name="Internet_20_link" text:visited-style-name="Visited_20_Internet_20_Link">
https://www.rfa.org/mandarin/Xinwen/2-07082023113953.html</text:a>
</text:p>
      <!--NEWS-->
      <text:h text:style-name="P10" text:outline-level="1">
<text:span text:style-name="T4">
Interview with Babech: Xi Jinping has seen Taiwan's life fate, and the Chinese people will pay a heavy price for this.</text:span>
</text:h>
      <text:p text:style-name="P4">
Author: chinese@voanews.com (薛小山)</text:p>
      <text:p text:style-name="P4">
Publisher: 美国之音中文网 (Type: NewsMediaOrganization)</text:p>
      <text:p text:style-name="P4">
Published Time: 2023-07-08T11:49:56+08:00</text:p>
      <text:p text:style-name="P4">
Modified Time: 2023-07-08 16:02:40Z</text:p>
      <text:p text:style-name="P4">
Description: When the Sino -US relations are tight and the situation in the Taiwan Straits heating up, Chinese President Xi Jinping said on the 6th when inspecting the Eastern theater organs said that the unstable and uncertainty of the security situation in China "is required to" deepen the war and combat planning "and" "combat planning", " Accelerate the ability to win. " On the same day, the US Treasury Secretary Yellen arrived in Beijing and opened a four -day "economic diplomacy". Military experts believe that with the rapid turn of the strategic situation at home and abroad, Xi Jinping may even start a war in the next year or two, and the United States and allies urgently need to strengthen the coordination mechanism for preparation efforts and establish an alliance.</text:p>
      <text:p text:style-name="P4">
Videos: []</text:p>
      <text:p text:style-name="P4">
Images: []</text:p>
      <text:p text:style-name="P4">
Categories: ['美国之音专访', '军事', '美中关系']</text:p>
      <text:p text:style-name="P4">
Type: None</text:p>
      <!--METADATA-->
      <text:p text:style-name="P4">
Nonenone</text:p>
      <text:p text:style-name="P4">
News Source: <text:a xlink:type="simple" xlink:href="https://www.voachinese.com/a/interview-with-ross-babbage-on-the-next-major-war-can-the-us-and-its-allies-win-against-china/7172042.html" text:style-name="Internet_20_link" text:visited-style-name="Visited_20_Internet_20_Link">
https://www.voachinese.com/a/interview-with-ross-babbage-on-the-next-major-war-can-the-us-and-its-allies-win-against-china/7172042.html</text:a>
</text:p>
      <!--NEWS-->
      <text:h text:style-name="P10" text:outline-level="1">
<text:span text:style-name="T4">
Iran executes two Shahchera Mausoleum incident attackers</text:span>
</text:h>
      <text:p text:style-name="P4">
Author: None (Language: zh)</text:p>
      <text:p text:style-name="P4">
Publisher: None</text:p>
      <text:p text:style-name="P4">
Time: 2023-07-08T11:54:00Z</text:p>
      <text:p text:style-name="P4">
Description: The Iranian Ministry of Justice stated that two men who participated in the Shahchera Tomb attack in October last year were executed on Saturday (July 8). According to human rights organizations such as the International Type Organization, Iran's number of death penalty every year is second only to China and ranks second in the world.</text:p>
      <text:p text:style-name="P4">
Videos: []</text:p>
      <text:p text:style-name="P4">
Images: []</text:p>
      <text:p text:style-name="P4">
Subject: 时政风云</text:p>
      <text:p text:style-name="P4">
Subjects: ['伊朗', '伊斯兰国', '死刑']</text:p>
      <text:p text:style-name="P4">
Keywords: ['伊朗', '处决', '沙赫切拉', '袭击', '袭击者', '人权组织', '死刑', '恐怖活动', '伊斯兰国']</text:p>
      <text:p text:style-name="P4">
Id: 66164620</text:p>
      <!--METADATA-->
      <text:p text:style-name="P4">
<text:a xlink:type="simple" xlink:href="https://www.dw.com/zh/overlay/image/article/66164620/63580199" text:style-name="Internet_20_link" text:visited-style-name="Visited_20_Internet_20_Link">
 </text:a>
Shah Cheragy (also translated "Tomb of the Light King")</text:p>
      <text:p text:style-name="P4">
(Voice of Germany Chinese website) The Iranian Ministry of Justice stated that two men who participated in the Shahchera tomb of Shahchera who participated in October last year were executed on Saturday (July 8).</text:p>
      <text:p text:style-name="P4">
On October 26 last year, the Sunni Muslim extremist "Islamic State" (IS) claimed that it was responsible for the attack on the Shihcheragh (also translated "Tomb of the Light King"). The attack killed 13 people and 30 people were injured.</text:p>
      <text:p text:style-name="P4">
Mican News Agency, which belongs to the Iranian Ministry of Justice, said: "This morning, two of the participants in the Shahchera terrorist attack have been publicly executed."</text:p>
      <text:p text:style-name="P4">
According to the official news agency, IRNA, the two were hanged on the streets near the Capital City of Farz in the capital of Farz. Mizhan News Agency confirmed that their names were Mohammadramez Rashidi and Naeem Hashem Qatali.</text:p>
      <text:p text:style-name="P4">
Iran had previously stated that the attacker of the incident came from other countries, including neighboring Afghanistan, but the nationality of the executors on Saturday has not been disclosed.</text:p>
      <text:p text:style-name="P4">
Iranian media said that the regions where Iran and Afghanistan and Pakistan bordered were the hotbed of riots. On Saturday, four armed attackers, Sunni, who accounted for the majority of Sistein-Ballachi capitals near the border, killed an Iranian police officer. It is unclear the reason behind the attack. The province is a hot area for Iranian authorities to conflict with Sunni extremists, drug smugglers, and Balu Zhi minority rebels.</text:p>
      <text:p text:style-name="P4">
The attack on the Tomb of the Shiitian Saint -Cocked Tomb caused local protests (photographed on October 28, 2022)</text:p>
      <text:p text:style-name="P4">
Mizhan News Agency said that Rashdi, one of the executors on Saturday, acknowledged that he had cooperated with the "Islamic State" to implement the Shahchera Tomb attack in October last year.</text:p>
      <text:p text:style-name="P4">
The two were sentenced to death in March this year for the crime of "corruption, armed rebellion, and endangering national security".</text:p>
      <text:p text:style-name="P4">
They were also accused of members of "Islamic State" and "conspiracy to endangers national security."</text:p>
      <text:h text:style-name="P12" text:outline-level="3">
<text:span text:style-name="T4">
The number of people who are executed every year Iran is second only to China</text:span>
</text:h>
      <text:p text:style-name="P4">
Kazem Moussavi, chief judge of Farcs, said on Saturday that the executives directly participated in the "armed, procurement, logistics and guidance" of the Shahechera mausoleum attack.</text:p>
      <text:p text:style-name="P4">
Judge Muzavi said the other three defendants in the case were sentenced to 5, 15 and 25 years of imprisonment for "Islamic State" members.</text:p>
      <text:p text:style-name="P4">
The Iranian authorities said that the attacker was later confirmed by the Iranian media as the 30 -year -old Hamed Badakhshan, who was injured during his arrest.</text:p>
      <text:p text:style-name="P4">
In November, the Iranian authorities stated that 26 Takfiri terrorists from Afghanistan, Azerbaijan and Tajikistan were arrested for participating in the attack.</text:p>
      <text:p text:style-name="P4">
In the Iranian dominant in Shiites, the term "Taxfri" usually refers to supporters of jihadic or radical Sunni Islam.</text:p>
      <text:p text:style-name="P4">
More than a month ago, 22 -year -old Iranian Kurdish young woman Mahsa Amini was arrested in Tehran and died during the suspicion of violating the country's dress regulations, which caused protests throughout the country.</text:p>
      <text:p text:style-name="P4">
*#</text:p>
      <text:h text:style-name="P13" text:outline-level="4">
<text:span text:style-name="T4">
protests</text:span>
</text:h>
      <text:h text:style-name="P12" text:outline-level="3">
<text:span text:style-name="T4">
Paris</text:span>
</text:h>
      <text:p text:style-name="P4">
People in many parts of the world have expressed solidarity with Iran's protests. In Paris, the capital of France, the demonstrators marched from the Plaza of Republic to the National Square on Sunday (October 2), shouting slogans: "knock down the Islamic Republic" and "knock down the dictator".</text:p>
      <text:p text:style-name="P4">
*#</text:p>
      <text:h text:style-name="P13" text:outline-level="4">
<text:span text:style-name="T4">
protests</text:span>
</text:h>
      <text:h text:style-name="P12" text:outline-level="3">
<text:span text:style-name="T4">
Istanbul</text:span>
</text:h>
      <text:p text:style-name="P4">
In Istanbul, the largest city of Turkey, hundreds of people participated in support rally, including many Iranian women. They shouted the slogan against the Iranian government and the voices of the fighting movement "women, life, freedom". Diyarbakir, the largest number of residents in Kurode, and Izmir, the west coast city, are also female -based street solidarity activities.</text:p>
      <text:p text:style-name="P4">
*#</text:p>
      <text:h text:style-name="P13" text:outline-level="4">
<text:span text:style-name="T4">
protests</text:span>
</text:h>
      <text:h text:style-name="P12" text:outline-level="3">
<text:span text:style-name="T4">
Berlin</text:span>
</text:h>
      <text:p text:style-name="P4">
About 5,000 people protested at the Iranian government at the Iranian government in Berlin, Germany. People call on the international community to show unity of Iranian people and stop killing women. A spokesman for Iran's exile community in Germany asked the Iranian government to stop bleeding suppression and implement reforms.</text:p>
      <text:p text:style-name="P4">
*#</text:p>
      <text:h text:style-name="P13" text:outline-level="4">
<text:span text:style-name="T4">
protests</text:span>
</text:h>
      <text:h text:style-name="P12" text:outline-level="3">
<text:span text:style-name="T4">
Burut</text:span>
</text:h>
      <text:p text:style-name="P4">
In the Middle East, a large number of people expressed unity and support for Iran's protest movements. In the Lebanon capital Berut, women rally in front of the National Museum and demanded stop violence to women.</text:p>
      <text:p text:style-name="P4">
*#</text:p>
      <text:h text:style-name="P13" text:outline-level="4">
<text:span text:style-name="T4">
protests</text:span>
</text:h>
      <text:h text:style-name="P12" text:outline-level="3">
<text:span text:style-name="T4">
Los Angeles</text:span>
</text:h>
      <text:p text:style-name="P4">
In the United States, people have also held spontaneous rally to express their support for Iranian women. As shown in front of the city hall in Los Angeles, California, a group of demonstrators hit a hand drum named DAF. In the past weekend, demonstrations in London, Tokyo and Madrid have supported Iranian protests.</text:p>
      <text:p text:style-name="P4">
*#</text:p>
      <text:h text:style-name="P13" text:outline-level="4">
<text:span text:style-name="T4">
protests</text:span>
</text:h>
      <text:h text:style-name="P12" text:outline-level="3">
<text:span text:style-name="T4">
</text:span>
</text:h>
      <text:p text:style-name="P4">
Since the outbreak of demonstration, students from many Iranian universities have risen to protest the leadership of the Islamic Republic and their suppression policies. At the University of Sharif, Tehran, the security forces suppressed students and professors. Relevant video and pictures spread widely on the Internet.In October last year, Iranian President Lessi accused the "riots" (Iranian officials used to describe protesters) and paved the way for "terror" attacks.</text:p>
      <text:p text:style-name="P4">
In 2017, the "Islamic State" claimed to launch the first attack in Iran, and attacked the tomb of the Tehran Parliament and the founder of the Republic of Islam with armed personnel and suicide bomb attackers, causing 17 deaths and dozens of injuries.</text:p>
      <text:p text:style-name="P4">
It is not uncommon to open public execution in Iran, and most of the strangs are implemented in prison.</text:p>
      <text:p text:style-name="P4">
According to human rights organizations such as London, which is headquartered in London, <text:a xlink:type="simple" xlink:href="https://www.dw.com/zh/zh/全球死刑数量创五年新高在中国仍是国家机密/a-65638885" text:style-name="Internet_20_link" text:visited-style-name="Visited_20_Internet_20_Link">
Iran's number of death sentences every year is second only to China and ranks second in the world. </text:a>
The United Nations Relative Investigation Team said on July 5 that <text:a xlink:type="simple" xlink:href="https://www.dw.com/zh/zh/抗议数月来伊朗已判决17名示威者死刑/a-64325461" text:style-name="Internet_20_link" text:visited-style-name="Visited_20_Internet_20_Link">
Iran has executed 7 men related to the "Amini protests"</text:a>
And call on Iranian authorities to stop this "creepy" action.</text:p>
      <text:p text:style-name="P4">
(Agence France -Presse)</text:p>
      <text:p text:style-name="P4">
News Source: <text:a xlink:type="simple" xlink:href="https://www.dw.com/zh/伊朗处决两名沙赫切拉陵墓事件袭击者/a-66164620" text:style-name="Internet_20_link" text:visited-style-name="Visited_20_Internet_20_Link">
https://www.dw.com/zh/伊朗处决两名沙赫切拉陵墓事件袭击者/a-66164620?maca=chi-rss-chi-all-1127-rdf</text:a>
</text:p>
      <!--NEWS-->
      <text:h text:style-name="P10" text:outline-level="1">
<text:span text:style-name="T4">
The Germans were forced by the Chinese police to provide information on overseas demonstrators</text:span>
</text:h>
      <text:p text:style-name="P4">
Author: None</text:p>
      <text:p text:style-name="P4">
Publisher: Radio Free Asia (Organization)</text:p>
      <text:p text:style-name="P4">
Published Time: 2023-07-08T11:54:26-04:00</text:p>
      <text:p text:style-name="P4">
Modified Time: 2023-07-08T11:54:2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0" text:anchor-type="as-char" svg:width="6.9236in" svg:height="4.612011in" draw:z-index="0">
<draw:image xlink:href="../Images/rfamandarin/2023-07-08T11-54-26-04-00/000000.png" xlink:type="simple" xlink:show="embed" xlink:actuate="onLoad" draw:mime-type="image/png"/>
</draw:frame>
Before the Chinese Embassy in Berlin, Germany, demonstrators held signs to protest against Chinese coronary virus disease(COVID-19)The restrictions were shot on December 3, 2022. <text:a xlink:type="simple" xlink:href="https://www.rfa.org/mandarin/Xinwen/3-07082023114247.html/@@images/image" text:style-name="Internet_20_link" text:visited-style-name="Visited_20_Internet_20_Link">
</text:a>
Reuters pictures</text:p>
      <text:p text:style-name="P4">
According to the German investigation news media Correctiv, a young Chinese man with German nationality was stressed by the Chinese police while traveling in China not long ago, forcing him to provide a Chinese government in Germany with criticism of the Chinese government.</text:p>
      <text:p text:style-name="P4">
According to reports, when the Germans of the pseudonym Alex arrived at a airport in a certain place in China, they were invited by the police to enter a small room and were asked if they participated in the rally demonstration of the Chinese government in Germany. At first, he denied it, but later the police took out the scenes showing Alex present, so they had to admit it. Alex said, "They later asked very directly: Who is the organizer of the demonstration? Who else is there? What are the appearance characteristics of the participants? They are particularly concerned about the names of the participants."</text:p>
      <text:p text:style-name="P4">
Alex said that the interrogation lasted for several hours, and he endured the police's roar in hunger and fear. "I don't know when I finally collapsed, so I provided the pseudonym of two demonstrators I know. Nodded the location, and then let me print in the interrogation transcript and an apology book. "</text:p>
      <text:p text:style-name="P4">
Currently, Alex has returned to Germany. Correctiv has talked with the Germans many times, and has also checked the photos and chat records it provided to determine that its narrative is basically true. The chat record also showed that he asked him to continue to provide information at the airport.</text:p>
      <text:p text:style-name="P4">
According to Correctiv's information, the German security organs have been involved in the matter. If the Chinese authorities have been confirmed to have put pressure on German citizens and ask for information about other people in Germany, they will further affect the already tight German -China relations.</text:p>
      <text:p text:style-name="P4">
At present, the German Federal Parliament Liberal Democratic Party Foreign Affairs spokesman Lahit(Ulrich leins)Halter(Jürgenhardt)The German Ministry of Foreign Affairs has been required to issue a Chinese travel warning in this matter. At present, the German Ministry of Foreign Affairs has not mentioned whether it will update China travel warning information.</text:p>
      <text:p text:style-name="P4">
(Responsible editor: (：)</text:p>
      <text:p text:style-name="P4">
News Source: <text:a xlink:type="simple" xlink:href="https://www.rfa.org/mandarin/Xinwen/3-07082023114247.html" text:style-name="Internet_20_link" text:visited-style-name="Visited_20_Internet_20_Link">
https://www.rfa.org/mandarin/Xinwen/3-07082023114247.html</text:a>
</text:p>
      <!--NEWS-->
      <text:h text:style-name="P10" text:outline-level="1">
<text:span text:style-name="T4">
Yellen emphasizes the importance of climate financial cooperation in the United States and China</text:span>
</text:h>
      <text:p text:style-name="P4">
Author: None</text:p>
      <text:p text:style-name="P4">
Publisher: Radio Free Asia (Organization)</text:p>
      <text:p text:style-name="P4">
Published Time: 2023-07-08T11:57:50-04:00</text:p>
      <text:p text:style-name="P4">
Modified Time: 2023-07-08T11:57:5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2" text:anchor-type="as-char" svg:width="6.9236in" svg:height="4.612011in" draw:z-index="0">
<draw:image xlink:href="../Images/rfamandarin/2023-07-08T11-57-50-04-00/000000.png" xlink:type="simple" xlink:show="embed" xlink:actuate="onLoad" draw:mime-type="image/png"/>
</draw:frame>
US Treasury Secretary Janet Yellen visit Beijing <text:a xlink:type="simple" xlink:href="https://www.rfa.org/mandarin/Xinwen/4-07082023115455.html/@@images/image" text:style-name="Internet_20_link" text:visited-style-name="Visited_20_Internet_20_Link">
</text:a>
Reuters pictures</text:p>
      <text:p text:style-name="P4">
Comprehensive foreign news reported on the 8th that US Treasury Secretary Janet Yellen stated on the same day that the United States and China continued to cooperate in climate finance to solve the "threat of survival" caused by global warming.</text:p>
      <text:p text:style-name="P4">
Yellen is visiting Beijing. She said that the cooperation between China and the United States had previously promoted the global breakthrough of the Paris Agreement in 2015. Both governments hope to support emerging markets and developing countries. Climate goals.</text:p>
      <text:p text:style-name="P4">
"Sino -US continuous cooperation in climatic financing is important," said Yellen in a preparation of a preparation of a preparation of the climate in Beijing in Beijing. "As the two largest greenhouse gas emissions countries and the largest renewable energy investors in the world, we have common responsibilities and capabilities to lead the trend."</text:p>
      <text:p text:style-name="P4">
In August last year, Nancy Pelosi, then the Speaker of the House of Representatives, visited Taiwan, triggers Beijing's dissatisfaction and announced a suspension of climate negotiation.</text:p>
      <text:p text:style-name="P4">
However, there are signs that the Sino -US climate negotiation may soon start again. U.S. officials have recently said that Johnkerry, a special purpose of climate, will recently go to China to discuss climate change cooperation.</text:p>
      <text:p text:style-name="P4">
In addition, Yellen said with the Chinese State Council Prime Minister Li Qiang a few days ago that China and the United States have closely communicated in terms of global economic and financial affairs. At the same time, it is also very important to work together in international challenges such as debt dilemma in low -income countries and emerging economies.</text:p>
      <text:p text:style-name="P4">
(Responsible editor: (：)</text:p>
      <text:p text:style-name="P4">
News Source: <text:a xlink:type="simple" xlink:href="https://www.rfa.org/mandarin/Xinwen/4-07082023115455.html" text:style-name="Internet_20_link" text:visited-style-name="Visited_20_Internet_20_Link">
https://www.rfa.org/mandarin/Xinwen/4-07082023115455.html</text:a>
</text:p>
      <!--NEWS-->
      <text:h text:style-name="P10" text:outline-level="1">
<text:span text:style-name="T4">
"709" eighth anniversary: Fujian activist Tang Zhaoxing's cards to mourn "Bigfoot Lawyer" Jisun</text:span>
</text:h>
      <text:p text:style-name="P4">
Author: None</text:p>
      <text:p text:style-name="P4">
Publisher: Radio Free Asia (Organization)</text:p>
      <text:p text:style-name="P4">
Published Time: 2023-07-08T12:00:43-04:00</text:p>
      <text:p text:style-name="P4">
Modified Time: 2023-07-08T12:00:4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4" text:anchor-type="as-char" svg:width="6.9236in" svg:height="6.9236in" draw:z-index="0">
<draw:image xlink:href="../Images/rfamandarin/2023-07-08T12-00-43-04-00/000000.png" xlink:type="simple" xlink:show="embed" xlink:actuate="onLoad" draw:mime-type="image/png"/>
</draw:frame>
Fujian rights protection person Tang Zhaoxing <text:a xlink:type="simple" xlink:href="https://www.rfa.org/mandarin/Xinwen/5-07082023115816.html/@@images/image" text:style-name="Internet_20_link" text:visited-style-name="Visited_20_Internet_20_Link">
</text:a>
Network screenshot/rights protection network</text:p>
      <text:p text:style-name="P4">
According to the Overseas Rights Protection Network reported on the 8th, the "709" 8th anniversary, before the 8th anniversary of the "709", Fujian's rights protection person Tang Zhaoxing wore a "fair, just, justice" cultural shirt in Zizhuyuan, Nantai Street, Shangdu Street, Fuzhou City. "Barefoot Lawyer", who has been persecuted for 4 years, has been mourned.</text:p>
      <text:p text:style-name="P4">
"Barefoot Lawyer" Jisun was persecuted and died the next day on July 10, 2019, the "709" anniversary. On the day, the rights protection person Tang Zhaoxing held the brand of "Mourning Human Rights Lawyer Jiszun's death". Tang Zhaoxing said, "It's been four years. When he was left, I was still in the detention center, so I said this brand for this brand to give it to my brand for it. He raised it in one fell swoop and commemorate him. He is a real human rights lawyer. He helped too many disadvantaged groups without compensation. You must not forget him. "</text:p>
      <text:p text:style-name="P4">
People call Jiszun "Barefoot Lawyers" because he does not have an official lawyer's practice certificate, but he has poured a lawsuit with officials who have no power and power, and officially trampled on human rights officials. It has also been repeatedly affected by the "iron fist" dictatorship of the authorities, and eventually failed to escape the calamity that lost his life.</text:p>
      <text:p text:style-name="P4">
(Responsible editor: (：)</text:p>
      <text:p text:style-name="P4">
News Source: <text:a xlink:type="simple" xlink:href="https://www.rfa.org/mandarin/Xinwen/5-07082023115816.html" text:style-name="Internet_20_link" text:visited-style-name="Visited_20_Internet_20_Link">
https://www.rfa.org/mandarin/Xinwen/5-07082023115816.html</text:a>
</text:p>
      <!--NEWS-->
      <text:h text:style-name="P10" text:outline-level="1">
<text:span text:style-name="T4">
Blins will promote Aya to the strong response to Myanmar and China next week to Indonesia.</text:span>
</text:h>
      <text:p text:style-name="P4">
Author: 联合早报 (Person)</text:p>
      <text:p text:style-name="P4">
Publisher: 联合早报 (Organization)</text:p>
      <text:p text:style-name="P4">
Published Time: 2023-07-08T12:14</text:p>
      <text:p text:style-name="P4">
Modified Time: 2023-07-08T12:17</text:p>
      <text:p text:style-name="P4">
Description: U.S. Secretary of State Broskel will hold a meeting with the Foreign Minister of Asia in Indonesia next week to Indonesia to promote a stronger actions for the Myanmar military government and respond to China's behavior in the South China Sea. Reuters reports that the US State Department is the assistant Secretary of State of East Asia and Pacific Affairs ...</text:p>
      <text:p text:style-name="P4">
Videos: []</text:p>
      <text:p text:style-name="P4">
Audios: []</text:p>
      <text:p text:style-name="P4">
Images: []</text:p>
      <text:p text:style-name="P4">
Type: NewsArticle</text:p>
      <text:p text:style-name="P4">
Breadcrumbs: ['即时', '国际']</text:p>
      <text:p text:style-name="P4">
Keywords: ['美国国务院', '布林肯', '亚细安', '缅甸', '中国']</text:p>
      <!--METADATA-->
      <text:p text:style-name="P4">
U.S. Secretary of State Broskel will hold a meeting with the Foreign Minister of Asia in Indonesia next week to Indonesia to promote a stronger actions for the Myanmar military government and respond to China's behavior in the South China Sea.</text:p>
      <text:p text:style-name="P4">
Reuters reported that the State Department of the US State Department was responsible for East Asia and Pacific Affairs, the Secretary of State Kangda, on Friday (July 7) to introduce the Jakarta itinerary of Brosaka to the media. He said that the Myanmar crisis is one of the key issues of the Asian Foreign Minister's meeting.</text:p>
      <text:p text:style-name="P4">
<text:a xlink:type="simple" xlink:href="https://www.zaobao.com/keywords/myanmar-coup" text:style-name="Internet_20_link" text:visited-style-name="Visited_20_Internet_20_Link">
After the coup launched on February 1, 2021</text:a>
The situation in Myanmar has been turbulent. Because the Myanmar military has not implemented a five -point consensus it reached with the Asianan country in 2021, the senior executives of the Myanmar military have been excluded from the senior meeting of the Asianianan.</text:p>
      <text:p text:style-name="P4">
Kangda said: "We ask Aianxian friends and partners ... Continue to reduce Myanmar's representative level at the Ministerial Conference of Asia in Asia. We also hope that Asianan can find the way to increase pressure on the Myanmar military, in order to force the Myanmar military to end the violence , Return to democracy. "</text:p>
      <text:p text:style-name="P4">
The State Department of East Asia and the Pacific Affairs Assistant Secretary of State Kangda (second from right) said: The United States hopes that Asians will find a way to increase pressure on the Myanmar military, forcing the Burmese military to end violence and return to democracy. (Reuters)</text:p>
      <text:p text:style-name="P4">
Last month, Washington imposed sanctions on two Burmese banks used by the Myanmar military government to exchange foreign currencies. The move was to weaken the ability of the Myanmar military's imports of weapons and materials and suppress the anti -coupona forces. Kangda said last week that Southeast Asian countries should resolve maritime disputes between each other to enhance their strength in China in the South China Sea.</text:p>
      <text:p text:style-name="P4">
Kangda told the media on Friday that at the Asian Foreign Minister Conference in Jakarta, the United States will block the strong China with the Asianan country to block the strong China, and states that "China has no help, coercion and irresponsible behavior on the rise."</text:p>
      <text:p text:style-name="P4">
He said: "We don't want the Asianan country to accept the views of the United States. We hope to cooperate with these partners countries to promote our common point of view and vision for Southeast Asia, and to resist the acts that run counter to this vision."</text:p>
      <text:p text:style-name="P4">
From July 9th to 12th, Blingken will go to Britain and the NATO Summit held in Lithuania from President. After that, he will go to Jakarta to attend the Asian Security Conference.</text:p>
      <text:p text:style-name="P4">
News Source: <text:a xlink:type="simple" xlink:href="https://www.zaobao.com.sg/realtime/world/story20230708-1411863" text:style-name="Internet_20_link" text:visited-style-name="Visited_20_Internet_20_Link">
https://www.zaobao.com.sg/realtime/world/story20230708-1411863</text:a>
</text:p>
      <!--NEWS-->
      <text:h text:style-name="P10" text:outline-level="1">
<text:span text:style-name="T4">
Russia and Ukrainian war over 500 days, Zerrenceki visited Snake Island to reiterate the spirit of the Anti -Japanese War</text:span>
</text:h>
      <text:p text:style-name="P4">
Publisher: 法新社</text:p>
      <text:p text:style-name="P4">
Published Time: 2023-07-08T12:32:07+00:00</text:p>
      <text:p text:style-name="P4">
Modified Time: 2023-07-08T12:20:02+00:00</text:p>
      <text:p text:style-name="P4">
Description: (AFP, Kiev, 8th) Russia has fully invaded Ukraine for 500 days today. Ukraine President Volodymyr ZELENSKYY visited the Snake Island of the Black Sea. At the beginning of the war, the Ukrainian defenders on the island resisted Russian warships with a fierce attitude and became famous in the World War I.</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7" text:anchor-type="as-char" svg:width="6.9236in" svg:height="3.617581in" draw:z-index="0">
<draw:image xlink:href="../Images/rficn/2023-07-08T12-32-07-00-00/000000.png" xlink:type="simple" xlink:show="embed" xlink:actuate="onLoad" draw:mime-type="image/png"/>
</draw:frame>
Zenoski said in a film today in a community media, "Today we came to Snakeisland. This place that will never be conquered by the occupant, just like the entire Ukraine. Because we are the country of the brave". " Essence</text:p>
      <text:p text:style-name="P4">
Zerrenceky took a boat to the Snake Island in this film that did not mark the date, and presented flowers in front of a monument. He said, "I want to wins from this representative, for the past 500 days, thank each of our soldiers."</text:p>
      <text:p text:style-name="P4">
Moscow seized Snake Island shortly after February 24 last year, and a radio dialogue caused a sensation after a radio dialogue was exposed. The Russian Black Sea Fleet flagship Moskva shouted that the Ukrainian defenders were surrendered to the island, but they were responded to "Russian warships, let you die."</text:p>
      <text:p text:style-name="P4">
Ukrainian soldiers on the island were subsequently captured, but they were released when they changed prisoners in the two countries.</text:p>
      <text:p text:style-name="P4">
This dialogue spread all over the world, becoming the theme of Ukraine's Anti -Japanese War, and even appeared on the signs of the Aidu Parade in overseas allies, and was printed as a stamp by Kiev.</text:p>
      <text:p text:style-name="P4">
The other protagonist of the dialogue sank in the Black Sea last April last April. Russia claimed that the cause was an explosion on the ship, and Ukraine claimed that the launch of the missile hit the warship.</text:p>
      <text:p text:style-name="P4">
The Ukrainian army recaptured Snake Island in June last year.</text:p>
      <text:p text:style-name="P4">
News Source: <text:a xlink:type="simple" xlink:href="https://www.rfi.fr/cn/%E5%9B%BD%E9%99%85%E6%8A%A5%E9%81%93/20230708-%E4%BF%84%E4%B9%8C%E6%88%98%E4%BA%89%E6%BB%A1500%E5%A4%A9-%E6%B3%BD%E4%BC%A6%E6%96%AF%E5%9F%BA%E8%AE%BF%E8%9B%87%E5%B2%9B%E9%87%8D%E7%94%B3%E6%8A%97%E6%88%98%E7%B2%BE%E7%A5%9E" text:style-name="Internet_20_link" text:visited-style-name="Visited_20_Internet_20_Link">
https://www.rfi.fr/cn/%E5%9B%BD%E9%99%85%E6%8A%A5%E9%81%93/20230708-%E4%BF%84%E4%B9%8C%E6%88%98%E4%BA%89%E6%BB%A1500%E5%A4%A9-%E6%B3%BD%E4%BC%A6%E6%96%AF%E5%9F%BA%E8%AE%BF%E8%9B%87%E5%B2%9B%E9%87%8D%E7%94%B3%E6%8A%97%E6%88%98%E7%B2%BE%E7%A5%9E</text:a>
</text:p>
      <!--NEWS-->
      <text:h text:style-name="P10" text:outline-level="1">
<text:span text:style-name="T4">
The Gunner in Wal -Mart, Dezhou, the United States, sentenced 90 life imprisonment 90 times</text:span>
</text:h>
      <text:p text:style-name="P4">
Author: 联合早报 (Person)</text:p>
      <text:p text:style-name="P4">
Publisher: 联合早报 (Organization)</text:p>
      <text:p text:style-name="P4">
Published Time: 2023-07-08T13:03</text:p>
      <text:p text:style-name="P4">
Modified Time: 2023-07-08T13:03</text:p>
      <text:p text:style-name="P4">
Description: The Federal Court of Texas was sentenced to a gunman who killed 23 people in the local Wal -Mart supermarket for 90 consecutive life imprisonment. Reuters reports that Patrick Crusius, a 24 -year -old, is a white supremacy.</text:p>
      <text:p text:style-name="P4">
Videos: []</text:p>
      <text:p text:style-name="P4">
Audios: []</text:p>
      <text:p text:style-name="P4">
Images: []</text:p>
      <text:p text:style-name="P4">
Type: NewsArticle</text:p>
      <text:p text:style-name="P4">
Breadcrumbs: ['即时', '国际']</text:p>
      <text:p text:style-name="P4">
Keywords: ['美国', '枪击', '终身监禁', '得克萨斯州', '沃尔玛']</text:p>
      <!--METADATA-->
      <text:p text:style-name="P4">
The Federal Court of Texas in the United States sentenced a local Wal -Mart Supermarket <text:a xlink:type="simple" xlink:href="https://www.zaobao.com.sg/znews/international/story20190805-978529" text:style-name="Internet_20_link" text:visited-style-name="Visited_20_Internet_20_Link">
killing 23 people gunmen</text:a>
, 90 consecutive life imprisonment.</text:p>
      <text:p text:style-name="P4">
Reuters reports that Patrick Crusius, a 24 -year -old, is a white supremacy. On August 3, 2019, he fired in a Wal -Mart supermarket at Elpaso at the US -Mexico border, causing 23 deaths and dozens of injuries.</text:p>
      <text:p text:style-name="P4">
Cruzus was charged with the production of this shooting against Latin American immigrants and was accused of 90 federal allegations including hate crimes and gun crimes.</text:p>
      <text:p text:style-name="P4">
After three days of hearing, the Federal Regional Court Judge Guideraima sentenced 90 allegations on Friday (July 7), and each accusation was in life imprisonment and continuously implemented.</text:p>
      <text:p text:style-name="P4">
Cruzus's lawyer tried to get rid of schizophrenia with schizophrenia, but federal prosecutor Henna immediately retorted that mental illness was not an excuse for his violent attack. "This is not a crime, not an accident. This is his elaborate behavior."</text:p>
      <text:p text:style-name="P4">
In addition to the federal allegations, Cruzus also faces the state -level criminal allegations of the state that if the crime is established, the death penalty may be sentenced.</text:p>
      <text:p text:style-name="P4">
News Source: <text:a xlink:type="simple" xlink:href="https://www.zaobao.com.sg/realtime/world/story20230708-1411866" text:style-name="Internet_20_link" text:visited-style-name="Visited_20_Internet_20_Link">
https://www.zaobao.com.sg/realtime/world/story20230708-1411866</text:a>
</text:p>
      <!--NEWS-->
      <text:h text:style-name="P10" text:outline-level="1">
<text:span text:style-name="T4">
The Russian army attacked the town of Wudong Town and caused 8 deaths and 13 injuries</text:span>
</text:h>
      <text:p text:style-name="P4">
Publisher: 法新社</text:p>
      <text:p text:style-name="P4">
Published Time: 2023-07-08T13:32:07+00:00</text:p>
      <text:p text:style-name="P4">
Modified Time: 2023-07-08T13:20:05+00:00</text:p>
      <text:p text:style-name="P4">
Description: (AFP, Kiev, 8th) The Ukraine Internal Affairs Ministry said that Lyman, a town of Donetsk in eastern Ukraine, was attacked by the Russian Rockets today, causing 8 deaths and 13 injuri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8" text:anchor-type="as-char" svg:width="6.9236in" svg:height="3.617581in" draw:z-index="0">
<draw:image xlink:href="../Images/rficn/2023-07-08T13-32-07-00-00/000000.png" xlink:type="simple" xlink:show="embed" xlink:actuate="onLoad" draw:mime-type="image/png"/>
</draw:frame>
The Ukraine Interior Ministry said in social media: "As of now, the number of deaths known to be known is 8 ... The number of injuries has increased to 13."</text:p>
      <text:p text:style-name="P4">
According to the Ukrainian Ministry of the Interior, a residential building, an affiliated building of a printing plant, and three cars were burned. Donetzk Governor PavlokyryLenko said: "At about 10 am, the Russian army used a multi -tube rocket launcher to attack the town (Liman)."</text:p>
      <text:p text:style-name="P4">
Liman was an important railway hub. In the early days of the Russian and Ukraine War, it was occupied by the Russian army, but then the Ukrainian army recovered in October last year.</text:p>
      <text:p text:style-name="P4">
News Source: <text:a xlink:type="simple" xlink:href="https://www.rfi.fr/cn/%E5%9B%BD%E9%99%85%E6%8A%A5%E9%81%93/20230708-%E4%BF%84%E7%BD%97%E6%96%AF%E5%86%9B%E9%98%9F%E6%94%BB%E5%87%BB%E4%B9%8C%E4%B8%9C%E5%9F%8E%E9%95%87%E5%88%A9%E6%9B%BC-%E9%80%A0%E6%88%908%E6%AD%BB13%E4%BC%A4" text:style-name="Internet_20_link" text:visited-style-name="Visited_20_Internet_20_Link">
https://www.rfi.fr/cn/%E5%9B%BD%E9%99%85%E6%8A%A5%E9%81%93/20230708-%E4%BF%84%E7%BD%97%E6%96%AF%E5%86%9B%E9%98%9F%E6%94%BB%E5%87%BB%E4%B9%8C%E4%B8%9C%E5%9F%8E%E9%95%87%E5%88%A9%E6%9B%BC-%E9%80%A0%E6%88%908%E6%AD%BB13%E4%BC%A4</text:a>
</text:p>
      <!--NEWS-->
      <text:h text:style-name="P10" text:outline-level="1">
<text:span text:style-name="T4">
Different Immigration Policy, Dutch Prime Minister, led the government to resign</text:span>
</text:h>
      <text:p text:style-name="P4">
Author: None (Language: zh)</text:p>
      <text:p text:style-name="P4">
Publisher: None</text:p>
      <text:p text:style-name="P4">
Time: 2023-07-08T13:42:00Z</text:p>
      <text:p text:style-name="P4">
Description: Since last year, the number of asylum applications received by the Netherlands has increased, and the government has different opinions on how to deal with a large number of immigrants. The Dutch Prime Minister Lutter announced on July 7 that he and his government's government resigned to the king on the grounds that the internal internal union was unable to reach a consensus in the immigration policy.</text:p>
      <text:p text:style-name="P4">
Videos: []</text:p>
      <text:p text:style-name="P4">
Images: []</text:p>
      <text:p text:style-name="P4">
Subject: 时政风云</text:p>
      <text:p text:style-name="P4">
Subjects: ['乌克兰', '欧洲难民危机', '移民难民', '融入社会', '科隆', '俄罗斯入侵乌克兰']</text:p>
      <text:p text:style-name="P4">
Keywords: ['荷兰', '移民', '欧洲难民危机', '俄乌战争', '乌克兰', '难民', '荷兰国王', '联合政府']</text:p>
      <text:p text:style-name="P4">
Id: 66164889</text:p>
      <!--METADATA-->
      <text:p text:style-name="P4">
<text:a xlink:type="simple" xlink:href="https://www.dw.com/zh/overlay/image/article/66164889/66162680" text:style-name="Internet_20_link" text:visited-style-name="Visited_20_Internet_20_Link">
 </text:a>
Because the ruling alliance cannot reach a consensus on the immigration policy, the Dutch Prime Minister Ratter announced that he resigned the government</text:p>
      <text:p text:style-name="P4">
(Voice of Germany Chinese) Dutch Prime Minister Markrutte said at a press conference on Friday: "The alliance partners have different opinions on immigration policies. The conclusion is: Different from opinions cannot be overcome. Therefore, I will submit a written speech to the king in the name of the entire cabinet. "</text:p>
      <text:p text:style-name="P4">
The current Dutch government was sworn in in January 2022. This is the fourth time since Lutter has served as Prime Minister in 2010, but he announced a downwater after taking office for one and a half years.</text:p>
      <text:h text:style-name="P12" text:outline-level="3">
<text:span text:style-name="T4">
Conservative proposal not to be supported by all political parties</text:span>
</text:h>
      <text:p text:style-name="P4">
The controversy originated from the conservative Liberal Democratic Party (VVD) led by Lutter's leadership. After the scandal of the shelter center was full of people, Lutter wanted to tighten the regulations on family reunion of immigrants. He urged the number of war -to -refugee relatives to enter the Netherlands to restrict the number of relatives of the refugees within 200 people, while the other two political parties in the Four Party United Government -Christian Unix and Democratic 66 Party (D66) refused to support this policy. Essence</text:p>
      <text:p text:style-name="P4">
In Ter Apel in the Netherlands, more than 700 people seeking asylum in August last year must camper at the open space next to the reception center due to lack of resettlement residences.</text:p>
      <text:p text:style-name="P4">
Last year, the application of asylum applications received by the Dutch government increased by one -third to more than 46,000. The authorities expect the number of applications this year to increase to more than 70,000, which will exceed the record set in 2015.</text:p>
      <text:p text:style-name="P4">
The Netherlands has one of the strictest immigration policies in Europe, but due to the pressure of the Liberal Democratic Party and other right -wing parties, Lutter has tried to seek ways to further reduce the shelter for several months. The four ruling parties have also held emergency meetings on Wednesday and Thursday, but have not yet been consensus.</text:p>
      <text:h text:style-name="P12" text:outline-level="3">
<text:span text:style-name="T4">
King of the Netherlands to meet Lutter on Saturday</text:span>
</text:h>
      <text:p text:style-name="P4">
Shortly after Lutter announced the total resignation of the cabinet, the Dutch government immediately issued a statement saying: Lutter has proposed to the Dutch king Alexander's resignation of all government ministers and state secretaries. Consultation. At present, Lutter has gone to the Paleishuis Ten Bosch near Saturday to report to the government's resignation to King Alexander.</text:p>
      <text:p text:style-name="P4">
In January last year, King Alexander (left) and Prime Minister Lutter (right) signed the Royal Act at the new cabinet inauguration ceremony</text:p>
      <text:h text:style-name="P12" text:outline-level="3">
<text:span text:style-name="T4">
New election or extended to November</text:span>
</text:h>
      <text:p text:style-name="P4">
The Dutch government also said that the ruling league led by Lutter will continue to serve as the detention government before the new government is released. After the four consecutive years of continuous leadership, Rat is expected to lead VVD to participate in a new round of elections.</text:p>
      <text:p text:style-name="P4">
According to the Dutch law, the election cannot be held within 90 days after the government's resignation, coupled with the summer and autumn Congress rest, so the election date may be postponed to November. During this period, the Guardian government could not decide any new policies, but Lutter said that this would not affect the country's support for Ukraine.</text:p>
      <text:p text:style-name="P4">
(Comprehensive report)</text:p>
      <text:p text:style-name="P4">
News Source: <text:a xlink:type="simple" xlink:href="https://www.dw.com/zh/移民政策分歧-荷兰首相率政府请辞/a-66164889" text:style-name="Internet_20_link" text:visited-style-name="Visited_20_Internet_20_Link">
https://www.dw.com/zh/移民政策分歧-荷兰首相率政府请辞/a-66164889?maca=chi-rss-chi-all-1127-rdf</text:a>
</text:p>
      <!--NEWS-->
      <text:h text:style-name="P10" text:outline-level="1">
<text:span text:style-name="T4">
Biden: Providing a bundle bomb for Wu is a difficult decision to determine that Kiev promises to use it with caution</text:span>
</text:h>
      <text:p text:style-name="P4">
Author: 联合早报 (Person)</text:p>
      <text:p text:style-name="P4">
Publisher: 联合早报 (Organization)</text:p>
      <text:p text:style-name="P4">
Published Time: 2023-07-08T13:50</text:p>
      <text:p text:style-name="P4">
Modified Time: 2023-07-08T13:50</text:p>
      <text:p text:style-name="P4">
Description: The United States announced that it would provide a bundle bomb for Ukraine for more than 100 countries. US President Biden said this is a difficult decision, but he believes that Kiev needs this ammunition so that Russia cannot resist Ukraine's counterattack. Reuters reports on Friday in the United States (...</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俄乌战争', '美国', '拜登', '武器', '炸弹']</text:p>
      <!--METADATA-->
      <text:p text:style-name="P4">
The United States announced that it would provide a bundle bomb for Ukraine for more than 100 countries.</text:p>
      <text:p text:style-name="P4">
US President Biden said this is a difficult decision, but he believes that Kiev needs this ammunition so that Russia cannot resist Ukraine's counterattack.</text:p>
      <text:p text:style-name="P4">
Reuters reported that the United States announced on Friday (July 7) that it provided Ukraine with a new military assistance of $ 800 million (about S $ 180 million), including a collection of bombs.</text:p>
      <text:p text:style-name="P4">
Since Russia has invaded Ukraine in February 2022, the total military aid provided by Ukraine has exceeded US $ 40 billion.</text:p>
      <text:p text:style-name="P4">
When Biden was interviewed by the United States CNN (CNN), it was said that the Russian army was "trying to cross the trenches to prevent tanks from driving. This is not an easy decision."</text:p>
      <text:p text:style-name="P4">
<draw:frame draw:style-name="fr1" draw:name="Image162" text:anchor-type="as-char" svg:width="6.9236in" svg:height="4.615733in" draw:z-index="0">
<draw:image xlink:href="../Images/zaobao world/2023-07-08T13-50/000000.png" xlink:type="simple" xlink:show="embed" xlink:actuate="onLoad" draw:mime-type="image/png"/>
</draw:frame>
The White House national security adviser Sha Liewen said that Ukraine provided a written guarantee to the United States that they promised to use a bundle bomb very cautiously to minimize the risks facing civilians. (Reuters)</text:p>
      <text:p text:style-name="P4">
"Ukraine has provided us with a written guarantee, and they promised to use these ammunition very carefully to minimize the risks facing civilians.</text:p>
      <text:p text:style-name="P4">
An official of the Pentagon told reporters that the timetable for supplying a bundle bomb will cooperate with the countermeasures of the Ukraine.</text:p>
      <text:p text:style-name="P4">
According to the Tas News Agency, the Russian Ambassador to the United States Antonov criticized the United States' decision: "Washington's attitude of transferring fatal weapons to Kiev is obviously cruel and indifferent."</text:p>
      <text:p text:style-name="P4">
"Now, worship the United States, for many years, innocent civilians will face the risk of being killed."</text:p>
      <text:p text:style-name="P4">
More than 120 countries in the world are banned from using bundle bombs, but the United States, Ukraine and Russia have not signed relevant agreements.</text:p>
      <text:p text:style-name="P4">
The bundle bomb will release a large number of smaller bombs, which can attack multiple targets on a large scale and strong lethality. Unexpected small bombs often pose a threat to the life safety of civilians after the conflict ended for many years.</text:p>
      <text:p text:style-name="P4">
News Source: <text:a xlink:type="simple" xlink:href="https://www.zaobao.com.sg/realtime/world/story20230708-1411875" text:style-name="Internet_20_link" text:visited-style-name="Visited_20_Internet_20_Link">
https://www.zaobao.com.sg/realtime/world/story20230708-1411875</text:a>
</text:p>
      <!--NEWS-->
      <text:h text:style-name="P10" text:outline-level="1">
<text:span text:style-name="T4">
German media: U.S. -China fights European and suffered</text:span>
</text:h>
      <text:p text:style-name="P4">
Author: None (Language: zh)</text:p>
      <text:p text:style-name="P4">
Publisher: None</text:p>
      <text:p text:style-name="P4">
Time: 2023-07-08T14:10:00Z</text:p>
      <text:p text:style-name="P4">
Description: The chip war between the United States and China has intensified, and the Europeans are becoming increasingly difficult. "Economic Weekly" pointed out that Europeans lack sufficient power to adhere to their position. The "Business Daily" reported that Europe has rely on the design of the United States for many years and the production of Chinese chips. Any wind blowing in the United States and China may cause Europe to be paralyzed.</text:p>
      <text:p text:style-name="P4">
Videos: []</text:p>
      <text:p text:style-name="P4">
Images: []</text:p>
      <text:p text:style-name="P4">
Subject: 评论分析</text:p>
      <text:p text:style-name="P4">
Subjects: ['南希·佩洛西', '专题报道：习近平访美']</text:p>
      <text:p text:style-name="P4">
Keywords: ['芯片战争', '中美关系', '半导体', '美国制裁', '欧中关系', '依赖', '对华政策']</text:p>
      <text:p text:style-name="P4">
Id: 66165235</text:p>
      <!--METADATA-->
      <text:p text:style-name="P4">
<text:a xlink:type="simple" xlink:href="https://www.dw.com/zh/overlay/image/article/66165235/54144394" text:style-name="Internet_20_link" text:visited-style-name="Visited_20_Internet_20_Link">
 </text:a>
Europe can't find its own position in the gap between the United States and China</text:p>
      <text:p text:style-name="P4">
(Voice of Germany) <text:span text:style-name="T4">
 "Economic Weekly" </text:span>
 "<text:a xlink:type="simple" xlink:href="https://www.wiwo.de/politik/europa/handelskrieg-mit-china-die-welt-ist-hart-europa-nicht/29242800.html" text:style-name="Internet_20_link" text:visited-style-name="Visited_20_Internet_20_Link">
Difficulties in the world, but Europe is not tough</text:a>
"For the title, publishing comments pointed out that <text:a xlink:type="simple" xlink:href="https://www.dw.com/zh/zh/晶片戰延燒-媒體美荷對中國祭新出口管制/a-66077370" text:style-name="Internet_20_link" text:visited-style-name="Visited_20_Internet_20_Link">
the United States is prohibited from exporting advanced chips to China</text:a>
<text:a xlink:type="simple" xlink:href="https://www.dw.com/zh/zh/中國管制鎵鍺出口-各國如何嚴防供應鏈中斷/a-66118831" text:style-name="Internet_20_link" text:visited-style-name="Visited_20_Internet_20_Link">
And China will control the exit of key raw materials</text:a>
Under such a complicated geographical situation, Europe must carefully weigh how to stand in the United States and China.</text:p>
      <text:p text:style-name="P4">
"The trade war is like this. Those who come out must be prepared to be back. In an ideal world, Europe will not be involved in <text:a xlink:type="simple" xlink:href="https://www.dw.com/zh/zh/中美关系/t-17455900" text:style-name="Internet_20_link" text:visited-style-name="Visited_20_Internet_20_Link">
big country hegemony between the United States and China</text:a>
Europe will adhere to its position enough enough. However, Europe has no such power in reality. "</text:p>
      <text:p text:style-name="P4">
"China understands this, and it is also using this. Just this week, China has postponed the visits to China, a senior representative of EU diplomacy and security policy. A signal of power is out, pointing out that if Chinese manufacturers are restricted in the key European market, Europe will inevitably be tough. "</text:p>
      <text:p text:style-name="P4">
"The situation in Europe is becoming more and more difficult. Therefore, the three parties of the German ruling alliance are even more important to reach China as soon as possible. The same important position is the same as the EU countries. Empty. "</text:p>
      <text:p text:style-name="P4">
The Dutch light carved machine manufacturer ASML is the only heavyweight company in Europe in the global chip industry chain</text:p>
      <text:p text:style-name="P4">
<text:span text:style-name="T4">
 "Business Daily" </text:span>
 "<text:a xlink:type="simple" xlink:href="https://www.handelsblatt.com/meinung/kommentare/kommentar-europas-jahrzehntelanger-tiefschlaf-bei-computerchips-raecht-sich-jetzt/29244500.html" text:style-name="Internet_20_link" text:visited-style-name="Visited_20_Internet_20_Link">
Europe has been sleeping in the chip field for decades, and is now retribution</text:a>
"For the title, published comments pointed out that in the face of the scientific and technological war between the United States and China, Europeans embarrassed that they were in an extremely unfavorable position: they rely on China and the United States at the same time.</text:p>
      <text:p text:style-name="P4">
"In the increasingly stronger and Chinese chip dispute, Europe is in an extremely unfavorable position. On the one hand, EU companies rely on the US semiconductor industry leading companies. Nvidia, Intel, and Qualcomm's high -performance chips are applied to today's data centers, as well as Mercedes and Mercedes, and Volkswagen will produce unmanned cars in the future. "</text:p>
      <text:p text:style-name="P4">
"On the other hand, European companies are also inseparable from Chinese products. Many technical levels are not top -standard standardized chips. They are indispensable for German machinery, heat pumps, and solar equipment. These chips often come from China."</text:p>
      <text:p text:style-name="P4">
"Moreover, there are not many chip companies that occupy an important position in the global industrial chain, and at the same time rely on China and the United States. Whether it is the British Fei Ling, the semiconductor of the Fa Fa, or NXP, the chip manufacturing produced by the United States requires the manufacture of the American chip manufacturing Equipment. These European companies also have thousands of employees in the United States. At the same time, the Chinese market is also difficult to replace these European companies. For example, German giant Yingfei Ling, which has a turnover of 1/4 of its turnover, comes from Chinese business. Another country that exceeds Yingfei Ling. "</text:p>
      <text:p text:style-name="P4">
"The United States and China almost do not rely on the European semiconductor industry. There is only one exception: the Dutch optical machine manufacturer ASML (ASML), both China and the United States are highly concerned about this. Enterprise machines can be competent. Whether it is Apple's mobile phone chip or Nvidia's artificial intelligence chip, it is inseparable from the Dutch -made lithography machine. "</text:p>
      <text:p text:style-name="P4">
"However, it is not enough for Europeans to keep confident in this conflict in this conflict. Therefore, Europe urgently needs to have higher chip manufacturing capabilities. <text:a xlink:type="simple" xlink:href="https://www.dw.com/zh/zh/與歐企合資媒體台積電德廠擬砸百億歐元/a-65509308" text:style-name="Internet_20_link" text:visited-style-name="Visited_20_Internet_20_Link">
The European Union now starts to provide subsidies for new chip factories</text:a>
This is just the beginning. So far, there are no one in the European factory that aims to replace Chinese chips](https://www.dw.com/zh/zh/德晶片廠動土-馮德萊恩促歐盟強化半導體業/a-65497357)Investment. Moreover, there are too few professional talents trained for this strategic industry. "</text:p>
      <text:p text:style-name="P4">
"The chip war highlights one point: Europe must be fast and whip. As long as the United States or part of China cut off European chip supply, the production of European companies will soon be paralyzed."</text:p>
      <text:p text:style-name="P4">
<text:span text:style-name="T5">
Inding the content of other media, does not represent the position or view of the Voice of Germany. _ </text:span>
 _ 吧 _</text:p>
      <text:h text:style-name="P12" text:outline-level="3">
<text:span text:style-name="T4">
Take you into the German "Saxon Silicon Valley"</text:span>
</text:h>
      <text:p text:style-name="P4">
News Source: <text:a xlink:type="simple" xlink:href="https://www.dw.com/zh/德语媒体：美中打架-欧洲遭殃/a-66165235" text:style-name="Internet_20_link" text:visited-style-name="Visited_20_Internet_20_Link">
https://www.dw.com/zh/德语媒体：美中打架-欧洲遭殃/a-66165235?maca=chi-rss-chi-all-1127-rdf</text:a>
</text:p>
      <!--NEWS-->
      <text:h text:style-name="P10" text:outline-level="1">
<text:span text:style-name="T4">
How many women do Taliban violate the rights of women?</text:span>
</text:h>
      <text:p text:style-name="P4">
Author: None (Language: zh)</text:p>
      <text:p text:style-name="P4">
Publisher: None</text:p>
      <text:p text:style-name="P4">
Time: 2023-07-08T14:14:00Z</text:p>
      <text:p text:style-name="P4">
Description: According to Taliban's newly issued decree, thousands of beauty salons in Afghanistan will be forced to close this month. So far, Afghan women have suffered strict restrictions on the Taliban regime in all aspects.</text:p>
      <text:p text:style-name="P4">
Videos: []</text:p>
      <text:p text:style-name="P4">
Images: []</text:p>
      <text:p text:style-name="P4">
Subject: 时政风云</text:p>
      <text:p text:style-name="P4">
Subjects: []</text:p>
      <text:p text:style-name="P4">
Keywords: ['塔利班', '阿富汗']</text:p>
      <text:p text:style-name="P4">
Id: 66165199</text:p>
      <!--METADATA-->
      <text:p text:style-name="P4">
<text:a xlink:type="simple" xlink:href="https://www.dw.com/zh/overlay/image/article/66165199/66119829" text:style-name="Internet_20_link" text:visited-style-name="Visited_20_Internet_20_Link">
 </text:a>
Thousands of beauty salons in Afghanistan will be forced to close this month</text:p>
      <text:p text:style-name="P4">
(Voice of Germany) According to the newly issued decree in Taliban, thousands of beauty salons in Afghanistan will be forced to close this month. For many women, these salons are the last chance for them to make money. Not only are they the only source of income from many families, but they also provide women with a welcome security space for women.</text:p>
      <text:p text:style-name="P4">
Few countries restrict women's rights on large -scale as Afghanistan. According to reports, women's lives in this country are like jail and have been widely prohibited from participating in public life.</text:p>
      <text:p text:style-name="P4">
Nada Al-Nashif, deputy senior commissioner of the United Nations Human Rights Affairs, said in a statement issued on June 19th: "In the past 22 months, (Afghanistan) women and girls' lives are limited. All are discriminated against. "</text:p>
      <text:p text:style-name="P4">
A recent report released by the UN Human Rights Council further pointed out that "the serious, systematic and institutionalized discrimination of women and girls is the core of the Taliban ideology and rule." "</text:p>
      <text:h text:style-name="P12" text:outline-level="3">
<text:span text:style-name="T4">
Woman who is in danger of selling books</text:span>
</text:h>
      <text:h text:style-name="P12" text:outline-level="3">
<text:span text:style-name="T4">
Women were kicked out of the university campus</text:span>
</text:h>
      <text:p text:style-name="P4">
<text:a xlink:type="simple" xlink:href="https://www.dw.com/zh/zh/塔利班禁女性讀大學-聯合國美英轟違反承諾/a-64172440" text:style-name="Internet_20_link" text:visited-style-name="Visited_20_Internet_20_Link">
Since Taliban seized power in Afghanistan in August 2021, women have received strict restrictions on higher education. </text:a>
Initially, men and women in college were strictly separated. For a while, girls can only teach by other women or older men. At the end of 2022, the Ministry of Education of Afghanistan issued a decree, and even such an opportunity to study ended, women were completely driven out of the university campus.</text:p>
      <text:p text:style-name="P4">
It is unclear how many women have interrupted their studies because of this. UNESCO (UNESCO) estimates about 90,000 women may be affected -this is also the number of admission girls in 2018.</text:p>
      <text:p text:style-name="P4">
Taliban claims that many female students do not wear appropriate Islamic clothing, such as wearing a headscarf and a gender mixed, so they have issued a ban.</text:p>
      <text:p text:style-name="P4">
In December 2022, UN spokesman Stephanedujarric said it was difficult to imagine how Afghanistan would develop and respond to the challenges facing without the active participation of women and the education brought by them, and pointed out that "this is" for this "to this" to this "to this" to this " The future of the country has a devastating effect. "</text:p>
      <text:p text:style-name="P4">
According to various media reports, some Afghan women are currently continuing to be educated through online seminars. However, because the country's Internet connection is poor and lack of work and career prospects, it is almost impossible to become an alternative.</text:p>
      <text:h text:style-name="P12" text:outline-level="3">
<text:span text:style-name="T4">
"This was my only hope"</text:span>
</text:h>
      <text:h text:style-name="P12" text:outline-level="3">
<text:span text:style-name="T4">
Women lost employment opportunities</text:span>
</text:h>
      <text:p text:style-name="P4">
<text:a xlink:type="simple" xlink:href="https://www.dw.com/zh/zh/塔利班禁雇佣女性-三国际组织暂停在阿运作/a-64212761" text:style-name="Internet_20_link" text:visited-style-name="Visited_20_Internet_20_Link">
Afghan women are not only prohibited from being educated, but also excluded from the employment market. </text:a>
According to data from the International Labor Organization, the number of women employed last year decreased by 25%compared to mid -2021.</text:p>
      <text:p text:style-name="P4">
Taliban prohibits women from cooperating with the United Nations or other non -governmental organizations. This leads to a number of international non -governmental organizations such as Save The Children, the Norwegian RefugeeCouncil and the International Organization (Care) business in Afghanistan, because if there are no female staff, they will not be able to Implement projects. Thousands of female government employees were fired and even paid their salary at home.</text:p>
      <text:p text:style-name="P4">
Earlier this year, Yaminimishra, director of the regional regional of the International Amnesty Organization, said that women are prohibiting women from exacerbating the humanitarian crisis for non -governmental organizations in Afghanistan. "Taliban seemed to make the country fall into famine," she said.</text:p>
      <text:p text:style-name="P4">
"Their discriminatory policy has caused unsafe food to shock and makes international assistance almost impossible." She added. Women who need help can only receive assistance from other women because they are banned from contacting strangers.</text:p>
      <text:h text:style-name="P12" text:outline-level="3">
<text:span text:style-name="T4">
Afghanistan female doctor</text:span>
</text:h>
      <text:h text:style-name="P12" text:outline-level="3">
<text:span text:style-name="T4">
Female medical health environment seriously deteriorates</text:span>
</text:h>
      <text:p text:style-name="P4">
For women, mothers, and babies, Afghanistan is one of the most dangerous countries in the world. Each year, 7%of women die during pregnancy or childbirth. Many mothers do not have enough food, which increases the risk of complications during pregnancy. After giving birth, they struggled hard to raise children.</text:p>
      <text:p text:style-name="P4">
The humanitarian organization "Dr. No Borders" believes that Taliban excludes women outside of higher education and does not allow them to help organize employment, which greatly worsen the medical service environment. Especially due to Taliban's travel restrictions on women, this environment is worse.</text:p>
      <text:p text:style-name="P4">
In rural areas in Afghanistan, the nearest hospital is usually 75 kilometers away; and without "Mahram" (father, husband, or brother acting as a guardian), women must not travel. To make matters worse, many people in Afghanistan are unbearable to the travel expenses of this distance, let alone two people travel.</text:p>
      <text:p text:style-name="P4">
More importantly, Taliban stipulates that women can only be treated with female doctors. So far, women have been allowed to stay in the hospital, but the female doctor is very short, especially in rural areas. The female doctor is also limited by the same action as the patient. Those who couldn't find the companion were forced to stay at home. Almost the entire Afghanistan lacks female doctors and midwives.</text:p>
      <text:p text:style-name="P4">
*#</text:p>
      <text:h text:style-name="P13" text:outline-level="4">
<text:span text:style-name="T4">
They and sports equipment: Afghan women who are prohibited from participating in sports</text:span>
</text:h>
      <text:h text:style-name="P12" text:outline-level="3">
<text:span text:style-name="T4">
Football means "offside"</text:span>
</text:h>
      <text:p text:style-name="P4">
Since Taliban has re -controlled in August 2021, a series of measures taken by the regime have seriously limited the lives of women and girls. It is part of the prohibition of women's sports activities, but many women are dissatisfied with it. The Associated Press took an anonymous shooting for them and their sports equipment. This is a former women's football team in Kabul.</text:p>
      <text:p text:style-name="P4">
*#</text:p>
      <text:h text:style-name="P13" text:outline-level="4">
<text:span text:style-name="T4">
They and sports equipment: Afghan women who are prohibited from participating in sports</text:span>
</text:h>
      <text:h text:style-name="P12" text:outline-level="3">
<text:span text:style-name="T4">
goodbye, skateboard</text:span>
</text:h>
      <text:p text:style-name="P4">
The young skateboarder took a photo with her skateboard wearing Burka. Taliban not only prohibits all the movements of women and girls from entering the park and gymnasium, but also to visit and threatening the phone to intimidate women who continue to exercise.</text:p>
      <text:p text:style-name="P4">
*#</text:p>
      <text:h text:style-name="P13" text:outline-level="4">
<text:span text:style-name="T4">
They and sports equipment: Afghan women who are prohibited from participating in sports</text:span>
</text:h>
      <text:h text:style-name="P12" text:outline-level="3">
<text:span text:style-name="T4">
Last game</text:span>
</text:h>
      <ul>
        <li>
#</li>
      </ul>
      <text:h text:style-name="P13" text:outline-level="4">
<text:span text:style-name="T4">
They and sports equipment: Afghan women who are prohibited from participating in sports</text:span>
</text:h>
      <text:h text:style-name="P12" text:outline-level="3">
<text:span text:style-name="T4">
"I feel like I'm dead"</text:span>
</text:h>
      <text:p text:style-name="P4">
Nora is a fighter. She grew up in a poverty -stricken area in Kabul and always insisted on her position without fear of difficulties. However, when she and her family were threatened by Taliban, she left Kabul with a trembling manner and hid in her parents' hometown for a few weeks. She told the Associated Press: "Since the back of the Taliban, I feel that I am dead."</text:p>
      <text:p text:style-name="P4">
*#</text:p>
      <text:h text:style-name="P13" text:outline-level="4">
<text:span text:style-name="T4">
They and sports equipment: Afghan women who are prohibited from participating in sports</text:span>
</text:h>
      <text:h text:style-name="P12" text:outline-level="3">
<text:span text:style-name="T4">
</text:span>
</text:h>
      <text:p text:style-name="P4">
Like the woman riding a bicycle, many women in Afghanistan are currently being systematically obstructed by the Taliban: they are banned from entering schools and universities, and they must cover the whole body in public.</text:p>
      <text:p text:style-name="P4">
*#</text:p>
      <text:h text:style-name="P13" text:outline-level="4">
<text:span text:style-name="T4">
They and sports equipment: Afghan women who are prohibited from participating in sports</text:span>
</text:h>
      <text:h text:style-name="P12" text:outline-level="3">
<text:span text:style-name="T4">
Exercise becomes extravagant hopes</text:span>
</text:h>
      <text:p text:style-name="P4">
For this young woman in Kabul, even playing basketball is a luxury. A spokesman for the Taliban National Olympic Committee announced that the authorities are planning new sports facilities to enable women to participate in sports again. However, the authorities had previously issued a similar statement on the girls of girls in junior high school and high school, but no progress has been made so far.</text:p>
      <text:p text:style-name="P4">
Author: philipp böll</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restrictions on dresses and exercise</text:span>
</text:h>
      <text:p text:style-name="P4">
Dressing restrictions have become equally strict. In the summer of 2022, Sonia Niazi, the host of Afghanistan TV show, resisted the provisions of covering the face, but was eventually forced to comply when he appeared.</text:p>
      <text:p text:style-name="P4">
In Afghanistan, women must wear a robe when they go out, a kind of clothes covering the whole body. If women do not comply with this rule, her male relatives will face the risk of prison.</text:p>
      <text:p text:style-name="P4">
The women's sports team is no longer allowed to participate in the competition. Due to this provision, Afghanistan women's football is exiled in Australia. The Taliban decree also prohibits Afghanistan from going to parks, gyms, public swimming pools, gymnasiums and sports clubs, which makes it almost impossible for women to participate in any sports activities.</text:p>
      <text:p text:style-name="P4">
News Source: <text:a xlink:type="simple" xlink:href="https://www.dw.com/zh/塔利班侵犯了多少妇女权益？/a-66165199" text:style-name="Internet_20_link" text:visited-style-name="Visited_20_Internet_20_Link">
https://www.dw.com/zh/塔利班侵犯了多少妇女权益？/a-66165199?maca=chi-rss-chi-all-1127-rdf</text:a>
</text:p>
      <!--NEWS-->
      <text:h text:style-name="P10" text:outline-level="1">
<text:span text:style-name="T4">
During the visit to China, Chinese military aircraft warships continued to get close to intimidation around Taiwan</text:span>
</text:h>
      <text:p text:style-name="P4">
Author: chinese@voanews.com (美国之音)</text:p>
      <text:p text:style-name="P4">
Publisher: 美国之音中文网 (Type: NewsMediaOrganization)</text:p>
      <text:p text:style-name="P4">
Published Time: 2023-07-08T14:40:34+08:00</text:p>
      <text:p text:style-name="P4">
Modified Time: 2023-07-08 06:40:34Z</text:p>
      <text:p text:style-name="P4">
Description: The Chinese People's Liberation Army sent 13 aircraft and six warships to the airspace and waters around Taiwan in the past 24 hours of Saturday morning. This time is visiting Beijing in Beijing.</text:p>
      <text:p text:style-name="P4">
Videos: []</text:p>
      <text:p text:style-name="P4">
Images: []</text:p>
      <text:p text:style-name="P4">
Categories: ['台湾', '中国', '军事']</text:p>
      <text:p text:style-name="P4">
Type: None</text:p>
      <!--METADATA-->
      <text:p text:style-name="P4">
Nonenone</text:p>
      <text:p text:style-name="P4">
News Source: <text:a xlink:type="simple" xlink:href="https://www.voachinese.com/a/keeping-up-pressure-china-sends-warships-and-fighter-jets-near-taiwan-during-yellen-s-beijing-visit-20230708/7172377.html" text:style-name="Internet_20_link" text:visited-style-name="Visited_20_Internet_20_Link">
https://www.voachinese.com/a/keeping-up-pressure-china-sends-warships-and-fighter-jets-near-taiwan-during-yellen-s-beijing-visit-20230708/7172377.html</text:a>
</text:p>
      <!--NEWS-->
      <text:h text:style-name="P10" text:outline-level="1">
<text:span text:style-name="T4">
Britain officially signed the CPTPP agreement next weekend</text:span>
</text:h>
      <text:p text:style-name="P4">
Author: 联合早报 (Person)</text:p>
      <text:p text:style-name="P4">
Publisher: 联合早报 (Organization)</text:p>
      <text:p text:style-name="P4">
Published Time: 2023-07-08T15:38</text:p>
      <text:p text:style-name="P4">
Modified Time: 2023-07-08T15:38</text:p>
      <text:p text:style-name="P4">
Description: Britain will sign the "Cross -Pacific Partner Comprehensive Progress Agreement" (CPTPP) in Auckland, New Zealand next weekend, officially becoming the first new member since CPTPP takes effect. Bloomberg reported that CPTPP rotated chairman Guo New Zealand issued a statement on Saturday (July 8) ...</text:p>
      <text:p text:style-name="P4">
Videos: []</text:p>
      <text:p text:style-name="P4">
Audios: []</text:p>
      <text:p text:style-name="P4">
Images: []</text:p>
      <text:p text:style-name="P4">
Type: NewsArticle</text:p>
      <text:p text:style-name="P4">
Breadcrumbs: ['即时', '国际']</text:p>
      <text:p text:style-name="P4">
Keywords: ['跨太平洋伙伴全面进展协定', '英国']</text:p>
      <!--METADATA-->
      <text:p text:style-name="P4">
Britain will sign the "Cross -Pacific Partner Comprehensive Progress Agreement" (CPTPP) in Auckland, New Zealand next weekend, officially becoming the first new member since CPTPP takes effect.</text:p>
      <text:p text:style-name="P4">
Bloomberg reported that CPTPP's rotating chairman of the country issued a statement on Saturday (July 8th) that CPTPP member states will meet in Auckland next Saturday and Sunday (July 15th and 16th), and Britain will sign an agreement at the conference.</text:p>
      <text:p text:style-name="P4">
The New Zealand Minister of Trade said that the British signed CPTPP agreement will coexist with bilateral free trade agreements with Britain and New Zealand, which will ensure that New Zealand exporters enjoy unprecedented advantages in the British market in the world's sixth largest economy.</text:p>
      <text:p text:style-name="P4">
The "Cross -Pacific Partner Comprehensive Progress Agreement" (CPTPP) officially took effect on December 30, 2018. 11 founding members were Australia, Brunei, Canada, Chile, Japan, Malaysia, Mexico, Peru, New Zealand, Singapore and Vietnam.</text:p>
      <text:p text:style-name="P4">
Following the United Kingdom, Mainland China, Taiwan, Uruguay and South Korea also applied to join CPTPP. In addition, the Minister of Economic Revitalization of Japan said on Friday that Ukraine had submitted a written letter to the CPTPP agreement in New Zealand and submitted the formal application to apply to join the CPTPP.</text:p>
      <text:p text:style-name="P4">
News Source: <text:a xlink:type="simple" xlink:href="https://www.zaobao.com.sg/realtime/world/story20230708-1411988" text:style-name="Internet_20_link" text:visited-style-name="Visited_20_Internet_20_Link">
https://www.zaobao.com.sg/realtime/world/story20230708-1411988</text:a>
</text:p>
      <!--NEWS-->
      <text:h text:style-name="P10" text:outline-level="1">
<text:span text:style-name="T4">
On the 500th day of the Russian and Ukraine War, Zediski paid tribute to the soldiers to the strategic island to the strategic island</text:span>
</text:h>
      <text:p text:style-name="P4">
Author: 联合早报 (Person)</text:p>
      <text:p text:style-name="P4">
Publisher: 联合早报 (Organization)</text:p>
      <text:p text:style-name="P4">
Published Time: 2023-07-08T16:18</text:p>
      <text:p text:style-name="P4">
Modified Time: 2023-07-08T16:27</text:p>
      <text:p text:style-name="P4">
Description: On the 500th day of the Russian and Ukraine War, Ukraine President Zelei visited the Black Sea Strategic Island Snake Island. Agence France -Presse reported that in the early days of Russia's invasion of Ukraine, one of the well -known battles occurred in Snake Island. At that time ...</text:p>
      <text:p text:style-name="P4">
Videos: []</text:p>
      <text:p text:style-name="P4">
Audios: []</text:p>
      <text:p text:style-name="P4">
Images: []</text:p>
      <text:p text:style-name="P4">
Type: NewsArticle</text:p>
      <text:p text:style-name="P4">
Breadcrumbs: ['即时', '国际']</text:p>
      <text:p text:style-name="P4">
Keywords: ['俄乌战争', '乌克兰', '泽连斯基', '联合国']</text:p>
      <!--METADATA-->
      <text:p text:style-name="P4">
Ukrainian President Zelegsky in <text:a xlink:type="simple" xlink:href="https://www.zaobao.com/keywords/e-wu-zhan-zheng" text:style-name="Internet_20_link" text:visited-style-name="Visited_20_Internet_20_Link">
Russia and Ukraine War</text:a>
On the 500th day, I visited the Black Sea Strategic Island Snake Island.</text:p>
      <text:p text:style-name="P4">
Agence France -Presse reported that in the early days of Russia's invasion of Ukraine, one of the well -known battles occurred in Snakeisland. At that time, the Ukrainian troops on Snake Island were fearless to resist the Russian naval warships that fired missiles on the island and fought to the end.</text:p>
      <text:p text:style-name="P4">
Zelei Siki posted a video on the social media platform on Saturday (July 8). In the video, he can see that he boarded the snake island by boat and presented flowers in front of a monument.</text:p>
      <text:p text:style-name="P4">
In the video of Zelei Sky without indicating the date, "We came to Snake Island today, and it will never be conquered by the occupant. The same is true for the entire Ukraine because we are a brave country."</text:p>
      <text:p text:style-name="P4">
Zelei said: "I want to stand here from here, express my gratitude to every soldier in our country in 500 days."</text:p>
      <text:p text:style-name="P4">
July 7th was the 500th day of the Ukrainian war that broke out. The United Nations condemned Russia to cause a large number of civilian casualties in Ukraine.</text:p>
      <text:p text:style-name="P4">
According to data from the Ukrainian Human Rights Supervision Corps, since February last year, more than 9,000 civilians have been killed in the Russia and Ukraine War, including more than 500 children, and the actual number of deaths may be more.</text:p>
      <text:p text:style-name="P4">
NOEL CALHOUN, deputy head of the Supervisory Regiment, said: "Today, we witnessed the war that continued to cause terrible harm to Ukraine civilians and entered another severe milestone."</text:p>
      <text:p text:style-name="P4">
According to the report of the Human Rights Supervision Team, compared with 2022, the total number of crowds in the first month in early 2023 has declined, but the average number of casualties in May and June has increased again. In the past two weeks, the most fatal fewer few days since the beginning of the war began week.</text:p>
      <text:p text:style-name="P4">
On the evening of June 27, Russia's busy shopping area in the eastern city of Ukraine Cramatorsk <text:a xlink:type="simple" xlink:href="https://www.zaobao.com/news/world/story20230628-1408872" text:style-name="Internet_20_link" text:visited-style-name="Visited_20_Internet_20_Link">
launched a missile attack</text:a>
Cause 13 people to die. The victims include the award -winning writer and human rights defender Victoria Amelina, who died of excessive serious injuries this week.</text:p>
      <text:p text:style-name="P4">
Shortly after the attack, <text:a xlink:type="simple" xlink:href="https://www.zaobao.com/realtime/world/story20230706-1411321" text:style-name="Internet_20_link" text:visited-style-name="Visited_20_Internet_20_Link">
Lavff, the city of Western Ukraine, was also attacked by missiles</text:a>
10 civilians were killed.</text:p>
      <text:p text:style-name="P4">
The UN High Commissioner's Office of Human Rights issued the latest report of Ukrainian civilian casualties, which recorded the death of Ukraine civilians from the beginning of the war to June 30, 2023.</text:p>
      <text:p text:style-name="P4">
The report recorded a total of 25,170 civilian casualties, of which 9177 were killed and 15,993 were injured. 61%of the known sexual casualties are men and 39%are women. Among children with known gender, boys account for more than 57%of the number of casualties, and girls account for 42.8%.</text:p>
      <text:p text:style-name="P4">
The Human Rights University also received information that there were 22 civilian casualties occupied in Crimea and Cystopol, which occupied Russia, and five men and one woman were killed, including two children and 14 adults. The 16 people were injured, and the gender of the injured was unclear.</text:p>
      <text:p text:style-name="P4">
On the other hand, Calle, deputy minister of the US Department of Defense, was responsible for policy affairs on Friday (7th) that Ukraine's counterattack against the Russian army was slower than expected, but now it is too early to conclude that the victory and losses are too early. He said that the Ukrainian army is still looking for the weakness of the Russian defense line. The real test is that the Ukraine can find and use these weaknesses quickly.</text:p>
      <text:p text:style-name="P4">
News Source: <text:a xlink:type="simple" xlink:href="https://www.zaobao.com.sg/realtime/world/story20230708-1411994" text:style-name="Internet_20_link" text:visited-style-name="Visited_20_Internet_20_Link">
https://www.zaobao.com.sg/realtime/world/story20230708-1411994</text:a>
</text:p>
      <!--NEWS-->
      <text:h text:style-name="P10" text:outline-level="1">
<text:span text:style-name="T4">
During the visiting China Military Warship in Yellen, the Chinese Military Warship continued to get close to intimidation around Taiwan</text:span>
</text:h>
      <text:p text:style-name="P4">
Author: None</text:p>
      <text:p text:style-name="P4">
Publisher: Radio Free Asia (Organization)</text:p>
      <text:p text:style-name="P4">
Published Time: 2023-07-08T16:43:17-04:00</text:p>
      <text:p text:style-name="P4">
Modified Time: 2023-07-08T16:43:1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2" text:anchor-type="as-char" svg:width="6.9236in" svg:height="5.1927in" draw:z-index="0">
<draw:image xlink:href="../Images/rfamandarin/2023-07-08T16-43-17-04-00/000000.png" xlink:type="simple" xlink:show="embed" xlink:actuate="onLoad" draw:mime-type="image/png"/>
</draw:frame>
The Chinese People's Liberation Army enters the schematic diagram of the airspace activities around Taiwan <text:a xlink:type="simple" xlink:href="https://www.rfa.org/mandarin/Xinwen/6-07082023162913.html/@@images/image" text:style-name="Internet_20_link" text:visited-style-name="Visited_20_Internet_20_Link">
</text:a>
Network screenshot/Taiwan's Ministry of National Defense</text:p>
      <text:p text:style-name="P4">
According to international media on the 8th, the Chinese PLA sent 13 aircraft and six warships in the airspace and waters around Taiwan within the past 24 hours of Saturday morning. At this time, US Finance Minister Yellen was visiting Beijing.</text:p>
      <text:p text:style-name="P4">
The Taiwan Ministry of National Defense said that from the development of air and maritime surveillance, the land -based missile system has been prepared. According to a press release of the Ministry of National Defense, the four Chinese aircraft-two SU-30 fighters, a BZK-005 reconnaissance aircraft, and a Y-8 anti-submarine fighter-cross the midline of the Taiwan Strait and enter the Southwest Air Defense identification zone in Taiwan. The Taiwan Strait midline was once regarded as the de facto line of the two sides, but China said it did not recognize the so -called midline.</text:p>
      <text:p text:style-name="P4">
China claims that Taiwan is part of its territory. If necessary, it can be annexed force, and the Air Force and the Navy are sent to perform so -called tasks around Taiwan almost every day to try to weaken Taiwan's defense capabilities and intimidate 23 million people in Taiwan. However, so far, the people of Taiwan seem to be basically not affected by the Armiculi of the Communist Party of China.</text:p>
      <text:p text:style-name="P4">
It is expected that Xi Jinping will not meet her while visiting China.</text:p>
      <text:p text:style-name="P4">
(Responsible editor: (：)</text:p>
      <text:p text:style-name="P4">
News Source: <text:a xlink:type="simple" xlink:href="https://www.rfa.org/mandarin/Xinwen/6-07082023162913.html" text:style-name="Internet_20_link" text:visited-style-name="Visited_20_Internet_20_Link">
https://www.rfa.org/mandarin/Xinwen/6-07082023162913.html</text:a>
</text:p>
      <!--NEWS-->
      <text:h text:style-name="P10" text:outline-level="1">
<text:span text:style-name="T4">
The US -Korea Nuclear Consulting Group Meeting will be held in Seoul</text:span>
</text:h>
      <text:p text:style-name="P4">
Author: None</text:p>
      <text:p text:style-name="P4">
Publisher: Radio Free Asia (Organization)</text:p>
      <text:p text:style-name="P4">
Published Time: 2023-07-08T16:50:22-04:00</text:p>
      <text:p text:style-name="P4">
Modified Time: 2023-07-08T16:50:2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4" text:anchor-type="as-char" svg:width="6.9236in" svg:height="4.612011in" draw:z-index="0">
<draw:image xlink:href="../Images/rfamandarin/2023-07-08T16-50-22-04-00/000000.png" xlink:type="simple" xlink:show="embed" xlink:actuate="onLoad" draw:mime-type="image/png"/>
</draw:frame>
South Korean President Yin Xiyue visited the United States and US President Biden at the White House and took the shoot on April 26, 2023. <text:a xlink:type="simple" xlink:href="https://www.rfa.org/mandarin/Xinwen/7-07082023164359.html/@@images/image" text:style-name="Internet_20_link" text:visited-style-name="Visited_20_Internet_20_Link">
</text:a>
Associated Press Picture</text:p>
      <text:p text:style-name="P4">
The Office of the Presidential Palace of South Korea said on the 8th that the first "Nuclear Counseling Group" (NCG) meeting held by South Korea and the United States will be held in Seoul on the 18th.</text:p>
      <text:p text:style-name="P4">
According to Reuters, this meeting will "discuss sharing information, negotiation mechanisms, joint planning and implementation plans in order to strengthen the deterrent of North Korea's nuclear."</text:p>
      <text:p text:style-name="P4">
South Korean President Yin Xiyue visited the United States in April this year and jointly issued a Washington Declaration with US President Biden, and the two sides set up a nuclear consulting team. The Washington Declaration also includes South Korea reiterated not to seek self -made nuclear weapons, although polls recently showed that South Korean people hope to support their nuclear.</text:p>
      <text:p text:style-name="P4">
Liu Xiaoming, a representative of the Special Affairs of the Korean Peninsula in China, said in a Twitter that "China has expressed concern about the execution of the United States and South Korea to improve the execution of the United States '" extended deterrence'. The issue of the Korean Peninsula is essentially a political security issue. Do not take the right way to promote the establishment of a peace mechanism for the Peninsula, but obsessed with the change of military deterrence, it is difficult to relieve the security dilemma of tension and opposition. "</text:p>
      <text:p text:style-name="P4">
Yin Xiyue once said that the nuclear counseling team will improve the alliance between South Korea and the United States.</text:p>
      <text:p text:style-name="P4">
It is reported that the first meeting of the Nuclear Consulting Group will be co -chaired by Kurt Campbell, the US Presidential Assistant and Indo -Pacific Affairs Coordinator, the United States Presidential Assistant and Indo -Pacific Affairs Coordinator.</text:p>
      <text:p text:style-name="P4">
According to the Yonhap News Agency, the nuclear consulting team holds four meetings every year, and the results of the meeting will be reported to the presidents of the two countries.</text:p>
      <text:p text:style-name="P4">
(Responsible editor: (：)</text:p>
      <text:p text:style-name="P4">
News Source: <text:a xlink:type="simple" xlink:href="https://www.rfa.org/mandarin/Xinwen/7-07082023164359.html" text:style-name="Internet_20_link" text:visited-style-name="Visited_20_Internet_20_Link">
https://www.rfa.org/mandarin/Xinwen/7-07082023164359.html</text:a>
</text:p>
      <!--NEWS-->
      <text:h text:style-name="P10" text:outline-level="1">
<text:span text:style-name="T4">
Tesla started firing some Chinese factory workers</text:span>
</text:h>
      <text:p text:style-name="P4">
Author: None</text:p>
      <text:p text:style-name="P4">
Publisher: Radio Free Asia (Organization)</text:p>
      <text:p text:style-name="P4">
Published Time: 2023-07-08T16:52:44-04:00</text:p>
      <text:p text:style-name="P4">
Modified Time: 2023-07-08T16:52:4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6" text:anchor-type="as-char" svg:width="6.9236in" svg:height="4.612011in" draw:z-index="0">
<draw:image xlink:href="../Images/rfamandarin/2023-07-08T16-52-44-04-00/000000.png" xlink:type="simple" xlink:show="embed" xlink:actuate="onLoad" draw:mime-type="image/png"/>
</draw:frame>
Electric vehicle manufacturer Tesla Shanghai Factory <text:a xlink:type="simple" xlink:href="https://www.rfa.org/mandarin/Xinwen/8-07082023165051.html/@@images/image" text:style-name="Internet_20_link" text:visited-style-name="Visited_20_Internet_20_Link">
</text:a>
Reuters pictures</text:p>
      <text:p text:style-name="P4">
Bloomberg quoted people familiar with the matter on the 7th that electric vehicle manufacturer Tesla is firing some battery assembly workers in the Shanghai factory.</text:p>
      <text:p text:style-name="P4">
According to Reuters, it is unclear how many workers in Tesla may be fired, and they are not clear about the specific reasons behind the layoffs. Tesla did not immediately respond to the comment request.</text:p>
      <text:p text:style-name="P4">
Tesla Shanghai Super Factory is the largest and most productive factory with about 20,000 employees, including assembly workers with Model Y and Model 3. Tesla's total number of battery workers may be less than one thousand. Because Tesla mainly obtained batteries from LG New Energy and Ningde Times, only two workshops completed the final process of assembling batteries.</text:p>
      <text:p text:style-name="P4">
The news also said that Tesla will provide the maximum N+3 resignation compensation for the tailor-made battery assembly workers, with an average of 7,000 monthly salary calculations. Some laymans are expected to receive compensation of 20-40,000 yuan at one time.</text:p>
      <text:p text:style-name="P4">
(Responsible editor: (：)</text:p>
      <text:p text:style-name="P4">
News Source: <text:a xlink:type="simple" xlink:href="https://www.rfa.org/mandarin/Xinwen/8-07082023165051.html" text:style-name="Internet_20_link" text:visited-style-name="Visited_20_Internet_20_Link">
https://www.rfa.org/mandarin/Xinwen/8-07082023165051.html</text:a>
</text:p>
      <!--NEWS-->
      <text:h text:style-name="P10" text:outline-level="1">
<text:span text:style-name="T4">
French human rights envoy is concerned about the Hong Kong Government's heavily rewarding and hunting disagreement</text:span>
</text:h>
      <text:p text:style-name="P4">
Author: None</text:p>
      <text:p text:style-name="P4">
Publisher: Radio Free Asia (Organization)</text:p>
      <text:p text:style-name="P4">
Published Time: 2023-07-08T16:58:08-04:00</text:p>
      <text:p text:style-name="P4">
Modified Time: 2023-07-08T16:58:0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8" text:anchor-type="as-char" svg:width="6.9236in" svg:height="2.948114in" draw:z-index="0">
<draw:image xlink:href="../Images/rfamandarin/2023-07-08T16-58-08-04-00/000000.png" xlink:type="simple" xlink:show="embed" xlink:actuate="onLoad" draw:mime-type="image/png"/>
</draw:frame>
French Ministry of Foreign Affairs Delphine Borione published a tweet [![] [![] [] [] <text:a xlink:type="simple" xlink:href="https://www.rfa.org/mandarin/Xinwen/9-07082023165312.html/@@images/image" text:style-name="Internet_20_link" text:visited-style-name="Visited_20_Internet_20_Link">
</text:a>
Twitter Screenshot/Delphine Borione(@delphborione)According to French media on the 8th, following the publicly issued statement in the United States, Australia, and the European Union, the French Ministry of Foreign Affairs's human rights envoy DelphineBorion issued a post on the 8th that the French authorities announced to the Hong Kong authorities to 8 people 8 Hong Kong democratic movements living overseas have issued deep concerns. She said that the development of this situation further threatened the right to exercise basic freedom in the SAR and overseas in the SAR and overseas. The foundation of prosperity. France calls on the Chinese authorities to respect its national and international commitments and stop all forms of democracy and human rights activists.</text:p>
      <text:p text:style-name="P4">
According to British media reports, Luo Guancong, a former Hong Kong legislative member of London, told the British media that because the Hong Kong government has paid a lot of money, he was worried that he would be abducted.</text:p>
      <text:p text:style-name="P4">
(Responsible editor: (：)</text:p>
      <text:p text:style-name="P4">
News Source: <text:a xlink:type="simple" xlink:href="https://www.rfa.org/mandarin/Xinwen/9-07082023165312.html" text:style-name="Internet_20_link" text:visited-style-name="Visited_20_Internet_20_Link">
https://www.rfa.org/mandarin/Xinwen/9-07082023165312.html</text:a>
</text:p>
      <!--NEWS-->
      <text:h text:style-name="P10" text:outline-level="1">
<text:span text:style-name="T4">
The Dalai Lama said Beijing was interested in contacting him, and he had no problem with the recovery dialogue.</text:span>
</text:h>
      <text:p text:style-name="P4">
Author: None</text:p>
      <text:p text:style-name="P4">
Publisher: Radio Free Asia (Organization)</text:p>
      <text:p text:style-name="P4">
Published Time: 2023-07-08T17:02:15-04:00</text:p>
      <text:p text:style-name="P4">
Modified Time: 2023-07-08T17:02:1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0" text:anchor-type="as-char" svg:width="6.9236in" svg:height="4.612011in" draw:z-index="0">
<draw:image xlink:href="../Images/rfamandarin/2023-07-08T17-02-15-04-00/000000.png" xlink:type="simple" xlink:show="embed" xlink:actuate="onLoad" draw:mime-type="image/png"/>
</draw:frame>
Tibet spiritual leader Dalai Lama <text:a xlink:type="simple" xlink:href="https://www.rfa.org/mandarin/Xinwen/10-07082023165840.html/@@images/image" text:style-name="Internet_20_link" text:visited-style-name="Visited_20_Internet_20_Link">
</text:a>
Agence France -Presse Pictures</text:p>
      <text:p text:style-name="P4">
The Tibetan spiritual leader Dalai Lama recently told the outside world that China is changing, and China expresses his willingness to contact him through formal and informal methods. He also said that he hoped that he would live a hundred years old and do more work for Tibet and human beings.</text:p>
      <text:p text:style-name="P4">
According to the Indian media Indian Stan Times reported on the 8th, the Dalai Lama told the media to the media before visiting Derry and Ladakhs in India and Ladaka. The meaning of contact with him.</text:p>
      <text:p text:style-name="P4">
However, this report did not explain the specific date of the Dalai Lama speech.</text:p>
      <text:p text:style-name="P4">
The Dalai Lama on Thursday in the northern India Himacharbon(Himachal Pradesh)The residence of the mountain city Dhasaland spent his 88th birthday. Hundreds of supporters and exile Tibetans participated in the birthday event. The Dalai Lama himself served as the host of the birthday banquet.</text:p>
      <text:p text:style-name="P4">
The Peninsula TV quoted the Dalai Lama, "We celebrate my 88th birthday, but you see, I look only 50 years old."</text:p>
      <text:p text:style-name="P4">
The Dalai Lama said, "I pray to bring peace to the world through the understanding of human integration."</text:p>
      <text:p text:style-name="P4">
According to the Indian Stan Times, in the latest conversation, the Dalai Lama answered the questioner when the reporter had a willingness to recover with Beijing, "We do not seek independence, and we decided to stay in China many years ago to stay in China many years ago. In the People's Republic of China. "</text:p>
      <text:p text:style-name="P4">
"Now that China is changing," said the Dalai Lama, "China expresses willing to contact me through formal or informal methods."</text:p>
      <text:p text:style-name="P4">
The Dalai Lama made it clear, "I never refuse to talk. Now China also realize that the spirit of the Tibetan people is very firm. In order to solve the Tibetan issue, they want to contact me. I have no problem here."</text:p>
      <text:p text:style-name="P4">
The Dalai Lama said that Tibet's culture and religious knowledge can bring benefits to the world. However, he also emphasized that he also respects all other religious traditions, because "those religious encouragement and cultivation of them must have love and sympathy."</text:p>
      <text:p text:style-name="P4">
(Responsible editor: (：)</text:p>
      <text:p text:style-name="P4">
News Source: <text:a xlink:type="simple" xlink:href="https://www.rfa.org/mandarin/Xinwen/10-07082023165840.html" text:style-name="Internet_20_link" text:visited-style-name="Visited_20_Internet_20_Link">
https://www.rfa.org/mandarin/Xinwen/10-07082023165840.html</text:a>
</text:p>
      <!--NEWS-->
      <text:h text:style-name="P10" text:outline-level="1">
<text:span text:style-name="T4">
The Hanmei Nuclear Consultation Group held the first meeting on July 18</text:span>
</text:h>
      <text:p text:style-name="P4">
Author: 联合早报 (Person)</text:p>
      <text:p text:style-name="P4">
Publisher: 联合早报 (Organization)</text:p>
      <text:p text:style-name="P4">
Published Time: 2023-07-08T17:44</text:p>
      <text:p text:style-name="P4">
Modified Time: 2023-07-08T17:52</text:p>
      <text:p text:style-name="P4">
Description: The South Korean U.S. Nuclear Consultation Group will hold the first meeting in Seoul on July 18 to discuss the plan proposed by the North Korean nuclear deterrence, including sharing information, negotiation mechanisms, and joint planning and implementation. South Korean President's Office announced the meeting date on Saturday (July 8). according to...</text:p>
      <text:p text:style-name="P4">
Videos: []</text:p>
      <text:p text:style-name="P4">
Audios: []</text:p>
      <text:p text:style-name="P4">
Images: []</text:p>
      <text:p text:style-name="P4">
Type: NewsArticle</text:p>
      <text:p text:style-name="P4">
Breadcrumbs: ['即时', '国际']</text:p>
      <text:p text:style-name="P4">
Keywords: ['韩国', '美国', '韩美关系', '朝鲜']</text:p>
      <!--METADATA-->
      <text:p text:style-name="P4">
The South Korean U.S. Nuclear Consultation Group will hold the first meeting in Seoul on July 18 to discuss the plan proposed by the North Korean nuclear deterrence, including sharing information, negotiation mechanisms, and joint planning and implementation.</text:p>
      <text:p text:style-name="P4">
South Korean President's Office announced the meeting date on Saturday (July 8). According to Reuters, the first time in South Korea's National Security Office, Kim Tae -soo, and the U.S. National Security Council India -Pacific coordinator, Campbell, and national defense policy and military reserve control coordinator Abekron will co -host the meeting.</text:p>
      <text:p text:style-name="P4">
The President's Office of South Korea said that the meeting aims to implement the "Washington Declaration" jointly published with the US President Biden Biden in April this year when South Korean President Yin Xiyue conducted a state visit to the United States. South Korea is looking forward to holding regular meetings in the future, strengthening cooperation between the two countries, and strengthening the extended deterrent execution of US military power including the combination of US military power and South Korea.</text:p>
      <text:p text:style-name="P4">
Liu Xiaoming, a special representative of China's Korean Peninsula affairs, has expressed concern about the implementation of the meeting to enhance the execution of the United States' "extended deterrence".</text:p>
      <text:p text:style-name="P4">
Liu Xiaoming tweeted on Saturday: "The issue of the Korean Peninsula is essentially a political security issue. Do not take the righteous way to promote the establishment of a peace mechanism for the establishment of a peninsula, but is obsessed with the change of military deterrent and pressure. Unexpectedly, the United States and South Korea are at the end of the problem, and play a constructive role for the political solution process of the Peninsula problem. "</text:p>
      <text:p text:style-name="P4">
South Korean and American summit announced in the Washington Declaration in April that <text:a xlink:type="simple" xlink:href="https://www.zaobao.com/realtime/world/story20230430-1389015" text:style-name="Internet_20_link" text:visited-style-name="Visited_20_Internet_20_Link">
the United States will strengthen its deterrent to North Korea</text:a>
, Including the establishment of the Nuclear ConsultativeGroup, allowing South Korea to have a greater right to speak on the U.S. use nuclear weapons to deal with North Korea's attacks. Essence</text:p>
      <text:p text:style-name="P4">
News Source: <text:a xlink:type="simple" xlink:href="https://www.zaobao.com.sg/realtime/world/story20230708-1412005" text:style-name="Internet_20_link" text:visited-style-name="Visited_20_Internet_20_Link">
https://www.zaobao.com.sg/realtime/world/story20230708-1412005</text:a>
</text:p>
      <!--NEWS-->
      <text:h text:style-name="P10" text:outline-level="1">
<text:span text:style-name="T4">
Erdogo urges Russia to extend the Black Sea Grain Agreement</text:span>
</text:h>
      <text:p text:style-name="P4">
Author: 联合早报 (Person)</text:p>
      <text:p text:style-name="P4">
Publisher: 联合早报 (Organization)</text:p>
      <text:p text:style-name="P4">
Published Time: 2023-07-08T18:27</text:p>
      <text:p text:style-name="P4">
Modified Time: 2023-07-08T18:58</text:p>
      <text:p text:style-name="P4">
Description: Turkish President Erdogan urged Russia to extend the Black Sea Grain Agreement for at least three months and announced that Russian President Putin would visit Turkey in August. According to Reuters, Erdogan and Ukrainian President Zelezzky held on Saturday (July 8th) and Ukrainian President Zelei in Istanbulwadin Building ...</text:p>
      <text:p text:style-name="P4">
Videos: []</text:p>
      <text:p text:style-name="P4">
Audios: []</text:p>
      <text:p text:style-name="P4">
Images: []</text:p>
      <text:p text:style-name="P4">
Type: NewsArticle</text:p>
      <text:p text:style-name="P4">
Breadcrumbs: ['即时', '国际']</text:p>
      <text:p text:style-name="P4">
Keywords: ['俄罗斯', '土耳其', '乌克兰', '埃尔多安', '泽连斯基', '普京']</text:p>
      <!--METADATA-->
      <text:p text:style-name="P4">
Turkish President Erdogan urged Russia to extend the Black Sea Grain Agreement for at least three months and announced that Russian President Putin would visit Turkey in August.</text:p>
      <text:p text:style-name="P4">
According to Reuters, Erdogan held a press conference with Ukraine President Zelezki on Saturday (July 8) and Ukrainian President Zelezki at the Bervadin Building in Istani. The two discussed the future of the Black Sea Grain Export Agreement in previous talks.</text:p>
      <text:p text:style-name="P4">
Erdogan said it was trying to extend the Black Sea Grain Agreement, which will expire on July 17. He said that when he met Putin next month in Turkey, the agreement would be one of the most important matters for discussing the agenda. "We hope it can be extended at least every three months, <text:a xlink:type="simple" xlink:href="https://www.zaobao.com/news/world/story20230315-1372600" text:style-name="Internet_20_link" text:visited-style-name="Visited_20_Internet_20_Link">
instead of every two months</text:a>
Essence We will work hard in this regard and try to extend its deadline to two years. "</text:p>
      <text:p text:style-name="P4">
Zeelianzky was visiting NATO member states one after another. Before Turkey, he had visited Bulgaria, Czech Republic and Slovakia. This trip is to urge the NATO to take specific measures at the summit next week to approve <text:a xlink:type="simple" xlink:href="https://www.zaobao.com/realtime/world/story20230707-1411769" text:style-name="Internet_20_link" text:visited-style-name="Visited_20_Internet_20_Link">
Ukraine to join the alliance</text:a>
Essence Erdogan had previously stated that Ukraine joined NATO.</text:p>
      <text:p text:style-name="P4">
The two of Zellezki and Erdogan also discussed the issue of Russia and Ukraine's captives during the talks, which is also a matter of discussion between Erdogan's discussion with Putin. Zelei said that he would wait until the results came out, but he showed that the discussion with Erdogan had talked about the specific details of the release of all captives, including Ukrainian children who were forcibly sent to Russia.</text:p>
      <text:p text:style-name="P4">
News Source: <text:a xlink:type="simple" xlink:href="https://www.zaobao.com.sg/realtime/world/story20230708-1412010" text:style-name="Internet_20_link" text:visited-style-name="Visited_20_Internet_20_Link">
https://www.zaobao.com.sg/realtime/world/story20230708-1412010</text:a>
</text:p>
      <!--NEWS-->
      <text:h text:style-name="P10" text:outline-level="1">
<text:span text:style-name="T4">
The eastern part of Wu was attacked by the Russian Rockets and caused eight deaths and 13 injuries</text:span>
</text:h>
      <text:p text:style-name="P4">
Author: 联合早报 (Person)</text:p>
      <text:p text:style-name="P4">
Publisher: 联合早报 (Organization)</text:p>
      <text:p text:style-name="P4">
Published Time: 2023-07-08T21:03</text:p>
      <text:p text:style-name="P4">
Modified Time: 2023-07-08T21:28</text:p>
      <text:p text:style-name="P4">
Description: The town of Liman, Donetsk, eastern Ukraine was attacked by Russian rockets, causing eight people to die and 13 injuries. According to Agence France -Presse, the Ukrainian Ministry of the Interior said on social media on Saturday (July 8) that the attack caused a house, an affiliated building and three printed factories ...</text:p>
      <text:p text:style-name="P4">
Videos: []</text:p>
      <text:p text:style-name="P4">
Audios: []</text:p>
      <text:p text:style-name="P4">
Images: []</text:p>
      <text:p text:style-name="P4">
Type: NewsArticle</text:p>
      <text:p text:style-name="P4">
Breadcrumbs: ['即时', '国际']</text:p>
      <text:p text:style-name="P4">
Keywords: ['俄乌战争', '乌克兰', '俄罗斯']</text:p>
      <!--METADATA-->
      <text:p text:style-name="P4">
The town of Liman, Donetsk, eastern Ukraine was attacked by Russian rockets, causing eight people to die and 13 injuries.</text:p>
      <text:p text:style-name="P4">
According to Agence France -Presse, the Ukrainian Ministry of the Interior said on social media on Saturday (July 8) that the attack caused a house, an affiliated building of a printed factory, and three cars.</text:p>
      <text:p text:style-name="P4">
Governor PavlokyryLenko said that Russia launched an attack on Lyman with multiple rocket launchers at 10 am (3 pm Singapore time). The main railway hub Liman was occupied by the Russian army in May last year, and the Ukraine later recovered the land in October.</text:p>
      <text:p text:style-name="P4">
Ukraine earlier reported that Russia conducted an attack in Liman this week.</text:p>
      <text:p text:style-name="P4">
In addition, Tas Society quoted an emergency service official saying that Oleshki, a southern part of Ukraine controlled by Russia, was attacked by Ukrainian artillery all night, causing two civilians to die.</text:p>
      <text:p text:style-name="P4">
News Source: <text:a xlink:type="simple" xlink:href="https://www.zaobao.com.sg/realtime/world/story20230708-1412036" text:style-name="Internet_20_link" text:visited-style-name="Visited_20_Internet_20_Link">
https://www.zaobao.com.sg/realtime/world/story20230708-1412036</text:a>
</text:p>
      <!--NEWS-->
      <text:h text:style-name="P10" text:outline-level="1">
<text:span text:style-name="T4">
The Dalai Lama said Beijing was interested in contacting him, and he had no problem with the recovery dialogue.</text:span>
</text:h>
      <text:p text:style-name="P4">
Author: chinese@voanews.com (木风)</text:p>
      <text:p text:style-name="P4">
Publisher: 美国之音中文网 (Type: NewsMediaOrganization)</text:p>
      <text:p text:style-name="P4">
Published Time: 2023-07-08T21:21:41+08:00</text:p>
      <text:p text:style-name="P4">
Modified Time: 2023-07-08 13:21:41Z</text:p>
      <text:p text:style-name="P4">
Description: The Tibetan spiritual leader Dalai Lama recently told the outside world that China is changing, and China expresses his willingness to contact him through formal and informal methods. He also said that he hoped that he would live a hundred years old and do more work for Tibet and human beings.</text:p>
      <text:p text:style-name="P4">
Videos: []</text:p>
      <text:p text:style-name="P4">
Images: []</text:p>
      <text:p text:style-name="P4">
Categories: ['新疆西藏问题', '中国', '宗教']</text:p>
      <text:p text:style-name="P4">
Type: None</text:p>
      <!--METADATA-->
      <text:p text:style-name="P4">
Nonenone</text:p>
      <text:p text:style-name="P4">
News Source: <text:a xlink:type="simple" xlink:href="https://www.voachinese.com/a/china-changing-wanted-to-contact-me-officially-or-unofficially-dalai-lama-20230708/7172478.html" text:style-name="Internet_20_link" text:visited-style-name="Visited_20_Internet_20_Link">
https://www.voachinese.com/a/china-changing-wanted-to-contact-me-officially-or-unofficially-dalai-lama-20230708/7172478.html</text:a>
</text:p>
      <!--NEWS-->
      <text:h text:style-name="P10" text:outline-level="1">
<text:span text:style-name="T4">
China's J-20 suspected replacement of turbofan-15 and successful first flight observer: chase the US military 30 years ago technology</text:span>
</text:h>
      <text:p text:style-name="P4">
Author: chinese@voanews.com (陈筠)</text:p>
      <text:p text:style-name="P4">
Publisher: 美国之音中文网 (Type: NewsMediaOrganization)</text:p>
      <text:p text:style-name="P4">
Published Time: 2023-07-08T21:35:17+08:00</text:p>
      <text:p text:style-name="P4">
Modified Time: 2023-07-08 13:35:17Z</text:p>
      <text:p text:style-name="P4">
Description: Recently, there have been signs that China's most advanced fifth-generation stealth fighter J-20 suspected to have been put on the long-awaited domestic turbofan-15 engine and successfully flew for the first time. Essence Analysts said that the significance of the Chinese Air Force is a big leap in terms of technology. It seems that it can be up with the engine F-119 of the US F-22 fighter, but it will take at least 5 years from the conservative estimation of mass production and service. Moreover, China has chased the United States 30 years ago, that is, in terms of technology or the overall combat power of the Air Force, China is actually quite different from the United States.</text:p>
      <text:p text:style-name="P4">
Videos: []</text:p>
      <text:p text:style-name="P4">
Images: []</text:p>
      <text:p text:style-name="P4">
Categories: ['中国', '军事']</text:p>
      <text:p text:style-name="P4">
Type: None</text:p>
      <!--METADATA-->
      <text:p text:style-name="P4">
Nonenone</text:p>
      <text:p text:style-name="P4">
News Source: <text:a xlink:type="simple" xlink:href="https://www.voachinese.com/a/china-s-ws-15-engine-may-have-installed-on-the-j-20-fighter-flying-successfully-20230708/7172466.html" text:style-name="Internet_20_link" text:visited-style-name="Visited_20_Internet_20_Link">
https://www.voachinese.com/a/china-s-ws-15-engine-may-have-installed-on-the-j-20-fighter-flying-successfully-20230708/7172466.html</text:a>
</text:p>
      <!--NEWS-->
      <text:h text:style-name="P10" text:outline-level="1">
<text:span text:style-name="T4">
The United States with a bundle bomb to Ukraine is called "an eager move"</text:span>
</text:h>
      <text:p text:style-name="P4">
Author: 联合早报 (Person)</text:p>
      <text:p text:style-name="P4">
Publisher: 联合早报 (Organization)</text:p>
      <text:p text:style-name="P4">
Published Time: 2023-07-08T23:25</text:p>
      <text:p text:style-name="P4">
Modified Time: 2023-07-08T23:35</text:p>
      <text:p text:style-name="P4">
Description: Russia pointed out that the United States decided to provide a bundle bomb to Ukraine as a "urgent move" and will not affect Moscow's actions in Kiev. According to Agence France -Presse, the Russian Ministry of Foreign Affairs spokesman Zaharava issued a statement on Saturday (July 8) saying: "This is an eager move, in ...</text:p>
      <text:p text:style-name="P4">
Videos: []</text:p>
      <text:p text:style-name="P4">
Audios: []</text:p>
      <text:p text:style-name="P4">
Images: []</text:p>
      <text:p text:style-name="P4">
Type: NewsArticle</text:p>
      <text:p text:style-name="P4">
Breadcrumbs: ['即时', '国际']</text:p>
      <text:p text:style-name="P4">
Keywords: ['俄乌战争', '俄罗斯', '美国', '乌克兰']</text:p>
      <!--METADATA-->
      <text:p text:style-name="P4">
Russia pointed out that the United States decided to provide a bundle bomb to Ukraine as a "urgent move" and will not affect Moscow's actions in Kiev.</text:p>
      <text:p text:style-name="P4">
According to Agence France -Presse, the Russian Ministry of Foreign Affairs spokesman Zaharava issued a statement on Saturday (July 8) saying: "This is an eager move, showing weakness in the background of Ukraine's counterattack failure."</text:p>
      <text:p text:style-name="P4">
Zaharava said: "Washington and Kiev's latest 'Miracle Weapon' bets without serious consequences will not affect special military operations." She said that the decision to the United States has highlighted "radical "Anti -Russia", "aims to extend the Ukraine conflict as possible."</text:p>
      <text:p text:style-name="P4">
Zaharava also said that Ukraine claims that the promise of using a bundle bomb is "worthless". Russia uses a bundle bomb in Ukraine, but this bomb has been banned in many places in the world.</text:p>
      <text:p text:style-name="P4">
U.S. President Biden admitted earlier that it provided hundreds of multiple small explosive weapons that can cover Ukraine with hundreds of football fields <text:a xlink:type="simple" xlink:href="https://www.zaobao.com/realtime/world/story20230708-1411875" text:style-name="Internet_20_link" text:visited-style-name="Visited_20_Internet_20_Link">
"a difficult decision"</text:a>
 。</text:p>
      <text:p text:style-name="P4">
News Source: <text:a xlink:type="simple" xlink:href="https://www.zaobao.com.sg/realtime/world/story20230708-1412055" text:style-name="Internet_20_link" text:visited-style-name="Visited_20_Internet_20_Link">
https://www.zaobao.com.sg/realtime/world/story20230708-1412055</text:a>
</text:p>
      <!--NEWS-->
      <text:h text:style-name="P10" text:outline-level="1">
<text:span text:style-name="T4">
The United States destroyed the last batch of chemical martial arts, Biden: It took a step forward to eliminate the goal of eliminating Hua Wu's horror</text:span>
</text:h>
      <text:p text:style-name="P4">
Author: chinese@voanews.com (木风)</text:p>
      <text:p text:style-name="P4">
Publisher: 美国之音中文网 (Type: NewsMediaOrganization)</text:p>
      <text:p text:style-name="P4">
Published Time: 2023-07-09T01:19:54+08:00</text:p>
      <text:p text:style-name="P4">
Modified Time: 2023-07-08 18:27:59Z</text:p>
      <text:p text:style-name="P4">
Description: U.S. President Biden said on Friday (July 7) that the United States has destroyed the last batch of chemical weapons it stored and completed it to destroy this fatal weapon that was first used in the first World War to destroy The decades of hard work made.</text:p>
      <text:p text:style-name="P4">
Videos: []</text:p>
      <text:p text:style-name="P4">
Images: []</text:p>
      <text:p text:style-name="P4">
Categories: ['军事', '美国', '全球议题']</text:p>
      <text:p text:style-name="P4">
Type: None</text:p>
      <!--METADATA-->
      <text:p text:style-name="P4">
Nonenone</text:p>
      <text:p text:style-name="P4">
News Source: <text:a xlink:type="simple" xlink:href="https://www.voachinese.com/a/biden-says-us-destroys-last-of-chemical-weapons-stockpile-20230708/7172641.html" text:style-name="Internet_20_link" text:visited-style-name="Visited_20_Internet_20_Link">
https://www.voachinese.com/a/biden-says-us-destroys-last-of-chemical-weapons-stockpile-20230708/7172641.html</text:a>
</text:p>
      <!--NEWS-->
      <text:h text:style-name="P10" text:outline-level="1">
<text:span text:style-name="T4">
France opposes the turn of NATO to Asia Pacific, and Japan emphasizes that Eurasia is closely connected by security</text:span>
</text:h>
      <text:p text:style-name="P4">
Author: chinese@voanews.com (木风)</text:p>
      <text:p text:style-name="P4">
Publisher: 美国之音中文网 (Type: NewsMediaOrganization)</text:p>
      <text:p text:style-name="P4">
Published Time: 2023-07-09T02:18:10+08:00</text:p>
      <text:p text:style-name="P4">
Modified Time: 2023-07-08 18:18:10Z</text:p>
      <text:p text:style-name="P4">
Description: On the eve of the NATO Summit of Lithuania, French President Macron made it clear that he resolutely opposed the change of attention settled at the beginning of NATO and shifted from Europe to Asia Pacific.</text:p>
      <text:p text:style-name="P4">
Videos: []</text:p>
      <text:p text:style-name="P4">
Images: []</text:p>
      <text:p text:style-name="P4">
Categories: ['欧洲', '亚太', '军事']</text:p>
      <text:p text:style-name="P4">
Type: None</text:p>
      <!--METADATA-->
      <text:p text:style-name="P4">
Nonenone</text:p>
      <text:p text:style-name="P4">
News Source: <text:a xlink:type="simple" xlink:href="https://www.voachinese.com/a/nato-s-new-focus-on-china-creates-internal-tension-about-mission-creep-20230708/7172681.html" text:style-name="Internet_20_link" text:visited-style-name="Visited_20_Internet_20_Link">
https://www.voachinese.com/a/nato-s-new-focus-on-china-creates-internal-tension-about-mission-creep-20230708/7172681.html</text:a>
</text:p>
      <!--NEWS-->
      <text:h text:style-name="P10" text:outline-level="1">
<text:span text:style-name="T4">
Zelezzki delivered a speech on Snake Island on the occasion of Russia for 500 days</text:span>
</text:h>
      <text:p text:style-name="P4">
Author: chinese@voanews.com (美国之音)</text:p>
      <text:p text:style-name="P4">
Publisher: 美国之音中文网 (Type: NewsMediaOrganization)</text:p>
      <text:p text:style-name="P4">
Published Time: 2023-07-09T03:15:10+08:00</text:p>
      <text:p text:style-name="P4">
Modified Time: 2023-07-08 19:15:10Z</text:p>
      <text:p text:style-name="P4">
Description: Ukrainian President Zelei Sepanic made a speech on Snake Island on the occasion of Russia on Saturday on Saturday, thanking soldiers for their contributions to defending the country.</text:p>
      <text:p text:style-name="P4">
Videos: []</text:p>
      <text:p text:style-name="P4">
Images: []</text:p>
      <text:p text:style-name="P4">
Categories: ['乌克兰局势', '军事']</text:p>
      <text:p text:style-name="P4">
Type: None</text:p>
      <!--METADATA-->
      <text:p text:style-name="P4">
Nonenone</text:p>
      <text:p text:style-name="P4">
News Source: <text:a xlink:type="simple" xlink:href="https://www.voachinese.com/a/ukraine-president-visits-snake-island-20230708/7172720.html" text:style-name="Internet_20_link" text:visited-style-name="Visited_20_Internet_20_Link">
https://www.voachinese.com/a/ukraine-president-visits-snake-island-20230708/7172720.html</text:a>
</text:p>
      <!--NEWS-->
      <text:h text:style-name="P10" text:outline-level="1">
<text:span text:style-name="T4">
Director -General of the International Atomic Energy Agency in South Korea to relieve the wastewater discharge of wastewater discharge of Fukushima nuclear power plants</text:span>
</text:h>
      <text:p text:style-name="P4">
Author: chinese@voanews.com (美国之音)</text:p>
      <text:p text:style-name="P4">
Publisher: 美国之音中文网 (Type: NewsMediaOrganization)</text:p>
      <text:p text:style-name="P4">
Published Time: 2023-07-09T04:15:02+08:00</text:p>
      <text:p text:style-name="P4">
Modified Time: 2023-07-08 20:15:02Z</text:p>
      <text:p text:style-name="P4">
Description: Rafael Grossi, director of the International Atomic Energy Agency, will meet with South Korean Foreign Ministers and an official responsible for nuclear security on Saturday to help alleviate concerns about the scheduled wastewater planning wastewater in the Fukushima nuclear power plant in Japan.</text:p>
      <text:p text:style-name="P4">
Videos: []</text:p>
      <text:p text:style-name="P4">
Images: []</text:p>
      <text:p text:style-name="P4">
Categories: ['亚太', '生态环境', '法律']</text:p>
      <text:p text:style-name="P4">
Type: None</text:p>
      <!--METADATA-->
      <text:p text:style-name="P4">
Nonenone</text:p>
      <text:p text:style-name="P4">
News Source: <text:a xlink:type="simple" xlink:href="https://www.voachinese.com/a/iaea-to-allay-dump-concerns-20230708/7172751.html" text:style-name="Internet_20_link" text:visited-style-name="Visited_20_Internet_20_Link">
https://www.voachinese.com/a/iaea-to-allay-dump-concerns-20230708/7172751.html</text:a>
</text:p>
      <!--NEWS-->
      <text:h text:style-name="P10" text:outline-level="1">
<text:span text:style-name="T4">
American allies respond to the decision of bundle bombs</text:span>
</text:h>
      <text:p text:style-name="P4">
Author: chinese@voanews.com (美国之音)</text:p>
      <text:p text:style-name="P4">
Publisher: 美国之音中文网 (Type: NewsMediaOrganization)</text:p>
      <text:p text:style-name="P4">
Published Time: 2023-07-09T05:11:58+08:00</text:p>
      <text:p text:style-name="P4">
Modified Time: 2023-07-08 21:11:58Z</text:p>
      <text:p text:style-name="P4">
Description: American allies and Russia responded to U.S. decided to provide controversial bundle ammunition to Ukraine. Bid ammunition has been banned by more than one hundred countries, but the United States, Russia and Ukraine have not been prohibited.</text:p>
      <text:p text:style-name="P4">
Videos: []</text:p>
      <text:p text:style-name="P4">
Images: []</text:p>
      <text:p text:style-name="P4">
Categories: ['乌克兰局势', '美国', '军事']</text:p>
      <text:p text:style-name="P4">
Type: None</text:p>
      <!--METADATA-->
      <text:p text:style-name="P4">
Nonenone</text:p>
      <text:p text:style-name="P4">
News Source: <text:a xlink:type="simple" xlink:href="https://www.voachinese.com/a/us-allies-react-to-cluster-bomb-decision-20230708/7172783.html" text:style-name="Internet_20_link" text:visited-style-name="Visited_20_Internet_20_Link">
https://www.voachinese.com/a/us-allies-react-to-cluster-bomb-decision-20230708/7172783.html</text:a>
</text:p>
      <!--NEWS-->
      <text:h text:style-name="P10" text:outline-level="1">
<text:span text:style-name="T4">
All six people died on a business aircraft crashing aircraft</text:span>
</text:h>
      <text:p text:style-name="P4">
Author: 联合早报 (Person)</text:p>
      <text:p text:style-name="P4">
Publisher: 联合早报 (Organization)</text:p>
      <text:p text:style-name="P4">
Published Time: 2023-07-09T06:52</text:p>
      <text:p text:style-name="P4">
Modified Time: 2023-07-09T07:04</text:p>
      <text:p text:style-name="P4">
Description: A small business aircraft in the United States crashed near Los Angeles, and all six people died on the plane. Comprehensive Reuters and the Broadcasting Corporation (ABC) reported that according to the Federal Aviation Administration's statement, the C550 (CESSNA C550) small business opportunities were pulled ...</text:p>
      <text:p text:style-name="P4">
Videos: []</text:p>
      <text:p text:style-name="P4">
Audios: []</text:p>
      <text:p text:style-name="P4">
Images: []</text:p>
      <text:p text:style-name="P4">
Type: NewsArticle</text:p>
      <text:p text:style-name="P4">
Breadcrumbs: ['即时', '国际']</text:p>
      <text:p text:style-name="P4">
Keywords: ['坠机', '美国', '拉斯维加斯']</text:p>
      <!--METADATA-->
      <text:p text:style-name="P4">
A small business aircraft in the United States crashed near Los Angeles, and all six people died on the plane.</text:p>
      <text:p text:style-name="P4">
Comprehensive Reuters and Broadcasting Corporation (ABC) reported that according to the Federal Aviation Administration's statement, the C550 (CESSNAC550) small business opportunities took off from Las Vegas on Saturday local time (July 8) local time (July 8). At around 4:15 am (around 7.15 pm Singapore Saturday time), it crashed near the French valley airport more than 130 kilometers south of Los Angeles.</text:p>
      <text:p text:style-name="P4">
The local officials responsible for the crash said that the plane was "completely swallowed by the flame" after the crash, and the fire burned about 0.4 hectares of vegetation. Six people on the plane declared death on the spot. There are currently no specific information about the victims.</text:p>
      <text:p text:style-name="P4">
The French Valley Airport has been temporarily closed, and the National Transport Safety Commission (NTSB) and the Federal Aviation Administration are investigating the accident.</text:p>
      <text:p text:style-name="P4">
News Source: <text:a xlink:type="simple" xlink:href="https://www.zaobao.com.sg/realtime/world/story20230709-1412067" text:style-name="Internet_20_link" text:visited-style-name="Visited_20_Internet_20_Link">
https://www.zaobao.com.sg/realtime/world/story20230709-1412067</text:a>
</text:p>
      <!--NEWS-->
      <text:h text:style-name="P10" text:outline-level="1">
<text:span text:style-name="T4">
Biden will visit Sunak and Charles III when visiting British visit today</text:span>
</text:h>
      <text:p text:style-name="P4">
Author: 联合早报 (Person)</text:p>
      <text:p text:style-name="P4">
Publisher: 联合早报 (Organization)</text:p>
      <text:p text:style-name="P4">
Published Time: 2023-07-09T07:03</text:p>
      <text:p text:style-name="P4">
Modified Time: 2023-07-09T07:03</text:p>
      <text:p text:style-name="P4">
Description: US President Biden will arrive in Britain on Sunday (July 9) to start a visit, which will meet with British Prime Minister Sonak and King Charles III. Reuters reports that Biden plans to meet with Sunak on Monday (10th) on Monday (10th). This will also be the United States and Britain ...</text:p>
      <text:p text:style-name="P4">
Videos: []</text:p>
      <text:p text:style-name="P4">
Audios: []</text:p>
      <text:p text:style-name="P4">
Images: []</text:p>
      <text:p text:style-name="P4">
Type: NewsArticle</text:p>
      <text:p text:style-name="P4">
Breadcrumbs: ['即时', '国际']</text:p>
      <text:p text:style-name="P4">
Keywords: ['英美关系', '拜登', '苏纳克', '查尔斯三世']</text:p>
      <!--METADATA-->
      <text:p text:style-name="P4">
U.S. President Biden will arrive in Britain on Sunday (July 9) to start a visit.(https://www.zaobao.com/keywords/king-charles-iii)Essence</text:p>
      <text:p text:style-name="P4">
Reuters reports that Biden plans to meet with Sunak on Monday (10th) at 10 Tangning Street, which will also be the fifth meeting of the United States and Britain's leaders in recent months. It is expected that Biden's talks with Sunak will include NATO summit and Ukraine.</text:p>
      <text:p text:style-name="P4">
The British Prime Minister's Office issued a statement on Saturday (8th) that the British and American alliances are "more important than ever before." Britain is both the main NATO allies and the "most important trade, defense and diplomatic partners" in the United States, and they are assisting in The Ukrainian issue played a leading role.</text:p>
      <text:p text:style-name="P4">
Sunak just visited the United States in June and signed the "AtlanticDeclaration" with Biden to announce cooperation in artificial intelligence, clean energy, key minerals, climate change, etc., and consolidated the relationship between the two countries. Copy threats from Russia and China.</text:p>
      <text:p text:style-name="P4">
The White House statement pointed out that Biden's trip aims to further strengthen the close relationship between the United States and Britain.</text:p>
      <text:p text:style-name="P4">
Biden's visit to the UK will also meet with British King Charles III in Windsor Castle to discuss climate issues. Biden met with Charles at the 26th UN Climate Change Conference (COP26) in 2021 and praised Charles' leadership on climate issues.</text:p>
      <text:p text:style-name="P4">
After the British visit, Biden will go to Lithuania with Sunak to attend the Vilnis Summit with NATO leaders.</text:p>
      <text:p text:style-name="P4">
News Source: <text:a xlink:type="simple" xlink:href="https://www.zaobao.com.sg/realtime/world/story20230709-1412068" text:style-name="Internet_20_link" text:visited-style-name="Visited_20_Internet_20_Link">
https://www.zaobao.com.sg/realtime/world/story20230709-1412068</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